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101.34pt"/>
    </style:style>
    <style:style style:name="co13" style:family="table-column">
      <style:table-column-properties fo:break-before="auto" style:column-width="142.2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3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4" style:family="table-cell" style:parent-style-name="Pivot_20_Table_20_Corner">
      <style:table-cell-properties fo:border-bottom="none" fo:border-left="2.01pt solid #000000" fo:border-right="none" fo:border-top="none"/>
    </style:style>
    <style:style style:name="ce4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9" style:family="table-cell" style:parent-style-name="Pivot_20_Table_20_Corner">
      <style:table-cell-properties fo:border-bottom="none" fo:border-left="none" fo:border-right="none" fo:border-top="2.01pt solid #000000"/>
    </style:style>
    <style:style style:name="ce50" style:family="table-cell" style:parent-style-name="Pivot_20_Table_20_Field">
      <style:table-cell-properties fo:border="0.99pt solid #000000"/>
    </style:style>
    <style:style style:name="ce5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5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6" style:family="table-cell" style:parent-style-name="Pivot_20_Table_20_Corner">
      <style:table-cell-properties fo:border-bottom="none" fo:border-left="none" fo:border-right="0.99pt solid #000000" fo:border-top="none"/>
    </style:style>
    <style:style style:name="ce5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5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6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6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6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5" style:family="table-cell" style:parent-style-name="Pivot_20_Table_20_Value" style:data-style-name="N0"/>
    <style:style style:name="ce6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7" style:family="table-cell" style:parent-style-name="Pivot_20_Table_20_Value" style:data-style-name="N0">
      <style:table-cell-properties fo:border-bottom="2.01pt solid #000000" fo:border-left="0.99pt solid #000000" fo:border-right="0.99pt solid #000000" fo:border-top="none"/>
    </style:style>
    <style:style style:name="ce68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69" style:family="table-cell" style:parent-style-name="Pivot_20_Table_20_Category" style:data-style-name="N0"/>
    <style:style style:name="ce7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1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7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74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7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7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9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xp_resul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_of_neurons</text:p>
          </table:table-cell>
          <table:table-cell office:value-type="string" calcext:value-type="string">
            <text:p>model_threshold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orig_a_mean_freq</text:p>
          </table:table-cell>
          <table:table-cell office:value-type="string" calcext:value-type="string">
            <text:p>orig_b_mean_freq</text:p>
          </table:table-cell>
          <table:table-cell office:value-type="string" calcext:value-type="string">
            <text:p>orig_difference</text:p>
          </table:table-cell>
          <table:table-cell office:value-type="string" calcext:value-type="string">
            <text:p>orig_distance</text:p>
          </table:table-cell>
          <table:table-cell office:value-type="string" calcext:value-type="string">
            <text:p>set_size</text:p>
          </table:table-cell>
          <table:table-cell office:value-type="string" calcext:value-type="string">
            <text:p>release_duration</text:p>
          </table:table-cell>
          <table:table-cell office:value-type="string" calcext:value-type="string">
            <text:p>number_of_vesicles</text:p>
          </table:table-cell>
          <table:table-cell office:value-type="string" calcext:value-type="string">
            <text:p>release_probability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run_tim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2.6666666666667" calcext:value-type="float">
            <text:p>12.6666666666667</text:p>
          </table:table-cell>
          <table:table-cell office:value-type="string" calcext:value-type="string">
            <text:p>(7, 9)</text:p>
          </table:table-cell>
          <table:table-cell office:value-type="float" office:value="0.0000851242989717114" calcext:value-type="float">
            <text:p>8.5124298971711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1:53.1369745731353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7, 9)</text:p>
          </table:table-cell>
          <table:table-cell office:value-type="float" office:value="0.000145080795517248" calcext:value-type="float">
            <text:p>0.0001450807955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6666666666667" calcext:value-type="float">
            <text:p>0.386666666666667</text:p>
          </table:table-cell>
          <table:table-cell office:value-type="float" office:value="0.78" calcext:value-type="float">
            <text:p>0.78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54.265285491943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7, 9)</text:p>
          </table:table-cell>
          <table:table-cell office:value-type="float" office:value="0.0000777172570282688" calcext:value-type="float">
            <text:p>7.7717257028268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0:53.803519487380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666666666667" calcext:value-type="float">
            <text:p>13.6666666666667</text:p>
          </table:table-cell>
          <table:table-cell office:value-type="string" calcext:value-type="string">
            <text:p>(7, 9)</text:p>
          </table:table-cell>
          <table:table-cell office:value-type="float" office:value="0.0000719010270260255" calcext:value-type="float">
            <text:p>7.1901027026025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0266666666666666" calcext:value-type="float">
            <text:p>0.026666666666667</text:p>
          </table:table-cell>
          <table:table-cell office:value-type="string" calcext:value-type="string">
            <text:p>00:01:41.358108282089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7, 9)</text:p>
          </table:table-cell>
          <table:table-cell office:value-type="float" office:value="0.000101372981844617" calcext:value-type="float">
            <text:p>0.0001013729818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1:16.2408092021942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7, 9)</text:p>
          </table:table-cell>
          <table:table-cell office:value-type="float" office:value="0.0000885676524653259" calcext:value-type="float">
            <text:p>8.8567652465325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45.531865358352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666666666667" calcext:value-type="float">
            <text:p>16.4666666666667</text:p>
          </table:table-cell>
          <table:table-cell office:value-type="string" calcext:value-type="string">
            <text:p>(7, 9)</text:p>
          </table:table-cell>
          <table:table-cell office:value-type="float" office:value="0.000121850961599545" calcext:value-type="float">
            <text:p>0.000121850961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53.182611227035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string" calcext:value-type="string">
            <text:p>(7, 9)</text:p>
          </table:table-cell>
          <table:table-cell office:value-type="float" office:value="0.000078747695222502" calcext:value-type="float">
            <text:p>7.874769522250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46.226830959320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7, 9)</text:p>
          </table:table-cell>
          <table:table-cell office:value-type="float" office:value="0.000222102944803809" calcext:value-type="float">
            <text:p>0.00022210294480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51.921330213546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7, 9)</text:p>
          </table:table-cell>
          <table:table-cell office:value-type="float" office:value="0.000137718569636146" calcext:value-type="float">
            <text:p>0.00013771856963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9.5024275779724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8666666666667" calcext:value-type="float">
            <text:p>16.8666666666667</text:p>
          </table:table-cell>
          <table:table-cell office:value-type="string" calcext:value-type="string">
            <text:p>(7, 9)</text:p>
          </table:table-cell>
          <table:table-cell office:value-type="float" office:value="0.000138244559933722" calcext:value-type="float">
            <text:p>0.00013824455993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76" calcext:value-type="float">
            <text:p>0.76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1:23.403161525726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7, 9)</text:p>
          </table:table-cell>
          <table:table-cell office:value-type="float" office:value="0.000077350119751564" calcext:value-type="float">
            <text:p>7.735011975156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15.3269696235656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7, 9)</text:p>
          </table:table-cell>
          <table:table-cell office:value-type="float" office:value="0.0000394945897883423" calcext:value-type="float">
            <text:p>3.9494589788342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1:44.9057736396789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7, 9)</text:p>
          </table:table-cell>
          <table:table-cell office:value-type="float" office:value="0.0000752918383096557" calcext:value-type="float">
            <text:p>7.5291838309655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54.492418766021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7, 9)</text:p>
          </table:table-cell>
          <table:table-cell office:value-type="float" office:value="0.0000933679522468247" calcext:value-type="float">
            <text:p>9.3367952246824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40.558862447738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7, 9)</text:p>
          </table:table-cell>
          <table:table-cell office:value-type="float" office:value="0.000108337225347898" calcext:value-type="float">
            <text:p>0.00010833722534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48.555917739868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7, 9)</text:p>
          </table:table-cell>
          <table:table-cell office:value-type="float" office:value="0.000100863572904707" calcext:value-type="float">
            <text:p>0.0001008635729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49.7385742664337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7, 9)</text:p>
          </table:table-cell>
          <table:table-cell office:value-type="float" office:value="0.000116632715506469" calcext:value-type="float">
            <text:p>0.00011663271550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13.6940991878509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7, 9)</text:p>
          </table:table-cell>
          <table:table-cell office:value-type="float" office:value="0.0000833513051006806" calcext:value-type="float">
            <text:p>8.3351305100680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1:42.956617355346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7, 9)</text:p>
          </table:table-cell>
          <table:table-cell office:value-type="float" office:value="0.000125115646738123" calcext:value-type="float">
            <text:p>0.00012511564673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6.0496497154235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7, 9)</text:p>
          </table:table-cell>
          <table:table-cell office:value-type="float" office:value="0.0000916223947787601" calcext:value-type="float">
            <text:p>9.1622394778760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36.509105443954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7, 9)</text:p>
          </table:table-cell>
          <table:table-cell office:value-type="float" office:value="0.0000643141645623275" calcext:value-type="float">
            <text:p>6.4314164562327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1:50.156401395797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7, 9)</text:p>
          </table:table-cell>
          <table:table-cell office:value-type="float" office:value="0.000114760216367232" calcext:value-type="float">
            <text:p>0.00011476021636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78" calcext:value-type="float">
            <text:p>0.78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45.929577827453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7, 9)</text:p>
          </table:table-cell>
          <table:table-cell office:value-type="float" office:value="0.0000771478618622554" calcext:value-type="float">
            <text:p>7.7147861862255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0:37.7813708782196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7, 9)</text:p>
          </table:table-cell>
          <table:table-cell office:value-type="float" office:value="0.0000891660507008105" calcext:value-type="float">
            <text:p>8.9166050700810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0:59.302321195602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7, 9)</text:p>
          </table:table-cell>
          <table:table-cell office:value-type="float" office:value="0.0000844797379960848" calcext:value-type="float">
            <text:p>8.4479737996084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41.80953288078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7, 9)</text:p>
          </table:table-cell>
          <table:table-cell office:value-type="float" office:value="0.000114329519163257" calcext:value-type="float">
            <text:p>0.00011432951916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36.8199899196624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1333333333333" calcext:value-type="float">
            <text:p>16.1333333333333</text:p>
          </table:table-cell>
          <table:table-cell office:value-type="string" calcext:value-type="string">
            <text:p>(7, 9)</text:p>
          </table:table-cell>
          <table:table-cell office:value-type="float" office:value="0.000172469577382488" calcext:value-type="float">
            <text:p>0.00017246957738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0:43.946711301803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7, 9)</text:p>
          </table:table-cell>
          <table:table-cell office:value-type="float" office:value="0.000113766142935193" calcext:value-type="float">
            <text:p>0.00011376614293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1:41.62618303298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7, 9)</text:p>
          </table:table-cell>
          <table:table-cell office:value-type="float" office:value="0.0000725841265013094" calcext:value-type="float">
            <text:p>7.2584126501309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0:01:23.5172708034515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3, 5)</text:p>
          </table:table-cell>
          <table:table-cell office:value-type="float" office:value="0.0000541124039822368" calcext:value-type="float">
            <text:p>5.4112403982236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32.38146758079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3, 5)</text:p>
          </table:table-cell>
          <table:table-cell office:value-type="float" office:value="0.0000681955712517077" calcext:value-type="float">
            <text:p>6.8195571251707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0:46.259596347808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5333333333333" calcext:value-type="float">
            <text:p>16.5333333333333</text:p>
          </table:table-cell>
          <table:table-cell office:value-type="string" calcext:value-type="string">
            <text:p>(3, 5)</text:p>
          </table:table-cell>
          <table:table-cell office:value-type="float" office:value="0.0000731119480188667" calcext:value-type="float">
            <text:p>7.3111948018866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513333333333333" calcext:value-type="float">
            <text:p>0.513333333333333</text:p>
          </table:table-cell>
          <table:table-cell office:value-type="string" calcext:value-type="string">
            <text:p>00:01:14.8532168865203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3, 5)</text:p>
          </table:table-cell>
          <table:table-cell office:value-type="float" office:value="0.0000362764268243286" calcext:value-type="float">
            <text:p>3.6276426824328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0:40.339315652847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3, 5)</text:p>
          </table:table-cell>
          <table:table-cell office:value-type="float" office:value="0.0000332290282927744" calcext:value-type="float">
            <text:p>3.3229028292774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0:49.63477134704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3, 5)</text:p>
          </table:table-cell>
          <table:table-cell office:value-type="float" office:value="0.0000367710071167889" calcext:value-type="float">
            <text:p>3.6771007116788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813333333333333" calcext:value-type="float">
            <text:p>0.813333333333333</text:p>
          </table:table-cell>
          <table:table-cell office:value-type="string" calcext:value-type="string">
            <text:p>00:02:0.386500835418701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3, 5)</text:p>
          </table:table-cell>
          <table:table-cell office:value-type="float" office:value="0.0000569502962826183" calcext:value-type="float">
            <text:p>5.6950296282618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2:10.454688787460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670893766424297" calcext:value-type="float">
            <text:p>6.7089376642429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-0.0533333333333334" calcext:value-type="float">
            <text:p>-0.053333333333333</text:p>
          </table:table-cell>
          <table:table-cell office:value-type="string" calcext:value-type="string">
            <text:p>00:01:53.557492256164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388586475193864" calcext:value-type="float">
            <text:p>3.8858647519386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78" calcext:value-type="float">
            <text:p>0.78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2:0.79384994506835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666666666667" calcext:value-type="float">
            <text:p>16.2666666666667</text:p>
          </table:table-cell>
          <table:table-cell office:value-type="string" calcext:value-type="string">
            <text:p>(3, 5)</text:p>
          </table:table-cell>
          <table:table-cell office:value-type="float" office:value="0.0000430403686422181" calcext:value-type="float">
            <text:p>4.3040368642218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93333333333333" calcext:value-type="float">
            <text:p>0.1933333333333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8.626268386840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2666666666667" calcext:value-type="float">
            <text:p>13.2666666666667</text:p>
          </table:table-cell>
          <table:table-cell office:value-type="string" calcext:value-type="string">
            <text:p>(3, 5)</text:p>
          </table:table-cell>
          <table:table-cell office:value-type="float" office:value="0.0000428717071512184" calcext:value-type="float">
            <text:p>4.2871707151218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1:34.948943138122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1333333333333" calcext:value-type="float">
            <text:p>16.1333333333333</text:p>
          </table:table-cell>
          <table:table-cell office:value-type="string" calcext:value-type="string">
            <text:p>(3, 5)</text:p>
          </table:table-cell>
          <table:table-cell office:value-type="float" office:value="0.0000510350865520852" calcext:value-type="float">
            <text:p>5.1035086552085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1:0.398429632186889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3, 5)</text:p>
          </table:table-cell>
          <table:table-cell office:value-type="float" office:value="0.0000780243334995773" calcext:value-type="float">
            <text:p>7.8024333499577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553333333333333" calcext:value-type="float">
            <text:p>0.553333333333333</text:p>
          </table:table-cell>
          <table:table-cell office:value-type="string" calcext:value-type="string">
            <text:p>00:01:28.6956775188446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3, 5)</text:p>
          </table:table-cell>
          <table:table-cell office:value-type="float" office:value="0.0000377214978512726" calcext:value-type="float">
            <text:p>3.7721497851272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1:16.1481919288635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3, 5)</text:p>
          </table:table-cell>
          <table:table-cell office:value-type="float" office:value="0.0000686703838233905" calcext:value-type="float">
            <text:p>6.8670383823390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00:01:20.95376229286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3, 5)</text:p>
          </table:table-cell>
          <table:table-cell office:value-type="float" office:value="0.0000698285002918339" calcext:value-type="float">
            <text:p>6.9828500291833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2:3.01520586013793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3, 5)</text:p>
          </table:table-cell>
          <table:table-cell office:value-type="float" office:value="0.00004964628148121" calcext:value-type="float">
            <text:p>4.96462814812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13333333333333" calcext:value-type="float">
            <text:p>0.113333333333333</text:p>
          </table:table-cell>
          <table:table-cell office:value-type="float" office:value="0.82" calcext:value-type="float">
            <text:p>0.82</text:p>
          </table:table-cell>
          <table:table-cell office:value-type="float" office:value="0.706666666666667" calcext:value-type="float">
            <text:p>0.706666666666667</text:p>
          </table:table-cell>
          <table:table-cell office:value-type="string" calcext:value-type="string">
            <text:p>00:01:48.3485784530639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3, 5)</text:p>
          </table:table-cell>
          <table:table-cell office:value-type="float" office:value="0.0000477399061734536" calcext:value-type="float">
            <text:p>4.7739906173453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1.673004150390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3, 5)</text:p>
          </table:table-cell>
          <table:table-cell office:value-type="float" office:value="0.000070256587830515" calcext:value-type="float">
            <text:p>7.025658783051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1:44.5241980552673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3, 5)</text:p>
          </table:table-cell>
          <table:table-cell office:value-type="float" office:value="0.000112508432484177" calcext:value-type="float">
            <text:p>0.00011250843248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3.297554016113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3, 5)</text:p>
          </table:table-cell>
          <table:table-cell office:value-type="float" office:value="0.0000520485158425867" calcext:value-type="float">
            <text:p>5.2048515842586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2:8.3358721733093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761757599061043" calcext:value-type="float">
            <text:p>7.6175759906104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00:01:41.623954057693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3, 5)</text:p>
          </table:table-cell>
          <table:table-cell office:value-type="float" office:value="0.0000414198126818731" calcext:value-type="float">
            <text:p>4.141981268187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46.83281612396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3, 5)</text:p>
          </table:table-cell>
          <table:table-cell office:value-type="float" office:value="0.0000253276208564246" calcext:value-type="float">
            <text:p>2.5327620856424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2:4.5246376991271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3, 5)</text:p>
          </table:table-cell>
          <table:table-cell office:value-type="float" office:value="0.0000449445249450037" calcext:value-type="float">
            <text:p>4.4944524945003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0:46.6205906867980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3, 5)</text:p>
          </table:table-cell>
          <table:table-cell office:value-type="float" office:value="0.0000680920819414343" calcext:value-type="float">
            <text:p>6.8092081941434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13.44861102104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3, 5)</text:p>
          </table:table-cell>
          <table:table-cell office:value-type="float" office:value="0.0000681188599571749" calcext:value-type="float">
            <text:p>6.8118859957174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4.460451841354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3, 5)</text:p>
          </table:table-cell>
          <table:table-cell office:value-type="float" office:value="0.0000669063907467379" calcext:value-type="float">
            <text:p>6.6906390746737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2:9.0901944637298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3, 5)</text:p>
          </table:table-cell>
          <table:table-cell office:value-type="float" office:value="0.0000754432376652531" calcext:value-type="float">
            <text:p>7.544323766525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38.756056070327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3, 5)</text:p>
          </table:table-cell>
          <table:table-cell office:value-type="float" office:value="0.000030386985881931" calcext:value-type="float">
            <text:p>3.03869858819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0:37.128248453140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1, 3)</text:p>
          </table:table-cell>
          <table:table-cell office:value-type="float" office:value="0.0000428403492380144" calcext:value-type="float">
            <text:p>4.2840349238014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2:6.5094146728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1, 3)</text:p>
          </table:table-cell>
          <table:table-cell office:value-type="float" office:value="0.0000339610895040077" calcext:value-type="float">
            <text:p>3.3961089504007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74" calcext:value-type="float">
            <text:p>0.74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34.4696030616760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1, 3)</text:p>
          </table:table-cell>
          <table:table-cell office:value-type="float" office:value="0.0000177327488354953" calcext:value-type="float">
            <text:p>1.7732748835495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15.0243866443634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(1, 3)</text:p>
          </table:table-cell>
          <table:table-cell office:value-type="float" office:value="0.0000293424194133504" calcext:value-type="float">
            <text:p>2.9342419413350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2:1.3005292415618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1, 3)</text:p>
          </table:table-cell>
          <table:table-cell office:value-type="float" office:value="0.0000381287534258427" calcext:value-type="float">
            <text:p>3.8128753425842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1:54.87270689010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1, 3)</text:p>
          </table:table-cell>
          <table:table-cell office:value-type="float" office:value="0.0000373680082692319" calcext:value-type="float">
            <text:p>3.7368008269231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1:47.379099369049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1, 3)</text:p>
          </table:table-cell>
          <table:table-cell office:value-type="float" office:value="0.0000305322836992316" calcext:value-type="float">
            <text:p>3.0532283699231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0.05039930343627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5333333333333" calcext:value-type="float">
            <text:p>16.5333333333333</text:p>
          </table:table-cell>
          <table:table-cell office:value-type="string" calcext:value-type="string">
            <text:p>(1, 3)</text:p>
          </table:table-cell>
          <table:table-cell office:value-type="float" office:value="0.0000415664426038905" calcext:value-type="float">
            <text:p>4.1566442603890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06666666666667" calcext:value-type="float">
            <text:p>0.30666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2:2.20830440521240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0666666666667" calcext:value-type="float">
            <text:p>13.0666666666667</text:p>
          </table:table-cell>
          <table:table-cell office:value-type="string" calcext:value-type="string">
            <text:p>(1, 3)</text:p>
          </table:table-cell>
          <table:table-cell office:value-type="float" office:value="0.0000303133822371635" calcext:value-type="float">
            <text:p>3.0313382237163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49.200394392013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666666666667" calcext:value-type="float">
            <text:p>13.8666666666667</text:p>
          </table:table-cell>
          <table:table-cell office:value-type="string" calcext:value-type="string">
            <text:p>(1, 3)</text:p>
          </table:table-cell>
          <table:table-cell office:value-type="float" office:value="0.0000314806909487721" calcext:value-type="float">
            <text:p>3.1480690948772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7.516214609146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1, 3)</text:p>
          </table:table-cell>
          <table:table-cell office:value-type="float" office:value="0.0000614320859473098" calcext:value-type="float">
            <text:p>6.1432085947309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0:01:48.910588979721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1, 3)</text:p>
          </table:table-cell>
          <table:table-cell office:value-type="float" office:value="0.000013758192261331" calcext:value-type="float">
            <text:p>1.37581922613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1:55.853216648101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1, 3)</text:p>
          </table:table-cell>
          <table:table-cell office:value-type="float" office:value="0.000024700627941392" calcext:value-type="float">
            <text:p>2.470062794139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39.722546815872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666666666667" calcext:value-type="float">
            <text:p>13.6666666666667</text:p>
          </table:table-cell>
          <table:table-cell office:value-type="string" calcext:value-type="string">
            <text:p>(1, 3)</text:p>
          </table:table-cell>
          <table:table-cell office:value-type="float" office:value="0.00000915938221929847" calcext:value-type="float">
            <text:p>9.15938221929847E-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55.62025022506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1, 3)</text:p>
          </table:table-cell>
          <table:table-cell office:value-type="float" office:value="0.0000311426058011452" calcext:value-type="float">
            <text:p>3.1142605801145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31.9705061912536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1, 3)</text:p>
          </table:table-cell>
          <table:table-cell office:value-type="float" office:value="0.0000363805732566216" calcext:value-type="float">
            <text:p>3.6380573256621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36.484512567520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1333333333333" calcext:value-type="float">
            <text:p>13.1333333333333</text:p>
          </table:table-cell>
          <table:table-cell office:value-type="string" calcext:value-type="string">
            <text:p>(1, 3)</text:p>
          </table:table-cell>
          <table:table-cell office:value-type="float" office:value="0.0000356359947482628" calcext:value-type="float">
            <text:p>3.5635994748262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0:01:51.11417889595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7333333333333" calcext:value-type="float">
            <text:p>16.7333333333333</text:p>
          </table:table-cell>
          <table:table-cell office:value-type="string" calcext:value-type="string">
            <text:p>(1, 3)</text:p>
          </table:table-cell>
          <table:table-cell office:value-type="float" office:value="0.0000317733485214727" calcext:value-type="float">
            <text:p>3.1773348521472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82" calcext:value-type="float">
            <text:p>0.82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2:3.88076210021972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1, 3)</text:p>
          </table:table-cell>
          <table:table-cell office:value-type="float" office:value="0.0000337979916411093" calcext:value-type="float">
            <text:p>3.3797991641109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4.2170526981353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9333333333333" calcext:value-type="float">
            <text:p>15.9333333333333</text:p>
          </table:table-cell>
          <table:table-cell office:value-type="string" calcext:value-type="string">
            <text:p>(1, 3)</text:p>
          </table:table-cell>
          <table:table-cell office:value-type="float" office:value="0.0000308356051985555" calcext:value-type="float">
            <text:p>3.0835605198555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1:50.466014862060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1, 3)</text:p>
          </table:table-cell>
          <table:table-cell office:value-type="float" office:value="0.0000258242643515671" calcext:value-type="float">
            <text:p>2.5824264351567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546666666666667" calcext:value-type="float">
            <text:p>0.546666666666667</text:p>
          </table:table-cell>
          <table:table-cell office:value-type="string" calcext:value-type="string">
            <text:p>00:01:46.112485885620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1, 3)</text:p>
          </table:table-cell>
          <table:table-cell office:value-type="float" office:value="0.0000327894584274308" calcext:value-type="float">
            <text:p>3.2789458427430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2:2.3686780929565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1, 3)</text:p>
          </table:table-cell>
          <table:table-cell office:value-type="float" office:value="0.0000322543123898056" calcext:value-type="float">
            <text:p>3.2254312389805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2:1.43048834800720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1, 3)</text:p>
          </table:table-cell>
          <table:table-cell office:value-type="float" office:value="0.0000230189546895599" calcext:value-type="float">
            <text:p>2.3018954689559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866666666666667" calcext:value-type="float">
            <text:p>0.086666666666667</text:p>
          </table:table-cell>
          <table:table-cell office:value-type="string" calcext:value-type="string">
            <text:p>00:02:0.59352350234985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7333333333333" calcext:value-type="float">
            <text:p>16.7333333333333</text:p>
          </table:table-cell>
          <table:table-cell office:value-type="string" calcext:value-type="string">
            <text:p>(1, 3)</text:p>
          </table:table-cell>
          <table:table-cell office:value-type="float" office:value="0.0000259594714139713" calcext:value-type="float">
            <text:p>2.5959471413971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31.40930747985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1, 3)</text:p>
          </table:table-cell>
          <table:table-cell office:value-type="float" office:value="0.0000318304583558665" calcext:value-type="float">
            <text:p>3.1830458355866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54.1940135955810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1, 3)</text:p>
          </table:table-cell>
          <table:table-cell office:value-type="float" office:value="0.0000275922826948546" calcext:value-type="float">
            <text:p>2.7592282694854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25.546494722366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666666666667" calcext:value-type="float">
            <text:p>13.8666666666667</text:p>
          </table:table-cell>
          <table:table-cell office:value-type="string" calcext:value-type="string">
            <text:p>(1, 3)</text:p>
          </table:table-cell>
          <table:table-cell office:value-type="float" office:value="0.0000315312466088327" calcext:value-type="float">
            <text:p>3.1531246608832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2:1.5755567550659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1, 3)</text:p>
          </table:table-cell>
          <table:table-cell office:value-type="float" office:value="0.0000178171421459093" calcext:value-type="float">
            <text:p>1.7817142145909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0.44909405708312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1, 3)</text:p>
          </table:table-cell>
          <table:table-cell office:value-type="float" office:value="0.0000213308387574372" calcext:value-type="float">
            <text:p>2.1330838757437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53.798361301422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3, 5)</text:p>
          </table:table-cell>
          <table:table-cell office:value-type="float" office:value="0.0000737054286218613" calcext:value-type="float">
            <text:p>7.3705428621861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0.88713502883911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3, 5)</text:p>
          </table:table-cell>
          <table:table-cell office:value-type="float" office:value="0.0000344670961812345" calcext:value-type="float">
            <text:p>3.4467096181234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0:56.544672250747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3, 5)</text:p>
          </table:table-cell>
          <table:table-cell office:value-type="float" office:value="0.0000496353635795052" calcext:value-type="float">
            <text:p>4.9635363579505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15.2349729537963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798980950532863" calcext:value-type="float">
            <text:p>7.9898095053286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1:57.1351356506347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666666666667" calcext:value-type="float">
            <text:p>13.8666666666667</text:p>
          </table:table-cell>
          <table:table-cell office:value-type="string" calcext:value-type="string">
            <text:p>(3, 5)</text:p>
          </table:table-cell>
          <table:table-cell office:value-type="float" office:value="0.0000472304552902479" calcext:value-type="float">
            <text:p>4.7230455290247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1:56.6577455997467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3, 5)</text:p>
          </table:table-cell>
          <table:table-cell office:value-type="float" office:value="0.0000527811840950584" calcext:value-type="float">
            <text:p>5.2781184095058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8.008420228958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3, 5)</text:p>
          </table:table-cell>
          <table:table-cell office:value-type="float" office:value="0.0000874328456268098" calcext:value-type="float">
            <text:p>8.7432845626809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513333333333333" calcext:value-type="float">
            <text:p>0.513333333333333</text:p>
          </table:table-cell>
          <table:table-cell office:value-type="string" calcext:value-type="string">
            <text:p>00:01:47.284829139709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358372320095282" calcext:value-type="float">
            <text:p>3.5837232009528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2:10.765141010284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3, 5)</text:p>
          </table:table-cell>
          <table:table-cell office:value-type="float" office:value="0.000055916379310201" calcext:value-type="float">
            <text:p>5.591637931020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2:2.2461991310119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(3, 5)</text:p>
          </table:table-cell>
          <table:table-cell office:value-type="float" office:value="0.0000279936525579061" calcext:value-type="float">
            <text:p>2.7993652557906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54.1462812423706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(3, 5)</text:p>
          </table:table-cell>
          <table:table-cell office:value-type="float" office:value="0.0000593666927463841" calcext:value-type="float">
            <text:p>5.9366692746384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76" calcext:value-type="float">
            <text:p>0.7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1:41.752699136734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3, 5)</text:p>
          </table:table-cell>
          <table:table-cell office:value-type="float" office:value="0.0000522281256117574" calcext:value-type="float">
            <text:p>5.2228125611757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55.5384852886199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8666666666667" calcext:value-type="float">
            <text:p>16.8666666666667</text:p>
          </table:table-cell>
          <table:table-cell office:value-type="string" calcext:value-type="string">
            <text:p>(3, 5)</text:p>
          </table:table-cell>
          <table:table-cell office:value-type="float" office:value="0.0000375707543356797" calcext:value-type="float">
            <text:p>3.7570754335679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2:3.8912310600280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3, 5)</text:p>
          </table:table-cell>
          <table:table-cell office:value-type="float" office:value="0.0000850035670885043" calcext:value-type="float">
            <text:p>8.5003567088504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54.205306053161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3, 5)</text:p>
          </table:table-cell>
          <table:table-cell office:value-type="float" office:value="0.000115660299093169" calcext:value-type="float">
            <text:p>0.00011566029909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2:4.6563634872436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3, 5)</text:p>
          </table:table-cell>
          <table:table-cell office:value-type="float" office:value="0.0000589088148736799" calcext:value-type="float">
            <text:p>5.8908814873679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1:53.590226173400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3, 5)</text:p>
          </table:table-cell>
          <table:table-cell office:value-type="float" office:value="0.0000657814286827819" calcext:value-type="float">
            <text:p>6.5781428682781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52.7282648086547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3, 5)</text:p>
          </table:table-cell>
          <table:table-cell office:value-type="float" office:value="0.0000720578751384202" calcext:value-type="float">
            <text:p>7.2057875138420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46.9761905670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3, 5)</text:p>
          </table:table-cell>
          <table:table-cell office:value-type="float" office:value="0.000052490067530685" calcext:value-type="float">
            <text:p>5.249006753068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55.6090261936187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779268144974379" calcext:value-type="float">
            <text:p>7.7926814497437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58.051716566085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3, 5)</text:p>
          </table:table-cell>
          <table:table-cell office:value-type="float" office:value="0.0000477450703982115" calcext:value-type="float">
            <text:p>4.7745070398211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2:4.0396881103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string" calcext:value-type="string">
            <text:p>(3, 5)</text:p>
          </table:table-cell>
          <table:table-cell office:value-type="float" office:value="0.000030498288551737" calcext:value-type="float">
            <text:p>3.049828855173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11.838191509246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3, 5)</text:p>
          </table:table-cell>
          <table:table-cell office:value-type="float" office:value="0.0000513972237196342" calcext:value-type="float">
            <text:p>5.1397223719634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1:50.3928737640380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3, 5)</text:p>
          </table:table-cell>
          <table:table-cell office:value-type="float" office:value="0.0000788958972764185" calcext:value-type="float">
            <text:p>7.8895897276418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29.2769570350646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3, 5)</text:p>
          </table:table-cell>
          <table:table-cell office:value-type="float" office:value="0.0000290013073336848" calcext:value-type="float">
            <text:p>2.9001307333684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1:45.43719768524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3, 5)</text:p>
          </table:table-cell>
          <table:table-cell office:value-type="float" office:value="0.0000610833712275671" calcext:value-type="float">
            <text:p>6.1083371227567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0933333333333333" calcext:value-type="float">
            <text:p>0.093333333333333</text:p>
          </table:table-cell>
          <table:table-cell office:value-type="string" calcext:value-type="string">
            <text:p>00:01:48.199459314346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3, 5)</text:p>
          </table:table-cell>
          <table:table-cell office:value-type="float" office:value="0.0000519721906805032" calcext:value-type="float">
            <text:p>5.1972190680503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1:52.01863336563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3, 5)</text:p>
          </table:table-cell>
          <table:table-cell office:value-type="float" office:value="0.000088879611890598" calcext:value-type="float">
            <text:p>8.887961189059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string" calcext:value-type="string">
            <text:p>00:01:41.641588926315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3, 5)</text:p>
          </table:table-cell>
          <table:table-cell office:value-type="float" office:value="0.0000440171242134003" calcext:value-type="float">
            <text:p>4.4017124213400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1:57.712005138397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3, 5)</text:p>
          </table:table-cell>
          <table:table-cell office:value-type="float" office:value="0.0000254515340471705" calcext:value-type="float">
            <text:p>2.5451534047170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93333333333333" calcext:value-type="float">
            <text:p>0.193333333333333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593333333333333" calcext:value-type="float">
            <text:p>0.593333333333333</text:p>
          </table:table-cell>
          <table:table-cell office:value-type="string" calcext:value-type="string">
            <text:p>00:01:52.668889760971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1, 3)</text:p>
          </table:table-cell>
          <table:table-cell office:value-type="float" office:value="0.0000380941160246532" calcext:value-type="float">
            <text:p>3.8094116024653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1:32.161539077758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1, 3)</text:p>
          </table:table-cell>
          <table:table-cell office:value-type="float" office:value="0.0000484633431742648" calcext:value-type="float">
            <text:p>4.8463343174264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-0.0333333333333333" calcext:value-type="float">
            <text:p>-0.033333333333333</text:p>
          </table:table-cell>
          <table:table-cell office:value-type="string" calcext:value-type="string">
            <text:p>00:01:41.85788130760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string" calcext:value-type="string">
            <text:p>(1, 3)</text:p>
          </table:table-cell>
          <table:table-cell office:value-type="float" office:value="0.0000255747958069935" calcext:value-type="float">
            <text:p>2.5574795806993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2:0.50945734977722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(1, 3)</text:p>
          </table:table-cell>
          <table:table-cell office:value-type="float" office:value="0.0000396386655368491" calcext:value-type="float">
            <text:p>3.9638665536849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62" calcext:value-type="float">
            <text:p>0.62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58.481997966766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1, 3)</text:p>
          </table:table-cell>
          <table:table-cell office:value-type="float" office:value="0.0000337678269021946" calcext:value-type="float">
            <text:p>3.3767826902194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42.180030107498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1, 3)</text:p>
          </table:table-cell>
          <table:table-cell office:value-type="float" office:value="0.000023862711291872" calcext:value-type="float">
            <text:p>2.386271129187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18.2811963558197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1, 3)</text:p>
          </table:table-cell>
          <table:table-cell office:value-type="float" office:value="0.0000359143365930816" calcext:value-type="float">
            <text:p>3.5914336593081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59.4357657432556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1, 3)</text:p>
          </table:table-cell>
          <table:table-cell office:value-type="float" office:value="0.0000122994350833226" calcext:value-type="float">
            <text:p>1.2299435083322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73333333333333" calcext:value-type="float">
            <text:p>0.27333333333333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0.85900664329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1, 3)</text:p>
          </table:table-cell>
          <table:table-cell office:value-type="float" office:value="0.0000314971383188224" calcext:value-type="float">
            <text:p>3.1497138318822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1:24.9896407127380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1, 3)</text:p>
          </table:table-cell>
          <table:table-cell office:value-type="float" office:value="0.0000632348253718781" calcext:value-type="float">
            <text:p>6.3234825371878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54.62485742568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1, 3)</text:p>
          </table:table-cell>
          <table:table-cell office:value-type="float" office:value="0.0000202084492022691" calcext:value-type="float">
            <text:p>2.0208449202269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733333333333334" calcext:value-type="float">
            <text:p>0.073333333333333</text:p>
          </table:table-cell>
          <table:table-cell office:value-type="string" calcext:value-type="string">
            <text:p>00:01:53.58717727661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string" calcext:value-type="string">
            <text:p>(1, 3)</text:p>
          </table:table-cell>
          <table:table-cell office:value-type="float" office:value="0.0000219271809467582" calcext:value-type="float">
            <text:p>2.1927180946758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47.135066747665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1, 3)</text:p>
          </table:table-cell>
          <table:table-cell office:value-type="float" office:value="0.0000511898635474844" calcext:value-type="float">
            <text:p>5.1189863547484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74" calcext:value-type="float">
            <text:p>0.74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0:49.3390996456146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8666666666667" calcext:value-type="float">
            <text:p>17.8666666666667</text:p>
          </table:table-cell>
          <table:table-cell office:value-type="string" calcext:value-type="string">
            <text:p>(1, 3)</text:p>
          </table:table-cell>
          <table:table-cell office:value-type="float" office:value="0.0000244285972765894" calcext:value-type="float">
            <text:p>2.4428597276589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52.3506984710693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1, 3)</text:p>
          </table:table-cell>
          <table:table-cell office:value-type="float" office:value="0.0000321479329090992" calcext:value-type="float">
            <text:p>3.2147932909099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58" calcext:value-type="float">
            <text:p>0.58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1.33408164978027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1, 3)</text:p>
          </table:table-cell>
          <table:table-cell office:value-type="float" office:value="0.0000334445817095303" calcext:value-type="float">
            <text:p>3.3444581709530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1:58.620480298995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1, 3)</text:p>
          </table:table-cell>
          <table:table-cell office:value-type="float" office:value="0.0000599056738919778" calcext:value-type="float">
            <text:p>5.9905673891977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68" calcext:value-type="float">
            <text:p>0.68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52.199182033538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1, 3)</text:p>
          </table:table-cell>
          <table:table-cell office:value-type="float" office:value="0.0000323729767295669" calcext:value-type="float">
            <text:p>3.2372976729566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1:59.994769811630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1, 3)</text:p>
          </table:table-cell>
          <table:table-cell office:value-type="float" office:value="0.0000423236828432185" calcext:value-type="float">
            <text:p>4.2323682843218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0:01:56.09876346588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1, 3)</text:p>
          </table:table-cell>
          <table:table-cell office:value-type="float" office:value="0.000045290470837926" calcext:value-type="float">
            <text:p>4.529047083792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1:48.1169815063476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8.2666666666667" calcext:value-type="float">
            <text:p>18.2666666666667</text:p>
          </table:table-cell>
          <table:table-cell office:value-type="string" calcext:value-type="string">
            <text:p>(1, 3)</text:p>
          </table:table-cell>
          <table:table-cell office:value-type="float" office:value="0.0000467554191111741" calcext:value-type="float">
            <text:p>4.6755419111174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82" calcext:value-type="float">
            <text:p>0.82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48.5929923057556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string" calcext:value-type="string">
            <text:p>(1, 3)</text:p>
          </table:table-cell>
          <table:table-cell office:value-type="float" office:value="0.0000300711137742275" calcext:value-type="float">
            <text:p>3.0071113774227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1:26.356169462203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(1, 3)</text:p>
          </table:table-cell>
          <table:table-cell office:value-type="float" office:value="0.0000271950540436613" calcext:value-type="float">
            <text:p>2.7195054043661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2:0.64946269989013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1, 3)</text:p>
          </table:table-cell>
          <table:table-cell office:value-type="float" office:value="0.0000163691935549845" calcext:value-type="float">
            <text:p>1.6369193554984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2:0.6868550777435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1, 3)</text:p>
          </table:table-cell>
          <table:table-cell office:value-type="float" office:value="0.0000270637171623673" calcext:value-type="float">
            <text:p>2.7063717162367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53.426228284835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1333333333333" calcext:value-type="float">
            <text:p>13.1333333333333</text:p>
          </table:table-cell>
          <table:table-cell office:value-type="string" calcext:value-type="string">
            <text:p>(1, 3)</text:p>
          </table:table-cell>
          <table:table-cell office:value-type="float" office:value="0.000034349228681917" calcext:value-type="float">
            <text:p>3.434922868191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1:45.292809486389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1, 3)</text:p>
          </table:table-cell>
          <table:table-cell office:value-type="float" office:value="0.0000258069186810376" calcext:value-type="float">
            <text:p>2.5806918681037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2" calcext:value-type="float">
            <text:p>0.82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1:50.7169601917266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1, 3)</text:p>
          </table:table-cell>
          <table:table-cell office:value-type="float" office:value="0.0000273531989229895" calcext:value-type="float">
            <text:p>2.7353198922989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2:4.32356977462768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1, 3)</text:p>
          </table:table-cell>
          <table:table-cell office:value-type="float" office:value="0.0000286342674248306" calcext:value-type="float">
            <text:p>2.8634267424830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1:28.9093911647796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(1, 3)</text:p>
          </table:table-cell>
          <table:table-cell office:value-type="float" office:value="0.000019162332828611" calcext:value-type="float">
            <text:p>1.916233282861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1:58.0196750164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5, 7)</text:p>
          </table:table-cell>
          <table:table-cell office:value-type="float" office:value="0.000099196134344945" calcext:value-type="float">
            <text:p>9.919613434494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" calcext:value-type="float">
            <text:p>0.9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0:55.346885442733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5, 7)</text:p>
          </table:table-cell>
          <table:table-cell office:value-type="float" office:value="0.000072851453567966" calcext:value-type="float">
            <text:p>7.285145356796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31.27022647857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5, 7)</text:p>
          </table:table-cell>
          <table:table-cell office:value-type="float" office:value="0.0000529122817397737" calcext:value-type="float">
            <text:p>5.2912281739773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0:49.860752582550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5, 7)</text:p>
          </table:table-cell>
          <table:table-cell office:value-type="float" office:value="0.0000587396177188106" calcext:value-type="float">
            <text:p>5.8739617718810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2:0.84815716743469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5, 7)</text:p>
          </table:table-cell>
          <table:table-cell office:value-type="float" office:value="0.0000974543821670089" calcext:value-type="float">
            <text:p>9.7454382167008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8" calcext:value-type="float">
            <text:p>0.88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2:7.161944866180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5, 7)</text:p>
          </table:table-cell>
          <table:table-cell office:value-type="float" office:value="0.000104356896767925" calcext:value-type="float">
            <text:p>0.0001043568967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2:1.6255753040313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5, 7)</text:p>
          </table:table-cell>
          <table:table-cell office:value-type="float" office:value="0.0000425870836723227" calcext:value-type="float">
            <text:p>4.2587083672322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45.1569814682006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5, 7)</text:p>
          </table:table-cell>
          <table:table-cell office:value-type="float" office:value="0.0000699438157300833" calcext:value-type="float">
            <text:p>6.9943815730083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0:42.872264385223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string" calcext:value-type="string">
            <text:p>(5, 7)</text:p>
          </table:table-cell>
          <table:table-cell office:value-type="float" office:value="0.000043233795687671" calcext:value-type="float">
            <text:p>4.323379568767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2:9.7097122669219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5, 7)</text:p>
          </table:table-cell>
          <table:table-cell office:value-type="float" office:value="0.0000617136852597901" calcext:value-type="float">
            <text:p>6.1713685259790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593333333333333" calcext:value-type="float">
            <text:p>0.593333333333333</text:p>
          </table:table-cell>
          <table:table-cell office:value-type="string" calcext:value-type="string">
            <text:p>00:01:34.2746810913085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5, 7)</text:p>
          </table:table-cell>
          <table:table-cell office:value-type="float" office:value="0.0000825102305203208" calcext:value-type="float">
            <text:p>8.2510230520320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9.5634465217590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666666666667" calcext:value-type="float">
            <text:p>13.6666666666667</text:p>
          </table:table-cell>
          <table:table-cell office:value-type="string" calcext:value-type="string">
            <text:p>(5, 7)</text:p>
          </table:table-cell>
          <table:table-cell office:value-type="float" office:value="0.0000853152737936693" calcext:value-type="float">
            <text:p>8.5315273793669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51.115830183029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5, 7)</text:p>
          </table:table-cell>
          <table:table-cell office:value-type="float" office:value="0.0000886557185431277" calcext:value-type="float">
            <text:p>8.8655718543127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46666666666667" calcext:value-type="float">
            <text:p>0.346666666666667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2:8.5243792533874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5, 7)</text:p>
          </table:table-cell>
          <table:table-cell office:value-type="float" office:value="0.000103633513939711" calcext:value-type="float">
            <text:p>0.0001036335139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21.1169230937957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5, 7)</text:p>
          </table:table-cell>
          <table:table-cell office:value-type="float" office:value="0.0000369144276505832" calcext:value-type="float">
            <text:p>3.6914427650583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1:16.257358312606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2" calcext:value-type="float">
            <text:p>17.2</text:p>
          </table:table-cell>
          <table:table-cell office:value-type="string" calcext:value-type="string">
            <text:p>(5, 7)</text:p>
          </table:table-cell>
          <table:table-cell office:value-type="float" office:value="0.0000939981082027402" calcext:value-type="float">
            <text:p>9.3998108202740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2.1833863258361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5, 7)</text:p>
          </table:table-cell>
          <table:table-cell office:value-type="float" office:value="0.0000915493924674577" calcext:value-type="float">
            <text:p>9.1549392467457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94" calcext:value-type="float">
            <text:p>0.94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1:53.3639962673187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string" calcext:value-type="string">
            <text:p>(5, 7)</text:p>
          </table:table-cell>
          <table:table-cell office:value-type="float" office:value="0.0000883432669001889" calcext:value-type="float">
            <text:p>8.8343266900188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51.13294863700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5, 7)</text:p>
          </table:table-cell>
          <table:table-cell office:value-type="float" office:value="0.0000986205418537498" calcext:value-type="float">
            <text:p>9.8620541853749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0:52.8668892383575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5333333333333" calcext:value-type="float">
            <text:p>13.5333333333333</text:p>
          </table:table-cell>
          <table:table-cell office:value-type="string" calcext:value-type="string">
            <text:p>(5, 7)</text:p>
          </table:table-cell>
          <table:table-cell office:value-type="float" office:value="0.000092066779867393" calcext:value-type="float">
            <text:p>9.206677986739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53333333333333" calcext:value-type="float">
            <text:p>0.15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46666666666667" calcext:value-type="float">
            <text:p>0.846666666666667</text:p>
          </table:table-cell>
          <table:table-cell office:value-type="string" calcext:value-type="string">
            <text:p>00:01:26.310714244842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5, 7)</text:p>
          </table:table-cell>
          <table:table-cell office:value-type="float" office:value="0.0000536226684163411" calcext:value-type="float">
            <text:p>5.3622668416341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9.42978620529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5, 7)</text:p>
          </table:table-cell>
          <table:table-cell office:value-type="float" office:value="0.000139044344333544" calcext:value-type="float">
            <text:p>0.00013904434433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50.099065065383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5, 7)</text:p>
          </table:table-cell>
          <table:table-cell office:value-type="float" office:value="0.0000643797259383438" calcext:value-type="float">
            <text:p>6.4379725938343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06666666666667" calcext:value-type="float">
            <text:p>0.30666666666666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0:02:8.8016335964202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5, 7)</text:p>
          </table:table-cell>
          <table:table-cell office:value-type="float" office:value="0.00008037915116377" calcext:value-type="float">
            <text:p>8.03791511637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2:7.0952584743499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1333333333333" calcext:value-type="float">
            <text:p>13.1333333333333</text:p>
          </table:table-cell>
          <table:table-cell office:value-type="string" calcext:value-type="string">
            <text:p>(5, 7)</text:p>
          </table:table-cell>
          <table:table-cell office:value-type="float" office:value="0.0000929962972680223" calcext:value-type="float">
            <text:p>9.2996297268022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1:51.7788076400756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5, 7)</text:p>
          </table:table-cell>
          <table:table-cell office:value-type="float" office:value="0.000100181355759977" calcext:value-type="float">
            <text:p>0.0001001813557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1:54.650357961654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5, 7)</text:p>
          </table:table-cell>
          <table:table-cell office:value-type="float" office:value="0.0000712235505826795" calcext:value-type="float">
            <text:p>7.1223550582679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0:59.24005627632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5, 7)</text:p>
          </table:table-cell>
          <table:table-cell office:value-type="float" office:value="0.000101572958922702" calcext:value-type="float">
            <text:p>0.00010157295892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47.920436620712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5, 7)</text:p>
          </table:table-cell>
          <table:table-cell office:value-type="float" office:value="0.000103878257122745" calcext:value-type="float">
            <text:p>0.00010387825712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0:57.9744617938995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5, 7)</text:p>
          </table:table-cell>
          <table:table-cell office:value-type="float" office:value="0.0000856043010984933" calcext:value-type="float">
            <text:p>8.5604301098493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3.4936678409576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1, 3)</text:p>
          </table:table-cell>
          <table:table-cell office:value-type="float" office:value="0.0000419090653329817" calcext:value-type="float">
            <text:p>4.1909065332981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2:0.92288637161254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3333333333333" calcext:value-type="float">
            <text:p>13.3333333333333</text:p>
          </table:table-cell>
          <table:table-cell office:value-type="string" calcext:value-type="string">
            <text:p>(1, 3)</text:p>
          </table:table-cell>
          <table:table-cell office:value-type="float" office:value="0.0000491743090283262" calcext:value-type="float">
            <text:p>4.9174309028326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1:53.7409889698028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1, 3)</text:p>
          </table:table-cell>
          <table:table-cell office:value-type="float" office:value="0.000035074334216845" calcext:value-type="float">
            <text:p>3.507433421684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0800000000000001" calcext:value-type="float">
            <text:p>0.08</text:p>
          </table:table-cell>
          <table:table-cell office:value-type="string" calcext:value-type="string">
            <text:p>00:01:38.391914606094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1, 3)</text:p>
          </table:table-cell>
          <table:table-cell office:value-type="float" office:value="0.0000353517216034273" calcext:value-type="float">
            <text:p>3.5351721603427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30.5634565353393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1, 3)</text:p>
          </table:table-cell>
          <table:table-cell office:value-type="float" office:value="0.0000236949492893071" calcext:value-type="float">
            <text:p>2.3694949289307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-0.0133333333333333" calcext:value-type="float">
            <text:p>-0.013333333333333</text:p>
          </table:table-cell>
          <table:table-cell office:value-type="string" calcext:value-type="string">
            <text:p>00:01:45.9324860572814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1, 3)</text:p>
          </table:table-cell>
          <table:table-cell office:value-type="float" office:value="0.0000236494911991736" calcext:value-type="float">
            <text:p>2.3649491199173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52.7753653526306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8" calcext:value-type="float">
            <text:p>16.8</text:p>
          </table:table-cell>
          <table:table-cell office:value-type="string" calcext:value-type="string">
            <text:p>(1, 3)</text:p>
          </table:table-cell>
          <table:table-cell office:value-type="float" office:value="0.0000594782902104575" calcext:value-type="float">
            <text:p>5.9478290210457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56" calcext:value-type="float">
            <text:p>0.56</text:p>
          </table:table-cell>
          <table:table-cell office:value-type="float" office:value="-0.0133333333333333" calcext:value-type="float">
            <text:p>-0.013333333333333</text:p>
          </table:table-cell>
          <table:table-cell office:value-type="string" calcext:value-type="string">
            <text:p>00:02:7.8012399673461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string" calcext:value-type="string">
            <text:p>(1, 3)</text:p>
          </table:table-cell>
          <table:table-cell office:value-type="float" office:value="0.0000454682967873542" calcext:value-type="float">
            <text:p>4.5468296787354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733333333333334" calcext:value-type="float">
            <text:p>0.073333333333333</text:p>
          </table:table-cell>
          <table:table-cell office:value-type="string" calcext:value-type="string">
            <text:p>00:01:57.357769489288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1, 3)</text:p>
          </table:table-cell>
          <table:table-cell office:value-type="float" office:value="0.0000467696420513141" calcext:value-type="float">
            <text:p>4.6769642051314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3333333333333" calcext:value-type="float">
            <text:p>0.373333333333333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2:3.6885151863098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1, 3)</text:p>
          </table:table-cell>
          <table:table-cell office:value-type="float" office:value="0.0000317798405631245" calcext:value-type="float">
            <text:p>3.1779840563124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6.258956670761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1, 3)</text:p>
          </table:table-cell>
          <table:table-cell office:value-type="float" office:value="0.0000304717894324868" calcext:value-type="float">
            <text:p>3.0471789432486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5.6161916255950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1, 3)</text:p>
          </table:table-cell>
          <table:table-cell office:value-type="float" office:value="0.0000317862068930531" calcext:value-type="float">
            <text:p>3.1786206893053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53333333333333" calcext:value-type="float">
            <text:p>0.35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1:59.2974231243133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1, 3)</text:p>
          </table:table-cell>
          <table:table-cell office:value-type="float" office:value="0.0000114090667051238" calcext:value-type="float">
            <text:p>1.1409066705123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74" calcext:value-type="float">
            <text:p>0.74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00:01:45.920565128326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1, 3)</text:p>
          </table:table-cell>
          <table:table-cell office:value-type="float" office:value="0.0000239886093240934" calcext:value-type="float">
            <text:p>2.3988609324093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64" calcext:value-type="float">
            <text:p>0.6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1:38.628975629806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1, 3)</text:p>
          </table:table-cell>
          <table:table-cell office:value-type="float" office:value="0.000020258631581482" calcext:value-type="float">
            <text:p>2.025863158148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76" calcext:value-type="float">
            <text:p>0.7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26.9314579963684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2.2666666666667" calcext:value-type="float">
            <text:p>12.2666666666667</text:p>
          </table:table-cell>
          <table:table-cell office:value-type="string" calcext:value-type="string">
            <text:p>(1, 3)</text:p>
          </table:table-cell>
          <table:table-cell office:value-type="float" office:value="0.0000419243348498008" calcext:value-type="float">
            <text:p>4.1924334849800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8" calcext:value-type="float">
            <text:p>0.6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55.667294263839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1, 3)</text:p>
          </table:table-cell>
          <table:table-cell office:value-type="float" office:value="0.0000215056609064502" calcext:value-type="float">
            <text:p>2.1505660906450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0:01:52.2100820541381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1, 3)</text:p>
          </table:table-cell>
          <table:table-cell office:value-type="float" office:value="0.0000276609996550918" calcext:value-type="float">
            <text:p>2.7660999655091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0:59.674444675445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1, 3)</text:p>
          </table:table-cell>
          <table:table-cell office:value-type="float" office:value="0.0000432085810212085" calcext:value-type="float">
            <text:p>4.3208581021208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2:8.715870857238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1, 3)</text:p>
          </table:table-cell>
          <table:table-cell office:value-type="float" office:value="0.0000377077033776101" calcext:value-type="float">
            <text:p>3.7707703377610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1:24.6432819366455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1333333333333" calcext:value-type="float">
            <text:p>17.1333333333333</text:p>
          </table:table-cell>
          <table:table-cell office:value-type="string" calcext:value-type="string">
            <text:p>(1, 3)</text:p>
          </table:table-cell>
          <table:table-cell office:value-type="float" office:value="0.0000294599588588098" calcext:value-type="float">
            <text:p>2.9459958858809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24.176824569702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1, 3)</text:p>
          </table:table-cell>
          <table:table-cell office:value-type="float" office:value="0.0000273086722315999" calcext:value-type="float">
            <text:p>2.7308672231599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0:55.147147893905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1, 3)</text:p>
          </table:table-cell>
          <table:table-cell office:value-type="float" office:value="0.0000189641713935304" calcext:value-type="float">
            <text:p>1.8964171393530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0.5555353164672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1, 3)</text:p>
          </table:table-cell>
          <table:table-cell office:value-type="float" office:value="0.0000253021827537593" calcext:value-type="float">
            <text:p>2.5302182753759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54.51669168472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1, 3)</text:p>
          </table:table-cell>
          <table:table-cell office:value-type="float" office:value="0.0000153475880235277" calcext:value-type="float">
            <text:p>1.5347588023527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57.832845926284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1, 3)</text:p>
          </table:table-cell>
          <table:table-cell office:value-type="float" office:value="0.0000429521677236772" calcext:value-type="float">
            <text:p>4.2952167723677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1:52.0153267383575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1, 3)</text:p>
          </table:table-cell>
          <table:table-cell office:value-type="float" office:value="0.0000333736776500652" calcext:value-type="float">
            <text:p>3.3373677650065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0600000000000001" calcext:value-type="float">
            <text:p>0.06</text:p>
          </table:table-cell>
          <table:table-cell office:value-type="string" calcext:value-type="string">
            <text:p>00:01:23.464401006698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1, 3)</text:p>
          </table:table-cell>
          <table:table-cell office:value-type="float" office:value="0.0000197362481589546" calcext:value-type="float">
            <text:p>1.9736248158954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57.373589515686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1, 3)</text:p>
          </table:table-cell>
          <table:table-cell office:value-type="float" office:value="0.0000348950400477177" calcext:value-type="float">
            <text:p>3.4895040047717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1:57.566379070281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1, 3)</text:p>
          </table:table-cell>
          <table:table-cell office:value-type="float" office:value="0.0000132401173550858" calcext:value-type="float">
            <text:p>1.3240117355085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39.8670749664306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666666666667" calcext:value-type="float">
            <text:p>14.4666666666667</text:p>
          </table:table-cell>
          <table:table-cell office:value-type="string" calcext:value-type="string">
            <text:p>(7, 9)</text:p>
          </table:table-cell>
          <table:table-cell office:value-type="float" office:value="0.000126032199268489" calcext:value-type="float">
            <text:p>0.0001260321992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7.0321605205535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string" calcext:value-type="string">
            <text:p>(7, 9)</text:p>
          </table:table-cell>
          <table:table-cell office:value-type="float" office:value="0.0000645184069581941" calcext:value-type="float">
            <text:p>6.4518406958194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1:42.678117275238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7, 9)</text:p>
          </table:table-cell>
          <table:table-cell office:value-type="float" office:value="0.000142948943093428" calcext:value-type="float">
            <text:p>0.00014294894309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4.5644879341125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666666666667" calcext:value-type="float">
            <text:p>16.2666666666667</text:p>
          </table:table-cell>
          <table:table-cell office:value-type="string" calcext:value-type="string">
            <text:p>(7, 9)</text:p>
          </table:table-cell>
          <table:table-cell office:value-type="float" office:value="0.000115401240807387" calcext:value-type="float">
            <text:p>0.00011540124080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35.4007472991943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7, 9)</text:p>
          </table:table-cell>
          <table:table-cell office:value-type="float" office:value="0.0000748864811902573" calcext:value-type="float">
            <text:p>7.4886481190257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32.477846860885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7, 9)</text:p>
          </table:table-cell>
          <table:table-cell office:value-type="float" office:value="0.000080712169623712" calcext:value-type="float">
            <text:p>8.071216962371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233333333333333" calcext:value-type="float">
            <text:p>0.233333333333333</text:p>
          </table:table-cell>
          <table:table-cell office:value-type="string" calcext:value-type="string">
            <text:p>00:01:0.79263281822204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6666666666667" calcext:value-type="float">
            <text:p>17.6666666666667</text:p>
          </table:table-cell>
          <table:table-cell office:value-type="string" calcext:value-type="string">
            <text:p>(7, 9)</text:p>
          </table:table-cell>
          <table:table-cell office:value-type="float" office:value="0.000161092576372338" calcext:value-type="float">
            <text:p>0.00016109257637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2:3.0752189159393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7, 9)</text:p>
          </table:table-cell>
          <table:table-cell office:value-type="float" office:value="0.000166488003405297" calcext:value-type="float">
            <text:p>0.0001664880034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2" calcext:value-type="float">
            <text:p>0.82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55.681670427322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7, 9)</text:p>
          </table:table-cell>
          <table:table-cell office:value-type="float" office:value="0.0000644602360771276" calcext:value-type="float">
            <text:p>6.4460236077127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0:56.591085433959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7, 9)</text:p>
          </table:table-cell>
          <table:table-cell office:value-type="float" office:value="0.0000567501338043613" calcext:value-type="float">
            <text:p>5.6750133804361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0:59.752483844757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(7, 9)</text:p>
          </table:table-cell>
          <table:table-cell office:value-type="float" office:value="0.000102335215526118" calcext:value-type="float">
            <text:p>0.00010233521552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10.5059432983398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7, 9)</text:p>
          </table:table-cell>
          <table:table-cell office:value-type="float" office:value="0.0000753043838638069" calcext:value-type="float">
            <text:p>7.5304383863806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4.6677145957946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7, 9)</text:p>
          </table:table-cell>
          <table:table-cell office:value-type="float" office:value="0.000140199558967111" calcext:value-type="float">
            <text:p>0.00014019955896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33333333333333" calcext:value-type="float">
            <text:p>0.633333333333333</text:p>
          </table:table-cell>
          <table:table-cell office:value-type="string" calcext:value-type="string">
            <text:p>00:01:24.206969976425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7, 9)</text:p>
          </table:table-cell>
          <table:table-cell office:value-type="float" office:value="0.000136608791592445" calcext:value-type="float">
            <text:p>0.00013660879159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16.1904623508453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7, 9)</text:p>
          </table:table-cell>
          <table:table-cell office:value-type="float" office:value="0.000119285246275898" calcext:value-type="float">
            <text:p>0.00011928524627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2.790240764617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7, 9)</text:p>
          </table:table-cell>
          <table:table-cell office:value-type="float" office:value="0.0000940739624563136" calcext:value-type="float">
            <text:p>9.4073962456313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06666666666667" calcext:value-type="float">
            <text:p>0.10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00:00:45.503977775573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(7, 9)</text:p>
          </table:table-cell>
          <table:table-cell office:value-type="float" office:value="0.00014694596764622" calcext:value-type="float">
            <text:p>0.00014694596764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55.23703098297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string" calcext:value-type="string">
            <text:p>(7, 9)</text:p>
          </table:table-cell>
          <table:table-cell office:value-type="float" office:value="0.000154652605450799" calcext:value-type="float">
            <text:p>0.00015465260545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0:55.914363622665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7, 9)</text:p>
          </table:table-cell>
          <table:table-cell office:value-type="float" office:value="0.0000935220992438778" calcext:value-type="float">
            <text:p>9.3522099243877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0:34.038066148757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7, 9)</text:p>
          </table:table-cell>
          <table:table-cell office:value-type="float" office:value="0.000104026508669343" calcext:value-type="float">
            <text:p>0.00010402650866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49.793019533157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7, 9)</text:p>
          </table:table-cell>
          <table:table-cell office:value-type="float" office:value="0.000111809990070728" calcext:value-type="float">
            <text:p>0.00011180999007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51.509912967681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7, 9)</text:p>
          </table:table-cell>
          <table:table-cell office:value-type="float" office:value="0.00013149691439108" calcext:value-type="float">
            <text:p>0.00013149691439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18.312083482742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2.9333333333333" calcext:value-type="float">
            <text:p>12.9333333333333</text:p>
          </table:table-cell>
          <table:table-cell office:value-type="string" calcext:value-type="string">
            <text:p>(7, 9)</text:p>
          </table:table-cell>
          <table:table-cell office:value-type="float" office:value="0.000033945546409231" calcext:value-type="float">
            <text:p>3.39455464092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0:56.07445716857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7, 9)</text:p>
          </table:table-cell>
          <table:table-cell office:value-type="float" office:value="0.000132669184054808" calcext:value-type="float">
            <text:p>0.00013266918405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12.3885946273803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7, 9)</text:p>
          </table:table-cell>
          <table:table-cell office:value-type="float" office:value="0.0000734711532549942" calcext:value-type="float">
            <text:p>7.3471153254994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6666666666667" calcext:value-type="float">
            <text:p>0.38666666666666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1:58.0485138893127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7, 9)</text:p>
          </table:table-cell>
          <table:table-cell office:value-type="float" office:value="0.000112951856974753" calcext:value-type="float">
            <text:p>0.00011295185697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0:53.217399835586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7, 9)</text:p>
          </table:table-cell>
          <table:table-cell office:value-type="float" office:value="0.0000718791182181913" calcext:value-type="float">
            <text:p>7.1879118218191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1:52.461015224456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0666666666667" calcext:value-type="float">
            <text:p>13.0666666666667</text:p>
          </table:table-cell>
          <table:table-cell office:value-type="string" calcext:value-type="string">
            <text:p>(7, 9)</text:p>
          </table:table-cell>
          <table:table-cell office:value-type="float" office:value="0.0000655291264073424" calcext:value-type="float">
            <text:p>6.5529126407342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2.120703458786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7, 9)</text:p>
          </table:table-cell>
          <table:table-cell office:value-type="float" office:value="0.0000976751305941964" calcext:value-type="float">
            <text:p>9.7675130594196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1:42.898771047592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7, 9)</text:p>
          </table:table-cell>
          <table:table-cell office:value-type="float" office:value="0.0000775026025760339" calcext:value-type="float">
            <text:p>7.7502602576033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49.16005015373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7, 9)</text:p>
          </table:table-cell>
          <table:table-cell office:value-type="float" office:value="0.000150573193347572" calcext:value-type="float">
            <text:p>0.00015057319334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0:53.011245727539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0666666666667" calcext:value-type="float">
            <text:p>17.0666666666667</text:p>
          </table:table-cell>
          <table:table-cell office:value-type="string" calcext:value-type="string">
            <text:p>(7, 9)</text:p>
          </table:table-cell>
          <table:table-cell office:value-type="float" office:value="0.0000790767651875277" calcext:value-type="float">
            <text:p>7.9076765187527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51.368742227554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7, 9)</text:p>
          </table:table-cell>
          <table:table-cell office:value-type="float" office:value="0.000123138073869223" calcext:value-type="float">
            <text:p>0.00012313807386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2:1.9001109600067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7, 9)</text:p>
          </table:table-cell>
          <table:table-cell office:value-type="float" office:value="0.0000649879776152495" calcext:value-type="float">
            <text:p>6.4987977615249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3.74062538146972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7, 9)</text:p>
          </table:table-cell>
          <table:table-cell office:value-type="float" office:value="0.000100319203309295" calcext:value-type="float">
            <text:p>0.0001003192033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42.8055353164672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7, 9)</text:p>
          </table:table-cell>
          <table:table-cell office:value-type="float" office:value="0.000134583642644739" calcext:value-type="float">
            <text:p>0.00013458364264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593333333333333" calcext:value-type="float">
            <text:p>0.593333333333333</text:p>
          </table:table-cell>
          <table:table-cell office:value-type="string" calcext:value-type="string">
            <text:p>00:01:34.964158535003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string" calcext:value-type="string">
            <text:p>(7, 9)</text:p>
          </table:table-cell>
          <table:table-cell office:value-type="float" office:value="0.000149219536691644" calcext:value-type="float">
            <text:p>0.00014921953669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56.9517943859100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7, 9)</text:p>
          </table:table-cell>
          <table:table-cell office:value-type="float" office:value="0.0000833331182166025" calcext:value-type="float">
            <text:p>8.3333118216602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0:35.193707466125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7, 9)</text:p>
          </table:table-cell>
          <table:table-cell office:value-type="float" office:value="0.0000714151895167088" calcext:value-type="float">
            <text:p>7.1415189516708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0:56.2672557830810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7, 9)</text:p>
          </table:table-cell>
          <table:table-cell office:value-type="float" office:value="0.00014488077447757" calcext:value-type="float">
            <text:p>0.00014488077447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0.41079592704772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5333333333333" calcext:value-type="float">
            <text:p>13.5333333333333</text:p>
          </table:table-cell>
          <table:table-cell office:value-type="string" calcext:value-type="string">
            <text:p>(7, 9)</text:p>
          </table:table-cell>
          <table:table-cell office:value-type="float" office:value="0.000100218179996251" calcext:value-type="float">
            <text:p>0.00010021817999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233333333333333" calcext:value-type="float">
            <text:p>0.233333333333333</text:p>
          </table:table-cell>
          <table:table-cell office:value-type="string" calcext:value-type="string">
            <text:p>00:01:13.213103532791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7, 9)</text:p>
          </table:table-cell>
          <table:table-cell office:value-type="float" office:value="0.0001099662327868" calcext:value-type="float">
            <text:p>0.00010996623278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0:41.49887728691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666666666667" calcext:value-type="float">
            <text:p>13.8666666666667</text:p>
          </table:table-cell>
          <table:table-cell office:value-type="string" calcext:value-type="string">
            <text:p>(7, 9)</text:p>
          </table:table-cell>
          <table:table-cell office:value-type="float" office:value="0.0000811600319950516" calcext:value-type="float">
            <text:p>8.1160031995051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0:34.89147734642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7, 9)</text:p>
          </table:table-cell>
          <table:table-cell office:value-type="float" office:value="0.0000713556998668246" calcext:value-type="float">
            <text:p>7.1355699866824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0:01:13.3649694919586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666666666667" calcext:value-type="float">
            <text:p>13.8666666666667</text:p>
          </table:table-cell>
          <table:table-cell office:value-type="string" calcext:value-type="string">
            <text:p>(7, 9)</text:p>
          </table:table-cell>
          <table:table-cell office:value-type="float" office:value="0.0000862555559271752" calcext:value-type="float">
            <text:p>8.6255555927175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1:30.168876647949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7, 9)</text:p>
          </table:table-cell>
          <table:table-cell office:value-type="float" office:value="0.000191954162291874" calcext:value-type="float">
            <text:p>0.00019195416229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28.3168725967407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7, 9)</text:p>
          </table:table-cell>
          <table:table-cell office:value-type="float" office:value="0.000139832165720574" calcext:value-type="float">
            <text:p>0.00013983216572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0:57.486912488937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7, 9)</text:p>
          </table:table-cell>
          <table:table-cell office:value-type="float" office:value="0.000132205291793046" calcext:value-type="float">
            <text:p>0.00013220529179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57.3393673896789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4666666666667" calcext:value-type="float">
            <text:p>13.4666666666667</text:p>
          </table:table-cell>
          <table:table-cell office:value-type="string" calcext:value-type="string">
            <text:p>(7, 9)</text:p>
          </table:table-cell>
          <table:table-cell office:value-type="float" office:value="0.0000913863989430441" calcext:value-type="float">
            <text:p>9.1386398943044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5.367220878601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4666666666667" calcext:value-type="float">
            <text:p>13.4666666666667</text:p>
          </table:table-cell>
          <table:table-cell office:value-type="string" calcext:value-type="string">
            <text:p>(7, 9)</text:p>
          </table:table-cell>
          <table:table-cell office:value-type="float" office:value="0.0000938844938922527" calcext:value-type="float">
            <text:p>9.3884493892252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0.0152997970581054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7, 9)</text:p>
          </table:table-cell>
          <table:table-cell office:value-type="float" office:value="0.000152607170598403" calcext:value-type="float">
            <text:p>0.00015260717059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4.2459535598754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4" calcext:value-type="float">
            <text:p>17.4</text:p>
          </table:table-cell>
          <table:table-cell office:value-type="string" calcext:value-type="string">
            <text:p>(7, 9)</text:p>
          </table:table-cell>
          <table:table-cell office:value-type="float" office:value="0.0000949076361834188" calcext:value-type="float">
            <text:p>9.4907636183418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2:8.3936989307403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7, 9)</text:p>
          </table:table-cell>
          <table:table-cell office:value-type="float" office:value="0.000117689967791861" calcext:value-type="float">
            <text:p>0.00011768996779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58.626678466796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7, 9)</text:p>
          </table:table-cell>
          <table:table-cell office:value-type="float" office:value="0.000119930246537518" calcext:value-type="float">
            <text:p>0.00011993024653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0:58.608541488647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7, 9)</text:p>
          </table:table-cell>
          <table:table-cell office:value-type="float" office:value="0.0000793557520470782" calcext:value-type="float">
            <text:p>7.9355752047078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1:48.913631200790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3333333333333" calcext:value-type="float">
            <text:p>13.3333333333333</text:p>
          </table:table-cell>
          <table:table-cell office:value-type="string" calcext:value-type="string">
            <text:p>(7, 9)</text:p>
          </table:table-cell>
          <table:table-cell office:value-type="float" office:value="0.000120351267914994" calcext:value-type="float">
            <text:p>0.00012035126791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11.9644608497619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7, 9)</text:p>
          </table:table-cell>
          <table:table-cell office:value-type="float" office:value="0.0000997012534733188" calcext:value-type="float">
            <text:p>9.9701253473318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string" calcext:value-type="string">
            <text:p>00:01:24.0287568569183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7, 9)</text:p>
          </table:table-cell>
          <table:table-cell office:value-type="float" office:value="0.000092684207448349" calcext:value-type="float">
            <text:p>9.268420744834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0:35.227266788482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string" calcext:value-type="string">
            <text:p>(7, 9)</text:p>
          </table:table-cell>
          <table:table-cell office:value-type="float" office:value="0.0000848143121957976" calcext:value-type="float">
            <text:p>8.4814312195797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16.7344322204589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7, 9)</text:p>
          </table:table-cell>
          <table:table-cell office:value-type="float" office:value="0.0000987476049434019" calcext:value-type="float">
            <text:p>9.8747604943401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86" calcext:value-type="float">
            <text:p>0.8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4.885089397430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(5, 7)</text:p>
          </table:table-cell>
          <table:table-cell office:value-type="float" office:value="0.0000756565621684662" calcext:value-type="float">
            <text:p>7.5656562168466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26666666666667" calcext:value-type="float">
            <text:p>0.226666666666667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0:01:14.332068204879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5333333333333" calcext:value-type="float">
            <text:p>13.5333333333333</text:p>
          </table:table-cell>
          <table:table-cell office:value-type="string" calcext:value-type="string">
            <text:p>(5, 7)</text:p>
          </table:table-cell>
          <table:table-cell office:value-type="float" office:value="0.000100847559892293" calcext:value-type="float">
            <text:p>0.00010084755989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0:46.631572008132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5, 7)</text:p>
          </table:table-cell>
          <table:table-cell office:value-type="float" office:value="0.0000604128522869082" calcext:value-type="float">
            <text:p>6.0412852286908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2:8.858601331710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5, 7)</text:p>
          </table:table-cell>
          <table:table-cell office:value-type="float" office:value="0.000109751412345391" calcext:value-type="float">
            <text:p>0.00010975141234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31.3023755550384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5, 7)</text:p>
          </table:table-cell>
          <table:table-cell office:value-type="float" office:value="0.0000778153362095003" calcext:value-type="float">
            <text:p>7.7815336209500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82" calcext:value-type="float">
            <text:p>0.8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18.453808069229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5, 7)</text:p>
          </table:table-cell>
          <table:table-cell office:value-type="float" office:value="0.0000596366591533193" calcext:value-type="float">
            <text:p>5.9636659153319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1:41.61346149444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string" calcext:value-type="string">
            <text:p>(5, 7)</text:p>
          </table:table-cell>
          <table:table-cell office:value-type="float" office:value="0.0000653381755320798" calcext:value-type="float">
            <text:p>6.5338175532079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9" calcext:value-type="float">
            <text:p>0.9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55.4572663307189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5333333333333" calcext:value-type="float">
            <text:p>15.5333333333333</text:p>
          </table:table-cell>
          <table:table-cell office:value-type="string" calcext:value-type="string">
            <text:p>(5, 7)</text:p>
          </table:table-cell>
          <table:table-cell office:value-type="float" office:value="0.000143525124433343" calcext:value-type="float">
            <text:p>0.00014352512443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00:02:2.17954039573669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1333333333333" calcext:value-type="float">
            <text:p>15.1333333333333</text:p>
          </table:table-cell>
          <table:table-cell office:value-type="string" calcext:value-type="string">
            <text:p>(5, 7)</text:p>
          </table:table-cell>
          <table:table-cell office:value-type="float" office:value="0.000113129657271835" calcext:value-type="float">
            <text:p>0.00011312965727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513333333333333" calcext:value-type="float">
            <text:p>0.513333333333333</text:p>
          </table:table-cell>
          <table:table-cell office:value-type="string" calcext:value-type="string">
            <text:p>00:00:45.987970352172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5, 7)</text:p>
          </table:table-cell>
          <table:table-cell office:value-type="float" office:value="0.000125604670485903" calcext:value-type="float">
            <text:p>0.00012560467048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22.3327488899230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2" calcext:value-type="float">
            <text:p>17.2</text:p>
          </table:table-cell>
          <table:table-cell office:value-type="string" calcext:value-type="string">
            <text:p>(5, 7)</text:p>
          </table:table-cell>
          <table:table-cell office:value-type="float" office:value="0.000091709616383672" calcext:value-type="float">
            <text:p>9.170961638367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0:53.5192329883575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7333333333333" calcext:value-type="float">
            <text:p>16.7333333333333</text:p>
          </table:table-cell>
          <table:table-cell office:value-type="string" calcext:value-type="string">
            <text:p>(5, 7)</text:p>
          </table:table-cell>
          <table:table-cell office:value-type="float" office:value="0.000122085469869033" calcext:value-type="float">
            <text:p>0.00012208546986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76" calcext:value-type="float">
            <text:p>0.76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59.7410295009613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8666666666667" calcext:value-type="float">
            <text:p>15.8666666666667</text:p>
          </table:table-cell>
          <table:table-cell office:value-type="string" calcext:value-type="string">
            <text:p>(5, 7)</text:p>
          </table:table-cell>
          <table:table-cell office:value-type="float" office:value="0.000092143850872813" calcext:value-type="float">
            <text:p>9.214385087281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0:42.12566781044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string" calcext:value-type="string">
            <text:p>(5, 7)</text:p>
          </table:table-cell>
          <table:table-cell office:value-type="float" office:value="0.0000986021739942113" calcext:value-type="float">
            <text:p>9.8602173994211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30.011672735214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string" calcext:value-type="string">
            <text:p>(5, 7)</text:p>
          </table:table-cell>
          <table:table-cell office:value-type="float" office:value="0.0000463379837117592" calcext:value-type="float">
            <text:p>4.6337983711759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5.489093303680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2.3333333333333" calcext:value-type="float">
            <text:p>12.3333333333333</text:p>
          </table:table-cell>
          <table:table-cell office:value-type="string" calcext:value-type="string">
            <text:p>(5, 7)</text:p>
          </table:table-cell>
          <table:table-cell office:value-type="float" office:value="0.0000734213898424651" calcext:value-type="float">
            <text:p>7.3421389842465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0:43.972022533416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5, 7)</text:p>
          </table:table-cell>
          <table:table-cell office:value-type="float" office:value="0.0000499266131048834" calcext:value-type="float">
            <text:p>4.9926613104883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1:43.372182369232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5, 7)</text:p>
          </table:table-cell>
          <table:table-cell office:value-type="float" office:value="0.0000573996882465228" calcext:value-type="float">
            <text:p>5.7399688246522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5.1737585067749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5, 7)</text:p>
          </table:table-cell>
          <table:table-cell office:value-type="float" office:value="0.0000762677834409977" calcext:value-type="float">
            <text:p>7.6267783440997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0:00:58.8491210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5, 7)</text:p>
          </table:table-cell>
          <table:table-cell office:value-type="float" office:value="0.0000501475384616474" calcext:value-type="float">
            <text:p>5.0147538461647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2:14.4501478672027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string" calcext:value-type="string">
            <text:p>(5, 7)</text:p>
          </table:table-cell>
          <table:table-cell office:value-type="float" office:value="0.000097074643218958" calcext:value-type="float">
            <text:p>9.707464321895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553333333333333" calcext:value-type="float">
            <text:p>0.553333333333333</text:p>
          </table:table-cell>
          <table:table-cell office:value-type="string" calcext:value-type="string">
            <text:p>00:01:33.66320347785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9333333333333" calcext:value-type="float">
            <text:p>13.9333333333333</text:p>
          </table:table-cell>
          <table:table-cell office:value-type="string" calcext:value-type="string">
            <text:p>(5, 7)</text:p>
          </table:table-cell>
          <table:table-cell office:value-type="float" office:value="0.0000719369428375419" calcext:value-type="float">
            <text:p>7.1936942837541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7.3079290390014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9333333333333" calcext:value-type="float">
            <text:p>15.9333333333333</text:p>
          </table:table-cell>
          <table:table-cell office:value-type="string" calcext:value-type="string">
            <text:p>(5, 7)</text:p>
          </table:table-cell>
          <table:table-cell office:value-type="float" office:value="0.0000394881092599518" calcext:value-type="float">
            <text:p>3.9488109259951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44.83953857421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5, 7)</text:p>
          </table:table-cell>
          <table:table-cell office:value-type="float" office:value="0.0000669841054920195" calcext:value-type="float">
            <text:p>6.6984105492019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0:45.580719470977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5, 7)</text:p>
          </table:table-cell>
          <table:table-cell office:value-type="float" office:value="0.0000477010268515146" calcext:value-type="float">
            <text:p>4.7701026851514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0.58783030509948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5, 7)</text:p>
          </table:table-cell>
          <table:table-cell office:value-type="float" office:value="0.000100536815540371" calcext:value-type="float">
            <text:p>0.0001005368155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9.0083410739898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5, 7)</text:p>
          </table:table-cell>
          <table:table-cell office:value-type="float" office:value="0.000106338926742434" calcext:value-type="float">
            <text:p>0.00010633892674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2:8.513149023056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5, 7)</text:p>
          </table:table-cell>
          <table:table-cell office:value-type="float" office:value="0.0000661358902259726" calcext:value-type="float">
            <text:p>6.6135890225972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6.991509437561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5, 7)</text:p>
          </table:table-cell>
          <table:table-cell office:value-type="float" office:value="0.0000629662376253877" calcext:value-type="float">
            <text:p>6.2966237625387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29.6533288955688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9333333333333" calcext:value-type="float">
            <text:p>15.9333333333333</text:p>
          </table:table-cell>
          <table:table-cell office:value-type="string" calcext:value-type="string">
            <text:p>(5, 7)</text:p>
          </table:table-cell>
          <table:table-cell office:value-type="float" office:value="0.0000754042206748256" calcext:value-type="float">
            <text:p>7.5404220674825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12.6242301464080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5, 7)</text:p>
          </table:table-cell>
          <table:table-cell office:value-type="float" office:value="0.0000439794104115587" calcext:value-type="float">
            <text:p>4.3979410411558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74" calcext:value-type="float">
            <text:p>0.74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2:1.62579751014709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0666666666667" calcext:value-type="float">
            <text:p>16.0666666666667</text:p>
          </table:table-cell>
          <table:table-cell office:value-type="string" calcext:value-type="string">
            <text:p>(5, 7)</text:p>
          </table:table-cell>
          <table:table-cell office:value-type="float" office:value="0.0000639392750920349" calcext:value-type="float">
            <text:p>6.3939275092034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2:8.8921718597412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5, 7)</text:p>
          </table:table-cell>
          <table:table-cell office:value-type="float" office:value="0.000142459236625773" calcext:value-type="float">
            <text:p>0.00014245923662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58.047011852264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5, 7)</text:p>
          </table:table-cell>
          <table:table-cell office:value-type="float" office:value="0.000109068109406967" calcext:value-type="float">
            <text:p>0.00010906810940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2.1177783012390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3333333333333" calcext:value-type="float">
            <text:p>14.3333333333333</text:p>
          </table:table-cell>
          <table:table-cell office:value-type="string" calcext:value-type="string">
            <text:p>(5, 7)</text:p>
          </table:table-cell>
          <table:table-cell office:value-type="float" office:value="0.0000736257968765952" calcext:value-type="float">
            <text:p>7.3625796876595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55.329299926757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string" calcext:value-type="string">
            <text:p>(5, 7)</text:p>
          </table:table-cell>
          <table:table-cell office:value-type="float" office:value="0.000102127023482405" calcext:value-type="float">
            <text:p>0.00010212702348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58.111357212066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5, 7)</text:p>
          </table:table-cell>
          <table:table-cell office:value-type="float" office:value="0.0000493078463076575" calcext:value-type="float">
            <text:p>4.9307846307657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40.899078369140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5, 7)</text:p>
          </table:table-cell>
          <table:table-cell office:value-type="float" office:value="0.000060510679419033" calcext:value-type="float">
            <text:p>6.051067941903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48.883879899978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3333333333333" calcext:value-type="float">
            <text:p>15.3333333333333</text:p>
          </table:table-cell>
          <table:table-cell office:value-type="string" calcext:value-type="string">
            <text:p>(5, 7)</text:p>
          </table:table-cell>
          <table:table-cell office:value-type="float" office:value="0.0000605846312005648" calcext:value-type="float">
            <text:p>6.0584631200564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46.768305540084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7333333333333" calcext:value-type="float">
            <text:p>17.7333333333333</text:p>
          </table:table-cell>
          <table:table-cell office:value-type="string" calcext:value-type="string">
            <text:p>(5, 7)</text:p>
          </table:table-cell>
          <table:table-cell office:value-type="float" office:value="0.0000822299601279758" calcext:value-type="float">
            <text:p>8.2229960127975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5.28618574142456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5, 7)</text:p>
          </table:table-cell>
          <table:table-cell office:value-type="float" office:value="0.000080497638088069" calcext:value-type="float">
            <text:p>8.049763808806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49.262584447860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7333333333333" calcext:value-type="float">
            <text:p>14.7333333333333</text:p>
          </table:table-cell>
          <table:table-cell office:value-type="string" calcext:value-type="string">
            <text:p>(5, 7)</text:p>
          </table:table-cell>
          <table:table-cell office:value-type="float" office:value="0.00011337371879191" calcext:value-type="float">
            <text:p>0.00011337371879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0:02:5.1382229328155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5, 7)</text:p>
          </table:table-cell>
          <table:table-cell office:value-type="float" office:value="0.0000823506967418726" calcext:value-type="float">
            <text:p>8.2350696741872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53333333333333" calcext:value-type="float">
            <text:p>0.353333333333333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1:33.875622034072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5, 7)</text:p>
          </table:table-cell>
          <table:table-cell office:value-type="float" office:value="0.0000737342444540543" calcext:value-type="float">
            <text:p>7.3734244454054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57.164534330368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2.9333333333333" calcext:value-type="float">
            <text:p>12.9333333333333</text:p>
          </table:table-cell>
          <table:table-cell office:value-type="string" calcext:value-type="string">
            <text:p>(5, 7)</text:p>
          </table:table-cell>
          <table:table-cell office:value-type="float" office:value="0.000073311805075631" calcext:value-type="float">
            <text:p>7.331180507563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3333333333333" calcext:value-type="float">
            <text:p>0.373333333333333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2.824740409851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5, 7)</text:p>
          </table:table-cell>
          <table:table-cell office:value-type="float" office:value="0.0000995814016706387" calcext:value-type="float">
            <text:p>9.9581401670638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1:51.984566926956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5, 7)</text:p>
          </table:table-cell>
          <table:table-cell office:value-type="float" office:value="0.000098370187790925" calcext:value-type="float">
            <text:p>9.837018779092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0:01:58.1490862369537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5, 7)</text:p>
          </table:table-cell>
          <table:table-cell office:value-type="float" office:value="0.0000819461708767749" calcext:value-type="float">
            <text:p>8.1946170876774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2:4.1078951358795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string" calcext:value-type="string">
            <text:p>(5, 7)</text:p>
          </table:table-cell>
          <table:table-cell office:value-type="float" office:value="0.0000802815107863417" calcext:value-type="float">
            <text:p>8.0281510786341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1:21.5638017654418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(5, 7)</text:p>
          </table:table-cell>
          <table:table-cell office:value-type="float" office:value="0.00008988886417856" calcext:value-type="float">
            <text:p>8.98888641785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41.437143802642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5, 7)</text:p>
          </table:table-cell>
          <table:table-cell office:value-type="float" office:value="0.0000732936253395552" calcext:value-type="float">
            <text:p>7.3293625339555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string" calcext:value-type="string">
            <text:p>00:02:1.502032756805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string" calcext:value-type="string">
            <text:p>(5, 7)</text:p>
          </table:table-cell>
          <table:table-cell office:value-type="float" office:value="0.000102241864711334" calcext:value-type="float">
            <text:p>0.00010224186471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7.757504224777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5, 7)</text:p>
          </table:table-cell>
          <table:table-cell office:value-type="float" office:value="0.000130998459856082" calcext:value-type="float">
            <text:p>0.00013099845985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1:55.18852901458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9333333333333" calcext:value-type="float">
            <text:p>15.9333333333333</text:p>
          </table:table-cell>
          <table:table-cell office:value-type="string" calcext:value-type="string">
            <text:p>(5, 7)</text:p>
          </table:table-cell>
          <table:table-cell office:value-type="float" office:value="0.0000720343417480687" calcext:value-type="float">
            <text:p>7.2034341748068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4.3441362380981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string" calcext:value-type="string">
            <text:p>(5, 7)</text:p>
          </table:table-cell>
          <table:table-cell office:value-type="float" office:value="0.000104001891831996" calcext:value-type="float">
            <text:p>0.00010400189183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2.9167373180389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(5, 7)</text:p>
          </table:table-cell>
          <table:table-cell office:value-type="float" office:value="0.0000678826841139186" calcext:value-type="float">
            <text:p>6.7882684113918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76" calcext:value-type="float">
            <text:p>0.76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46.150334596633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(5, 7)</text:p>
          </table:table-cell>
          <table:table-cell office:value-type="float" office:value="0.0000752887226870643" calcext:value-type="float">
            <text:p>7.5288722687064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1.43203997611999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5, 7)</text:p>
          </table:table-cell>
          <table:table-cell office:value-type="float" office:value="0.0000759368899111331" calcext:value-type="float">
            <text:p>7.5936889911133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1:58.106801748275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5333333333333" calcext:value-type="float">
            <text:p>16.5333333333333</text:p>
          </table:table-cell>
          <table:table-cell office:value-type="string" calcext:value-type="string">
            <text:p>(5, 7)</text:p>
          </table:table-cell>
          <table:table-cell office:value-type="float" office:value="0.0000673354803704534" calcext:value-type="float">
            <text:p>6.7335480370453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52.054256916046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5, 7)</text:p>
          </table:table-cell>
          <table:table-cell office:value-type="float" office:value="0.000094163410696369" calcext:value-type="float">
            <text:p>9.416341069636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1:47.93064355850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string" calcext:value-type="string">
            <text:p>(3, 5)</text:p>
          </table:table-cell>
          <table:table-cell office:value-type="float" office:value="0.0000580868997454707" calcext:value-type="float">
            <text:p>5.8086899745470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1:42.830226182937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3, 5)</text:p>
          </table:table-cell>
          <table:table-cell office:value-type="float" office:value="0.0000259316770375236" calcext:value-type="float">
            <text:p>2.5931677037523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11.7375926971435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string" calcext:value-type="string">
            <text:p>(3, 5)</text:p>
          </table:table-cell>
          <table:table-cell office:value-type="float" office:value="0.0000643716021700201" calcext:value-type="float">
            <text:p>6.4371602170020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18.1376090049743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4666666666667" calcext:value-type="float">
            <text:p>15.4666666666667</text:p>
          </table:table-cell>
          <table:table-cell office:value-type="string" calcext:value-type="string">
            <text:p>(3, 5)</text:p>
          </table:table-cell>
          <table:table-cell office:value-type="float" office:value="0.0000479221341206995" calcext:value-type="float">
            <text:p>4.7922134120699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11.00378704071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string" calcext:value-type="string">
            <text:p>(3, 5)</text:p>
          </table:table-cell>
          <table:table-cell office:value-type="float" office:value="0.0000461813755473891" calcext:value-type="float">
            <text:p>4.6181375547389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28.3567285537719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1333333333333" calcext:value-type="float">
            <text:p>14.1333333333333</text:p>
          </table:table-cell>
          <table:table-cell office:value-type="string" calcext:value-type="string">
            <text:p>(3, 5)</text:p>
          </table:table-cell>
          <table:table-cell office:value-type="float" office:value="0.000060487477084836" calcext:value-type="float">
            <text:p>6.048747708483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52.3979930877685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3, 5)</text:p>
          </table:table-cell>
          <table:table-cell office:value-type="float" office:value="0.0000312627731852414" calcext:value-type="float">
            <text:p>3.1262773185241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2:14.7781896591186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0666666666667" calcext:value-type="float">
            <text:p>14.0666666666667</text:p>
          </table:table-cell>
          <table:table-cell office:value-type="string" calcext:value-type="string">
            <text:p>(3, 5)</text:p>
          </table:table-cell>
          <table:table-cell office:value-type="float" office:value="0.0000646186229859039" calcext:value-type="float">
            <text:p>6.4618622985903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513333333333333" calcext:value-type="float">
            <text:p>0.513333333333333</text:p>
          </table:table-cell>
          <table:table-cell office:value-type="string" calcext:value-type="string">
            <text:p>00:02:4.935339689254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7333333333333" calcext:value-type="float">
            <text:p>15.7333333333333</text:p>
          </table:table-cell>
          <table:table-cell office:value-type="string" calcext:value-type="string">
            <text:p>(3, 5)</text:p>
          </table:table-cell>
          <table:table-cell office:value-type="float" office:value="0.0000682950108673338" calcext:value-type="float">
            <text:p>6.8295010867333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35.6978218555450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8666666666667" calcext:value-type="float">
            <text:p>14.8666666666667</text:p>
          </table:table-cell>
          <table:table-cell office:value-type="string" calcext:value-type="string">
            <text:p>(3, 5)</text:p>
          </table:table-cell>
          <table:table-cell office:value-type="float" office:value="0.000043066209049919" calcext:value-type="float">
            <text:p>4.306620904991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1:49.871851921081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3, 5)</text:p>
          </table:table-cell>
          <table:table-cell office:value-type="float" office:value="0.0000467544234350213" calcext:value-type="float">
            <text:p>4.6754423435021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866666666666667" calcext:value-type="float">
            <text:p>0.086666666666667</text:p>
          </table:table-cell>
          <table:table-cell office:value-type="string" calcext:value-type="string">
            <text:p>00:01:53.285222768783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666666666667" calcext:value-type="float">
            <text:p>13.8666666666667</text:p>
          </table:table-cell>
          <table:table-cell office:value-type="string" calcext:value-type="string">
            <text:p>(3, 5)</text:p>
          </table:table-cell>
          <table:table-cell office:value-type="float" office:value="0.0000784208221088317" calcext:value-type="float">
            <text:p>7.8420822108831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47.5050935745239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6666666666667" calcext:value-type="float">
            <text:p>13.6666666666667</text:p>
          </table:table-cell>
          <table:table-cell office:value-type="string" calcext:value-type="string">
            <text:p>(3, 5)</text:p>
          </table:table-cell>
          <table:table-cell office:value-type="float" office:value="0.0000572420264393456" calcext:value-type="float">
            <text:p>5.7242026439345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19.624713182449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3, 5)</text:p>
          </table:table-cell>
          <table:table-cell office:value-type="float" office:value="0.0000425571373872257" calcext:value-type="float">
            <text:p>4.2557137387225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0:59.424480915069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666666666667" calcext:value-type="float">
            <text:p>14.2666666666667</text:p>
          </table:table-cell>
          <table:table-cell office:value-type="string" calcext:value-type="string">
            <text:p>(3, 5)</text:p>
          </table:table-cell>
          <table:table-cell office:value-type="float" office:value="0.0000504956491737859" calcext:value-type="float">
            <text:p>5.0495649173785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27.637581586837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7333333333333" calcext:value-type="float">
            <text:p>13.7333333333333</text:p>
          </table:table-cell>
          <table:table-cell office:value-type="string" calcext:value-type="string">
            <text:p>(3, 5)</text:p>
          </table:table-cell>
          <table:table-cell office:value-type="float" office:value="0.0000454154946521049" calcext:value-type="float">
            <text:p>4.5415494652104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23.9009363651275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0666666666667" calcext:value-type="float">
            <text:p>15.0666666666667</text:p>
          </table:table-cell>
          <table:table-cell office:value-type="string" calcext:value-type="string">
            <text:p>(3, 5)</text:p>
          </table:table-cell>
          <table:table-cell office:value-type="float" office:value="0.000064749372797122" calcext:value-type="float">
            <text:p>6.474937279712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0:46.8897602558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4666666666667" calcext:value-type="float">
            <text:p>17.4666666666667</text:p>
          </table:table-cell>
          <table:table-cell office:value-type="string" calcext:value-type="string">
            <text:p>(3, 5)</text:p>
          </table:table-cell>
          <table:table-cell office:value-type="float" office:value="0.0000665847831384822" calcext:value-type="float">
            <text:p>6.6584783138482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54.3135068416595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666666666667" calcext:value-type="float">
            <text:p>14.6666666666667</text:p>
          </table:table-cell>
          <table:table-cell office:value-type="string" calcext:value-type="string">
            <text:p>(3, 5)</text:p>
          </table:table-cell>
          <table:table-cell office:value-type="float" office:value="0.0000272316498949825" calcext:value-type="float">
            <text:p>2.7231649894982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1:36.9491963386535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string" calcext:value-type="string">
            <text:p>(3, 5)</text:p>
          </table:table-cell>
          <table:table-cell office:value-type="float" office:value="0.0000585403372030893" calcext:value-type="float">
            <text:p>5.8540337203089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0:53.71661663055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9333333333333" calcext:value-type="float">
            <text:p>14.9333333333333</text:p>
          </table:table-cell>
          <table:table-cell office:value-type="string" calcext:value-type="string">
            <text:p>(3, 5)</text:p>
          </table:table-cell>
          <table:table-cell office:value-type="float" office:value="0.0000623720452207794" calcext:value-type="float">
            <text:p>6.2372045220779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6.06173229217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2666666666667" calcext:value-type="float">
            <text:p>15.2666666666667</text:p>
          </table:table-cell>
          <table:table-cell office:value-type="string" calcext:value-type="string">
            <text:p>(3, 5)</text:p>
          </table:table-cell>
          <table:table-cell office:value-type="float" office:value="0.0000512614341601916" calcext:value-type="float">
            <text:p>5.1261434160191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76" calcext:value-type="float">
            <text:p>0.76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50.150701522827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5.6666666666667" calcext:value-type="float">
            <text:p>15.6666666666667</text:p>
          </table:table-cell>
          <table:table-cell office:value-type="string" calcext:value-type="string">
            <text:p>(3, 5)</text:p>
          </table:table-cell>
          <table:table-cell office:value-type="float" office:value="0.0000518528482109921" calcext:value-type="float">
            <text:p>5.1852848210992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2:7.54323053359985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3, 5)</text:p>
          </table:table-cell>
          <table:table-cell office:value-type="float" office:value="0.0000328682170562295" calcext:value-type="float">
            <text:p>3.2868217056229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28.955550909042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string" calcext:value-type="string">
            <text:p>(3, 5)</text:p>
          </table:table-cell>
          <table:table-cell office:value-type="float" office:value="0.0000382443359927159" calcext:value-type="float">
            <text:p>3.8244335992715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55.422715663909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string" calcext:value-type="string">
            <text:p>(3, 5)</text:p>
          </table:table-cell>
          <table:table-cell office:value-type="float" office:value="0.0000625172103311342" calcext:value-type="float">
            <text:p>6.2517210331134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1:58.68429875373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4.5333333333333" calcext:value-type="float">
            <text:p>14.5333333333333</text:p>
          </table:table-cell>
          <table:table-cell office:value-type="string" calcext:value-type="string">
            <text:p>(3, 5)</text:p>
          </table:table-cell>
          <table:table-cell office:value-type="float" office:value="0.0000706134831942575" calcext:value-type="float">
            <text:p>7.0613483194257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15.008278608322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3.1333333333333" calcext:value-type="float">
            <text:p>13.1333333333333</text:p>
          </table:table-cell>
          <table:table-cell office:value-type="string" calcext:value-type="string">
            <text:p>(3, 5)</text:p>
          </table:table-cell>
          <table:table-cell office:value-type="float" office:value="0.0000451078180129659" calcext:value-type="float">
            <text:p>4.5107818012965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7.663889646530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6.3333333333333" calcext:value-type="float">
            <text:p>16.3333333333333</text:p>
          </table:table-cell>
          <table:table-cell office:value-type="string" calcext:value-type="string">
            <text:p>(3, 5)</text:p>
          </table:table-cell>
          <table:table-cell office:value-type="float" office:value="0.0000339867715226547" calcext:value-type="float">
            <text:p>3.3986771522654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51.156577110290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string" calcext:value-type="string">
            <text:p>(3, 5)</text:p>
          </table:table-cell>
          <table:table-cell office:value-type="float" office:value="0.0000529631967678275" calcext:value-type="float">
            <text:p>5.2963196767827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8.241270065307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8" calcext:value-type="float">
            <text:p>97.8</text:p>
          </table:table-cell>
          <table:table-cell office:value-type="string" calcext:value-type="string">
            <text:p>(7, 9)</text:p>
          </table:table-cell>
          <table:table-cell office:value-type="float" office:value="0.00029557496411455" calcext:value-type="float">
            <text:p>0.00029557496411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9.3867588043212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666666666667" calcext:value-type="float">
            <text:p>98.8666666666667</text:p>
          </table:table-cell>
          <table:table-cell office:value-type="string" calcext:value-type="string">
            <text:p>(7, 9)</text:p>
          </table:table-cell>
          <table:table-cell office:value-type="float" office:value="0.000321240704664646" calcext:value-type="float">
            <text:p>0.00032124070466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26.481085538864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066666666667" calcext:value-type="float">
            <text:p>102.066666666667</text:p>
          </table:table-cell>
          <table:table-cell office:value-type="string" calcext:value-type="string">
            <text:p>(7, 9)</text:p>
          </table:table-cell>
          <table:table-cell office:value-type="float" office:value="0.00026404792207701" calcext:value-type="float">
            <text:p>0.00026404792207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29.33391809463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1333333333333" calcext:value-type="float">
            <text:p>98.1333333333333</text:p>
          </table:table-cell>
          <table:table-cell office:value-type="string" calcext:value-type="string">
            <text:p>(7, 9)</text:p>
          </table:table-cell>
          <table:table-cell office:value-type="float" office:value="0.000300675617305395" calcext:value-type="float">
            <text:p>0.0003006756173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3.466888427734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666666666667" calcext:value-type="float">
            <text:p>100.666666666667</text:p>
          </table:table-cell>
          <table:table-cell office:value-type="string" calcext:value-type="string">
            <text:p>(7, 9)</text:p>
          </table:table-cell>
          <table:table-cell office:value-type="float" office:value="0.000323543558652491" calcext:value-type="float">
            <text:p>0.00032354355865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string" calcext:value-type="string">
            <text:p>00:01:52.56792068481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3333333333333" calcext:value-type="float">
            <text:p>97.3333333333333</text:p>
          </table:table-cell>
          <table:table-cell office:value-type="string" calcext:value-type="string">
            <text:p>(7, 9)</text:p>
          </table:table-cell>
          <table:table-cell office:value-type="float" office:value="0.000259025472810258" calcext:value-type="float">
            <text:p>0.0002590254728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42.83141875267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933333333333" calcext:value-type="float">
            <text:p>100.933333333333</text:p>
          </table:table-cell>
          <table:table-cell office:value-type="string" calcext:value-type="string">
            <text:p>(7, 9)</text:p>
          </table:table-cell>
          <table:table-cell office:value-type="float" office:value="0.000304431563751617" calcext:value-type="float">
            <text:p>0.00030443156375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8.028396368026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2" calcext:value-type="float">
            <text:p>104.2</text:p>
          </table:table-cell>
          <table:table-cell office:value-type="string" calcext:value-type="string">
            <text:p>(7, 9)</text:p>
          </table:table-cell>
          <table:table-cell office:value-type="float" office:value="0.000297616062697422" calcext:value-type="float">
            <text:p>0.00029761606269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31.7852458953857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6" calcext:value-type="float">
            <text:p>102.6</text:p>
          </table:table-cell>
          <table:table-cell office:value-type="string" calcext:value-type="string">
            <text:p>(7, 9)</text:p>
          </table:table-cell>
          <table:table-cell office:value-type="float" office:value="0.000337473131901579" calcext:value-type="float">
            <text:p>0.00033747313190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42.75220036506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9333333333333" calcext:value-type="float">
            <text:p>99.9333333333333</text:p>
          </table:table-cell>
          <table:table-cell office:value-type="string" calcext:value-type="string">
            <text:p>(7, 9)</text:p>
          </table:table-cell>
          <table:table-cell office:value-type="float" office:value="0.000295527848619796" calcext:value-type="float">
            <text:p>0.0002955278486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1:24.55659317970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5333333333333" calcext:value-type="float">
            <text:p>99.5333333333333</text:p>
          </table:table-cell>
          <table:table-cell office:value-type="string" calcext:value-type="string">
            <text:p>(7, 9)</text:p>
          </table:table-cell>
          <table:table-cell office:value-type="float" office:value="0.000287410278357791" calcext:value-type="float">
            <text:p>0.00028741027835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59.33405065536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6666666666667" calcext:value-type="float">
            <text:p>98.6666666666667</text:p>
          </table:table-cell>
          <table:table-cell office:value-type="string" calcext:value-type="string">
            <text:p>(7, 9)</text:p>
          </table:table-cell>
          <table:table-cell office:value-type="float" office:value="0.000349770325605312" calcext:value-type="float">
            <text:p>0.0003497703256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3.4874429702758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" calcext:value-type="float">
            <text:p>97.4</text:p>
          </table:table-cell>
          <table:table-cell office:value-type="string" calcext:value-type="string">
            <text:p>(7, 9)</text:p>
          </table:table-cell>
          <table:table-cell office:value-type="float" office:value="0.000282660729602377" calcext:value-type="float">
            <text:p>0.00028266072960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3.1602766513824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666666666667" calcext:value-type="float">
            <text:p>99.6666666666667</text:p>
          </table:table-cell>
          <table:table-cell office:value-type="string" calcext:value-type="string">
            <text:p>(7, 9)</text:p>
          </table:table-cell>
          <table:table-cell office:value-type="float" office:value="0.000266986828935588" calcext:value-type="float">
            <text:p>0.00026698682893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853333333333333" calcext:value-type="float">
            <text:p>0.853333333333333</text:p>
          </table:table-cell>
          <table:table-cell office:value-type="string" calcext:value-type="string">
            <text:p>00:01:48.297116041183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666666666667" calcext:value-type="float">
            <text:p>104.666666666667</text:p>
          </table:table-cell>
          <table:table-cell office:value-type="string" calcext:value-type="string">
            <text:p>(7, 9)</text:p>
          </table:table-cell>
          <table:table-cell office:value-type="float" office:value="0.000279831337769365" calcext:value-type="float">
            <text:p>0.00027983133776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9.1505663394927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266666666667" calcext:value-type="float">
            <text:p>103.266666666667</text:p>
          </table:table-cell>
          <table:table-cell office:value-type="string" calcext:value-type="string">
            <text:p>(7, 9)</text:p>
          </table:table-cell>
          <table:table-cell office:value-type="float" office:value="0.000270903388977045" calcext:value-type="float">
            <text:p>0.00027090338897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92" calcext:value-type="float">
            <text:p>0.9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2.54791331291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333333333333" calcext:value-type="float">
            <text:p>103.333333333333</text:p>
          </table:table-cell>
          <table:table-cell office:value-type="string" calcext:value-type="string">
            <text:p>(7, 9)</text:p>
          </table:table-cell>
          <table:table-cell office:value-type="float" office:value="0.00030118981364904" calcext:value-type="float">
            <text:p>0.00030118981364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42.59673762321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533333333333" calcext:value-type="float">
            <text:p>101.533333333333</text:p>
          </table:table-cell>
          <table:table-cell office:value-type="string" calcext:value-type="string">
            <text:p>(7, 9)</text:p>
          </table:table-cell>
          <table:table-cell office:value-type="float" office:value="0.000237445191208862" calcext:value-type="float">
            <text:p>0.00023744519120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1:18.9797427654266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4.5333333333333" calcext:value-type="float">
            <text:p>94.5333333333333</text:p>
          </table:table-cell>
          <table:table-cell office:value-type="string" calcext:value-type="string">
            <text:p>(7, 9)</text:p>
          </table:table-cell>
          <table:table-cell office:value-type="float" office:value="0.000308322473344547" calcext:value-type="float">
            <text:p>0.0003083224733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22.6103351116180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666666666667" calcext:value-type="float">
            <text:p>102.666666666667</text:p>
          </table:table-cell>
          <table:table-cell office:value-type="string" calcext:value-type="string">
            <text:p>(7, 9)</text:p>
          </table:table-cell>
          <table:table-cell office:value-type="float" office:value="0.000261042391641138" calcext:value-type="float">
            <text:p>0.00026104239164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2:31.3303318023681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133333333333" calcext:value-type="float">
            <text:p>100.133333333333</text:p>
          </table:table-cell>
          <table:table-cell office:value-type="string" calcext:value-type="string">
            <text:p>(7, 9)</text:p>
          </table:table-cell>
          <table:table-cell office:value-type="float" office:value="0.000262233625922405" calcext:value-type="float">
            <text:p>0.00026223362592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1:18.4286189079284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066666666667" calcext:value-type="float">
            <text:p>101.066666666667</text:p>
          </table:table-cell>
          <table:table-cell office:value-type="string" calcext:value-type="string">
            <text:p>(7, 9)</text:p>
          </table:table-cell>
          <table:table-cell office:value-type="float" office:value="0.000299142896729972" calcext:value-type="float">
            <text:p>0.0002991428967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2:8.9298963546752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0666666666667" calcext:value-type="float">
            <text:p>99.0666666666667</text:p>
          </table:table-cell>
          <table:table-cell office:value-type="string" calcext:value-type="string">
            <text:p>(7, 9)</text:p>
          </table:table-cell>
          <table:table-cell office:value-type="float" office:value="0.000327450021733247" calcext:value-type="float">
            <text:p>0.00032745002173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2:35.529881238937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2" calcext:value-type="float">
            <text:p>96.2</text:p>
          </table:table-cell>
          <table:table-cell office:value-type="string" calcext:value-type="string">
            <text:p>(7, 9)</text:p>
          </table:table-cell>
          <table:table-cell office:value-type="float" office:value="0.000319031147735169" calcext:value-type="float">
            <text:p>0.00031903114773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2:13.2499530315399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6" calcext:value-type="float">
            <text:p>102.6</text:p>
          </table:table-cell>
          <table:table-cell office:value-type="string" calcext:value-type="string">
            <text:p>(7, 9)</text:p>
          </table:table-cell>
          <table:table-cell office:value-type="float" office:value="0.000335657596186123" calcext:value-type="float">
            <text:p>0.00033565759618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93333333333333" calcext:value-type="float">
            <text:p>0.39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string" calcext:value-type="string">
            <text:p>00:01:45.912756681442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(7, 9)</text:p>
          </table:table-cell>
          <table:table-cell office:value-type="float" office:value="0.000262908871972068" calcext:value-type="float">
            <text:p>0.00026290887197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2:33.876498460769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(7, 9)</text:p>
          </table:table-cell>
          <table:table-cell office:value-type="float" office:value="0.0003007315096121" calcext:value-type="float">
            <text:p>0.00030073150961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36.2535333633422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933333333333" calcext:value-type="float">
            <text:p>103.933333333333</text:p>
          </table:table-cell>
          <table:table-cell office:value-type="string" calcext:value-type="string">
            <text:p>(7, 9)</text:p>
          </table:table-cell>
          <table:table-cell office:value-type="float" office:value="0.000306817853920191" calcext:value-type="float">
            <text:p>0.0003068178539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33.658402442932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666666666667" calcext:value-type="float">
            <text:p>99.2666666666667</text:p>
          </table:table-cell>
          <table:table-cell office:value-type="string" calcext:value-type="string">
            <text:p>(7, 9)</text:p>
          </table:table-cell>
          <table:table-cell office:value-type="float" office:value="0.000299469478310493" calcext:value-type="float">
            <text:p>0.0002994694783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13.218802928924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8" calcext:value-type="float">
            <text:p>97.8</text:p>
          </table:table-cell>
          <table:table-cell office:value-type="string" calcext:value-type="string">
            <text:p>(7, 9)</text:p>
          </table:table-cell>
          <table:table-cell office:value-type="float" office:value="0.000236372369741912" calcext:value-type="float">
            <text:p>0.00023637236974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8.982602357864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666666666667" calcext:value-type="float">
            <text:p>97.4666666666667</text:p>
          </table:table-cell>
          <table:table-cell office:value-type="string" calcext:value-type="string">
            <text:p>(3, 5)</text:p>
          </table:table-cell>
          <table:table-cell office:value-type="float" office:value="0.000225571601673473" calcext:value-type="float">
            <text:p>0.00022557160167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9.4968538284301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666666666667" calcext:value-type="float">
            <text:p>98.8666666666667</text:p>
          </table:table-cell>
          <table:table-cell office:value-type="string" calcext:value-type="string">
            <text:p>(3, 5)</text:p>
          </table:table-cell>
          <table:table-cell office:value-type="float" office:value="0.000195017666372596" calcext:value-type="float">
            <text:p>0.00019501766637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42.524073123931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4" calcext:value-type="float">
            <text:p>98.4</text:p>
          </table:table-cell>
          <table:table-cell office:value-type="string" calcext:value-type="string">
            <text:p>(3, 5)</text:p>
          </table:table-cell>
          <table:table-cell office:value-type="float" office:value="0.000212460341951598" calcext:value-type="float">
            <text:p>0.00021246034195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2:1.65262413024902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" calcext:value-type="float">
            <text:p>100.2</text:p>
          </table:table-cell>
          <table:table-cell office:value-type="string" calcext:value-type="string">
            <text:p>(3, 5)</text:p>
          </table:table-cell>
          <table:table-cell office:value-type="float" office:value="0.000255225129273573" calcext:value-type="float">
            <text:p>0.00025522512927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00666666666666671" calcext:value-type="float">
            <text:p>0.006666666666667</text:p>
          </table:table-cell>
          <table:table-cell office:value-type="string" calcext:value-type="string">
            <text:p>00:01:37.293464899063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string" calcext:value-type="string">
            <text:p>(3, 5)</text:p>
          </table:table-cell>
          <table:table-cell office:value-type="float" office:value="0.00022287237351537" calcext:value-type="float">
            <text:p>0.00022287237351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3.462945699691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0666666666667" calcext:value-type="float">
            <text:p>96.0666666666667</text:p>
          </table:table-cell>
          <table:table-cell office:value-type="string" calcext:value-type="string">
            <text:p>(3, 5)</text:p>
          </table:table-cell>
          <table:table-cell office:value-type="float" office:value="0.00020721137604538" calcext:value-type="float">
            <text:p>0.0002072113760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2:11.7084505558013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66666666667" calcext:value-type="float">
            <text:p>101.266666666667</text:p>
          </table:table-cell>
          <table:table-cell office:value-type="string" calcext:value-type="string">
            <text:p>(3, 5)</text:p>
          </table:table-cell>
          <table:table-cell office:value-type="float" office:value="0.000236260270441712" calcext:value-type="float">
            <text:p>0.00023626027044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4.561077356338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066666666667" calcext:value-type="float">
            <text:p>100.066666666667</text:p>
          </table:table-cell>
          <table:table-cell office:value-type="string" calcext:value-type="string">
            <text:p>(3, 5)</text:p>
          </table:table-cell>
          <table:table-cell office:value-type="float" office:value="0.000213864531073304" calcext:value-type="float">
            <text:p>0.00021386453107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2:45.009530544281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533333333333" calcext:value-type="float">
            <text:p>100.533333333333</text:p>
          </table:table-cell>
          <table:table-cell office:value-type="string" calcext:value-type="string">
            <text:p>(3, 5)</text:p>
          </table:table-cell>
          <table:table-cell office:value-type="float" office:value="0.000205439521505347" calcext:value-type="float">
            <text:p>0.0002054395215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4.6023919582366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" calcext:value-type="float">
            <text:p>97.4</text:p>
          </table:table-cell>
          <table:table-cell office:value-type="string" calcext:value-type="string">
            <text:p>(3, 5)</text:p>
          </table:table-cell>
          <table:table-cell office:value-type="float" office:value="0.000268342455275553" calcext:value-type="float">
            <text:p>0.00026834245527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5.425301313400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8" calcext:value-type="float">
            <text:p>103.8</text:p>
          </table:table-cell>
          <table:table-cell office:value-type="string" calcext:value-type="string">
            <text:p>(3, 5)</text:p>
          </table:table-cell>
          <table:table-cell office:value-type="float" office:value="0.000224829007098991" calcext:value-type="float">
            <text:p>0.00022482900709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5.8347206115722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666666666667" calcext:value-type="float">
            <text:p>97.4666666666667</text:p>
          </table:table-cell>
          <table:table-cell office:value-type="string" calcext:value-type="string">
            <text:p>(3, 5)</text:p>
          </table:table-cell>
          <table:table-cell office:value-type="float" office:value="0.000201312925901256" calcext:value-type="float">
            <text:p>0.00020131292590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1.4417624473571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7333333333333" calcext:value-type="float">
            <text:p>96.7333333333333</text:p>
          </table:table-cell>
          <table:table-cell office:value-type="string" calcext:value-type="string">
            <text:p>(3, 5)</text:p>
          </table:table-cell>
          <table:table-cell office:value-type="float" office:value="0.000230900373266231" calcext:value-type="float">
            <text:p>0.00023090037326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4.737101078033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1333333333333" calcext:value-type="float">
            <text:p>98.1333333333333</text:p>
          </table:table-cell>
          <table:table-cell office:value-type="string" calcext:value-type="string">
            <text:p>(3, 5)</text:p>
          </table:table-cell>
          <table:table-cell office:value-type="float" office:value="0.000189561304012443" calcext:value-type="float">
            <text:p>0.00018956130401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30.77968430519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(3, 5)</text:p>
          </table:table-cell>
          <table:table-cell office:value-type="float" office:value="0.000193830440626526" calcext:value-type="float">
            <text:p>0.00019383044062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3.417913198471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(3, 5)</text:p>
          </table:table-cell>
          <table:table-cell office:value-type="float" office:value="0.000214154910489037" calcext:value-type="float">
            <text:p>0.00021415491048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21.831131219863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" calcext:value-type="float">
            <text:p>101.2</text:p>
          </table:table-cell>
          <table:table-cell office:value-type="string" calcext:value-type="string">
            <text:p>(3, 5)</text:p>
          </table:table-cell>
          <table:table-cell office:value-type="float" office:value="0.000235379761325446" calcext:value-type="float">
            <text:p>0.00023537976132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3.8199036121368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66666666667" calcext:value-type="float">
            <text:p>101.666666666667</text:p>
          </table:table-cell>
          <table:table-cell office:value-type="string" calcext:value-type="string">
            <text:p>(3, 5)</text:p>
          </table:table-cell>
          <table:table-cell office:value-type="float" office:value="0.000208593992851677" calcext:value-type="float">
            <text:p>0.00020859399285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6.5474839210510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2666666666667" calcext:value-type="float">
            <text:p>98.2666666666667</text:p>
          </table:table-cell>
          <table:table-cell office:value-type="string" calcext:value-type="string">
            <text:p>(3, 5)</text:p>
          </table:table-cell>
          <table:table-cell office:value-type="float" office:value="0.000213913602418511" calcext:value-type="float">
            <text:p>0.00021391360241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24.737231254577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666666666667" calcext:value-type="float">
            <text:p>103.666666666667</text:p>
          </table:table-cell>
          <table:table-cell office:value-type="string" calcext:value-type="string">
            <text:p>(3, 5)</text:p>
          </table:table-cell>
          <table:table-cell office:value-type="float" office:value="0.000246763699031505" calcext:value-type="float">
            <text:p>0.00024676369903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28.870080471038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0666666666667" calcext:value-type="float">
            <text:p>99.0666666666667</text:p>
          </table:table-cell>
          <table:table-cell office:value-type="string" calcext:value-type="string">
            <text:p>(3, 5)</text:p>
          </table:table-cell>
          <table:table-cell office:value-type="float" office:value="0.000212267762999244" calcext:value-type="float">
            <text:p>0.00021226776299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2.194084167480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3, 5)</text:p>
          </table:table-cell>
          <table:table-cell office:value-type="float" office:value="0.000273609793053944" calcext:value-type="float">
            <text:p>0.00027360979305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10.115528345108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4" calcext:value-type="float">
            <text:p>96.4</text:p>
          </table:table-cell>
          <table:table-cell office:value-type="string" calcext:value-type="string">
            <text:p>(3, 5)</text:p>
          </table:table-cell>
          <table:table-cell office:value-type="float" office:value="0.000196299974476689" calcext:value-type="float">
            <text:p>0.0001962999744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41.94093084335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string" calcext:value-type="string">
            <text:p>(3, 5)</text:p>
          </table:table-cell>
          <table:table-cell office:value-type="float" office:value="0.000247316925759144" calcext:value-type="float">
            <text:p>0.00024731692575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47.880499124526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9333333333333" calcext:value-type="float">
            <text:p>97.9333333333333</text:p>
          </table:table-cell>
          <table:table-cell office:value-type="string" calcext:value-type="string">
            <text:p>(3, 5)</text:p>
          </table:table-cell>
          <table:table-cell office:value-type="float" office:value="0.000247111578232819" calcext:value-type="float">
            <text:p>0.00024711157823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9.4266033172607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6.333333333333" calcext:value-type="float">
            <text:p>106.333333333333</text:p>
          </table:table-cell>
          <table:table-cell office:value-type="string" calcext:value-type="string">
            <text:p>(3, 5)</text:p>
          </table:table-cell>
          <table:table-cell office:value-type="float" office:value="0.00023497409844937" calcext:value-type="float">
            <text:p>0.00023497409844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37.97714042663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9333333333333" calcext:value-type="float">
            <text:p>95.9333333333333</text:p>
          </table:table-cell>
          <table:table-cell office:value-type="string" calcext:value-type="string">
            <text:p>(3, 5)</text:p>
          </table:table-cell>
          <table:table-cell office:value-type="float" office:value="0.000212479202479532" calcext:value-type="float">
            <text:p>0.0002124792024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3.118516683578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3, 5)</text:p>
          </table:table-cell>
          <table:table-cell office:value-type="float" office:value="0.000269084969688135" calcext:value-type="float">
            <text:p>0.00026908496968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5.2071497440338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2666666666667" calcext:value-type="float">
            <text:p>98.2666666666667</text:p>
          </table:table-cell>
          <table:table-cell office:value-type="string" calcext:value-type="string">
            <text:p>(3, 5)</text:p>
          </table:table-cell>
          <table:table-cell office:value-type="float" office:value="0.000272307738207493" calcext:value-type="float">
            <text:p>0.00027230773820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2:29.584645032882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333333333333" calcext:value-type="float">
            <text:p>103.333333333333</text:p>
          </table:table-cell>
          <table:table-cell office:value-type="string" calcext:value-type="string">
            <text:p>(3, 5)</text:p>
          </table:table-cell>
          <table:table-cell office:value-type="float" office:value="0.000225631882514379" calcext:value-type="float">
            <text:p>0.00022563188251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7.570683479309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5.2" calcext:value-type="float">
            <text:p>105.2</text:p>
          </table:table-cell>
          <table:table-cell office:value-type="string" calcext:value-type="string">
            <text:p>(1, 3)</text:p>
          </table:table-cell>
          <table:table-cell office:value-type="float" office:value="0.000141367889144757" calcext:value-type="float">
            <text:p>0.0001413678891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4.977934360504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266666666667" calcext:value-type="float">
            <text:p>103.266666666667</text:p>
          </table:table-cell>
          <table:table-cell office:value-type="string" calcext:value-type="string">
            <text:p>(1, 3)</text:p>
          </table:table-cell>
          <table:table-cell office:value-type="float" office:value="0.000174352670459271" calcext:value-type="float">
            <text:p>0.00017435267045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2:38.227213382720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" calcext:value-type="float">
            <text:p>101.4</text:p>
          </table:table-cell>
          <table:table-cell office:value-type="string" calcext:value-type="string">
            <text:p>(1, 3)</text:p>
          </table:table-cell>
          <table:table-cell office:value-type="float" office:value="0.00015311227858845" calcext:value-type="float">
            <text:p>0.00015311227858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51.6837089061737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6" calcext:value-type="float">
            <text:p>96.6</text:p>
          </table:table-cell>
          <table:table-cell office:value-type="string" calcext:value-type="string">
            <text:p>(1, 3)</text:p>
          </table:table-cell>
          <table:table-cell office:value-type="float" office:value="0.000116148388250406" calcext:value-type="float">
            <text:p>0.0001161483882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25.773157835006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4666666666667" calcext:value-type="float">
            <text:p>96.4666666666667</text:p>
          </table:table-cell>
          <table:table-cell office:value-type="string" calcext:value-type="string">
            <text:p>(1, 3)</text:p>
          </table:table-cell>
          <table:table-cell office:value-type="float" office:value="0.000101113803228739" calcext:value-type="float">
            <text:p>0.00010111380322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9.375305414199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933333333333" calcext:value-type="float">
            <text:p>100.933333333333</text:p>
          </table:table-cell>
          <table:table-cell office:value-type="string" calcext:value-type="string">
            <text:p>(1, 3)</text:p>
          </table:table-cell>
          <table:table-cell office:value-type="float" office:value="0.000145034813560659" calcext:value-type="float">
            <text:p>0.00014503481356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00666666666666671" calcext:value-type="float">
            <text:p>0.006666666666667</text:p>
          </table:table-cell>
          <table:table-cell office:value-type="string" calcext:value-type="string">
            <text:p>00:01:47.11855435371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66666666667" calcext:value-type="float">
            <text:p>100.266666666667</text:p>
          </table:table-cell>
          <table:table-cell office:value-type="string" calcext:value-type="string">
            <text:p>(1, 3)</text:p>
          </table:table-cell>
          <table:table-cell office:value-type="float" office:value="0.000138193969695074" calcext:value-type="float">
            <text:p>0.00013819396969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32.1504662036895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5.666666666667" calcext:value-type="float">
            <text:p>105.666666666667</text:p>
          </table:table-cell>
          <table:table-cell office:value-type="string" calcext:value-type="string">
            <text:p>(1, 3)</text:p>
          </table:table-cell>
          <table:table-cell office:value-type="float" office:value="0.000140882780335395" calcext:value-type="float">
            <text:p>0.00014088278033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57.382022619247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1, 3)</text:p>
          </table:table-cell>
          <table:table-cell office:value-type="float" office:value="0.000102989504230786" calcext:value-type="float">
            <text:p>0.00010298950423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27.0596568584442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(1, 3)</text:p>
          </table:table-cell>
          <table:table-cell office:value-type="float" office:value="0.000131527666593066" calcext:value-type="float">
            <text:p>0.00013152766659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2:39.123904466629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1, 3)</text:p>
          </table:table-cell>
          <table:table-cell office:value-type="float" office:value="0.000164542367500881" calcext:value-type="float">
            <text:p>0.00016454236750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2:32.354255199432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266666666667" calcext:value-type="float">
            <text:p>103.266666666667</text:p>
          </table:table-cell>
          <table:table-cell office:value-type="string" calcext:value-type="string">
            <text:p>(1, 3)</text:p>
          </table:table-cell>
          <table:table-cell office:value-type="float" office:value="0.000144647353159525" calcext:value-type="float">
            <text:p>0.0001446473531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-0.0333333333333333" calcext:value-type="float">
            <text:p>-0.033333333333333</text:p>
          </table:table-cell>
          <table:table-cell office:value-type="string" calcext:value-type="string">
            <text:p>00:02:33.791742086410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1, 3)</text:p>
          </table:table-cell>
          <table:table-cell office:value-type="float" office:value="0.000147495997561913" calcext:value-type="float">
            <text:p>0.00014749599756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0266666666666666" calcext:value-type="float">
            <text:p>0.026666666666667</text:p>
          </table:table-cell>
          <table:table-cell office:value-type="string" calcext:value-type="string">
            <text:p>00:02:42.24840688705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0666666666667" calcext:value-type="float">
            <text:p>98.0666666666667</text:p>
          </table:table-cell>
          <table:table-cell office:value-type="string" calcext:value-type="string">
            <text:p>(1, 3)</text:p>
          </table:table-cell>
          <table:table-cell office:value-type="float" office:value="0.000108313362005363" calcext:value-type="float">
            <text:p>0.0001083133620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50.964864969253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533333333333" calcext:value-type="float">
            <text:p>104.533333333333</text:p>
          </table:table-cell>
          <table:table-cell office:value-type="string" calcext:value-type="string">
            <text:p>(1, 3)</text:p>
          </table:table-cell>
          <table:table-cell office:value-type="float" office:value="0.000151519468362796" calcext:value-type="float">
            <text:p>0.00015151946836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2:39.037045955657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6666666666667" calcext:value-type="float">
            <text:p>98.6666666666667</text:p>
          </table:table-cell>
          <table:table-cell office:value-type="string" calcext:value-type="string">
            <text:p>(1, 3)</text:p>
          </table:table-cell>
          <table:table-cell office:value-type="float" office:value="0.000141971429824425" calcext:value-type="float">
            <text:p>0.00014197142982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2:28.025447368621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1, 3)</text:p>
          </table:table-cell>
          <table:table-cell office:value-type="float" office:value="0.000117638436666128" calcext:value-type="float">
            <text:p>0.00011763843666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3.8070187568664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(1, 3)</text:p>
          </table:table-cell>
          <table:table-cell office:value-type="float" office:value="0.000167317377319303" calcext:value-type="float">
            <text:p>0.00016731737731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2:33.7828035354614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" calcext:value-type="float">
            <text:p>99.4</text:p>
          </table:table-cell>
          <table:table-cell office:value-type="string" calcext:value-type="string">
            <text:p>(1, 3)</text:p>
          </table:table-cell>
          <table:table-cell office:value-type="float" office:value="0.000153455810990178" calcext:value-type="float">
            <text:p>0.0001534558109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30.928668022155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66666666667" calcext:value-type="float">
            <text:p>102.266666666667</text:p>
          </table:table-cell>
          <table:table-cell office:value-type="string" calcext:value-type="string">
            <text:p>(1, 3)</text:p>
          </table:table-cell>
          <table:table-cell office:value-type="float" office:value="0.000162196003078497" calcext:value-type="float">
            <text:p>0.00016219600307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2:35.1394667625427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string" calcext:value-type="string">
            <text:p>(1, 3)</text:p>
          </table:table-cell>
          <table:table-cell office:value-type="float" office:value="0.000141165528782201" calcext:value-type="float">
            <text:p>0.00014116552878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35.041934490203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666666666667" calcext:value-type="float">
            <text:p>99.6666666666667</text:p>
          </table:table-cell>
          <table:table-cell office:value-type="string" calcext:value-type="string">
            <text:p>(1, 3)</text:p>
          </table:table-cell>
          <table:table-cell office:value-type="float" office:value="0.000151542784797677" calcext:value-type="float">
            <text:p>0.00015154278479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0:02:31.0236587524414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733333333333" calcext:value-type="float">
            <text:p>101.733333333333</text:p>
          </table:table-cell>
          <table:table-cell office:value-type="string" calcext:value-type="string">
            <text:p>(1, 3)</text:p>
          </table:table-cell>
          <table:table-cell office:value-type="float" office:value="0.000171646508155533" calcext:value-type="float">
            <text:p>0.00017164650815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7.911266565322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1333333333333" calcext:value-type="float">
            <text:p>98.1333333333333</text:p>
          </table:table-cell>
          <table:table-cell office:value-type="string" calcext:value-type="string">
            <text:p>(1, 3)</text:p>
          </table:table-cell>
          <table:table-cell office:value-type="float" office:value="0.000107567720955761" calcext:value-type="float">
            <text:p>0.00010756772095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13.9330165386199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1, 3)</text:p>
          </table:table-cell>
          <table:table-cell office:value-type="float" office:value="0.000138832064381953" calcext:value-type="float">
            <text:p>0.00013883206438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2:22.8481583595275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string" calcext:value-type="string">
            <text:p>(1, 3)</text:p>
          </table:table-cell>
          <table:table-cell office:value-type="float" office:value="0.000105813417175227" calcext:value-type="float">
            <text:p>0.00010581341717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6.238804340362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666666666667" calcext:value-type="float">
            <text:p>99.4666666666667</text:p>
          </table:table-cell>
          <table:table-cell office:value-type="string" calcext:value-type="string">
            <text:p>(1, 3)</text:p>
          </table:table-cell>
          <table:table-cell office:value-type="float" office:value="0.000124386661582631" calcext:value-type="float">
            <text:p>0.00012438666158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8" calcext:value-type="float">
            <text:p>0.88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2:25.0151970386505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66666666667" calcext:value-type="float">
            <text:p>100.266666666667</text:p>
          </table:table-cell>
          <table:table-cell office:value-type="string" calcext:value-type="string">
            <text:p>(1, 3)</text:p>
          </table:table-cell>
          <table:table-cell office:value-type="float" office:value="0.000141754884521111" calcext:value-type="float">
            <text:p>0.00014175488452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3.18267512321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string" calcext:value-type="string">
            <text:p>(1, 3)</text:p>
          </table:table-cell>
          <table:table-cell office:value-type="float" office:value="0.000143211482267849" calcext:value-type="float">
            <text:p>0.0001432114822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35.892488479614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066666666667" calcext:value-type="float">
            <text:p>102.066666666667</text:p>
          </table:table-cell>
          <table:table-cell office:value-type="string" calcext:value-type="string">
            <text:p>(1, 3)</text:p>
          </table:table-cell>
          <table:table-cell office:value-type="float" office:value="0.000127376273197065" calcext:value-type="float">
            <text:p>0.00012737627319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57.729914903640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8666666666667" calcext:value-type="float">
            <text:p>97.8666666666667</text:p>
          </table:table-cell>
          <table:table-cell office:value-type="string" calcext:value-type="string">
            <text:p>(3, 5)</text:p>
          </table:table-cell>
          <table:table-cell office:value-type="float" office:value="0.000198545797072031" calcext:value-type="float">
            <text:p>0.00019854579707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2:51.6995427608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string" calcext:value-type="string">
            <text:p>(3, 5)</text:p>
          </table:table-cell>
          <table:table-cell office:value-type="float" office:value="0.00024300757378636" calcext:value-type="float">
            <text:p>0.00024300757378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27.4086291790008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866666666667" calcext:value-type="float">
            <text:p>101.866666666667</text:p>
          </table:table-cell>
          <table:table-cell office:value-type="string" calcext:value-type="string">
            <text:p>(3, 5)</text:p>
          </table:table-cell>
          <table:table-cell office:value-type="float" office:value="0.000222861746650383" calcext:value-type="float">
            <text:p>0.0002228617466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1:38.115183591842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4" calcext:value-type="float">
            <text:p>102.4</text:p>
          </table:table-cell>
          <table:table-cell office:value-type="string" calcext:value-type="string">
            <text:p>(3, 5)</text:p>
          </table:table-cell>
          <table:table-cell office:value-type="float" office:value="0.000223481562756581" calcext:value-type="float">
            <text:p>0.00022348156275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11.8288578987121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2" calcext:value-type="float">
            <text:p>97.2</text:p>
          </table:table-cell>
          <table:table-cell office:value-type="string" calcext:value-type="string">
            <text:p>(3, 5)</text:p>
          </table:table-cell>
          <table:table-cell office:value-type="float" office:value="0.000202554816483361" calcext:value-type="float">
            <text:p>0.00020255481648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1:32.984059810638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string" calcext:value-type="string">
            <text:p>(3, 5)</text:p>
          </table:table-cell>
          <table:table-cell office:value-type="float" office:value="0.000227763140223066" calcext:value-type="float">
            <text:p>0.00022776314022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9.450686216354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" calcext:value-type="float">
            <text:p>99.4</text:p>
          </table:table-cell>
          <table:table-cell office:value-type="string" calcext:value-type="string">
            <text:p>(3, 5)</text:p>
          </table:table-cell>
          <table:table-cell office:value-type="float" office:value="0.000179688128907437" calcext:value-type="float">
            <text:p>0.00017968812890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9.9013047218322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string" calcext:value-type="string">
            <text:p>(3, 5)</text:p>
          </table:table-cell>
          <table:table-cell office:value-type="float" office:value="0.000210819044673162" calcext:value-type="float">
            <text:p>0.00021081904467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52.90524244308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933333333333" calcext:value-type="float">
            <text:p>102.933333333333</text:p>
          </table:table-cell>
          <table:table-cell office:value-type="string" calcext:value-type="string">
            <text:p>(3, 5)</text:p>
          </table:table-cell>
          <table:table-cell office:value-type="float" office:value="0.000234711186360992" calcext:value-type="float">
            <text:p>0.00023471118636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1.0761857032775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933333333333" calcext:value-type="float">
            <text:p>100.933333333333</text:p>
          </table:table-cell>
          <table:table-cell office:value-type="string" calcext:value-type="string">
            <text:p>(3, 5)</text:p>
          </table:table-cell>
          <table:table-cell office:value-type="float" office:value="0.000221725869098194" calcext:value-type="float">
            <text:p>0.00022172586909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5.687670707702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string" calcext:value-type="string">
            <text:p>(3, 5)</text:p>
          </table:table-cell>
          <table:table-cell office:value-type="float" office:value="0.000209838981886629" calcext:value-type="float">
            <text:p>0.00020983898188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2:9.4900436401367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" calcext:value-type="float">
            <text:p>100.2</text:p>
          </table:table-cell>
          <table:table-cell office:value-type="string" calcext:value-type="string">
            <text:p>(3, 5)</text:p>
          </table:table-cell>
          <table:table-cell office:value-type="float" office:value="0.00022480214017034" calcext:value-type="float">
            <text:p>0.000224802140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0:02:21.7754225730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3, 5)</text:p>
          </table:table-cell>
          <table:table-cell office:value-type="float" office:value="0.000217866119745458" calcext:value-type="float">
            <text:p>0.0002178661197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0:56.491457939147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" calcext:value-type="float">
            <text:p>101.6</text:p>
          </table:table-cell>
          <table:table-cell office:value-type="string" calcext:value-type="string">
            <text:p>(3, 5)</text:p>
          </table:table-cell>
          <table:table-cell office:value-type="float" office:value="0.000197123439688982" calcext:value-type="float">
            <text:p>0.00019712343968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546666666666667" calcext:value-type="float">
            <text:p>0.546666666666667</text:p>
          </table:table-cell>
          <table:table-cell office:value-type="string" calcext:value-type="string">
            <text:p>00:01:14.318124294281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9333333333333" calcext:value-type="float">
            <text:p>99.9333333333333</text:p>
          </table:table-cell>
          <table:table-cell office:value-type="string" calcext:value-type="string">
            <text:p>(3, 5)</text:p>
          </table:table-cell>
          <table:table-cell office:value-type="float" office:value="0.000271509003347881" calcext:value-type="float">
            <text:p>0.00027150900334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8.4117863178253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66666666667" calcext:value-type="float">
            <text:p>100.866666666667</text:p>
          </table:table-cell>
          <table:table-cell office:value-type="string" calcext:value-type="string">
            <text:p>(3, 5)</text:p>
          </table:table-cell>
          <table:table-cell office:value-type="float" office:value="0.000198439973674648" calcext:value-type="float">
            <text:p>0.00019843997367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5.4808781147003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5333333333333" calcext:value-type="float">
            <text:p>98.5333333333333</text:p>
          </table:table-cell>
          <table:table-cell office:value-type="string" calcext:value-type="string">
            <text:p>(3, 5)</text:p>
          </table:table-cell>
          <table:table-cell office:value-type="float" office:value="0.000194054683090873" calcext:value-type="float">
            <text:p>0.00019405468309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3:21.14219331741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6666666666667" calcext:value-type="float">
            <text:p>98.6666666666667</text:p>
          </table:table-cell>
          <table:table-cell office:value-type="string" calcext:value-type="string">
            <text:p>(3, 5)</text:p>
          </table:table-cell>
          <table:table-cell office:value-type="float" office:value="0.000235057371147207" calcext:value-type="float">
            <text:p>0.0002350573711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8.4811174869537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933333333333" calcext:value-type="float">
            <text:p>101.933333333333</text:p>
          </table:table-cell>
          <table:table-cell office:value-type="string" calcext:value-type="string">
            <text:p>(3, 5)</text:p>
          </table:table-cell>
          <table:table-cell office:value-type="float" office:value="0.000245005408072269" calcext:value-type="float">
            <text:p>0.00024500540807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9.6183540821075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3, 5)</text:p>
          </table:table-cell>
          <table:table-cell office:value-type="float" office:value="0.000244151193086044" calcext:value-type="float">
            <text:p>0.00024415119308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36.195129156112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3, 5)</text:p>
          </table:table-cell>
          <table:table-cell office:value-type="float" office:value="0.000219526018600388" calcext:value-type="float">
            <text:p>0.000219526018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8.30419397354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66666666667" calcext:value-type="float">
            <text:p>101.466666666667</text:p>
          </table:table-cell>
          <table:table-cell office:value-type="string" calcext:value-type="string">
            <text:p>(3, 5)</text:p>
          </table:table-cell>
          <table:table-cell office:value-type="float" office:value="0.000201725316934608" calcext:value-type="float">
            <text:p>0.00020172531693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0:54.842515468597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" calcext:value-type="float">
            <text:p>100.2</text:p>
          </table:table-cell>
          <table:table-cell office:value-type="string" calcext:value-type="string">
            <text:p>(3, 5)</text:p>
          </table:table-cell>
          <table:table-cell office:value-type="float" office:value="0.000206392635094514" calcext:value-type="float">
            <text:p>0.00020639263509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50.0250015258789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4" calcext:value-type="float">
            <text:p>96.4</text:p>
          </table:table-cell>
          <table:table-cell office:value-type="string" calcext:value-type="string">
            <text:p>(3, 5)</text:p>
          </table:table-cell>
          <table:table-cell office:value-type="float" office:value="0.000230269382160997" calcext:value-type="float">
            <text:p>0.00023026938216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47.2282304763793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(3, 5)</text:p>
          </table:table-cell>
          <table:table-cell office:value-type="float" office:value="0.000190051567070175" calcext:value-type="float">
            <text:p>0.0001900515670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9.110627889633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8" calcext:value-type="float">
            <text:p>96.8</text:p>
          </table:table-cell>
          <table:table-cell office:value-type="string" calcext:value-type="string">
            <text:p>(3, 5)</text:p>
          </table:table-cell>
          <table:table-cell office:value-type="float" office:value="0.000180136666213309" calcext:value-type="float">
            <text:p>0.00018013666621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9.4155929088592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66666666667" calcext:value-type="float">
            <text:p>101.466666666667</text:p>
          </table:table-cell>
          <table:table-cell office:value-type="string" calcext:value-type="string">
            <text:p>(3, 5)</text:p>
          </table:table-cell>
          <table:table-cell office:value-type="float" office:value="0.000236226629059404" calcext:value-type="float">
            <text:p>0.00023622662905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17.315835714340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2" calcext:value-type="float">
            <text:p>98.2</text:p>
          </table:table-cell>
          <table:table-cell office:value-type="string" calcext:value-type="string">
            <text:p>(3, 5)</text:p>
          </table:table-cell>
          <table:table-cell office:value-type="float" office:value="0.000242735756543995" calcext:value-type="float">
            <text:p>0.00024273575654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30.7433729171752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1333333333334" calcext:value-type="float">
            <text:p>97.1333333333334</text:p>
          </table:table-cell>
          <table:table-cell office:value-type="string" calcext:value-type="string">
            <text:p>(3, 5)</text:p>
          </table:table-cell>
          <table:table-cell office:value-type="float" office:value="0.000228133344106564" calcext:value-type="float">
            <text:p>0.00022813334410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1.8532993793487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4666666666667" calcext:value-type="float">
            <text:p>98.4666666666667</text:p>
          </table:table-cell>
          <table:table-cell office:value-type="string" calcext:value-type="string">
            <text:p>(3, 5)</text:p>
          </table:table-cell>
          <table:table-cell office:value-type="float" office:value="0.000235754813434252" calcext:value-type="float">
            <text:p>0.00023575481343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2:9.4280188083648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9333333333333" calcext:value-type="float">
            <text:p>99.9333333333333</text:p>
          </table:table-cell>
          <table:table-cell office:value-type="string" calcext:value-type="string">
            <text:p>(1, 3)</text:p>
          </table:table-cell>
          <table:table-cell office:value-type="float" office:value="0.000106829684115475" calcext:value-type="float">
            <text:p>0.00010682968411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22.864340543746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(1, 3)</text:p>
          </table:table-cell>
          <table:table-cell office:value-type="float" office:value="0.000150739940517805" calcext:value-type="float">
            <text:p>0.00015073994051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2:8.0903537273406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4.2666666666667" calcext:value-type="float">
            <text:p>94.2666666666667</text:p>
          </table:table-cell>
          <table:table-cell office:value-type="string" calcext:value-type="string">
            <text:p>(1, 3)</text:p>
          </table:table-cell>
          <table:table-cell office:value-type="float" office:value="0.000160048704422044" calcext:value-type="float">
            <text:p>0.00016004870442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string" calcext:value-type="string">
            <text:p>00:02:5.4385564327239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2" calcext:value-type="float">
            <text:p>98.2</text:p>
          </table:table-cell>
          <table:table-cell office:value-type="string" calcext:value-type="string">
            <text:p>(1, 3)</text:p>
          </table:table-cell>
          <table:table-cell office:value-type="float" office:value="0.000122985274537476" calcext:value-type="float">
            <text:p>0.00012298527453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2:6.4118666648864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6" calcext:value-type="float">
            <text:p>100.6</text:p>
          </table:table-cell>
          <table:table-cell office:value-type="string" calcext:value-type="string">
            <text:p>(1, 3)</text:p>
          </table:table-cell>
          <table:table-cell office:value-type="float" office:value="0.00013808297111761" calcext:value-type="float">
            <text:p>0.00013808297111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22.0533680915832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0666666666667" calcext:value-type="float">
            <text:p>96.0666666666667</text:p>
          </table:table-cell>
          <table:table-cell office:value-type="string" calcext:value-type="string">
            <text:p>(1, 3)</text:p>
          </table:table-cell>
          <table:table-cell office:value-type="float" office:value="0.000154879969107734" calcext:value-type="float">
            <text:p>0.00015487996910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0:52.546787500381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333333333333" calcext:value-type="float">
            <text:p>101.333333333333</text:p>
          </table:table-cell>
          <table:table-cell office:value-type="string" calcext:value-type="string">
            <text:p>(1, 3)</text:p>
          </table:table-cell>
          <table:table-cell office:value-type="float" office:value="0.000135396521822992" calcext:value-type="float">
            <text:p>0.00013539652182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2:16.5855512619018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533333333333" calcext:value-type="float">
            <text:p>100.533333333333</text:p>
          </table:table-cell>
          <table:table-cell office:value-type="string" calcext:value-type="string">
            <text:p>(1, 3)</text:p>
          </table:table-cell>
          <table:table-cell office:value-type="float" office:value="0.000150852511722173" calcext:value-type="float">
            <text:p>0.00015085251172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2:18.9981074333190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666666666667" calcext:value-type="float">
            <text:p>98.8666666666667</text:p>
          </table:table-cell>
          <table:table-cell office:value-type="string" calcext:value-type="string">
            <text:p>(1, 3)</text:p>
          </table:table-cell>
          <table:table-cell office:value-type="float" office:value="0.000107477510782416" calcext:value-type="float">
            <text:p>0.00010747751078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2.853659152984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666666666667" calcext:value-type="float">
            <text:p>99.2666666666667</text:p>
          </table:table-cell>
          <table:table-cell office:value-type="string" calcext:value-type="string">
            <text:p>(1, 3)</text:p>
          </table:table-cell>
          <table:table-cell office:value-type="float" office:value="0.000145931596596311" calcext:value-type="float">
            <text:p>0.00014593159659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50.6223130226135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1333333333333" calcext:value-type="float">
            <text:p>95.1333333333333</text:p>
          </table:table-cell>
          <table:table-cell office:value-type="string" calcext:value-type="string">
            <text:p>(1, 3)</text:p>
          </table:table-cell>
          <table:table-cell office:value-type="float" office:value="0.00013610956097979" calcext:value-type="float">
            <text:p>0.0001361095609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40.031947851181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(1, 3)</text:p>
          </table:table-cell>
          <table:table-cell office:value-type="float" office:value="0.000157414126115489" calcext:value-type="float">
            <text:p>0.00015741412611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0.3188266754150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(1, 3)</text:p>
          </table:table-cell>
          <table:table-cell office:value-type="float" office:value="0.000151576961543105" calcext:value-type="float">
            <text:p>0.00015157696154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1.232979297637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666666666667" calcext:value-type="float">
            <text:p>98.8666666666667</text:p>
          </table:table-cell>
          <table:table-cell office:value-type="string" calcext:value-type="string">
            <text:p>(1, 3)</text:p>
          </table:table-cell>
          <table:table-cell office:value-type="float" office:value="0.000149022177374571" calcext:value-type="float">
            <text:p>0.00014902217737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2:3.8868062496185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066666666667" calcext:value-type="float">
            <text:p>102.066666666667</text:p>
          </table:table-cell>
          <table:table-cell office:value-type="string" calcext:value-type="string">
            <text:p>(1, 3)</text:p>
          </table:table-cell>
          <table:table-cell office:value-type="float" office:value="0.000134579797888456" calcext:value-type="float">
            <text:p>0.00013457979788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8.7449672222137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666666666667" calcext:value-type="float">
            <text:p>99.6666666666667</text:p>
          </table:table-cell>
          <table:table-cell office:value-type="string" calcext:value-type="string">
            <text:p>(1, 3)</text:p>
          </table:table-cell>
          <table:table-cell office:value-type="float" office:value="0.000179064621169507" calcext:value-type="float">
            <text:p>0.000179064621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19.7695536613464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7333333333333" calcext:value-type="float">
            <text:p>99.7333333333333</text:p>
          </table:table-cell>
          <table:table-cell office:value-type="string" calcext:value-type="string">
            <text:p>(1, 3)</text:p>
          </table:table-cell>
          <table:table-cell office:value-type="float" office:value="0.00012567289949766" calcext:value-type="float">
            <text:p>0.00012567289949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2:9.8241412639617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733333333333" calcext:value-type="float">
            <text:p>103.733333333333</text:p>
          </table:table-cell>
          <table:table-cell office:value-type="string" calcext:value-type="string">
            <text:p>(1, 3)</text:p>
          </table:table-cell>
          <table:table-cell office:value-type="float" office:value="0.000112083909784461" calcext:value-type="float">
            <text:p>0.00011208390978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6.5166749954223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6" calcext:value-type="float">
            <text:p>100.6</text:p>
          </table:table-cell>
          <table:table-cell office:value-type="string" calcext:value-type="string">
            <text:p>(1, 3)</text:p>
          </table:table-cell>
          <table:table-cell office:value-type="float" office:value="0.000152489700644732" calcext:value-type="float">
            <text:p>0.0001524897006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21.2064282894134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2666666666667" calcext:value-type="float">
            <text:p>96.2666666666667</text:p>
          </table:table-cell>
          <table:table-cell office:value-type="string" calcext:value-type="string">
            <text:p>(1, 3)</text:p>
          </table:table-cell>
          <table:table-cell office:value-type="float" office:value="0.00014615416831411" calcext:value-type="float">
            <text:p>0.00014615416831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57.483757495880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9333333333333" calcext:value-type="float">
            <text:p>96.9333333333333</text:p>
          </table:table-cell>
          <table:table-cell office:value-type="string" calcext:value-type="string">
            <text:p>(1, 3)</text:p>
          </table:table-cell>
          <table:table-cell office:value-type="float" office:value="0.000145512704951536" calcext:value-type="float">
            <text:p>0.00014551270495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55.5914266109466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" calcext:value-type="float">
            <text:p>100.4</text:p>
          </table:table-cell>
          <table:table-cell office:value-type="string" calcext:value-type="string">
            <text:p>(1, 3)</text:p>
          </table:table-cell>
          <table:table-cell office:value-type="float" office:value="0.00015731004428531" calcext:value-type="float">
            <text:p>0.00015731004428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38.7318582534790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5333333333333" calcext:value-type="float">
            <text:p>98.5333333333333</text:p>
          </table:table-cell>
          <table:table-cell office:value-type="string" calcext:value-type="string">
            <text:p>(1, 3)</text:p>
          </table:table-cell>
          <table:table-cell office:value-type="float" office:value="0.000147617143781612" calcext:value-type="float">
            <text:p>0.00014761714378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58.3811445236206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5333333333333" calcext:value-type="float">
            <text:p>95.5333333333333</text:p>
          </table:table-cell>
          <table:table-cell office:value-type="string" calcext:value-type="string">
            <text:p>(1, 3)</text:p>
          </table:table-cell>
          <table:table-cell office:value-type="float" office:value="0.000151938800601429" calcext:value-type="float">
            <text:p>0.00015193880060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3.0319733619689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5333333333333" calcext:value-type="float">
            <text:p>96.5333333333333</text:p>
          </table:table-cell>
          <table:table-cell office:value-type="string" calcext:value-type="string">
            <text:p>(1, 3)</text:p>
          </table:table-cell>
          <table:table-cell office:value-type="float" office:value="0.000128564789328991" calcext:value-type="float">
            <text:p>0.00012856478932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2:23.841830730438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1333333333333" calcext:value-type="float">
            <text:p>99.1333333333333</text:p>
          </table:table-cell>
          <table:table-cell office:value-type="string" calcext:value-type="string">
            <text:p>(1, 3)</text:p>
          </table:table-cell>
          <table:table-cell office:value-type="float" office:value="0.000135562942602284" calcext:value-type="float">
            <text:p>0.00013556294260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34.7901360988616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533333333333" calcext:value-type="float">
            <text:p>103.533333333333</text:p>
          </table:table-cell>
          <table:table-cell office:value-type="string" calcext:value-type="string">
            <text:p>(1, 3)</text:p>
          </table:table-cell>
          <table:table-cell office:value-type="float" office:value="0.00012008563847661" calcext:value-type="float">
            <text:p>0.00012008563847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35.4191958904266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1, 3)</text:p>
          </table:table-cell>
          <table:table-cell office:value-type="float" office:value="0.0001460541088338" calcext:value-type="float">
            <text:p>0.00014605410883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46.975776672363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7333333333333" calcext:value-type="float">
            <text:p>97.7333333333333</text:p>
          </table:table-cell>
          <table:table-cell office:value-type="string" calcext:value-type="string">
            <text:p>(1, 3)</text:p>
          </table:table-cell>
          <table:table-cell office:value-type="float" office:value="0.000136457124564259" calcext:value-type="float">
            <text:p>0.00013645712456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3.783099651336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9333333333333" calcext:value-type="float">
            <text:p>98.9333333333333</text:p>
          </table:table-cell>
          <table:table-cell office:value-type="string" calcext:value-type="string">
            <text:p>(1, 3)</text:p>
          </table:table-cell>
          <table:table-cell office:value-type="float" office:value="0.000137283389210175" calcext:value-type="float">
            <text:p>0.0001372833892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1.0538177490234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666666666667" calcext:value-type="float">
            <text:p>99.4666666666667</text:p>
          </table:table-cell>
          <table:table-cell office:value-type="string" calcext:value-type="string">
            <text:p>(1, 3)</text:p>
          </table:table-cell>
          <table:table-cell office:value-type="float" office:value="0.000114283966911831" calcext:value-type="float">
            <text:p>0.00011428396691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-0.0533333333333334" calcext:value-type="float">
            <text:p>-0.053333333333333</text:p>
          </table:table-cell>
          <table:table-cell office:value-type="string" calcext:value-type="string">
            <text:p>00:02:19.3795518875122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5.266666666667" calcext:value-type="float">
            <text:p>105.266666666667</text:p>
          </table:table-cell>
          <table:table-cell office:value-type="string" calcext:value-type="string">
            <text:p>(1, 3)</text:p>
          </table:table-cell>
          <table:table-cell office:value-type="float" office:value="0.000118179974435556" calcext:value-type="float">
            <text:p>0.00011817997443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-0.0133333333333333" calcext:value-type="float">
            <text:p>-0.013333333333333</text:p>
          </table:table-cell>
          <table:table-cell office:value-type="string" calcext:value-type="string">
            <text:p>00:02:27.5426378250122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333333333333" calcext:value-type="float">
            <text:p>102.333333333333</text:p>
          </table:table-cell>
          <table:table-cell office:value-type="string" calcext:value-type="string">
            <text:p>(1, 3)</text:p>
          </table:table-cell>
          <table:table-cell office:value-type="float" office:value="0.000136131522762452" calcext:value-type="float">
            <text:p>0.00013613152276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6666666666667" calcext:value-type="float">
            <text:p>0.106666666666667</text:p>
          </table:table-cell>
          <table:table-cell office:value-type="string" calcext:value-type="string">
            <text:p>00:02:9.7769224643707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9.866666666667" calcext:value-type="float">
            <text:p>109.866666666667</text:p>
          </table:table-cell>
          <table:table-cell office:value-type="string" calcext:value-type="string">
            <text:p>(1, 3)</text:p>
          </table:table-cell>
          <table:table-cell office:value-type="float" office:value="0.000138389866031131" calcext:value-type="float">
            <text:p>0.00013838986603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2:22.7296631336212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" calcext:value-type="float">
            <text:p>100.4</text:p>
          </table:table-cell>
          <table:table-cell office:value-type="string" calcext:value-type="string">
            <text:p>(1, 3)</text:p>
          </table:table-cell>
          <table:table-cell office:value-type="float" office:value="0.000134940208893107" calcext:value-type="float">
            <text:p>0.00013494020889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2:7.6555235385894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333333333333" calcext:value-type="float">
            <text:p>104.333333333333</text:p>
          </table:table-cell>
          <table:table-cell office:value-type="string" calcext:value-type="string">
            <text:p>(1, 3)</text:p>
          </table:table-cell>
          <table:table-cell office:value-type="float" office:value="0.000166369749785152" calcext:value-type="float">
            <text:p>0.00016636974978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2:22.9973919391632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1, 3)</text:p>
          </table:table-cell>
          <table:table-cell office:value-type="float" office:value="0.000142851829534167" calcext:value-type="float">
            <text:p>0.00014285182953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0:02:12.1687130928039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1, 3)</text:p>
          </table:table-cell>
          <table:table-cell office:value-type="float" office:value="0.000151264568096807" calcext:value-type="float">
            <text:p>0.00015126456809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50.841253519058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4666666666667" calcext:value-type="float">
            <text:p>96.4666666666667</text:p>
          </table:table-cell>
          <table:table-cell office:value-type="string" calcext:value-type="string">
            <text:p>(1, 3)</text:p>
          </table:table-cell>
          <table:table-cell office:value-type="float" office:value="0.000140532529242351" calcext:value-type="float">
            <text:p>0.00014053252924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-0.0133333333333333" calcext:value-type="float">
            <text:p>-0.013333333333333</text:p>
          </table:table-cell>
          <table:table-cell office:value-type="string" calcext:value-type="string">
            <text:p>00:02:32.977034091949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(1, 3)</text:p>
          </table:table-cell>
          <table:table-cell office:value-type="float" office:value="0.00015758532085389" calcext:value-type="float">
            <text:p>0.00015758532085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2:22.926545858383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1, 3)</text:p>
          </table:table-cell>
          <table:table-cell office:value-type="float" office:value="0.000167604196475244" calcext:value-type="float">
            <text:p>0.00016760419647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-0.0866666666666667" calcext:value-type="float">
            <text:p>-0.086666666666667</text:p>
          </table:table-cell>
          <table:table-cell office:value-type="string" calcext:value-type="string">
            <text:p>00:02:27.2154817581176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8666666666667" calcext:value-type="float">
            <text:p>97.8666666666667</text:p>
          </table:table-cell>
          <table:table-cell office:value-type="string" calcext:value-type="string">
            <text:p>(1, 3)</text:p>
          </table:table-cell>
          <table:table-cell office:value-type="float" office:value="0.000110711796671715" calcext:value-type="float">
            <text:p>0.00011071179667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1:30.957553148269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1, 3)</text:p>
          </table:table-cell>
          <table:table-cell office:value-type="float" office:value="0.000105574532238626" calcext:value-type="float">
            <text:p>0.00010557453223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6666666666667" calcext:value-type="float">
            <text:p>0.106666666666667</text:p>
          </table:table-cell>
          <table:table-cell office:value-type="string" calcext:value-type="string">
            <text:p>00:02:13.944535255432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66666666667" calcext:value-type="float">
            <text:p>100.466666666667</text:p>
          </table:table-cell>
          <table:table-cell office:value-type="string" calcext:value-type="string">
            <text:p>(1, 3)</text:p>
          </table:table-cell>
          <table:table-cell office:value-type="float" office:value="0.000126396335303601" calcext:value-type="float">
            <text:p>0.00012639633530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2:2.49125957489013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string" calcext:value-type="string">
            <text:p>(1, 3)</text:p>
          </table:table-cell>
          <table:table-cell office:value-type="float" office:value="0.000133883723080731" calcext:value-type="float">
            <text:p>0.00013388372308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54" calcext:value-type="float">
            <text:p>0.54</text:p>
          </table:table-cell>
          <table:table-cell office:value-type="float" office:value="0.0466666666666667" calcext:value-type="float">
            <text:p>0.046666666666667</text:p>
          </table:table-cell>
          <table:table-cell office:value-type="string" calcext:value-type="string">
            <text:p>00:02:3.60501194000244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string" calcext:value-type="string">
            <text:p>(1, 3)</text:p>
          </table:table-cell>
          <table:table-cell office:value-type="float" office:value="0.000125891935550016" calcext:value-type="float">
            <text:p>0.0001258919355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0866666666666667" calcext:value-type="float">
            <text:p>0.086666666666667</text:p>
          </table:table-cell>
          <table:table-cell office:value-type="string" calcext:value-type="string">
            <text:p>00:02:14.1560866832733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" calcext:value-type="float">
            <text:p>97.4</text:p>
          </table:table-cell>
          <table:table-cell office:value-type="string" calcext:value-type="string">
            <text:p>(1, 3)</text:p>
          </table:table-cell>
          <table:table-cell office:value-type="float" office:value="0.000134835532496662" calcext:value-type="float">
            <text:p>0.00013483553249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2:19.4338262081146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66666666667" calcext:value-type="float">
            <text:p>101.466666666667</text:p>
          </table:table-cell>
          <table:table-cell office:value-type="string" calcext:value-type="string">
            <text:p>(1, 3)</text:p>
          </table:table-cell>
          <table:table-cell office:value-type="float" office:value="0.000118797798508008" calcext:value-type="float">
            <text:p>0.00011879779850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-0.0333333333333333" calcext:value-type="float">
            <text:p>-0.033333333333333</text:p>
          </table:table-cell>
          <table:table-cell office:value-type="string" calcext:value-type="string">
            <text:p>00:02:18.375421762466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6" calcext:value-type="float">
            <text:p>102.6</text:p>
          </table:table-cell>
          <table:table-cell office:value-type="string" calcext:value-type="string">
            <text:p>(1, 3)</text:p>
          </table:table-cell>
          <table:table-cell office:value-type="float" office:value="0.000141855929975421" calcext:value-type="float">
            <text:p>0.00014185592997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2:12.0435299873352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4666666666667" calcext:value-type="float">
            <text:p>98.4666666666667</text:p>
          </table:table-cell>
          <table:table-cell office:value-type="string" calcext:value-type="string">
            <text:p>(1, 3)</text:p>
          </table:table-cell>
          <table:table-cell office:value-type="float" office:value="0.000126359395146414" calcext:value-type="float">
            <text:p>0.00012635939514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2:5.8745775222778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66666666667" calcext:value-type="float">
            <text:p>101.266666666667</text:p>
          </table:table-cell>
          <table:table-cell office:value-type="string" calcext:value-type="string">
            <text:p>(1, 3)</text:p>
          </table:table-cell>
          <table:table-cell office:value-type="float" office:value="0.000123718009353678" calcext:value-type="float">
            <text:p>0.00012371800935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733333333333334" calcext:value-type="float">
            <text:p>0.073333333333333</text:p>
          </table:table-cell>
          <table:table-cell office:value-type="string" calcext:value-type="string">
            <text:p>00:02:10.2187454700469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133333333333" calcext:value-type="float">
            <text:p>102.133333333333</text:p>
          </table:table-cell>
          <table:table-cell office:value-type="string" calcext:value-type="string">
            <text:p>(1, 3)</text:p>
          </table:table-cell>
          <table:table-cell office:value-type="float" office:value="0.000146678553771329" calcext:value-type="float">
            <text:p>0.00014667855377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66" calcext:value-type="float">
            <text:p>0.66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2:16.449783086776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" calcext:value-type="float">
            <text:p>99.4</text:p>
          </table:table-cell>
          <table:table-cell office:value-type="string" calcext:value-type="string">
            <text:p>(1, 3)</text:p>
          </table:table-cell>
          <table:table-cell office:value-type="float" office:value="0.000151516336167242" calcext:value-type="float">
            <text:p>0.00015151633616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0:02:15.4214468002319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533333333333" calcext:value-type="float">
            <text:p>100.533333333333</text:p>
          </table:table-cell>
          <table:table-cell office:value-type="string" calcext:value-type="string">
            <text:p>(1, 3)</text:p>
          </table:table-cell>
          <table:table-cell office:value-type="float" office:value="0.000153950893572402" calcext:value-type="float">
            <text:p>0.00015395089357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866666666666667" calcext:value-type="float">
            <text:p>0.086666666666667</text:p>
          </table:table-cell>
          <table:table-cell office:value-type="string" calcext:value-type="string">
            <text:p>00:02:10.667286157608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666666666667" calcext:value-type="float">
            <text:p>98.8666666666667</text:p>
          </table:table-cell>
          <table:table-cell office:value-type="string" calcext:value-type="string">
            <text:p>(1, 3)</text:p>
          </table:table-cell>
          <table:table-cell office:value-type="float" office:value="0.000166154616062393" calcext:value-type="float">
            <text:p>0.00016615461606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2:1.00519442558288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" calcext:value-type="float">
            <text:p>100.8</text:p>
          </table:table-cell>
          <table:table-cell office:value-type="string" calcext:value-type="string">
            <text:p>(1, 3)</text:p>
          </table:table-cell>
          <table:table-cell office:value-type="float" office:value="0.000127479744895355" calcext:value-type="float">
            <text:p>0.00012747974489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06666666666667" calcext:value-type="float">
            <text:p>0.30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0:02:16.6262254714965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8" calcext:value-type="float">
            <text:p>103.8</text:p>
          </table:table-cell>
          <table:table-cell office:value-type="string" calcext:value-type="string">
            <text:p>(1, 3)</text:p>
          </table:table-cell>
          <table:table-cell office:value-type="float" office:value="0.000130502988346346" calcext:value-type="float">
            <text:p>0.00013050298834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2:10.5251100063323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string" calcext:value-type="string">
            <text:p>(1, 3)</text:p>
          </table:table-cell>
          <table:table-cell office:value-type="float" office:value="0.000113722024860467" calcext:value-type="float">
            <text:p>0.0001137220248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2:9.785307407379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5.8" calcext:value-type="float">
            <text:p>105.8</text:p>
          </table:table-cell>
          <table:table-cell office:value-type="string" calcext:value-type="string">
            <text:p>(1, 3)</text:p>
          </table:table-cell>
          <table:table-cell office:value-type="float" office:value="0.000150938324497325" calcext:value-type="float">
            <text:p>0.00015093832449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2:2.9993946552276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1, 3)</text:p>
          </table:table-cell>
          <table:table-cell office:value-type="float" office:value="0.000142532614662662" calcext:value-type="float">
            <text:p>0.00014253261466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0:02:16.2113506793975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" calcext:value-type="float">
            <text:p>100.8</text:p>
          </table:table-cell>
          <table:table-cell office:value-type="string" calcext:value-type="string">
            <text:p>(5, 7)</text:p>
          </table:table-cell>
          <table:table-cell office:value-type="float" office:value="0.00029036833057387" calcext:value-type="float">
            <text:p>0.00029036833057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2.635573148727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(5, 7)</text:p>
          </table:table-cell>
          <table:table-cell office:value-type="float" office:value="0.000265650249043679" calcext:value-type="float">
            <text:p>0.00026565024904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2.0881512165069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866666666667" calcext:value-type="float">
            <text:p>103.866666666667</text:p>
          </table:table-cell>
          <table:table-cell office:value-type="string" calcext:value-type="string">
            <text:p>(5, 7)</text:p>
          </table:table-cell>
          <table:table-cell office:value-type="float" office:value="0.000256889757024013" calcext:value-type="float">
            <text:p>0.00025688975702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9.11646270751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8" calcext:value-type="float">
            <text:p>103.8</text:p>
          </table:table-cell>
          <table:table-cell office:value-type="string" calcext:value-type="string">
            <text:p>(5, 7)</text:p>
          </table:table-cell>
          <table:table-cell office:value-type="float" office:value="0.000227200894989356" calcext:value-type="float">
            <text:p>0.00022720089498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1:56.197036981582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8" calcext:value-type="float">
            <text:p>101.8</text:p>
          </table:table-cell>
          <table:table-cell office:value-type="string" calcext:value-type="string">
            <text:p>(5, 7)</text:p>
          </table:table-cell>
          <table:table-cell office:value-type="float" office:value="0.000257866415344898" calcext:value-type="float">
            <text:p>0.0002578664153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1:30.4934170246124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9333333333333" calcext:value-type="float">
            <text:p>99.9333333333333</text:p>
          </table:table-cell>
          <table:table-cell office:value-type="string" calcext:value-type="string">
            <text:p>(5, 7)</text:p>
          </table:table-cell>
          <table:table-cell office:value-type="float" office:value="0.00025896313209051" calcext:value-type="float">
            <text:p>0.00025896313209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8.598563909530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5, 7)</text:p>
          </table:table-cell>
          <table:table-cell office:value-type="float" office:value="0.00027378602321771" calcext:value-type="float">
            <text:p>0.00027378602321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30.1149835586547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66666666667" calcext:value-type="float">
            <text:p>100.866666666667</text:p>
          </table:table-cell>
          <table:table-cell office:value-type="string" calcext:value-type="string">
            <text:p>(5, 7)</text:p>
          </table:table-cell>
          <table:table-cell office:value-type="float" office:value="0.000281538265249994" calcext:value-type="float">
            <text:p>0.0002815382652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2:5.9249222278594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1333333333333" calcext:value-type="float">
            <text:p>98.1333333333333</text:p>
          </table:table-cell>
          <table:table-cell office:value-type="string" calcext:value-type="string">
            <text:p>(5, 7)</text:p>
          </table:table-cell>
          <table:table-cell office:value-type="float" office:value="0.000335767585381815" calcext:value-type="float">
            <text:p>0.00033576758538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2:12.5603380203247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4.8666666666667" calcext:value-type="float">
            <text:p>94.8666666666667</text:p>
          </table:table-cell>
          <table:table-cell office:value-type="string" calcext:value-type="string">
            <text:p>(5, 7)</text:p>
          </table:table-cell>
          <table:table-cell office:value-type="float" office:value="0.000242186537741124" calcext:value-type="float">
            <text:p>0.00024218653774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7.6748042106628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066666666667" calcext:value-type="float">
            <text:p>100.066666666667</text:p>
          </table:table-cell>
          <table:table-cell office:value-type="string" calcext:value-type="string">
            <text:p>(5, 7)</text:p>
          </table:table-cell>
          <table:table-cell office:value-type="float" office:value="0.000303818277350225" calcext:value-type="float">
            <text:p>0.0003038182773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1:39.483364582061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866666666667" calcext:value-type="float">
            <text:p>103.866666666667</text:p>
          </table:table-cell>
          <table:table-cell office:value-type="string" calcext:value-type="string">
            <text:p>(5, 7)</text:p>
          </table:table-cell>
          <table:table-cell office:value-type="float" office:value="0.000264704057104703" calcext:value-type="float">
            <text:p>0.0002647040571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1.69094967842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5, 7)</text:p>
          </table:table-cell>
          <table:table-cell office:value-type="float" office:value="0.000228838621510857" calcext:value-type="float">
            <text:p>0.0002288386215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2.0298573970794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9333333333333" calcext:value-type="float">
            <text:p>99.9333333333333</text:p>
          </table:table-cell>
          <table:table-cell office:value-type="string" calcext:value-type="string">
            <text:p>(5, 7)</text:p>
          </table:table-cell>
          <table:table-cell office:value-type="float" office:value="0.000250494000868844" calcext:value-type="float">
            <text:p>0.00025049400086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29.3403251171112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666666666667" calcext:value-type="float">
            <text:p>103.666666666667</text:p>
          </table:table-cell>
          <table:table-cell office:value-type="string" calcext:value-type="string">
            <text:p>(5, 7)</text:p>
          </table:table-cell>
          <table:table-cell office:value-type="float" office:value="0.00028752162422642" calcext:value-type="float">
            <text:p>0.00028752162422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0.6075887680053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" calcext:value-type="float">
            <text:p>101.6</text:p>
          </table:table-cell>
          <table:table-cell office:value-type="string" calcext:value-type="string">
            <text:p>(5, 7)</text:p>
          </table:table-cell>
          <table:table-cell office:value-type="float" office:value="0.000282427615770968" calcext:value-type="float">
            <text:p>0.00028242761577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48.726671695709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" calcext:value-type="float">
            <text:p>99.4</text:p>
          </table:table-cell>
          <table:table-cell office:value-type="string" calcext:value-type="string">
            <text:p>(5, 7)</text:p>
          </table:table-cell>
          <table:table-cell office:value-type="float" office:value="0.000249326352641732" calcext:value-type="float">
            <text:p>0.00024932635264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5.606941461563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1333333333333" calcext:value-type="float">
            <text:p>98.1333333333333</text:p>
          </table:table-cell>
          <table:table-cell office:value-type="string" calcext:value-type="string">
            <text:p>(5, 7)</text:p>
          </table:table-cell>
          <table:table-cell office:value-type="float" office:value="0.000257539078567024" calcext:value-type="float">
            <text:p>0.00025753907856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9.328671932220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133333333333" calcext:value-type="float">
            <text:p>100.133333333333</text:p>
          </table:table-cell>
          <table:table-cell office:value-type="string" calcext:value-type="string">
            <text:p>(5, 7)</text:p>
          </table:table-cell>
          <table:table-cell office:value-type="float" office:value="0.000273895532283638" calcext:value-type="float">
            <text:p>0.00027389553228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4.188856363296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2666666666667" calcext:value-type="float">
            <text:p>98.2666666666667</text:p>
          </table:table-cell>
          <table:table-cell office:value-type="string" calcext:value-type="string">
            <text:p>(5, 7)</text:p>
          </table:table-cell>
          <table:table-cell office:value-type="float" office:value="0.000264814312237083" calcext:value-type="float">
            <text:p>0.00026481431223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53.1571426391601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866666666667" calcext:value-type="float">
            <text:p>102.866666666667</text:p>
          </table:table-cell>
          <table:table-cell office:value-type="string" calcext:value-type="string">
            <text:p>(5, 7)</text:p>
          </table:table-cell>
          <table:table-cell office:value-type="float" office:value="0.000269337202023232" calcext:value-type="float">
            <text:p>0.00026933720202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7.3765194416046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4" calcext:value-type="float">
            <text:p>95.4</text:p>
          </table:table-cell>
          <table:table-cell office:value-type="string" calcext:value-type="string">
            <text:p>(5, 7)</text:p>
          </table:table-cell>
          <table:table-cell office:value-type="float" office:value="0.00023860553355755" calcext:value-type="float">
            <text:p>0.00023860553355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5.9078991413116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5, 7)</text:p>
          </table:table-cell>
          <table:table-cell office:value-type="float" office:value="0.000274403317990438" calcext:value-type="float">
            <text:p>0.0002744033179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5.314635753631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5, 7)</text:p>
          </table:table-cell>
          <table:table-cell office:value-type="float" office:value="0.000252216401831465" calcext:value-type="float">
            <text:p>0.00025221640183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9.5351667404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4666666666667" calcext:value-type="float">
            <text:p>98.4666666666667</text:p>
          </table:table-cell>
          <table:table-cell office:value-type="string" calcext:value-type="string">
            <text:p>(5, 7)</text:p>
          </table:table-cell>
          <table:table-cell office:value-type="float" office:value="0.000250488214427987" calcext:value-type="float">
            <text:p>0.00025048821442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33.27947640419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8666666666667" calcext:value-type="float">
            <text:p>95.8666666666667</text:p>
          </table:table-cell>
          <table:table-cell office:value-type="string" calcext:value-type="string">
            <text:p>(5, 7)</text:p>
          </table:table-cell>
          <table:table-cell office:value-type="float" office:value="0.00028285267528736" calcext:value-type="float">
            <text:p>0.00028285267528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5.480057716369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" calcext:value-type="float">
            <text:p>100.8</text:p>
          </table:table-cell>
          <table:table-cell office:value-type="string" calcext:value-type="string">
            <text:p>(5, 7)</text:p>
          </table:table-cell>
          <table:table-cell office:value-type="float" office:value="0.000280876645502556" calcext:value-type="float">
            <text:p>0.00028087664550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1.677574872970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3333333333333" calcext:value-type="float">
            <text:p>97.3333333333333</text:p>
          </table:table-cell>
          <table:table-cell office:value-type="string" calcext:value-type="string">
            <text:p>(5, 7)</text:p>
          </table:table-cell>
          <table:table-cell office:value-type="float" office:value="0.000288899539262422" calcext:value-type="float">
            <text:p>0.00028889953926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1:39.6706347465515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2" calcext:value-type="float">
            <text:p>96.2</text:p>
          </table:table-cell>
          <table:table-cell office:value-type="string" calcext:value-type="string">
            <text:p>(5, 7)</text:p>
          </table:table-cell>
          <table:table-cell office:value-type="float" office:value="0.000322168431820447" calcext:value-type="float">
            <text:p>0.0003221684318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2:12.85976529121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9333333333333" calcext:value-type="float">
            <text:p>97.9333333333333</text:p>
          </table:table-cell>
          <table:table-cell office:value-type="string" calcext:value-type="string">
            <text:p>(5, 7)</text:p>
          </table:table-cell>
          <table:table-cell office:value-type="float" office:value="0.000269737416899945" calcext:value-type="float">
            <text:p>0.000269737416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7.3965580463409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666666666667" calcext:value-type="float">
            <text:p>103.666666666667</text:p>
          </table:table-cell>
          <table:table-cell office:value-type="string" calcext:value-type="string">
            <text:p>(1, 3)</text:p>
          </table:table-cell>
          <table:table-cell office:value-type="float" office:value="0.000139383166225378" calcext:value-type="float">
            <text:p>0.00013938316622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0:02:23.380145549774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66666666667" calcext:value-type="float">
            <text:p>102.266666666667</text:p>
          </table:table-cell>
          <table:table-cell office:value-type="string" calcext:value-type="string">
            <text:p>(1, 3)</text:p>
          </table:table-cell>
          <table:table-cell office:value-type="float" office:value="0.000139505549107135" calcext:value-type="float">
            <text:p>0.00013950554910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2:25.639449357986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666666666667" calcext:value-type="float">
            <text:p>100.666666666667</text:p>
          </table:table-cell>
          <table:table-cell office:value-type="string" calcext:value-type="string">
            <text:p>(1, 3)</text:p>
          </table:table-cell>
          <table:table-cell office:value-type="float" office:value="0.000144693362692479" calcext:value-type="float">
            <text:p>0.00014469336269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1:58.09287214279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7333333333333" calcext:value-type="float">
            <text:p>95.7333333333333</text:p>
          </table:table-cell>
          <table:table-cell office:value-type="string" calcext:value-type="string">
            <text:p>(1, 3)</text:p>
          </table:table-cell>
          <table:table-cell office:value-type="float" office:value="0.000145924637277226" calcext:value-type="float">
            <text:p>0.00014592463727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00:02:36.28389787673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2.6" calcext:value-type="float">
            <text:p>92.6</text:p>
          </table:table-cell>
          <table:table-cell office:value-type="string" calcext:value-type="string">
            <text:p>(1, 3)</text:p>
          </table:table-cell>
          <table:table-cell office:value-type="float" office:value="0.000116330158182196" calcext:value-type="float">
            <text:p>0.00011633015818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2:44.1501932144165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(1, 3)</text:p>
          </table:table-cell>
          <table:table-cell office:value-type="float" office:value="0.000141505391232069" calcext:value-type="float">
            <text:p>0.00014150539123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2:30.1277880668640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933333333333" calcext:value-type="float">
            <text:p>102.933333333333</text:p>
          </table:table-cell>
          <table:table-cell office:value-type="string" calcext:value-type="string">
            <text:p>(1, 3)</text:p>
          </table:table-cell>
          <table:table-cell office:value-type="float" office:value="0.000134996574499502" calcext:value-type="float">
            <text:p>0.000134996574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2:17.6975634098052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1, 3)</text:p>
          </table:table-cell>
          <table:table-cell office:value-type="float" office:value="0.000143642086913336" calcext:value-type="float">
            <text:p>0.00014364208691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3.161517143249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933333333333" calcext:value-type="float">
            <text:p>100.933333333333</text:p>
          </table:table-cell>
          <table:table-cell office:value-type="string" calcext:value-type="string">
            <text:p>(1, 3)</text:p>
          </table:table-cell>
          <table:table-cell office:value-type="float" office:value="0.000137593834372023" calcext:value-type="float">
            <text:p>0.00013759383437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2:3.58976960182189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733333333333" calcext:value-type="float">
            <text:p>103.733333333333</text:p>
          </table:table-cell>
          <table:table-cell office:value-type="string" calcext:value-type="string">
            <text:p>(1, 3)</text:p>
          </table:table-cell>
          <table:table-cell office:value-type="float" office:value="0.00014155904814433" calcext:value-type="float">
            <text:p>0.0001415590481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36.6113030910491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2666666666667" calcext:value-type="float">
            <text:p>95.2666666666667</text:p>
          </table:table-cell>
          <table:table-cell office:value-type="string" calcext:value-type="string">
            <text:p>(1, 3)</text:p>
          </table:table-cell>
          <table:table-cell office:value-type="float" office:value="0.000125467369581591" calcext:value-type="float">
            <text:p>0.00012546736958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2:0.4223208427429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866666666667" calcext:value-type="float">
            <text:p>101.866666666667</text:p>
          </table:table-cell>
          <table:table-cell office:value-type="string" calcext:value-type="string">
            <text:p>(1, 3)</text:p>
          </table:table-cell>
          <table:table-cell office:value-type="float" office:value="0.000126592155093655" calcext:value-type="float">
            <text:p>0.00012659215509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2:0.29979634284973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2.4" calcext:value-type="float">
            <text:p>92.4</text:p>
          </table:table-cell>
          <table:table-cell office:value-type="string" calcext:value-type="string">
            <text:p>(1, 3)</text:p>
          </table:table-cell>
          <table:table-cell office:value-type="float" office:value="0.000108891923961591" calcext:value-type="float">
            <text:p>0.00010889192396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38.91195678710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5333333333333" calcext:value-type="float">
            <text:p>96.5333333333333</text:p>
          </table:table-cell>
          <table:table-cell office:value-type="string" calcext:value-type="string">
            <text:p>(1, 3)</text:p>
          </table:table-cell>
          <table:table-cell office:value-type="float" office:value="0.000155543573348563" calcext:value-type="float">
            <text:p>0.00015554357334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31.634890079498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66666666667" calcext:value-type="float">
            <text:p>101.266666666667</text:p>
          </table:table-cell>
          <table:table-cell office:value-type="string" calcext:value-type="string">
            <text:p>(1, 3)</text:p>
          </table:table-cell>
          <table:table-cell office:value-type="float" office:value="0.000150498551276981" calcext:value-type="float">
            <text:p>0.00015049855127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8.430743694305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4666666666667" calcext:value-type="float">
            <text:p>98.4666666666667</text:p>
          </table:table-cell>
          <table:table-cell office:value-type="string" calcext:value-type="string">
            <text:p>(1, 3)</text:p>
          </table:table-cell>
          <table:table-cell office:value-type="float" office:value="0.000139314856314294" calcext:value-type="float">
            <text:p>0.00013931485631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0:02:4.2461609840393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1333333333334" calcext:value-type="float">
            <text:p>97.1333333333334</text:p>
          </table:table-cell>
          <table:table-cell office:value-type="string" calcext:value-type="string">
            <text:p>(1, 3)</text:p>
          </table:table-cell>
          <table:table-cell office:value-type="float" office:value="0.000164216425182363" calcext:value-type="float">
            <text:p>0.00016421642518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2:57.137757539749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(1, 3)</text:p>
          </table:table-cell>
          <table:table-cell office:value-type="float" office:value="0.0001367028173743" calcext:value-type="float">
            <text:p>0.00013670281737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2:23.1831367015838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7333333333333" calcext:value-type="float">
            <text:p>98.7333333333333</text:p>
          </table:table-cell>
          <table:table-cell office:value-type="string" calcext:value-type="string">
            <text:p>(1, 3)</text:p>
          </table:table-cell>
          <table:table-cell office:value-type="float" office:value="0.000125918895105381" calcext:value-type="float">
            <text:p>0.0001259188951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1:25.056075811386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9333333333333" calcext:value-type="float">
            <text:p>97.9333333333333</text:p>
          </table:table-cell>
          <table:table-cell office:value-type="string" calcext:value-type="string">
            <text:p>(1, 3)</text:p>
          </table:table-cell>
          <table:table-cell office:value-type="float" office:value="0.000132041813662521" calcext:value-type="float">
            <text:p>0.00013204181366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1:36.8982186317443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866666666667" calcext:value-type="float">
            <text:p>102.866666666667</text:p>
          </table:table-cell>
          <table:table-cell office:value-type="string" calcext:value-type="string">
            <text:p>(1, 3)</text:p>
          </table:table-cell>
          <table:table-cell office:value-type="float" office:value="0.000178871665178431" calcext:value-type="float">
            <text:p>0.00017887166517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2:43.332061052322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2.9333333333333" calcext:value-type="float">
            <text:p>92.9333333333333</text:p>
          </table:table-cell>
          <table:table-cell office:value-type="string" calcext:value-type="string">
            <text:p>(1, 3)</text:p>
          </table:table-cell>
          <table:table-cell office:value-type="float" office:value="0.000105053649323906" calcext:value-type="float">
            <text:p>0.00010505364932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2:10.7285878658294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8666666666667" calcext:value-type="float">
            <text:p>99.8666666666667</text:p>
          </table:table-cell>
          <table:table-cell office:value-type="string" calcext:value-type="string">
            <text:p>(1, 3)</text:p>
          </table:table-cell>
          <table:table-cell office:value-type="float" office:value="0.00014936921817298" calcext:value-type="float">
            <text:p>0.00014936921817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2:8.4766530990600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9333333333333" calcext:value-type="float">
            <text:p>97.9333333333333</text:p>
          </table:table-cell>
          <table:table-cell office:value-type="string" calcext:value-type="string">
            <text:p>(1, 3)</text:p>
          </table:table-cell>
          <table:table-cell office:value-type="float" office:value="0.000164923927632319" calcext:value-type="float">
            <text:p>0.00016492392763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3:2.18772602081298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(1, 3)</text:p>
          </table:table-cell>
          <table:table-cell office:value-type="float" office:value="0.000129315946605452" calcext:value-type="float">
            <text:p>0.0001293159466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2:38.1041722297668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533333333333" calcext:value-type="float">
            <text:p>100.533333333333</text:p>
          </table:table-cell>
          <table:table-cell office:value-type="string" calcext:value-type="string">
            <text:p>(1, 3)</text:p>
          </table:table-cell>
          <table:table-cell office:value-type="float" office:value="0.000151728350678129" calcext:value-type="float">
            <text:p>0.00015172835067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52.5386497974395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333333333333" calcext:value-type="float">
            <text:p>103.333333333333</text:p>
          </table:table-cell>
          <table:table-cell office:value-type="string" calcext:value-type="string">
            <text:p>(1, 3)</text:p>
          </table:table-cell>
          <table:table-cell office:value-type="float" office:value="0.000158958489035073" calcext:value-type="float">
            <text:p>0.00015895848903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41.4427583217620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66666666667" calcext:value-type="float">
            <text:p>101.266666666667</text:p>
          </table:table-cell>
          <table:table-cell office:value-type="string" calcext:value-type="string">
            <text:p>(1, 3)</text:p>
          </table:table-cell>
          <table:table-cell office:value-type="float" office:value="0.000164781162786059" calcext:value-type="float">
            <text:p>0.00016478116278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2:38.4636960029602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666666666667" calcext:value-type="float">
            <text:p>99.2666666666667</text:p>
          </table:table-cell>
          <table:table-cell office:value-type="string" calcext:value-type="string">
            <text:p>(1, 3)</text:p>
          </table:table-cell>
          <table:table-cell office:value-type="float" office:value="0.000134706545613037" calcext:value-type="float">
            <text:p>0.00013470654561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9.754972696304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666666666667" calcext:value-type="float">
            <text:p>99.6666666666667</text:p>
          </table:table-cell>
          <table:table-cell office:value-type="string" calcext:value-type="string">
            <text:p>(1, 3)</text:p>
          </table:table-cell>
          <table:table-cell office:value-type="float" office:value="0.000162046675604976" calcext:value-type="float">
            <text:p>0.0001620466756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2:31.697263240814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3333333333333" calcext:value-type="float">
            <text:p>99.3333333333333</text:p>
          </table:table-cell>
          <table:table-cell office:value-type="string" calcext:value-type="string">
            <text:p>(1, 3)</text:p>
          </table:table-cell>
          <table:table-cell office:value-type="float" office:value="0.000133798627219008" calcext:value-type="float">
            <text:p>0.00013379862721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2:28.752730607986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333333333333" calcext:value-type="float">
            <text:p>102.333333333333</text:p>
          </table:table-cell>
          <table:table-cell office:value-type="string" calcext:value-type="string">
            <text:p>(1, 3)</text:p>
          </table:table-cell>
          <table:table-cell office:value-type="float" office:value="0.000120364875080222" calcext:value-type="float">
            <text:p>0.0001203648750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0600000000000001" calcext:value-type="float">
            <text:p>0.06</text:p>
          </table:table-cell>
          <table:table-cell office:value-type="string" calcext:value-type="string">
            <text:p>00:02:34.435056209564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6" calcext:value-type="float">
            <text:p>95.6</text:p>
          </table:table-cell>
          <table:table-cell office:value-type="string" calcext:value-type="string">
            <text:p>(1, 3)</text:p>
          </table:table-cell>
          <table:table-cell office:value-type="float" office:value="0.000133448801001889" calcext:value-type="float">
            <text:p>0.00013344880100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2:20.5282003879547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533333333333" calcext:value-type="float">
            <text:p>102.533333333333</text:p>
          </table:table-cell>
          <table:table-cell office:value-type="string" calcext:value-type="string">
            <text:p>(1, 3)</text:p>
          </table:table-cell>
          <table:table-cell office:value-type="float" office:value="0.0000967385860945631" calcext:value-type="float">
            <text:p>9.673858609456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2:46.052822828292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1, 3)</text:p>
          </table:table-cell>
          <table:table-cell office:value-type="float" office:value="0.000172128089344692" calcext:value-type="float">
            <text:p>0.0001721280893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-0.00666666666666665" calcext:value-type="float">
            <text:p>-0.006666666666667</text:p>
          </table:table-cell>
          <table:table-cell office:value-type="string" calcext:value-type="string">
            <text:p>00:02:26.982490539550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3333333333333" calcext:value-type="float">
            <text:p>98.3333333333333</text:p>
          </table:table-cell>
          <table:table-cell office:value-type="string" calcext:value-type="string">
            <text:p>(1, 3)</text:p>
          </table:table-cell>
          <table:table-cell office:value-type="float" office:value="0.000146536509041975" calcext:value-type="float">
            <text:p>0.00014653650904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2:14.6378946304321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66666666667" calcext:value-type="float">
            <text:p>100.466666666667</text:p>
          </table:table-cell>
          <table:table-cell office:value-type="string" calcext:value-type="string">
            <text:p>(1, 3)</text:p>
          </table:table-cell>
          <table:table-cell office:value-type="float" office:value="0.00012525695237062" calcext:value-type="float">
            <text:p>0.00012525695237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2:33.522946357727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0666666666667" calcext:value-type="float">
            <text:p>98.0666666666667</text:p>
          </table:table-cell>
          <table:table-cell office:value-type="string" calcext:value-type="string">
            <text:p>(1, 3)</text:p>
          </table:table-cell>
          <table:table-cell office:value-type="float" office:value="0.000171448031431459" calcext:value-type="float">
            <text:p>0.00017144803143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00666666666666671" calcext:value-type="float">
            <text:p>0.006666666666667</text:p>
          </table:table-cell>
          <table:table-cell office:value-type="string" calcext:value-type="string">
            <text:p>00:02:46.6056528091430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066666666667" calcext:value-type="float">
            <text:p>102.066666666667</text:p>
          </table:table-cell>
          <table:table-cell office:value-type="string" calcext:value-type="string">
            <text:p>(1, 3)</text:p>
          </table:table-cell>
          <table:table-cell office:value-type="float" office:value="0.000149970093704357" calcext:value-type="float">
            <text:p>0.00014997009370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2:30.60814857482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66666666667" calcext:value-type="float">
            <text:p>101.466666666667</text:p>
          </table:table-cell>
          <table:table-cell office:value-type="string" calcext:value-type="string">
            <text:p>(1, 3)</text:p>
          </table:table-cell>
          <table:table-cell office:value-type="float" office:value="0.000144211149123809" calcext:value-type="float">
            <text:p>0.00014421114912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2:33.897945165634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1, 3)</text:p>
          </table:table-cell>
          <table:table-cell office:value-type="float" office:value="0.000143744665770233" calcext:value-type="float">
            <text:p>0.000143744665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-0.00666666666666665" calcext:value-type="float">
            <text:p>-0.006666666666667</text:p>
          </table:table-cell>
          <table:table-cell office:value-type="string" calcext:value-type="string">
            <text:p>00:02:35.008678674697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866666666667" calcext:value-type="float">
            <text:p>103.866666666667</text:p>
          </table:table-cell>
          <table:table-cell office:value-type="string" calcext:value-type="string">
            <text:p>(1, 3)</text:p>
          </table:table-cell>
          <table:table-cell office:value-type="float" office:value="0.000161925882340373" calcext:value-type="float">
            <text:p>0.0001619258823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153333333333333" calcext:value-type="float">
            <text:p>0.153333333333333</text:p>
          </table:table-cell>
          <table:table-cell office:value-type="string" calcext:value-type="string">
            <text:p>00:02:36.004009008407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8" calcext:value-type="float">
            <text:p>95.8</text:p>
          </table:table-cell>
          <table:table-cell office:value-type="string" calcext:value-type="string">
            <text:p>(1, 3)</text:p>
          </table:table-cell>
          <table:table-cell office:value-type="float" office:value="0.000143057363005803" calcext:value-type="float">
            <text:p>0.0001430573630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2:29.2135081291198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666666666667" calcext:value-type="float">
            <text:p>104.666666666667</text:p>
          </table:table-cell>
          <table:table-cell office:value-type="string" calcext:value-type="string">
            <text:p>(1, 3)</text:p>
          </table:table-cell>
          <table:table-cell office:value-type="float" office:value="0.000156839783008267" calcext:value-type="float">
            <text:p>0.00015683978300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733333333333334" calcext:value-type="float">
            <text:p>0.073333333333333</text:p>
          </table:table-cell>
          <table:table-cell office:value-type="string" calcext:value-type="string">
            <text:p>00:02:13.757162570953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866666666667" calcext:value-type="float">
            <text:p>103.866666666667</text:p>
          </table:table-cell>
          <table:table-cell office:value-type="string" calcext:value-type="string">
            <text:p>(1, 3)</text:p>
          </table:table-cell>
          <table:table-cell office:value-type="float" office:value="0.000200432574680053" calcext:value-type="float">
            <text:p>0.000200432574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2:22.097809076309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" calcext:value-type="float">
            <text:p>101.2</text:p>
          </table:table-cell>
          <table:table-cell office:value-type="string" calcext:value-type="string">
            <text:p>(1, 3)</text:p>
          </table:table-cell>
          <table:table-cell office:value-type="float" office:value="0.000137263640125972" calcext:value-type="float">
            <text:p>0.00013726364012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0733333333333333" calcext:value-type="float">
            <text:p>0.073333333333333</text:p>
          </table:table-cell>
          <table:table-cell office:value-type="string" calcext:value-type="string">
            <text:p>00:02:36.861208200454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4666666666667" calcext:value-type="float">
            <text:p>98.4666666666667</text:p>
          </table:table-cell>
          <table:table-cell office:value-type="string" calcext:value-type="string">
            <text:p>(1, 3)</text:p>
          </table:table-cell>
          <table:table-cell office:value-type="float" office:value="0.000132064154797978" calcext:value-type="float">
            <text:p>0.00013206415479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2:15.3664965629577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9333333333333" calcext:value-type="float">
            <text:p>99.9333333333333</text:p>
          </table:table-cell>
          <table:table-cell office:value-type="string" calcext:value-type="string">
            <text:p>(1, 3)</text:p>
          </table:table-cell>
          <table:table-cell office:value-type="float" office:value="0.000155841319664131" calcext:value-type="float">
            <text:p>0.00015584131966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2:2.4724273681640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0666666666667" calcext:value-type="float">
            <text:p>98.0666666666667</text:p>
          </table:table-cell>
          <table:table-cell office:value-type="string" calcext:value-type="string">
            <text:p>(1, 3)</text:p>
          </table:table-cell>
          <table:table-cell office:value-type="float" office:value="0.000115185959088329" calcext:value-type="float">
            <text:p>0.00011518595908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1:42.820605039596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1, 3)</text:p>
          </table:table-cell>
          <table:table-cell office:value-type="float" office:value="0.000148231040571471" calcext:value-type="float">
            <text:p>0.00014823104057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2:24.655393600463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5333333333333" calcext:value-type="float">
            <text:p>97.5333333333333</text:p>
          </table:table-cell>
          <table:table-cell office:value-type="string" calcext:value-type="string">
            <text:p>(1, 3)</text:p>
          </table:table-cell>
          <table:table-cell office:value-type="float" office:value="0.000126259427012459" calcext:value-type="float">
            <text:p>0.00012625942701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0600000000000001" calcext:value-type="float">
            <text:p>0.06</text:p>
          </table:table-cell>
          <table:table-cell office:value-type="string" calcext:value-type="string">
            <text:p>00:02:33.210168838500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333333333333" calcext:value-type="float">
            <text:p>100.333333333333</text:p>
          </table:table-cell>
          <table:table-cell office:value-type="string" calcext:value-type="string">
            <text:p>(1, 3)</text:p>
          </table:table-cell>
          <table:table-cell office:value-type="float" office:value="0.000112080230114052" calcext:value-type="float">
            <text:p>0.00011208023011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64" calcext:value-type="float">
            <text:p>0.64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2:19.137583971023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3333333333333" calcext:value-type="float">
            <text:p>99.3333333333333</text:p>
          </table:table-cell>
          <table:table-cell office:value-type="string" calcext:value-type="string">
            <text:p>(1, 3)</text:p>
          </table:table-cell>
          <table:table-cell office:value-type="float" office:value="0.000140967632517958" calcext:value-type="float">
            <text:p>0.00014096763251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2:30.333220481872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6" calcext:value-type="float">
            <text:p>100.6</text:p>
          </table:table-cell>
          <table:table-cell office:value-type="string" calcext:value-type="string">
            <text:p>(1, 3)</text:p>
          </table:table-cell>
          <table:table-cell office:value-type="float" office:value="0.000139465327635057" calcext:value-type="float">
            <text:p>0.00013946532763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-0.00666666666666665" calcext:value-type="float">
            <text:p>-0.006666666666667</text:p>
          </table:table-cell>
          <table:table-cell office:value-type="string" calcext:value-type="string">
            <text:p>00:02:27.8628315925598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066666666667" calcext:value-type="float">
            <text:p>100.066666666667</text:p>
          </table:table-cell>
          <table:table-cell office:value-type="string" calcext:value-type="string">
            <text:p>(1, 3)</text:p>
          </table:table-cell>
          <table:table-cell office:value-type="float" office:value="0.00016883381193731" calcext:value-type="float">
            <text:p>0.00016883381193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0800000000000001" calcext:value-type="float">
            <text:p>0.08</text:p>
          </table:table-cell>
          <table:table-cell office:value-type="string" calcext:value-type="string">
            <text:p>00:02:15.7812108993530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(1, 3)</text:p>
          </table:table-cell>
          <table:table-cell office:value-type="float" office:value="0.000141587395168063" calcext:value-type="float">
            <text:p>0.0001415873951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2:29.9164121150970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" calcext:value-type="float">
            <text:p>101.6</text:p>
          </table:table-cell>
          <table:table-cell office:value-type="string" calcext:value-type="string">
            <text:p>(1, 3)</text:p>
          </table:table-cell>
          <table:table-cell office:value-type="float" office:value="0.000125075281921974" calcext:value-type="float">
            <text:p>0.00012507528192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-0.0933333333333333" calcext:value-type="float">
            <text:p>-0.093333333333333</text:p>
          </table:table-cell>
          <table:table-cell office:value-type="string" calcext:value-type="string">
            <text:p>00:02:34.193452835083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8666666666667" calcext:value-type="float">
            <text:p>97.8666666666667</text:p>
          </table:table-cell>
          <table:table-cell office:value-type="string" calcext:value-type="string">
            <text:p>(1, 3)</text:p>
          </table:table-cell>
          <table:table-cell office:value-type="float" office:value="0.000131382726404945" calcext:value-type="float">
            <text:p>0.0001313827264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19.1007976531982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66666666667" calcext:value-type="float">
            <text:p>100.466666666667</text:p>
          </table:table-cell>
          <table:table-cell office:value-type="string" calcext:value-type="string">
            <text:p>(1, 3)</text:p>
          </table:table-cell>
          <table:table-cell office:value-type="float" office:value="0.000125839662538597" calcext:value-type="float">
            <text:p>0.00012583966253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58" calcext:value-type="float">
            <text:p>0.58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11.009354114532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" calcext:value-type="float">
            <text:p>100.4</text:p>
          </table:table-cell>
          <table:table-cell office:value-type="string" calcext:value-type="string">
            <text:p>(1, 3)</text:p>
          </table:table-cell>
          <table:table-cell office:value-type="float" office:value="0.000133868100754411" calcext:value-type="float">
            <text:p>0.00013386810075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2:18.052604436874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7, 9)</text:p>
          </table:table-cell>
          <table:table-cell office:value-type="float" office:value="0.000266431883788009" calcext:value-type="float">
            <text:p>0.00026643188378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4.193856716156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9333333333333" calcext:value-type="float">
            <text:p>95.9333333333333</text:p>
          </table:table-cell>
          <table:table-cell office:value-type="string" calcext:value-type="string">
            <text:p>(7, 9)</text:p>
          </table:table-cell>
          <table:table-cell office:value-type="float" office:value="0.000263696542322198" calcext:value-type="float">
            <text:p>0.00026369654232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2.5856599807739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string" calcext:value-type="string">
            <text:p>(7, 9)</text:p>
          </table:table-cell>
          <table:table-cell office:value-type="float" office:value="0.000268057523307089" calcext:value-type="float">
            <text:p>0.00026805752330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10.24022126197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533333333333" calcext:value-type="float">
            <text:p>100.533333333333</text:p>
          </table:table-cell>
          <table:table-cell office:value-type="string" calcext:value-type="string">
            <text:p>(7, 9)</text:p>
          </table:table-cell>
          <table:table-cell office:value-type="float" office:value="0.000274416411170016" calcext:value-type="float">
            <text:p>0.0002744164111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2:5.286300420761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666666666667" calcext:value-type="float">
            <text:p>99.2666666666667</text:p>
          </table:table-cell>
          <table:table-cell office:value-type="string" calcext:value-type="string">
            <text:p>(7, 9)</text:p>
          </table:table-cell>
          <table:table-cell office:value-type="float" office:value="0.000292349057405023" calcext:value-type="float">
            <text:p>0.0002923490574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0.2594890594482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7, 9)</text:p>
          </table:table-cell>
          <table:table-cell office:value-type="float" office:value="0.000257415947377094" calcext:value-type="float">
            <text:p>0.0002574159473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1.5384118556976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733333333333" calcext:value-type="float">
            <text:p>102.733333333333</text:p>
          </table:table-cell>
          <table:table-cell office:value-type="string" calcext:value-type="string">
            <text:p>(7, 9)</text:p>
          </table:table-cell>
          <table:table-cell office:value-type="float" office:value="0.0002887001922293" calcext:value-type="float">
            <text:p>0.00028870019222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6.08297061920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(7, 9)</text:p>
          </table:table-cell>
          <table:table-cell office:value-type="float" office:value="0.000260824743813947" calcext:value-type="float">
            <text:p>0.00026082474381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2:7.9901978969573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8666666666667" calcext:value-type="float">
            <text:p>99.8666666666667</text:p>
          </table:table-cell>
          <table:table-cell office:value-type="string" calcext:value-type="string">
            <text:p>(7, 9)</text:p>
          </table:table-cell>
          <table:table-cell office:value-type="float" office:value="0.000231340976664012" calcext:value-type="float">
            <text:p>0.00023134097666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9.954332113265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66666666667" calcext:value-type="float">
            <text:p>101.666666666667</text:p>
          </table:table-cell>
          <table:table-cell office:value-type="string" calcext:value-type="string">
            <text:p>(7, 9)</text:p>
          </table:table-cell>
          <table:table-cell office:value-type="float" office:value="0.000277756134251692" calcext:value-type="float">
            <text:p>0.00027775613425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8.36998438835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466666666667" calcext:value-type="float">
            <text:p>102.466666666667</text:p>
          </table:table-cell>
          <table:table-cell office:value-type="string" calcext:value-type="string">
            <text:p>(7, 9)</text:p>
          </table:table-cell>
          <table:table-cell office:value-type="float" office:value="0.000300400313659118" calcext:value-type="float">
            <text:p>0.00030040031365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3.427554368972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string" calcext:value-type="string">
            <text:p>(7, 9)</text:p>
          </table:table-cell>
          <table:table-cell office:value-type="float" office:value="0.000282152055726135" calcext:value-type="float">
            <text:p>0.00028215205572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string" calcext:value-type="string">
            <text:p>00:02:2.59954905509948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533333333333" calcext:value-type="float">
            <text:p>101.533333333333</text:p>
          </table:table-cell>
          <table:table-cell office:value-type="string" calcext:value-type="string">
            <text:p>(7, 9)</text:p>
          </table:table-cell>
          <table:table-cell office:value-type="float" office:value="0.000255036159762535" calcext:value-type="float">
            <text:p>0.00025503615976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4.805103302001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066666666667" calcext:value-type="float">
            <text:p>100.066666666667</text:p>
          </table:table-cell>
          <table:table-cell office:value-type="string" calcext:value-type="string">
            <text:p>(7, 9)</text:p>
          </table:table-cell>
          <table:table-cell office:value-type="float" office:value="0.000311853184268386" calcext:value-type="float">
            <text:p>0.0003118531842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1.1177439689636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933333333333" calcext:value-type="float">
            <text:p>101.933333333333</text:p>
          </table:table-cell>
          <table:table-cell office:value-type="string" calcext:value-type="string">
            <text:p>(7, 9)</text:p>
          </table:table-cell>
          <table:table-cell office:value-type="float" office:value="0.000252235841942214" calcext:value-type="float">
            <text:p>0.00025223584194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46666666666667" calcext:value-type="float">
            <text:p>0.34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53333333333333" calcext:value-type="float">
            <text:p>0.653333333333333</text:p>
          </table:table-cell>
          <table:table-cell office:value-type="string" calcext:value-type="string">
            <text:p>00:01:44.769196271896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66666666667" calcext:value-type="float">
            <text:p>100.266666666667</text:p>
          </table:table-cell>
          <table:table-cell office:value-type="string" calcext:value-type="string">
            <text:p>(7, 9)</text:p>
          </table:table-cell>
          <table:table-cell office:value-type="float" office:value="0.000341017779242503" calcext:value-type="float">
            <text:p>0.00034101777924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45.821206808090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(7, 9)</text:p>
          </table:table-cell>
          <table:table-cell office:value-type="float" office:value="0.000304920799154161" calcext:value-type="float">
            <text:p>0.00030492079915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4.959809541702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(7, 9)</text:p>
          </table:table-cell>
          <table:table-cell office:value-type="float" office:value="0.000326058487134054" calcext:value-type="float">
            <text:p>0.00032605848713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56.3809006214141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5333333333333" calcext:value-type="float">
            <text:p>99.5333333333333</text:p>
          </table:table-cell>
          <table:table-cell office:value-type="string" calcext:value-type="string">
            <text:p>(7, 9)</text:p>
          </table:table-cell>
          <table:table-cell office:value-type="float" office:value="0.000333568111246755" calcext:value-type="float">
            <text:p>0.00033356811124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2.6826364994049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333333333333" calcext:value-type="float">
            <text:p>101.333333333333</text:p>
          </table:table-cell>
          <table:table-cell office:value-type="string" calcext:value-type="string">
            <text:p>(7, 9)</text:p>
          </table:table-cell>
          <table:table-cell office:value-type="float" office:value="0.000262030121708602" calcext:value-type="float">
            <text:p>0.00026203012170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36.19425725936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666666666667" calcext:value-type="float">
            <text:p>97.4666666666667</text:p>
          </table:table-cell>
          <table:table-cell office:value-type="string" calcext:value-type="string">
            <text:p>(7, 9)</text:p>
          </table:table-cell>
          <table:table-cell office:value-type="float" office:value="0.000302282688009897" calcext:value-type="float">
            <text:p>0.0003022826880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0:01:41.616393804550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2" calcext:value-type="float">
            <text:p>104.2</text:p>
          </table:table-cell>
          <table:table-cell office:value-type="string" calcext:value-type="string">
            <text:p>(7, 9)</text:p>
          </table:table-cell>
          <table:table-cell office:value-type="float" office:value="0.000298175760651241" calcext:value-type="float">
            <text:p>0.00029817576065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9.744653463363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5333333333333" calcext:value-type="float">
            <text:p>97.5333333333333</text:p>
          </table:table-cell>
          <table:table-cell office:value-type="string" calcext:value-type="string">
            <text:p>(7, 9)</text:p>
          </table:table-cell>
          <table:table-cell office:value-type="float" office:value="0.000300730118150754" calcext:value-type="float">
            <text:p>0.00030073011815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9.274520874023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7, 9)</text:p>
          </table:table-cell>
          <table:table-cell office:value-type="float" office:value="0.000310549733211206" calcext:value-type="float">
            <text:p>0.0003105497332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9.729031085968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4" calcext:value-type="float">
            <text:p>104.4</text:p>
          </table:table-cell>
          <table:table-cell office:value-type="string" calcext:value-type="string">
            <text:p>(7, 9)</text:p>
          </table:table-cell>
          <table:table-cell office:value-type="float" office:value="0.000282913982805004" calcext:value-type="float">
            <text:p>0.0002829139828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633333333333333" calcext:value-type="float">
            <text:p>0.633333333333333</text:p>
          </table:table-cell>
          <table:table-cell office:value-type="string" calcext:value-type="string">
            <text:p>00:01:34.07893610000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7, 9)</text:p>
          </table:table-cell>
          <table:table-cell office:value-type="float" office:value="0.000295797272260794" calcext:value-type="float">
            <text:p>0.00029579727226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44.748431205749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4" calcext:value-type="float">
            <text:p>102.4</text:p>
          </table:table-cell>
          <table:table-cell office:value-type="string" calcext:value-type="string">
            <text:p>(7, 9)</text:p>
          </table:table-cell>
          <table:table-cell office:value-type="float" office:value="0.000258874454839373" calcext:value-type="float">
            <text:p>0.00025887445483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00:01:33.408035039901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4" calcext:value-type="float">
            <text:p>96.4</text:p>
          </table:table-cell>
          <table:table-cell office:value-type="string" calcext:value-type="string">
            <text:p>(7, 9)</text:p>
          </table:table-cell>
          <table:table-cell office:value-type="float" office:value="0.000253663370737673" calcext:value-type="float">
            <text:p>0.00025366337073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8.3771924972534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0666666666667" calcext:value-type="float">
            <text:p>98.0666666666667</text:p>
          </table:table-cell>
          <table:table-cell office:value-type="string" calcext:value-type="string">
            <text:p>(7, 9)</text:p>
          </table:table-cell>
          <table:table-cell office:value-type="float" office:value="0.000318251542555516" calcext:value-type="float">
            <text:p>0.00031825154255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0.41077184677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133333333333" calcext:value-type="float">
            <text:p>102.133333333333</text:p>
          </table:table-cell>
          <table:table-cell office:value-type="string" calcext:value-type="string">
            <text:p>(7, 9)</text:p>
          </table:table-cell>
          <table:table-cell office:value-type="float" office:value="0.000291247839219909" calcext:value-type="float">
            <text:p>0.0002912478392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0933333333333333" calcext:value-type="float">
            <text:p>0.093333333333333</text:p>
          </table:table-cell>
          <table:table-cell office:value-type="string" calcext:value-type="string">
            <text:p>00:01:37.51733207702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9333333333333" calcext:value-type="float">
            <text:p>98.9333333333333</text:p>
          </table:table-cell>
          <table:table-cell office:value-type="string" calcext:value-type="string">
            <text:p>(7, 9)</text:p>
          </table:table-cell>
          <table:table-cell office:value-type="float" office:value="0.000324298523205185" calcext:value-type="float">
            <text:p>0.0003242985232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7.934188842773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9333333333333" calcext:value-type="float">
            <text:p>96.9333333333333</text:p>
          </table:table-cell>
          <table:table-cell office:value-type="string" calcext:value-type="string">
            <text:p>(7, 9)</text:p>
          </table:table-cell>
          <table:table-cell office:value-type="float" office:value="0.000339624347798357" calcext:value-type="float">
            <text:p>0.00033962434779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2.62216091156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" calcext:value-type="float">
            <text:p>100.8</text:p>
          </table:table-cell>
          <table:table-cell office:value-type="string" calcext:value-type="string">
            <text:p>(7, 9)</text:p>
          </table:table-cell>
          <table:table-cell office:value-type="float" office:value="0.000258100197787419" calcext:value-type="float">
            <text:p>0.00025810019778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0.809284925460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3333333333333" calcext:value-type="float">
            <text:p>99.3333333333333</text:p>
          </table:table-cell>
          <table:table-cell office:value-type="string" calcext:value-type="string">
            <text:p>(7, 9)</text:p>
          </table:table-cell>
          <table:table-cell office:value-type="float" office:value="0.000252289248551646" calcext:value-type="float">
            <text:p>0.00025228924855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17.7017333507537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" calcext:value-type="float">
            <text:p>101.4</text:p>
          </table:table-cell>
          <table:table-cell office:value-type="string" calcext:value-type="string">
            <text:p>(7, 9)</text:p>
          </table:table-cell>
          <table:table-cell office:value-type="float" office:value="0.000307985788767362" calcext:value-type="float">
            <text:p>0.00030798578876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1.0210082530975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7333333333333" calcext:value-type="float">
            <text:p>99.7333333333333</text:p>
          </table:table-cell>
          <table:table-cell office:value-type="string" calcext:value-type="string">
            <text:p>(7, 9)</text:p>
          </table:table-cell>
          <table:table-cell office:value-type="float" office:value="0.000277165735344283" calcext:value-type="float">
            <text:p>0.0002771657353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2:20.1198458671569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7, 9)</text:p>
          </table:table-cell>
          <table:table-cell office:value-type="float" office:value="0.000305450505425894" calcext:value-type="float">
            <text:p>0.00030545050542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3.1187622547149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333333333333" calcext:value-type="float">
            <text:p>101.333333333333</text:p>
          </table:table-cell>
          <table:table-cell office:value-type="string" calcext:value-type="string">
            <text:p>(7, 9)</text:p>
          </table:table-cell>
          <table:table-cell office:value-type="float" office:value="0.000352680127250633" calcext:value-type="float">
            <text:p>0.00035268012725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2:6.045509099960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866666666667" calcext:value-type="float">
            <text:p>102.866666666667</text:p>
          </table:table-cell>
          <table:table-cell office:value-type="string" calcext:value-type="string">
            <text:p>(7, 9)</text:p>
          </table:table-cell>
          <table:table-cell office:value-type="float" office:value="0.00031573958947585" calcext:value-type="float">
            <text:p>0.00031573958947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2:8.1938922405242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666666666667" calcext:value-type="float">
            <text:p>97.4666666666667</text:p>
          </table:table-cell>
          <table:table-cell office:value-type="string" calcext:value-type="string">
            <text:p>(7, 9)</text:p>
          </table:table-cell>
          <table:table-cell office:value-type="float" office:value="0.00029322783383408" calcext:value-type="float">
            <text:p>0.00029322783383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0.2921900749206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933333333333" calcext:value-type="float">
            <text:p>101.933333333333</text:p>
          </table:table-cell>
          <table:table-cell office:value-type="string" calcext:value-type="string">
            <text:p>(7, 9)</text:p>
          </table:table-cell>
          <table:table-cell office:value-type="float" office:value="0.000268510260404486" calcext:value-type="float">
            <text:p>0.00026851026040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50.2311944961547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933333333333" calcext:value-type="float">
            <text:p>101.933333333333</text:p>
          </table:table-cell>
          <table:table-cell office:value-type="string" calcext:value-type="string">
            <text:p>(7, 9)</text:p>
          </table:table-cell>
          <table:table-cell office:value-type="float" office:value="0.000288824950770275" calcext:value-type="float">
            <text:p>0.0002888249507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5.331081390380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7333333333333" calcext:value-type="float">
            <text:p>98.7333333333333</text:p>
          </table:table-cell>
          <table:table-cell office:value-type="string" calcext:value-type="string">
            <text:p>(7, 9)</text:p>
          </table:table-cell>
          <table:table-cell office:value-type="float" office:value="0.000288838547077562" calcext:value-type="float">
            <text:p>0.00028883854707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2:1.3315145969390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66666666667" calcext:value-type="float">
            <text:p>100.466666666667</text:p>
          </table:table-cell>
          <table:table-cell office:value-type="string" calcext:value-type="string">
            <text:p>(7, 9)</text:p>
          </table:table-cell>
          <table:table-cell office:value-type="float" office:value="0.000289695149678247" calcext:value-type="float">
            <text:p>0.00028969514967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2:37.388187885284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66666666667" calcext:value-type="float">
            <text:p>101.666666666667</text:p>
          </table:table-cell>
          <table:table-cell office:value-type="string" calcext:value-type="string">
            <text:p>(7, 9)</text:p>
          </table:table-cell>
          <table:table-cell office:value-type="float" office:value="0.000302564645729032" calcext:value-type="float">
            <text:p>0.00030256464572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4.91094636917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6" calcext:value-type="float">
            <text:p>95.6</text:p>
          </table:table-cell>
          <table:table-cell office:value-type="string" calcext:value-type="string">
            <text:p>(7, 9)</text:p>
          </table:table-cell>
          <table:table-cell office:value-type="float" office:value="0.00024865331927387" calcext:value-type="float">
            <text:p>0.00024865331927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9.430788040161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66666666667" calcext:value-type="float">
            <text:p>101.266666666667</text:p>
          </table:table-cell>
          <table:table-cell office:value-type="string" calcext:value-type="string">
            <text:p>(7, 9)</text:p>
          </table:table-cell>
          <table:table-cell office:value-type="float" office:value="0.000336349048115774" calcext:value-type="float">
            <text:p>0.00033634904811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13.189887523651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466666666667" calcext:value-type="float">
            <text:p>102.466666666667</text:p>
          </table:table-cell>
          <table:table-cell office:value-type="string" calcext:value-type="string">
            <text:p>(7, 9)</text:p>
          </table:table-cell>
          <table:table-cell office:value-type="float" office:value="0.000218981773557461" calcext:value-type="float">
            <text:p>0.00021898177355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9.52546763420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66666666667" calcext:value-type="float">
            <text:p>100.266666666667</text:p>
          </table:table-cell>
          <table:table-cell office:value-type="string" calcext:value-type="string">
            <text:p>(7, 9)</text:p>
          </table:table-cell>
          <table:table-cell office:value-type="float" office:value="0.000329022057921341" calcext:value-type="float">
            <text:p>0.00032902205792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48.588220596313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533333333333" calcext:value-type="float">
            <text:p>102.533333333333</text:p>
          </table:table-cell>
          <table:table-cell office:value-type="string" calcext:value-type="string">
            <text:p>(7, 9)</text:p>
          </table:table-cell>
          <table:table-cell office:value-type="float" office:value="0.000371161214529286" calcext:value-type="float">
            <text:p>0.00037116121452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1.5688884258270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66666666667" calcext:value-type="float">
            <text:p>100.866666666667</text:p>
          </table:table-cell>
          <table:table-cell office:value-type="string" calcext:value-type="string">
            <text:p>(7, 9)</text:p>
          </table:table-cell>
          <table:table-cell office:value-type="float" office:value="0.000293411901030411" calcext:value-type="float">
            <text:p>0.0002934119010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43.77386760711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3333333333333" calcext:value-type="float">
            <text:p>96.3333333333333</text:p>
          </table:table-cell>
          <table:table-cell office:value-type="string" calcext:value-type="string">
            <text:p>(7, 9)</text:p>
          </table:table-cell>
          <table:table-cell office:value-type="float" office:value="0.000318624921983155" calcext:value-type="float">
            <text:p>0.00031862492198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2.203798770904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533333333333" calcext:value-type="float">
            <text:p>101.533333333333</text:p>
          </table:table-cell>
          <table:table-cell office:value-type="string" calcext:value-type="string">
            <text:p>(7, 9)</text:p>
          </table:table-cell>
          <table:table-cell office:value-type="float" office:value="0.000297529680348772" calcext:value-type="float">
            <text:p>0.00029752968034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5.191820144653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733333333333" calcext:value-type="float">
            <text:p>101.733333333333</text:p>
          </table:table-cell>
          <table:table-cell office:value-type="string" calcext:value-type="string">
            <text:p>(7, 9)</text:p>
          </table:table-cell>
          <table:table-cell office:value-type="float" office:value="0.000339691638566719" calcext:value-type="float">
            <text:p>0.00033969163856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4.1997399330139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066666666667" calcext:value-type="float">
            <text:p>101.066666666667</text:p>
          </table:table-cell>
          <table:table-cell office:value-type="string" calcext:value-type="string">
            <text:p>(7, 9)</text:p>
          </table:table-cell>
          <table:table-cell office:value-type="float" office:value="0.000240822376312149" calcext:value-type="float">
            <text:p>0.00024082237631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13.0902130603790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0666666666667" calcext:value-type="float">
            <text:p>97.0666666666667</text:p>
          </table:table-cell>
          <table:table-cell office:value-type="string" calcext:value-type="string">
            <text:p>(7, 9)</text:p>
          </table:table-cell>
          <table:table-cell office:value-type="float" office:value="0.000298853608117178" calcext:value-type="float">
            <text:p>0.00029885360811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33.619248867034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9333333333333" calcext:value-type="float">
            <text:p>98.9333333333333</text:p>
          </table:table-cell>
          <table:table-cell office:value-type="string" calcext:value-type="string">
            <text:p>(7, 9)</text:p>
          </table:table-cell>
          <table:table-cell office:value-type="float" office:value="0.000254487857068281" calcext:value-type="float">
            <text:p>0.00025448785706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39.770427465438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5.666666666667" calcext:value-type="float">
            <text:p>105.666666666667</text:p>
          </table:table-cell>
          <table:table-cell office:value-type="string" calcext:value-type="string">
            <text:p>(7, 9)</text:p>
          </table:table-cell>
          <table:table-cell office:value-type="float" office:value="0.000305712638032003" calcext:value-type="float">
            <text:p>0.00030571263803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1.308608293533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" calcext:value-type="float">
            <text:p>101.4</text:p>
          </table:table-cell>
          <table:table-cell office:value-type="string" calcext:value-type="string">
            <text:p>(7, 9)</text:p>
          </table:table-cell>
          <table:table-cell office:value-type="float" office:value="0.000300192711383788" calcext:value-type="float">
            <text:p>0.00030019271138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5.3593473434448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2666666666667" calcext:value-type="float">
            <text:p>97.2666666666667</text:p>
          </table:table-cell>
          <table:table-cell office:value-type="string" calcext:value-type="string">
            <text:p>(7, 9)</text:p>
          </table:table-cell>
          <table:table-cell office:value-type="float" office:value="0.000324545849772704" calcext:value-type="float">
            <text:p>0.00032454584977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7.704957485198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4" calcext:value-type="float">
            <text:p>103.4</text:p>
          </table:table-cell>
          <table:table-cell office:value-type="string" calcext:value-type="string">
            <text:p>(5, 7)</text:p>
          </table:table-cell>
          <table:table-cell office:value-type="float" office:value="0.000271609157988333" calcext:value-type="float">
            <text:p>0.00027160915798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57.97005820274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string" calcext:value-type="string">
            <text:p>(5, 7)</text:p>
          </table:table-cell>
          <table:table-cell office:value-type="float" office:value="0.000279849321802126" calcext:value-type="float">
            <text:p>0.00027984932180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4.3607752323150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9333333333333" calcext:value-type="float">
            <text:p>96.9333333333333</text:p>
          </table:table-cell>
          <table:table-cell office:value-type="string" calcext:value-type="string">
            <text:p>(5, 7)</text:p>
          </table:table-cell>
          <table:table-cell office:value-type="float" office:value="0.000268178191836898" calcext:value-type="float">
            <text:p>0.00026817819183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5.872670173645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66666666667" calcext:value-type="float">
            <text:p>100.266666666667</text:p>
          </table:table-cell>
          <table:table-cell office:value-type="string" calcext:value-type="string">
            <text:p>(5, 7)</text:p>
          </table:table-cell>
          <table:table-cell office:value-type="float" office:value="0.000265889623179987" calcext:value-type="float">
            <text:p>0.0002658896231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6.1392748355865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666666666667" calcext:value-type="float">
            <text:p>97.4666666666667</text:p>
          </table:table-cell>
          <table:table-cell office:value-type="string" calcext:value-type="string">
            <text:p>(5, 7)</text:p>
          </table:table-cell>
          <table:table-cell office:value-type="float" office:value="0.000259542432539718" calcext:value-type="float">
            <text:p>0.0002595424325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27.997221946716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4666666666667" calcext:value-type="float">
            <text:p>97.4666666666667</text:p>
          </table:table-cell>
          <table:table-cell office:value-type="string" calcext:value-type="string">
            <text:p>(5, 7)</text:p>
          </table:table-cell>
          <table:table-cell office:value-type="float" office:value="0.00021544421467986" calcext:value-type="float">
            <text:p>0.0002154442146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1:25.4677326679229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7333333333333" calcext:value-type="float">
            <text:p>98.7333333333333</text:p>
          </table:table-cell>
          <table:table-cell office:value-type="string" calcext:value-type="string">
            <text:p>(5, 7)</text:p>
          </table:table-cell>
          <table:table-cell office:value-type="float" office:value="0.000262787894951874" calcext:value-type="float">
            <text:p>0.00026278789495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1.726273059844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6.4" calcext:value-type="float">
            <text:p>106.4</text:p>
          </table:table-cell>
          <table:table-cell office:value-type="string" calcext:value-type="string">
            <text:p>(5, 7)</text:p>
          </table:table-cell>
          <table:table-cell office:value-type="float" office:value="0.000257316712082724" calcext:value-type="float">
            <text:p>0.00025731671208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7.193383216857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7333333333333" calcext:value-type="float">
            <text:p>96.7333333333333</text:p>
          </table:table-cell>
          <table:table-cell office:value-type="string" calcext:value-type="string">
            <text:p>(5, 7)</text:p>
          </table:table-cell>
          <table:table-cell office:value-type="float" office:value="0.000285083113600153" calcext:value-type="float">
            <text:p>0.000285083113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6.36988115310668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2" calcext:value-type="float">
            <text:p>96.2</text:p>
          </table:table-cell>
          <table:table-cell office:value-type="string" calcext:value-type="string">
            <text:p>(5, 7)</text:p>
          </table:table-cell>
          <table:table-cell office:value-type="float" office:value="0.000185173801645608" calcext:value-type="float">
            <text:p>0.00018517380164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6.872903823852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66666666667" calcext:value-type="float">
            <text:p>101.266666666667</text:p>
          </table:table-cell>
          <table:table-cell office:value-type="string" calcext:value-type="string">
            <text:p>(5, 7)</text:p>
          </table:table-cell>
          <table:table-cell office:value-type="float" office:value="0.000290452364716362" calcext:value-type="float">
            <text:p>0.00029045236471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2.995067119598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3333333333333" calcext:value-type="float">
            <text:p>98.3333333333333</text:p>
          </table:table-cell>
          <table:table-cell office:value-type="string" calcext:value-type="string">
            <text:p>(5, 7)</text:p>
          </table:table-cell>
          <table:table-cell office:value-type="float" office:value="0.000283362493217543" calcext:value-type="float">
            <text:p>0.00028336249321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7.732815265655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733333333333" calcext:value-type="float">
            <text:p>102.733333333333</text:p>
          </table:table-cell>
          <table:table-cell office:value-type="string" calcext:value-type="string">
            <text:p>(5, 7)</text:p>
          </table:table-cell>
          <table:table-cell office:value-type="float" office:value="0.000239100669806203" calcext:value-type="float">
            <text:p>0.00023910066980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3.010569334030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066666666667" calcext:value-type="float">
            <text:p>103.066666666667</text:p>
          </table:table-cell>
          <table:table-cell office:value-type="string" calcext:value-type="string">
            <text:p>(5, 7)</text:p>
          </table:table-cell>
          <table:table-cell office:value-type="float" office:value="0.000269136075352115" calcext:value-type="float">
            <text:p>0.00026913607535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5.1826288700103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" calcext:value-type="float">
            <text:p>101.6</text:p>
          </table:table-cell>
          <table:table-cell office:value-type="string" calcext:value-type="string">
            <text:p>(5, 7)</text:p>
          </table:table-cell>
          <table:table-cell office:value-type="float" office:value="0.000279485663055925" calcext:value-type="float">
            <text:p>0.00027948566305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55.642588853836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4" calcext:value-type="float">
            <text:p>98.4</text:p>
          </table:table-cell>
          <table:table-cell office:value-type="string" calcext:value-type="string">
            <text:p>(5, 7)</text:p>
          </table:table-cell>
          <table:table-cell office:value-type="float" office:value="0.000238465443307111" calcext:value-type="float">
            <text:p>0.00023846544330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0.278366804122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3333333333333" calcext:value-type="float">
            <text:p>98.3333333333333</text:p>
          </table:table-cell>
          <table:table-cell office:value-type="string" calcext:value-type="string">
            <text:p>(5, 7)</text:p>
          </table:table-cell>
          <table:table-cell office:value-type="float" office:value="0.000256180696459639" calcext:value-type="float">
            <text:p>0.0002561806964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3.8946473598480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" calcext:value-type="float">
            <text:p>101.4</text:p>
          </table:table-cell>
          <table:table-cell office:value-type="string" calcext:value-type="string">
            <text:p>(5, 7)</text:p>
          </table:table-cell>
          <table:table-cell office:value-type="float" office:value="0.000259051800494281" calcext:value-type="float">
            <text:p>0.00025905180049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1.181475400924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6.133333333333" calcext:value-type="float">
            <text:p>106.133333333333</text:p>
          </table:table-cell>
          <table:table-cell office:value-type="string" calcext:value-type="string">
            <text:p>(5, 7)</text:p>
          </table:table-cell>
          <table:table-cell office:value-type="float" office:value="0.000273492666881765" calcext:value-type="float">
            <text:p>0.00027349266688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6.1991696357727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333333333333" calcext:value-type="float">
            <text:p>102.333333333333</text:p>
          </table:table-cell>
          <table:table-cell office:value-type="string" calcext:value-type="string">
            <text:p>(5, 7)</text:p>
          </table:table-cell>
          <table:table-cell office:value-type="float" office:value="0.00027679152962294" calcext:value-type="float">
            <text:p>0.00027679152962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6.2344450950622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866666666667" calcext:value-type="float">
            <text:p>101.866666666667</text:p>
          </table:table-cell>
          <table:table-cell office:value-type="string" calcext:value-type="string">
            <text:p>(5, 7)</text:p>
          </table:table-cell>
          <table:table-cell office:value-type="float" office:value="0.000273237937923242" calcext:value-type="float">
            <text:p>0.00027323793792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4.115725994110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1333333333334" calcext:value-type="float">
            <text:p>97.1333333333334</text:p>
          </table:table-cell>
          <table:table-cell office:value-type="string" calcext:value-type="string">
            <text:p>(5, 7)</text:p>
          </table:table-cell>
          <table:table-cell office:value-type="float" office:value="0.000271826542328241" calcext:value-type="float">
            <text:p>0.00027182654232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9.633046627044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4.6666666666667" calcext:value-type="float">
            <text:p>94.6666666666667</text:p>
          </table:table-cell>
          <table:table-cell office:value-type="string" calcext:value-type="string">
            <text:p>(5, 7)</text:p>
          </table:table-cell>
          <table:table-cell office:value-type="float" office:value="0.000319926791493992" calcext:value-type="float">
            <text:p>0.00031992679149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6.643523216247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5333333333333" calcext:value-type="float">
            <text:p>99.5333333333333</text:p>
          </table:table-cell>
          <table:table-cell office:value-type="string" calcext:value-type="string">
            <text:p>(5, 7)</text:p>
          </table:table-cell>
          <table:table-cell office:value-type="float" office:value="0.000296222412092874" calcext:value-type="float">
            <text:p>0.00029622241209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2.383780956268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1333333333333" calcext:value-type="float">
            <text:p>99.1333333333333</text:p>
          </table:table-cell>
          <table:table-cell office:value-type="string" calcext:value-type="string">
            <text:p>(5, 7)</text:p>
          </table:table-cell>
          <table:table-cell office:value-type="float" office:value="0.000222501983654669" calcext:value-type="float">
            <text:p>0.00022250198365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3.8465402126312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string" calcext:value-type="string">
            <text:p>(5, 7)</text:p>
          </table:table-cell>
          <table:table-cell office:value-type="float" office:value="0.000217827708993193" calcext:value-type="float">
            <text:p>0.00021782770899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3.8783805370330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5333333333333" calcext:value-type="float">
            <text:p>99.5333333333333</text:p>
          </table:table-cell>
          <table:table-cell office:value-type="string" calcext:value-type="string">
            <text:p>(5, 7)</text:p>
          </table:table-cell>
          <table:table-cell office:value-type="float" office:value="0.000290214720753222" calcext:value-type="float">
            <text:p>0.00029021472075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9.65768289566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333333333333" calcext:value-type="float">
            <text:p>100.333333333333</text:p>
          </table:table-cell>
          <table:table-cell office:value-type="string" calcext:value-type="string">
            <text:p>(5, 7)</text:p>
          </table:table-cell>
          <table:table-cell office:value-type="float" office:value="0.000258179567015833" calcext:value-type="float">
            <text:p>0.00025817956701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0.616567373275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666666666667" calcext:value-type="float">
            <text:p>98.8666666666667</text:p>
          </table:table-cell>
          <table:table-cell office:value-type="string" calcext:value-type="string">
            <text:p>(5, 7)</text:p>
          </table:table-cell>
          <table:table-cell office:value-type="float" office:value="0.00028300061324634" calcext:value-type="float">
            <text:p>0.00028300061324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34.0363752841949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0666666666667" calcext:value-type="float">
            <text:p>98.0666666666667</text:p>
          </table:table-cell>
          <table:table-cell office:value-type="string" calcext:value-type="string">
            <text:p>(5, 7)</text:p>
          </table:table-cell>
          <table:table-cell office:value-type="float" office:value="0.000273002888282912" calcext:value-type="float">
            <text:p>0.00027300288828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16.999451398849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733333333333" calcext:value-type="float">
            <text:p>100.733333333333</text:p>
          </table:table-cell>
          <table:table-cell office:value-type="string" calcext:value-type="string">
            <text:p>(5, 7)</text:p>
          </table:table-cell>
          <table:table-cell office:value-type="float" office:value="0.00029449873488907" calcext:value-type="float">
            <text:p>0.00029449873488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00:02:9.651355266571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7333333333333" calcext:value-type="float">
            <text:p>97.7333333333333</text:p>
          </table:table-cell>
          <table:table-cell office:value-type="string" calcext:value-type="string">
            <text:p>(5, 7)</text:p>
          </table:table-cell>
          <table:table-cell office:value-type="float" office:value="0.000198019010047147" calcext:value-type="float">
            <text:p>0.0001980190100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.89751625061035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933333333333" calcext:value-type="float">
            <text:p>103.933333333333</text:p>
          </table:table-cell>
          <table:table-cell office:value-type="string" calcext:value-type="string">
            <text:p>(5, 7)</text:p>
          </table:table-cell>
          <table:table-cell office:value-type="float" office:value="0.000244499323680005" calcext:value-type="float">
            <text:p>0.0002444993236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9.2223346233367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933333333333" calcext:value-type="float">
            <text:p>101.933333333333</text:p>
          </table:table-cell>
          <table:table-cell office:value-type="string" calcext:value-type="string">
            <text:p>(5, 7)</text:p>
          </table:table-cell>
          <table:table-cell office:value-type="float" office:value="0.000277675922389802" calcext:value-type="float">
            <text:p>0.0002776759223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9.947552204132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533333333333" calcext:value-type="float">
            <text:p>101.533333333333</text:p>
          </table:table-cell>
          <table:table-cell office:value-type="string" calcext:value-type="string">
            <text:p>(5, 7)</text:p>
          </table:table-cell>
          <table:table-cell office:value-type="float" office:value="0.000256003860313133" calcext:value-type="float">
            <text:p>0.00025600386031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1.876175403594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933333333333" calcext:value-type="float">
            <text:p>101.933333333333</text:p>
          </table:table-cell>
          <table:table-cell office:value-type="string" calcext:value-type="string">
            <text:p>(5, 7)</text:p>
          </table:table-cell>
          <table:table-cell office:value-type="float" office:value="0.000284507756982848" calcext:value-type="float">
            <text:p>0.00028450775698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00:02:20.84437632560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" calcext:value-type="float">
            <text:p>101.2</text:p>
          </table:table-cell>
          <table:table-cell office:value-type="string" calcext:value-type="string">
            <text:p>(5, 7)</text:p>
          </table:table-cell>
          <table:table-cell office:value-type="float" office:value="0.000323210079373781" calcext:value-type="float">
            <text:p>0.00032321007937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1.0666232109069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866666666667" calcext:value-type="float">
            <text:p>102.866666666667</text:p>
          </table:table-cell>
          <table:table-cell office:value-type="string" calcext:value-type="string">
            <text:p>(5, 7)</text:p>
          </table:table-cell>
          <table:table-cell office:value-type="float" office:value="0.000232482677687758" calcext:value-type="float">
            <text:p>0.00023248267768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56.755366086959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066666666667" calcext:value-type="float">
            <text:p>101.066666666667</text:p>
          </table:table-cell>
          <table:table-cell office:value-type="string" calcext:value-type="string">
            <text:p>(5, 7)</text:p>
          </table:table-cell>
          <table:table-cell office:value-type="float" office:value="0.00026160298049848" calcext:value-type="float">
            <text:p>0.00026160298049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38.7684104442596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3333333333333" calcext:value-type="float">
            <text:p>99.3333333333333</text:p>
          </table:table-cell>
          <table:table-cell office:value-type="string" calcext:value-type="string">
            <text:p>(5, 7)</text:p>
          </table:table-cell>
          <table:table-cell office:value-type="float" office:value="0.000244973637184556" calcext:value-type="float">
            <text:p>0.00024497363718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2.39218306541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333333333333" calcext:value-type="float">
            <text:p>100.333333333333</text:p>
          </table:table-cell>
          <table:table-cell office:value-type="string" calcext:value-type="string">
            <text:p>(5, 7)</text:p>
          </table:table-cell>
          <table:table-cell office:value-type="float" office:value="0.000276348149635605" calcext:value-type="float">
            <text:p>0.00027634814963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1.195178747177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666666666667" calcext:value-type="float">
            <text:p>99.4666666666667</text:p>
          </table:table-cell>
          <table:table-cell office:value-type="string" calcext:value-type="string">
            <text:p>(5, 7)</text:p>
          </table:table-cell>
          <table:table-cell office:value-type="float" office:value="0.000255070997733839" calcext:value-type="float">
            <text:p>0.00025507099773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86666666666667" calcext:value-type="float">
            <text:p>0.28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0:01:12.9162735939025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(5, 7)</text:p>
          </table:table-cell>
          <table:table-cell office:value-type="float" office:value="0.000284694245494692" calcext:value-type="float">
            <text:p>0.00028469424549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7.223592996597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5333333333333" calcext:value-type="float">
            <text:p>98.5333333333333</text:p>
          </table:table-cell>
          <table:table-cell office:value-type="string" calcext:value-type="string">
            <text:p>(5, 7)</text:p>
          </table:table-cell>
          <table:table-cell office:value-type="float" office:value="0.000284933600179273" calcext:value-type="float">
            <text:p>0.00028493360017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6.91001534461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4666666666667" calcext:value-type="float">
            <text:p>99.4666666666667</text:p>
          </table:table-cell>
          <table:table-cell office:value-type="string" calcext:value-type="string">
            <text:p>(5, 7)</text:p>
          </table:table-cell>
          <table:table-cell office:value-type="float" office:value="0.000228780904845954" calcext:value-type="float">
            <text:p>0.00022878090484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1.605040073394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string" calcext:value-type="string">
            <text:p>(5, 7)</text:p>
          </table:table-cell>
          <table:table-cell office:value-type="float" office:value="0.000261180017977166" calcext:value-type="float">
            <text:p>0.00026118001797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2:2.45683574676513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string" calcext:value-type="string">
            <text:p>(5, 7)</text:p>
          </table:table-cell>
          <table:table-cell office:value-type="float" office:value="0.000303580668196226" calcext:value-type="float">
            <text:p>0.00030358066819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2:2.85781288146972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4" calcext:value-type="float">
            <text:p>102.4</text:p>
          </table:table-cell>
          <table:table-cell office:value-type="string" calcext:value-type="string">
            <text:p>(5, 7)</text:p>
          </table:table-cell>
          <table:table-cell office:value-type="float" office:value="0.000266976111829856" calcext:value-type="float">
            <text:p>0.0002669761118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19.277452230453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5333333333333" calcext:value-type="float">
            <text:p>97.5333333333333</text:p>
          </table:table-cell>
          <table:table-cell office:value-type="string" calcext:value-type="string">
            <text:p>(5, 7)</text:p>
          </table:table-cell>
          <table:table-cell office:value-type="float" office:value="0.000248208169016986" calcext:value-type="float">
            <text:p>0.0002482081690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8.7891590595245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1333333333333" calcext:value-type="float">
            <text:p>99.1333333333333</text:p>
          </table:table-cell>
          <table:table-cell office:value-type="string" calcext:value-type="string">
            <text:p>(5, 7)</text:p>
          </table:table-cell>
          <table:table-cell office:value-type="float" office:value="0.000208095618404915" calcext:value-type="float">
            <text:p>0.0002080956184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56.65978789329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6.2666666666667" calcext:value-type="float">
            <text:p>96.2666666666667</text:p>
          </table:table-cell>
          <table:table-cell office:value-type="string" calcext:value-type="string">
            <text:p>(5, 7)</text:p>
          </table:table-cell>
          <table:table-cell office:value-type="float" office:value="0.000267011801329704" calcext:value-type="float">
            <text:p>0.0002670118013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46.793220996856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466666666667" calcext:value-type="float">
            <text:p>101.466666666667</text:p>
          </table:table-cell>
          <table:table-cell office:value-type="string" calcext:value-type="string">
            <text:p>(5, 7)</text:p>
          </table:table-cell>
          <table:table-cell office:value-type="float" office:value="0.000315318490946961" calcext:value-type="float">
            <text:p>0.0003153184909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2:32.367202043533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7333333333333" calcext:value-type="float">
            <text:p>99.7333333333333</text:p>
          </table:table-cell>
          <table:table-cell office:value-type="string" calcext:value-type="string">
            <text:p>(5, 7)</text:p>
          </table:table-cell>
          <table:table-cell office:value-type="float" office:value="0.000257491512730344" calcext:value-type="float">
            <text:p>0.0002574915127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20.121956348419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3.6" calcext:value-type="float">
            <text:p>103.6</text:p>
          </table:table-cell>
          <table:table-cell office:value-type="string" calcext:value-type="string">
            <text:p>(5, 7)</text:p>
          </table:table-cell>
          <table:table-cell office:value-type="float" office:value="0.000295734810137751" calcext:value-type="float">
            <text:p>0.00029573481013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49.687971591949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66666666667" calcext:value-type="float">
            <text:p>100.866666666667</text:p>
          </table:table-cell>
          <table:table-cell office:value-type="string" calcext:value-type="string">
            <text:p>(5, 7)</text:p>
          </table:table-cell>
          <table:table-cell office:value-type="float" office:value="0.000262974853214725" calcext:value-type="float">
            <text:p>0.00026297485321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26.251846551895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2" calcext:value-type="float">
            <text:p>100.2</text:p>
          </table:table-cell>
          <table:table-cell office:value-type="string" calcext:value-type="string">
            <text:p>(5, 7)</text:p>
          </table:table-cell>
          <table:table-cell office:value-type="float" office:value="0.000278015248806012" calcext:value-type="float">
            <text:p>0.00027801524880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9.1178328990936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666666666667" calcext:value-type="float">
            <text:p>101.666666666667</text:p>
          </table:table-cell>
          <table:table-cell office:value-type="string" calcext:value-type="string">
            <text:p>(5, 7)</text:p>
          </table:table-cell>
          <table:table-cell office:value-type="float" office:value="0.000257175895004994" calcext:value-type="float">
            <text:p>0.0002571758950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1.52795028686523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7333333333333" calcext:value-type="float">
            <text:p>97.7333333333333</text:p>
          </table:table-cell>
          <table:table-cell office:value-type="string" calcext:value-type="string">
            <text:p>(5, 7)</text:p>
          </table:table-cell>
          <table:table-cell office:value-type="float" office:value="0.000302378244257779" calcext:value-type="float">
            <text:p>0.00030237824425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1.109168767929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string" calcext:value-type="string">
            <text:p>(5, 7)</text:p>
          </table:table-cell>
          <table:table-cell office:value-type="float" office:value="0.000251541308881192" calcext:value-type="float">
            <text:p>0.00025154130888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1:40.519913673400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6" calcext:value-type="float">
            <text:p>100.6</text:p>
          </table:table-cell>
          <table:table-cell office:value-type="string" calcext:value-type="string">
            <text:p>(5, 7)</text:p>
          </table:table-cell>
          <table:table-cell office:value-type="float" office:value="0.000260586236946613" calcext:value-type="float">
            <text:p>0.0002605862369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28.554163694381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string" calcext:value-type="string">
            <text:p>(3, 5)</text:p>
          </table:table-cell>
          <table:table-cell office:value-type="float" office:value="0.000204673778965992" calcext:value-type="float">
            <text:p>0.00020467377896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2:25.160251855850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string" calcext:value-type="string">
            <text:p>(3, 5)</text:p>
          </table:table-cell>
          <table:table-cell office:value-type="float" office:value="0.00024796970456758" calcext:value-type="float">
            <text:p>0.00024796970456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8.4577221870422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133333333333" calcext:value-type="float">
            <text:p>101.133333333333</text:p>
          </table:table-cell>
          <table:table-cell office:value-type="string" calcext:value-type="string">
            <text:p>(3, 5)</text:p>
          </table:table-cell>
          <table:table-cell office:value-type="float" office:value="0.000290095313377864" calcext:value-type="float">
            <text:p>0.00029009531337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7.049114942550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0666666666667" calcext:value-type="float">
            <text:p>98.0666666666667</text:p>
          </table:table-cell>
          <table:table-cell office:value-type="string" calcext:value-type="string">
            <text:p>(3, 5)</text:p>
          </table:table-cell>
          <table:table-cell office:value-type="float" office:value="0.000213781497143026" calcext:value-type="float">
            <text:p>0.00021378149714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47.65826702117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66666666667" calcext:value-type="float">
            <text:p>102.266666666667</text:p>
          </table:table-cell>
          <table:table-cell office:value-type="string" calcext:value-type="string">
            <text:p>(3, 5)</text:p>
          </table:table-cell>
          <table:table-cell office:value-type="float" office:value="0.000221104995003137" calcext:value-type="float">
            <text:p>0.00022110499500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1.999275445938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1333333333333" calcext:value-type="float">
            <text:p>98.1333333333333</text:p>
          </table:table-cell>
          <table:table-cell office:value-type="string" calcext:value-type="string">
            <text:p>(3, 5)</text:p>
          </table:table-cell>
          <table:table-cell office:value-type="float" office:value="0.000244948854847123" calcext:value-type="float">
            <text:p>0.00024494885484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2:11.5713095664978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(3, 5)</text:p>
          </table:table-cell>
          <table:table-cell office:value-type="float" office:value="0.000252178059030916" calcext:value-type="float">
            <text:p>0.00025217805903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5.9058930873870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266666666667" calcext:value-type="float">
            <text:p>101.266666666667</text:p>
          </table:table-cell>
          <table:table-cell office:value-type="string" calcext:value-type="string">
            <text:p>(3, 5)</text:p>
          </table:table-cell>
          <table:table-cell office:value-type="float" office:value="0.000215377021613645" calcext:value-type="float">
            <text:p>0.00021537702161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9.503911733627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733333333333" calcext:value-type="float">
            <text:p>102.733333333333</text:p>
          </table:table-cell>
          <table:table-cell office:value-type="string" calcext:value-type="string">
            <text:p>(3, 5)</text:p>
          </table:table-cell>
          <table:table-cell office:value-type="float" office:value="0.000196832630396804" calcext:value-type="float">
            <text:p>0.00019683263039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23.4780101776123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133333333333" calcext:value-type="float">
            <text:p>104.133333333333</text:p>
          </table:table-cell>
          <table:table-cell office:value-type="string" calcext:value-type="string">
            <text:p>(3, 5)</text:p>
          </table:table-cell>
          <table:table-cell office:value-type="float" office:value="0.000193549157546407" calcext:value-type="float">
            <text:p>0.00019354915754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17.400333881378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1.866666666667" calcext:value-type="float">
            <text:p>101.866666666667</text:p>
          </table:table-cell>
          <table:table-cell office:value-type="string" calcext:value-type="string">
            <text:p>(3, 5)</text:p>
          </table:table-cell>
          <table:table-cell office:value-type="float" office:value="0.000184978332434201" calcext:value-type="float">
            <text:p>0.00018497833243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52.14377760887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6" calcext:value-type="float">
            <text:p>100.6</text:p>
          </table:table-cell>
          <table:table-cell office:value-type="string" calcext:value-type="string">
            <text:p>(3, 5)</text:p>
          </table:table-cell>
          <table:table-cell office:value-type="float" office:value="0.000229060025716042" calcext:value-type="float">
            <text:p>0.00022906002571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7.9401233196258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8" calcext:value-type="float">
            <text:p>102.8</text:p>
          </table:table-cell>
          <table:table-cell office:value-type="string" calcext:value-type="string">
            <text:p>(3, 5)</text:p>
          </table:table-cell>
          <table:table-cell office:value-type="float" office:value="0.000231609557067995" calcext:value-type="float">
            <text:p>0.00023160955706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1.1046314239501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8" calcext:value-type="float">
            <text:p>100.8</text:p>
          </table:table-cell>
          <table:table-cell office:value-type="string" calcext:value-type="string">
            <text:p>(3, 5)</text:p>
          </table:table-cell>
          <table:table-cell office:value-type="float" office:value="0.000225320987027069" calcext:value-type="float">
            <text:p>0.00022532098702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41.460189342498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4.133333333333" calcext:value-type="float">
            <text:p>104.133333333333</text:p>
          </table:table-cell>
          <table:table-cell office:value-type="string" calcext:value-type="string">
            <text:p>(3, 5)</text:p>
          </table:table-cell>
          <table:table-cell office:value-type="float" office:value="0.000270925740510297" calcext:value-type="float">
            <text:p>0.0002709257405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7.9351747035980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2.4" calcext:value-type="float">
            <text:p>92.4</text:p>
          </table:table-cell>
          <table:table-cell office:value-type="string" calcext:value-type="string">
            <text:p>(3, 5)</text:p>
          </table:table-cell>
          <table:table-cell office:value-type="float" office:value="0.000215295870143947" calcext:value-type="float">
            <text:p>0.0002152958701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0.2886278629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666666666667" calcext:value-type="float">
            <text:p>102.666666666667</text:p>
          </table:table-cell>
          <table:table-cell office:value-type="string" calcext:value-type="string">
            <text:p>(3, 5)</text:p>
          </table:table-cell>
          <table:table-cell office:value-type="float" office:value="0.00018732593326673" calcext:value-type="float">
            <text:p>0.00018732593326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2:5.8788805007934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466666666667" calcext:value-type="float">
            <text:p>100.466666666667</text:p>
          </table:table-cell>
          <table:table-cell office:value-type="string" calcext:value-type="string">
            <text:p>(3, 5)</text:p>
          </table:table-cell>
          <table:table-cell office:value-type="float" office:value="0.000223841970114671" calcext:value-type="float">
            <text:p>0.00022384197011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2:1.0643703937530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3, 5)</text:p>
          </table:table-cell>
          <table:table-cell office:value-type="float" office:value="0.000208674749149845" calcext:value-type="float">
            <text:p>0.0002086747491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48.521697044372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8.9333333333333" calcext:value-type="float">
            <text:p>98.9333333333333</text:p>
          </table:table-cell>
          <table:table-cell office:value-type="string" calcext:value-type="string">
            <text:p>(3, 5)</text:p>
          </table:table-cell>
          <table:table-cell office:value-type="float" office:value="0.000212976418749597" calcext:value-type="float">
            <text:p>0.0002129764187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34.223886966705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9.9333333333333" calcext:value-type="float">
            <text:p>99.9333333333333</text:p>
          </table:table-cell>
          <table:table-cell office:value-type="string" calcext:value-type="string">
            <text:p>(3, 5)</text:p>
          </table:table-cell>
          <table:table-cell office:value-type="float" office:value="0.000219658858272405" calcext:value-type="float">
            <text:p>0.00021965885827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8.1525120735168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3, 5)</text:p>
          </table:table-cell>
          <table:table-cell office:value-type="float" office:value="0.000223207305543704" calcext:value-type="float">
            <text:p>0.0002232073055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1.49819898605346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866666666667" calcext:value-type="float">
            <text:p>102.866666666667</text:p>
          </table:table-cell>
          <table:table-cell office:value-type="string" calcext:value-type="string">
            <text:p>(3, 5)</text:p>
          </table:table-cell>
          <table:table-cell office:value-type="float" office:value="0.000199177462275776" calcext:value-type="float">
            <text:p>0.00019917746227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2.098185062408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2" calcext:value-type="float">
            <text:p>102.2</text:p>
          </table:table-cell>
          <table:table-cell office:value-type="string" calcext:value-type="string">
            <text:p>(3, 5)</text:p>
          </table:table-cell>
          <table:table-cell office:value-type="float" office:value="0.000253759528008317" calcext:value-type="float">
            <text:p>0.00025375952800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3.931767463684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5.0666666666667" calcext:value-type="float">
            <text:p>95.0666666666667</text:p>
          </table:table-cell>
          <table:table-cell office:value-type="string" calcext:value-type="string">
            <text:p>(3, 5)</text:p>
          </table:table-cell>
          <table:table-cell office:value-type="float" office:value="0.000197927396426712" calcext:value-type="float">
            <text:p>0.00019792739642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3:0.2527005672454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533333333333" calcext:value-type="float">
            <text:p>100.533333333333</text:p>
          </table:table-cell>
          <table:table-cell office:value-type="string" calcext:value-type="string">
            <text:p>(3, 5)</text:p>
          </table:table-cell>
          <table:table-cell office:value-type="float" office:value="0.000240466200759746" calcext:value-type="float">
            <text:p>0.0002404662007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3.4716866016387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0.066666666667" calcext:value-type="float">
            <text:p>100.066666666667</text:p>
          </table:table-cell>
          <table:table-cell office:value-type="string" calcext:value-type="string">
            <text:p>(3, 5)</text:p>
          </table:table-cell>
          <table:table-cell office:value-type="float" office:value="0.000225681725412183" calcext:value-type="float">
            <text:p>0.00022568172541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1:48.13413929939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2.333333333333" calcext:value-type="float">
            <text:p>102.333333333333</text:p>
          </table:table-cell>
          <table:table-cell office:value-type="string" calcext:value-type="string">
            <text:p>(3, 5)</text:p>
          </table:table-cell>
          <table:table-cell office:value-type="float" office:value="0.000226024985031126" calcext:value-type="float">
            <text:p>0.00022602498503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1:40.3936984539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97.8" calcext:value-type="float">
            <text:p>97.8</text:p>
          </table:table-cell>
          <table:table-cell office:value-type="string" calcext:value-type="string">
            <text:p>(3, 5)</text:p>
          </table:table-cell>
          <table:table-cell office:value-type="float" office:value="0.000211778494351769" calcext:value-type="float">
            <text:p>0.00021177849435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44.833973646163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105.066666666667" calcext:value-type="float">
            <text:p>105.066666666667</text:p>
          </table:table-cell>
          <table:table-cell office:value-type="string" calcext:value-type="string">
            <text:p>(3, 5)</text:p>
          </table:table-cell>
          <table:table-cell office:value-type="float" office:value="0.00024293182565179" calcext:value-type="float">
            <text:p>0.00024293182565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8.40052366256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7, 9)</text:p>
          </table:table-cell>
          <table:table-cell office:value-type="float" office:value="0.000270555675880244" calcext:value-type="float">
            <text:p>0.0002705556758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30.002150058746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7, 9)</text:p>
          </table:table-cell>
          <table:table-cell office:value-type="float" office:value="0.000233899907026308" calcext:value-type="float">
            <text:p>0.00023389990702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0:51.847716569900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6666666666667" calcext:value-type="float">
            <text:p>51.6666666666667</text:p>
          </table:table-cell>
          <table:table-cell office:value-type="string" calcext:value-type="string">
            <text:p>(7, 9)</text:p>
          </table:table-cell>
          <table:table-cell office:value-type="float" office:value="0.000203063278377842" calcext:value-type="float">
            <text:p>0.00020306327837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42.80641722679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2666666666667" calcext:value-type="float">
            <text:p>52.2666666666667</text:p>
          </table:table-cell>
          <table:table-cell office:value-type="string" calcext:value-type="string">
            <text:p>(7, 9)</text:p>
          </table:table-cell>
          <table:table-cell office:value-type="float" office:value="0.000246330137253113" calcext:value-type="float">
            <text:p>0.00024633013725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24.301322937011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9333333333333" calcext:value-type="float">
            <text:p>52.9333333333333</text:p>
          </table:table-cell>
          <table:table-cell office:value-type="string" calcext:value-type="string">
            <text:p>(7, 9)</text:p>
          </table:table-cell>
          <table:table-cell office:value-type="float" office:value="0.000224255989193014" calcext:value-type="float">
            <text:p>0.00022425598919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31.66982102394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7, 9)</text:p>
          </table:table-cell>
          <table:table-cell office:value-type="float" office:value="0.000332682533966826" calcext:value-type="float">
            <text:p>0.00033268253396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73333333333333" calcext:value-type="float">
            <text:p>0.37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0:01:35.68341565132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6666666666667" calcext:value-type="float">
            <text:p>53.6666666666667</text:p>
          </table:table-cell>
          <table:table-cell office:value-type="string" calcext:value-type="string">
            <text:p>(7, 9)</text:p>
          </table:table-cell>
          <table:table-cell office:value-type="float" office:value="0.000211968543910336" calcext:value-type="float">
            <text:p>0.0002119685439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2:0.116634130477905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666666666667" calcext:value-type="float">
            <text:p>50.4666666666667</text:p>
          </table:table-cell>
          <table:table-cell office:value-type="string" calcext:value-type="string">
            <text:p>(7, 9)</text:p>
          </table:table-cell>
          <table:table-cell office:value-type="float" office:value="0.000216051879551597" calcext:value-type="float">
            <text:p>0.00021605187955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55.473191738128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7, 9)</text:p>
          </table:table-cell>
          <table:table-cell office:value-type="float" office:value="0.00022987019870972" calcext:value-type="float">
            <text:p>0.0002298701987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7.67623019218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string" calcext:value-type="string">
            <text:p>(7, 9)</text:p>
          </table:table-cell>
          <table:table-cell office:value-type="float" office:value="0.00025030759633853" calcext:value-type="float">
            <text:p>0.00025030759633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0:02:10.8484039306640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7, 9)</text:p>
          </table:table-cell>
          <table:table-cell office:value-type="float" office:value="0.000224970559521825" calcext:value-type="float">
            <text:p>0.00022497055952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45.621049404144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3333333333333" calcext:value-type="float">
            <text:p>52.3333333333333</text:p>
          </table:table-cell>
          <table:table-cell office:value-type="string" calcext:value-type="string">
            <text:p>(7, 9)</text:p>
          </table:table-cell>
          <table:table-cell office:value-type="float" office:value="0.000227830863897883" calcext:value-type="float">
            <text:p>0.00022783086389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15.0956268310546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7, 9)</text:p>
          </table:table-cell>
          <table:table-cell office:value-type="float" office:value="0.000262977036908651" calcext:value-type="float">
            <text:p>0.00026297703690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0:48.982624053955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string" calcext:value-type="string">
            <text:p>(7, 9)</text:p>
          </table:table-cell>
          <table:table-cell office:value-type="float" office:value="0.000184241551625561" calcext:value-type="float">
            <text:p>0.00018424155162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1:47.256438493728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7, 9)</text:p>
          </table:table-cell>
          <table:table-cell office:value-type="float" office:value="0.000191472305170091" calcext:value-type="float">
            <text:p>0.000191472305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2:0.35361957550048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7, 9)</text:p>
          </table:table-cell>
          <table:table-cell office:value-type="float" office:value="0.00028645460085714" calcext:value-type="float">
            <text:p>0.00028645460085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0:02:8.049504995346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666666666667" calcext:value-type="float">
            <text:p>47.6666666666667</text:p>
          </table:table-cell>
          <table:table-cell office:value-type="string" calcext:value-type="string">
            <text:p>(7, 9)</text:p>
          </table:table-cell>
          <table:table-cell office:value-type="float" office:value="0.000199182574964841" calcext:value-type="float">
            <text:p>0.00019918257496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2:5.8322229385375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7333333333333" calcext:value-type="float">
            <text:p>49.7333333333333</text:p>
          </table:table-cell>
          <table:table-cell office:value-type="string" calcext:value-type="string">
            <text:p>(7, 9)</text:p>
          </table:table-cell>
          <table:table-cell office:value-type="float" office:value="0.000252670234864033" calcext:value-type="float">
            <text:p>0.00025267023486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54.76617431640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8666666666667" calcext:value-type="float">
            <text:p>47.8666666666667</text:p>
          </table:table-cell>
          <table:table-cell office:value-type="string" calcext:value-type="string">
            <text:p>(7, 9)</text:p>
          </table:table-cell>
          <table:table-cell office:value-type="float" office:value="0.00024268275908538" calcext:value-type="float">
            <text:p>0.00024268275908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0:02:8.9949991703033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7, 9)</text:p>
          </table:table-cell>
          <table:table-cell office:value-type="float" office:value="0.000224811464412833" calcext:value-type="float">
            <text:p>0.00022481146441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28.9178965091705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9333333333333" calcext:value-type="float">
            <text:p>47.9333333333333</text:p>
          </table:table-cell>
          <table:table-cell office:value-type="string" calcext:value-type="string">
            <text:p>(7, 9)</text:p>
          </table:table-cell>
          <table:table-cell office:value-type="float" office:value="0.000204756185884106" calcext:value-type="float">
            <text:p>0.00020475618588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1:30.7092988491058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(7, 9)</text:p>
          </table:table-cell>
          <table:table-cell office:value-type="float" office:value="0.000256394458885511" calcext:value-type="float">
            <text:p>0.00025639445888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526666666666667" calcext:value-type="float">
            <text:p>0.526666666666667</text:p>
          </table:table-cell>
          <table:table-cell office:value-type="string" calcext:value-type="string">
            <text:p>00:01:12.063416242599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(7, 9)</text:p>
          </table:table-cell>
          <table:table-cell office:value-type="float" office:value="0.000233576769730365" calcext:value-type="float">
            <text:p>0.0002335767697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0:57.5491478443145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6" calcext:value-type="float">
            <text:p>46.6</text:p>
          </table:table-cell>
          <table:table-cell office:value-type="string" calcext:value-type="string">
            <text:p>(7, 9)</text:p>
          </table:table-cell>
          <table:table-cell office:value-type="float" office:value="0.000173306304284773" calcext:value-type="float">
            <text:p>0.00017330630428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42.7823925018310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1333333333333" calcext:value-type="float">
            <text:p>48.1333333333333</text:p>
          </table:table-cell>
          <table:table-cell office:value-type="string" calcext:value-type="string">
            <text:p>(7, 9)</text:p>
          </table:table-cell>
          <table:table-cell office:value-type="float" office:value="0.000282512293825903" calcext:value-type="float">
            <text:p>0.00028251229382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1:53.56543588638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4" calcext:value-type="float">
            <text:p>46.4</text:p>
          </table:table-cell>
          <table:table-cell office:value-type="string" calcext:value-type="string">
            <text:p>(7, 9)</text:p>
          </table:table-cell>
          <table:table-cell office:value-type="float" office:value="0.000113555684547529" calcext:value-type="float">
            <text:p>0.00011355568454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00:00:49.571374177932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7, 9)</text:p>
          </table:table-cell>
          <table:table-cell office:value-type="float" office:value="0.000212591353588411" calcext:value-type="float">
            <text:p>0.00021259135358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0:49.235020399093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8" calcext:value-type="float">
            <text:p>47.8</text:p>
          </table:table-cell>
          <table:table-cell office:value-type="string" calcext:value-type="string">
            <text:p>(7, 9)</text:p>
          </table:table-cell>
          <table:table-cell office:value-type="float" office:value="0.000244340800996029" calcext:value-type="float">
            <text:p>0.00024434080099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58.123135089874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7, 9)</text:p>
          </table:table-cell>
          <table:table-cell office:value-type="float" office:value="0.000182254877901773" calcext:value-type="float">
            <text:p>0.00018225487790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14.258103132247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666666666667" calcext:value-type="float">
            <text:p>48.4666666666667</text:p>
          </table:table-cell>
          <table:table-cell office:value-type="string" calcext:value-type="string">
            <text:p>(7, 9)</text:p>
          </table:table-cell>
          <table:table-cell office:value-type="float" office:value="0.000187447681729935" calcext:value-type="float">
            <text:p>0.0001874476817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8.3841536045074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3, 5)</text:p>
          </table:table-cell>
          <table:table-cell office:value-type="float" office:value="0.000152734834213338" calcext:value-type="float">
            <text:p>0.00015273483421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0.8016695976257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3, 5)</text:p>
          </table:table-cell>
          <table:table-cell office:value-type="float" office:value="0.000116555461754481" calcext:value-type="float">
            <text:p>0.00011655546175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1.739236831665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1333333333333" calcext:value-type="float">
            <text:p>53.1333333333333</text:p>
          </table:table-cell>
          <table:table-cell office:value-type="string" calcext:value-type="string">
            <text:p>(3, 5)</text:p>
          </table:table-cell>
          <table:table-cell office:value-type="float" office:value="0.000125753972019526" calcext:value-type="float">
            <text:p>0.0001257539720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0.5374455451965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5333333333333" calcext:value-type="float">
            <text:p>49.5333333333333</text:p>
          </table:table-cell>
          <table:table-cell office:value-type="string" calcext:value-type="string">
            <text:p>(3, 5)</text:p>
          </table:table-cell>
          <table:table-cell office:value-type="float" office:value="0.000162064512947738" calcext:value-type="float">
            <text:p>0.00016206451294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1:22.0401089191436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" calcext:value-type="float">
            <text:p>47.6</text:p>
          </table:table-cell>
          <table:table-cell office:value-type="string" calcext:value-type="string">
            <text:p>(3, 5)</text:p>
          </table:table-cell>
          <table:table-cell office:value-type="float" office:value="0.000134381640326681" calcext:value-type="float">
            <text:p>0.00013438164032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1:26.9734346866607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1333333333333" calcext:value-type="float">
            <text:p>51.1333333333333</text:p>
          </table:table-cell>
          <table:table-cell office:value-type="string" calcext:value-type="string">
            <text:p>(3, 5)</text:p>
          </table:table-cell>
          <table:table-cell office:value-type="float" office:value="0.000140290242081346" calcext:value-type="float">
            <text:p>0.00014029024208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98" calcext:value-type="float">
            <text:p>0.98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0:56.9571969509124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string" calcext:value-type="string">
            <text:p>(3, 5)</text:p>
          </table:table-cell>
          <table:table-cell office:value-type="float" office:value="0.000138206913933383" calcext:value-type="float">
            <text:p>0.00013820691393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20.82182264328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3, 5)</text:p>
          </table:table-cell>
          <table:table-cell office:value-type="float" office:value="0.000178593092967063" calcext:value-type="float">
            <text:p>0.00017859309296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7.542353391647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3, 5)</text:p>
          </table:table-cell>
          <table:table-cell office:value-type="float" office:value="0.000141956685145367" calcext:value-type="float">
            <text:p>0.0001419566851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14.5912458896636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1333333333333" calcext:value-type="float">
            <text:p>50.1333333333333</text:p>
          </table:table-cell>
          <table:table-cell office:value-type="string" calcext:value-type="string">
            <text:p>(3, 5)</text:p>
          </table:table-cell>
          <table:table-cell office:value-type="float" office:value="0.000144701177201213" calcext:value-type="float">
            <text:p>0.00014470117720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5.3856163024902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1333333333333" calcext:value-type="float">
            <text:p>50.1333333333333</text:p>
          </table:table-cell>
          <table:table-cell office:value-type="string" calcext:value-type="string">
            <text:p>(3, 5)</text:p>
          </table:table-cell>
          <table:table-cell office:value-type="float" office:value="0.000105432666083858" calcext:value-type="float">
            <text:p>0.00010543266608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1.7725665569305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666666666667" calcext:value-type="float">
            <text:p>49.8666666666667</text:p>
          </table:table-cell>
          <table:table-cell office:value-type="string" calcext:value-type="string">
            <text:p>(3, 5)</text:p>
          </table:table-cell>
          <table:table-cell office:value-type="float" office:value="0.000161629899613025" calcext:value-type="float">
            <text:p>0.00016162989961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29.590996980667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(3, 5)</text:p>
          </table:table-cell>
          <table:table-cell office:value-type="float" office:value="0.000144142517016919" calcext:value-type="float">
            <text:p>0.00014414251701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5.8185570240020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(3, 5)</text:p>
          </table:table-cell>
          <table:table-cell office:value-type="float" office:value="0.00010615462996122" calcext:value-type="float">
            <text:p>0.00010615462996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1:34.2055013179779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string" calcext:value-type="string">
            <text:p>(3, 5)</text:p>
          </table:table-cell>
          <table:table-cell office:value-type="float" office:value="0.000160191398117347" calcext:value-type="float">
            <text:p>0.00016019139811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.37053418159484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7333333333333" calcext:value-type="float">
            <text:p>48.7333333333333</text:p>
          </table:table-cell>
          <table:table-cell office:value-type="string" calcext:value-type="string">
            <text:p>(3, 5)</text:p>
          </table:table-cell>
          <table:table-cell office:value-type="float" office:value="0.000102642177315898" calcext:value-type="float">
            <text:p>0.00010264217731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0.212265253067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string" calcext:value-type="string">
            <text:p>(3, 5)</text:p>
          </table:table-cell>
          <table:table-cell office:value-type="float" office:value="0.000145002175267296" calcext:value-type="float">
            <text:p>0.00014500217526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11.0927906036376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7333333333333" calcext:value-type="float">
            <text:p>47.7333333333333</text:p>
          </table:table-cell>
          <table:table-cell office:value-type="string" calcext:value-type="string">
            <text:p>(3, 5)</text:p>
          </table:table-cell>
          <table:table-cell office:value-type="float" office:value="0.000110495490013711" calcext:value-type="float">
            <text:p>0.00011049549001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2:15.5601212978363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3, 5)</text:p>
          </table:table-cell>
          <table:table-cell office:value-type="float" office:value="0.000156079266359852" calcext:value-type="float">
            <text:p>0.0001560792663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9.828824996948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666666666667" calcext:value-type="float">
            <text:p>48.4666666666667</text:p>
          </table:table-cell>
          <table:table-cell office:value-type="string" calcext:value-type="string">
            <text:p>(3, 5)</text:p>
          </table:table-cell>
          <table:table-cell office:value-type="float" office:value="0.00010978035230509" calcext:value-type="float">
            <text:p>0.0001097803523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6.3018255233764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9333333333333" calcext:value-type="float">
            <text:p>52.9333333333333</text:p>
          </table:table-cell>
          <table:table-cell office:value-type="string" calcext:value-type="string">
            <text:p>(3, 5)</text:p>
          </table:table-cell>
          <table:table-cell office:value-type="float" office:value="0.000148387424733945" calcext:value-type="float">
            <text:p>0.00014838742473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9.73522400856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3, 5)</text:p>
          </table:table-cell>
          <table:table-cell office:value-type="float" office:value="0.000146927298045426" calcext:value-type="float">
            <text:p>0.0001469272980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9.5973684787750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string" calcext:value-type="string">
            <text:p>(3, 5)</text:p>
          </table:table-cell>
          <table:table-cell office:value-type="float" office:value="0.000105331267007247" calcext:value-type="float">
            <text:p>0.00010533126700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1.8032529354095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3, 5)</text:p>
          </table:table-cell>
          <table:table-cell office:value-type="float" office:value="0.000144567210405899" calcext:value-type="float">
            <text:p>0.00014456721040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2.678971767425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3, 5)</text:p>
          </table:table-cell>
          <table:table-cell office:value-type="float" office:value="0.00015623472049548" calcext:value-type="float">
            <text:p>0.00015623472049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0:55.44190502166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666666666667" calcext:value-type="float">
            <text:p>50.4666666666667</text:p>
          </table:table-cell>
          <table:table-cell office:value-type="string" calcext:value-type="string">
            <text:p>(3, 5)</text:p>
          </table:table-cell>
          <table:table-cell office:value-type="float" office:value="0.000159794575909342" calcext:value-type="float">
            <text:p>0.00015979457590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14.30992603302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(3, 5)</text:p>
          </table:table-cell>
          <table:table-cell office:value-type="float" office:value="0.000158547867790557" calcext:value-type="float">
            <text:p>0.00015854786779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10.69519305229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3, 5)</text:p>
          </table:table-cell>
          <table:table-cell office:value-type="float" office:value="0.000142732478382171" calcext:value-type="float">
            <text:p>0.00014273247838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2:6.7246475219726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666666666667" calcext:value-type="float">
            <text:p>49.4666666666667</text:p>
          </table:table-cell>
          <table:table-cell office:value-type="string" calcext:value-type="string">
            <text:p>(3, 5)</text:p>
          </table:table-cell>
          <table:table-cell office:value-type="float" office:value="0.000125432113096181" calcext:value-type="float">
            <text:p>0.00012543211309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0:52.358759880065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0666666666667" calcext:value-type="float">
            <text:p>49.0666666666667</text:p>
          </table:table-cell>
          <table:table-cell office:value-type="string" calcext:value-type="string">
            <text:p>(3, 5)</text:p>
          </table:table-cell>
          <table:table-cell office:value-type="float" office:value="0.000114778525101655" calcext:value-type="float">
            <text:p>0.00011477852510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8.3121457099914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9333333333333" calcext:value-type="float">
            <text:p>47.9333333333333</text:p>
          </table:table-cell>
          <table:table-cell office:value-type="string" calcext:value-type="string">
            <text:p>(1, 3)</text:p>
          </table:table-cell>
          <table:table-cell office:value-type="float" office:value="0.0000504625348153212" calcext:value-type="float">
            <text:p>5.0462534815321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2:25.3914470672607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string" calcext:value-type="string">
            <text:p>(1, 3)</text:p>
          </table:table-cell>
          <table:table-cell office:value-type="float" office:value="0.0000777359912415389" calcext:value-type="float">
            <text:p>7.7735991241538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1:13.446749210357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1, 3)</text:p>
          </table:table-cell>
          <table:table-cell office:value-type="float" office:value="0.0000522391587502271" calcext:value-type="float">
            <text:p>5.2239158750227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52.71396470069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1, 3)</text:p>
          </table:table-cell>
          <table:table-cell office:value-type="float" office:value="0.000101700738767866" calcext:value-type="float">
            <text:p>0.0001017007387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43.67108893394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string" calcext:value-type="string">
            <text:p>(1, 3)</text:p>
          </table:table-cell>
          <table:table-cell office:value-type="float" office:value="0.00008390536229309" calcext:value-type="float">
            <text:p>8.39053622930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2.554165124893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666666666667" calcext:value-type="float">
            <text:p>51.4666666666667</text:p>
          </table:table-cell>
          <table:table-cell office:value-type="string" calcext:value-type="string">
            <text:p>(1, 3)</text:p>
          </table:table-cell>
          <table:table-cell office:value-type="float" office:value="0.0000763919399527714" calcext:value-type="float">
            <text:p>7.6391939952771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2" calcext:value-type="float">
            <text:p>0.82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2:12.5448880195617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string" calcext:value-type="string">
            <text:p>(1, 3)</text:p>
          </table:table-cell>
          <table:table-cell office:value-type="float" office:value="0.0000797722887984814" calcext:value-type="float">
            <text:p>7.9772288798481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string" calcext:value-type="string">
            <text:p>00:01:38.58106756210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0666666666667" calcext:value-type="float">
            <text:p>52.0666666666667</text:p>
          </table:table-cell>
          <table:table-cell office:value-type="string" calcext:value-type="string">
            <text:p>(1, 3)</text:p>
          </table:table-cell>
          <table:table-cell office:value-type="float" office:value="0.0000810529032296674" calcext:value-type="float">
            <text:p>8.1052903229667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0266666666666666" calcext:value-type="float">
            <text:p>0.026666666666667</text:p>
          </table:table-cell>
          <table:table-cell office:value-type="string" calcext:value-type="string">
            <text:p>00:02:24.1378390789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string" calcext:value-type="string">
            <text:p>(1, 3)</text:p>
          </table:table-cell>
          <table:table-cell office:value-type="float" office:value="0.000112055690862086" calcext:value-type="float">
            <text:p>0.00011205569086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2:2.61935544013977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4666666666667" calcext:value-type="float">
            <text:p>46.4666666666667</text:p>
          </table:table-cell>
          <table:table-cell office:value-type="string" calcext:value-type="string">
            <text:p>(1, 3)</text:p>
          </table:table-cell>
          <table:table-cell office:value-type="float" office:value="0.0000848929406475765" calcext:value-type="float">
            <text:p>8.4892940647576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1:59.3913059234619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" calcext:value-type="float">
            <text:p>49.4</text:p>
          </table:table-cell>
          <table:table-cell office:value-type="string" calcext:value-type="string">
            <text:p>(1, 3)</text:p>
          </table:table-cell>
          <table:table-cell office:value-type="float" office:value="0.0000787922845711109" calcext:value-type="float">
            <text:p>7.8792284571110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2:12.735501766204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1333333333333" calcext:value-type="float">
            <text:p>52.1333333333333</text:p>
          </table:table-cell>
          <table:table-cell office:value-type="string" calcext:value-type="string">
            <text:p>(1, 3)</text:p>
          </table:table-cell>
          <table:table-cell office:value-type="float" office:value="0.0000883463687685051" calcext:value-type="float">
            <text:p>8.8346368768505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string" calcext:value-type="string">
            <text:p>00:02:6.474154472351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5333333333333" calcext:value-type="float">
            <text:p>49.5333333333333</text:p>
          </table:table-cell>
          <table:table-cell office:value-type="string" calcext:value-type="string">
            <text:p>(1, 3)</text:p>
          </table:table-cell>
          <table:table-cell office:value-type="float" office:value="0.000094026883604898" calcext:value-type="float">
            <text:p>9.4026883604898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1:58.5188403129577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6" calcext:value-type="float">
            <text:p>46.6</text:p>
          </table:table-cell>
          <table:table-cell office:value-type="string" calcext:value-type="string">
            <text:p>(1, 3)</text:p>
          </table:table-cell>
          <table:table-cell office:value-type="float" office:value="0.000101682687097239" calcext:value-type="float">
            <text:p>0.00010168268709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2:3.11195373535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string" calcext:value-type="string">
            <text:p>(1, 3)</text:p>
          </table:table-cell>
          <table:table-cell office:value-type="float" office:value="0.0000715266452091157" calcext:value-type="float">
            <text:p>7.1526645209115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106666666666667" calcext:value-type="float">
            <text:p>0.106666666666667</text:p>
          </table:table-cell>
          <table:table-cell office:value-type="string" calcext:value-type="string">
            <text:p>00:02:25.923548221588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5333333333333" calcext:value-type="float">
            <text:p>47.5333333333333</text:p>
          </table:table-cell>
          <table:table-cell office:value-type="string" calcext:value-type="string">
            <text:p>(1, 3)</text:p>
          </table:table-cell>
          <table:table-cell office:value-type="float" office:value="0.0000805857243682121" calcext:value-type="float">
            <text:p>8.0585724368212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29.4793205261230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5333333333333" calcext:value-type="float">
            <text:p>52.5333333333333</text:p>
          </table:table-cell>
          <table:table-cell office:value-type="string" calcext:value-type="string">
            <text:p>(1, 3)</text:p>
          </table:table-cell>
          <table:table-cell office:value-type="float" office:value="0.0000811754082132617" calcext:value-type="float">
            <text:p>8.1175408213261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2:17.670050382614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1, 3)</text:p>
          </table:table-cell>
          <table:table-cell office:value-type="float" office:value="0.000115747835332356" calcext:value-type="float">
            <text:p>0.00011574783533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2:8.2687745094299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string" calcext:value-type="string">
            <text:p>(1, 3)</text:p>
          </table:table-cell>
          <table:table-cell office:value-type="float" office:value="0.0000991881487260229" calcext:value-type="float">
            <text:p>9.9188148726022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15.2453646659851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666666666667" calcext:value-type="float">
            <text:p>50.2666666666667</text:p>
          </table:table-cell>
          <table:table-cell office:value-type="string" calcext:value-type="string">
            <text:p>(1, 3)</text:p>
          </table:table-cell>
          <table:table-cell office:value-type="float" office:value="0.0000820271059669451" calcext:value-type="float">
            <text:p>8.2027105966945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59.70719885826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0666666666667" calcext:value-type="float">
            <text:p>51.0666666666667</text:p>
          </table:table-cell>
          <table:table-cell office:value-type="string" calcext:value-type="string">
            <text:p>(1, 3)</text:p>
          </table:table-cell>
          <table:table-cell office:value-type="float" office:value="0.0000756371543050901" calcext:value-type="float">
            <text:p>7.5637154305090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866666666666667" calcext:value-type="float">
            <text:p>0.086666666666667</text:p>
          </table:table-cell>
          <table:table-cell office:value-type="string" calcext:value-type="string">
            <text:p>00:02:12.6455593109130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0666666666667" calcext:value-type="float">
            <text:p>46.0666666666667</text:p>
          </table:table-cell>
          <table:table-cell office:value-type="string" calcext:value-type="string">
            <text:p>(1, 3)</text:p>
          </table:table-cell>
          <table:table-cell office:value-type="float" office:value="0.0000524685909742414" calcext:value-type="float">
            <text:p>5.2468590974241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1:51.2437226772308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1, 3)</text:p>
          </table:table-cell>
          <table:table-cell office:value-type="float" office:value="0.0000941657369398067" calcext:value-type="float">
            <text:p>9.4165736939806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46.746553182601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1, 3)</text:p>
          </table:table-cell>
          <table:table-cell office:value-type="float" office:value="0.0000788511920316929" calcext:value-type="float">
            <text:p>7.8851192031692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613333333333333" calcext:value-type="float">
            <text:p>0.613333333333333</text:p>
          </table:table-cell>
          <table:table-cell office:value-type="string" calcext:value-type="string">
            <text:p>00:01:59.341159820556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(1, 3)</text:p>
          </table:table-cell>
          <table:table-cell office:value-type="float" office:value="0.0000966438533945337" calcext:value-type="float">
            <text:p>9.6643853394533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1:6.76947832107543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1, 3)</text:p>
          </table:table-cell>
          <table:table-cell office:value-type="float" office:value="0.0000692786346863147" calcext:value-type="float">
            <text:p>6.9278634686314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34.451232194900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(1, 3)</text:p>
          </table:table-cell>
          <table:table-cell office:value-type="float" office:value="0.000101063729728139" calcext:value-type="float">
            <text:p>0.00010106372972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2:24.7589514255523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3333333333333" calcext:value-type="float">
            <text:p>51.3333333333333</text:p>
          </table:table-cell>
          <table:table-cell office:value-type="string" calcext:value-type="string">
            <text:p>(1, 3)</text:p>
          </table:table-cell>
          <table:table-cell office:value-type="float" office:value="0.0000812812658698734" calcext:value-type="float">
            <text:p>8.1281265869873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39.2305712699890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" calcext:value-type="float">
            <text:p>48.4</text:p>
          </table:table-cell>
          <table:table-cell office:value-type="string" calcext:value-type="string">
            <text:p>(1, 3)</text:p>
          </table:table-cell>
          <table:table-cell office:value-type="float" office:value="0.0000626411406803541" calcext:value-type="float">
            <text:p>6.2641140680354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33333333333333" calcext:value-type="float">
            <text:p>0.233333333333333</text:p>
          </table:table-cell>
          <table:table-cell office:value-type="string" calcext:value-type="string">
            <text:p>00:02:12.1423416137695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string" calcext:value-type="string">
            <text:p>(1, 3)</text:p>
          </table:table-cell>
          <table:table-cell office:value-type="float" office:value="0.0000944963034914404" calcext:value-type="float">
            <text:p>9.4496303491440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2:6.8667798042297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3, 5)</text:p>
          </table:table-cell>
          <table:table-cell office:value-type="float" office:value="0.000167544786636914" calcext:value-type="float">
            <text:p>0.00016754478663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.18064808845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" calcext:value-type="float">
            <text:p>51.8</text:p>
          </table:table-cell>
          <table:table-cell office:value-type="string" calcext:value-type="string">
            <text:p>(3, 5)</text:p>
          </table:table-cell>
          <table:table-cell office:value-type="float" office:value="0.000130118526807382" calcext:value-type="float">
            <text:p>0.00013011852680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9.645006656646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9333333333333" calcext:value-type="float">
            <text:p>47.9333333333333</text:p>
          </table:table-cell>
          <table:table-cell office:value-type="string" calcext:value-type="string">
            <text:p>(3, 5)</text:p>
          </table:table-cell>
          <table:table-cell office:value-type="float" office:value="0.000113753871565393" calcext:value-type="float">
            <text:p>0.00011375387156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0:01:46.819615125656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7333333333333" calcext:value-type="float">
            <text:p>50.7333333333333</text:p>
          </table:table-cell>
          <table:table-cell office:value-type="string" calcext:value-type="string">
            <text:p>(3, 5)</text:p>
          </table:table-cell>
          <table:table-cell office:value-type="float" office:value="0.000152761673997268" calcext:value-type="float">
            <text:p>0.00015276167399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88" calcext:value-type="float">
            <text:p>0.88</text:p>
          </table:table-cell>
          <table:table-cell office:value-type="float" office:value="0.386666666666667" calcext:value-type="float">
            <text:p>0.386666666666667</text:p>
          </table:table-cell>
          <table:table-cell office:value-type="string" calcext:value-type="string">
            <text:p>00:02:16.1854209899902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7333333333333" calcext:value-type="float">
            <text:p>51.7333333333333</text:p>
          </table:table-cell>
          <table:table-cell office:value-type="string" calcext:value-type="string">
            <text:p>(3, 5)</text:p>
          </table:table-cell>
          <table:table-cell office:value-type="float" office:value="0.000150452539993222" calcext:value-type="float">
            <text:p>0.00015045253999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2:19.938214063644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" calcext:value-type="float">
            <text:p>49.4</text:p>
          </table:table-cell>
          <table:table-cell office:value-type="string" calcext:value-type="string">
            <text:p>(3, 5)</text:p>
          </table:table-cell>
          <table:table-cell office:value-type="float" office:value="0.00015533816696491" calcext:value-type="float">
            <text:p>0.00015533816696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46.22275495529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" calcext:value-type="float">
            <text:p>51.8</text:p>
          </table:table-cell>
          <table:table-cell office:value-type="string" calcext:value-type="string">
            <text:p>(3, 5)</text:p>
          </table:table-cell>
          <table:table-cell office:value-type="float" office:value="0.000168722916062534" calcext:value-type="float">
            <text:p>0.00016872291606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0:02:18.4764449596405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5333333333333" calcext:value-type="float">
            <text:p>50.5333333333333</text:p>
          </table:table-cell>
          <table:table-cell office:value-type="string" calcext:value-type="string">
            <text:p>(3, 5)</text:p>
          </table:table-cell>
          <table:table-cell office:value-type="float" office:value="0.000150490744500427" calcext:value-type="float">
            <text:p>0.00015049074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26.667448759078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666666666667" calcext:value-type="float">
            <text:p>49.2666666666667</text:p>
          </table:table-cell>
          <table:table-cell office:value-type="string" calcext:value-type="string">
            <text:p>(3, 5)</text:p>
          </table:table-cell>
          <table:table-cell office:value-type="float" office:value="0.000126187434367664" calcext:value-type="float">
            <text:p>0.00012618743436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25.0216739177703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3, 5)</text:p>
          </table:table-cell>
          <table:table-cell office:value-type="float" office:value="0.000174414782650424" calcext:value-type="float">
            <text:p>0.0001744147826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15.465225696563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3, 5)</text:p>
          </table:table-cell>
          <table:table-cell office:value-type="float" office:value="0.000133944279430863" calcext:value-type="float">
            <text:p>0.00013394427943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40.494283676147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string" calcext:value-type="string">
            <text:p>(3, 5)</text:p>
          </table:table-cell>
          <table:table-cell office:value-type="float" office:value="0.000147331365946567" calcext:value-type="float">
            <text:p>0.00014733136594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25.3780293464660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1333333333333" calcext:value-type="float">
            <text:p>48.1333333333333</text:p>
          </table:table-cell>
          <table:table-cell office:value-type="string" calcext:value-type="string">
            <text:p>(3, 5)</text:p>
          </table:table-cell>
          <table:table-cell office:value-type="float" office:value="0.000109175243445867" calcext:value-type="float">
            <text:p>0.00010917524344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2:27.184086561203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9333333333333" calcext:value-type="float">
            <text:p>47.9333333333333</text:p>
          </table:table-cell>
          <table:table-cell office:value-type="string" calcext:value-type="string">
            <text:p>(3, 5)</text:p>
          </table:table-cell>
          <table:table-cell office:value-type="float" office:value="0.000109738396425062" calcext:value-type="float">
            <text:p>0.00010973839642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0:53.768765211105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1333333333333" calcext:value-type="float">
            <text:p>51.1333333333333</text:p>
          </table:table-cell>
          <table:table-cell office:value-type="string" calcext:value-type="string">
            <text:p>(3, 5)</text:p>
          </table:table-cell>
          <table:table-cell office:value-type="float" office:value="0.000181593793408423" calcext:value-type="float">
            <text:p>0.00018159379340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49.123010158538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6666666666667" calcext:value-type="float">
            <text:p>49.6666666666667</text:p>
          </table:table-cell>
          <table:table-cell office:value-type="string" calcext:value-type="string">
            <text:p>(3, 5)</text:p>
          </table:table-cell>
          <table:table-cell office:value-type="float" office:value="0.000167511406739132" calcext:value-type="float">
            <text:p>0.00016751140673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2:6.238689899444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string" calcext:value-type="string">
            <text:p>(3, 5)</text:p>
          </table:table-cell>
          <table:table-cell office:value-type="float" office:value="0.000143220109299644" calcext:value-type="float">
            <text:p>0.000143220109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6.28862214088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3, 5)</text:p>
          </table:table-cell>
          <table:table-cell office:value-type="float" office:value="0.000163692047887037" calcext:value-type="float">
            <text:p>0.00016369204788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53333333333333" calcext:value-type="float">
            <text:p>0.35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566666666666667" calcext:value-type="float">
            <text:p>0.566666666666667</text:p>
          </table:table-cell>
          <table:table-cell office:value-type="string" calcext:value-type="string">
            <text:p>00:01:13.108064651489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3, 5)</text:p>
          </table:table-cell>
          <table:table-cell office:value-type="float" office:value="0.000132995408166946" calcext:value-type="float">
            <text:p>0.00013299540816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45.818903923034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string" calcext:value-type="string">
            <text:p>(3, 5)</text:p>
          </table:table-cell>
          <table:table-cell office:value-type="float" office:value="0.000129966022579873" calcext:value-type="float">
            <text:p>0.0001299660225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1:11.2205002307891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1333333333333" calcext:value-type="float">
            <text:p>52.1333333333333</text:p>
          </table:table-cell>
          <table:table-cell office:value-type="string" calcext:value-type="string">
            <text:p>(3, 5)</text:p>
          </table:table-cell>
          <table:table-cell office:value-type="float" office:value="0.000119226487136564" calcext:value-type="float">
            <text:p>0.00011922648713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6666666666667" calcext:value-type="float">
            <text:p>0.326666666666667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00:01:34.719429016113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string" calcext:value-type="string">
            <text:p>(3, 5)</text:p>
          </table:table-cell>
          <table:table-cell office:value-type="float" office:value="0.000158056475736587" calcext:value-type="float">
            <text:p>0.00015805647573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0:42.559210062026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3, 5)</text:p>
          </table:table-cell>
          <table:table-cell office:value-type="float" office:value="0.000133336097053056" calcext:value-type="float">
            <text:p>0.00013333609705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2:6.079304456710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string" calcext:value-type="string">
            <text:p>(3, 5)</text:p>
          </table:table-cell>
          <table:table-cell office:value-type="float" office:value="0.000130080804822689" calcext:value-type="float">
            <text:p>0.00013008080482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06666666666667" calcext:value-type="float">
            <text:p>0.606666666666667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1:53.96804499626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1333333333333" calcext:value-type="float">
            <text:p>53.1333333333333</text:p>
          </table:table-cell>
          <table:table-cell office:value-type="string" calcext:value-type="string">
            <text:p>(3, 5)</text:p>
          </table:table-cell>
          <table:table-cell office:value-type="float" office:value="0.000121736666895371" calcext:value-type="float">
            <text:p>0.00012173666689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36.7231986522674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3, 5)</text:p>
          </table:table-cell>
          <table:table-cell office:value-type="float" office:value="0.000128573100511061" calcext:value-type="float">
            <text:p>0.00012857310051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353333333333333" calcext:value-type="float">
            <text:p>0.353333333333333</text:p>
          </table:table-cell>
          <table:table-cell office:value-type="string" calcext:value-type="string">
            <text:p>00:02:8.8960285186767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5333333333333" calcext:value-type="float">
            <text:p>49.5333333333333</text:p>
          </table:table-cell>
          <table:table-cell office:value-type="string" calcext:value-type="string">
            <text:p>(3, 5)</text:p>
          </table:table-cell>
          <table:table-cell office:value-type="float" office:value="0.000147074346552999" calcext:value-type="float">
            <text:p>0.00014707434655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96" calcext:value-type="float">
            <text:p>0.96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0:01:8.5269620418548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1333333333333" calcext:value-type="float">
            <text:p>50.1333333333333</text:p>
          </table:table-cell>
          <table:table-cell office:value-type="string" calcext:value-type="string">
            <text:p>(3, 5)</text:p>
          </table:table-cell>
          <table:table-cell office:value-type="float" office:value="0.000195926616511237" calcext:value-type="float">
            <text:p>0.00019592661651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2:6.448954820632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" calcext:value-type="float">
            <text:p>51.8</text:p>
          </table:table-cell>
          <table:table-cell office:value-type="string" calcext:value-type="string">
            <text:p>(3, 5)</text:p>
          </table:table-cell>
          <table:table-cell office:value-type="float" office:value="0.000189735704203137" calcext:value-type="float">
            <text:p>0.00018973570420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76" calcext:value-type="float">
            <text:p>0.76</text:p>
          </table:table-cell>
          <table:table-cell office:value-type="float" office:value="0.286666666666667" calcext:value-type="float">
            <text:p>0.286666666666667</text:p>
          </table:table-cell>
          <table:table-cell office:value-type="string" calcext:value-type="string">
            <text:p>00:02:5.1034026145935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7333333333333" calcext:value-type="float">
            <text:p>49.7333333333333</text:p>
          </table:table-cell>
          <table:table-cell office:value-type="string" calcext:value-type="string">
            <text:p>(3, 5)</text:p>
          </table:table-cell>
          <table:table-cell office:value-type="float" office:value="0.000146667650988134" calcext:value-type="float">
            <text:p>0.00014666765098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2:16.905148267745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" calcext:value-type="float">
            <text:p>51.4</text:p>
          </table:table-cell>
          <table:table-cell office:value-type="string" calcext:value-type="string">
            <text:p>(1, 3)</text:p>
          </table:table-cell>
          <table:table-cell office:value-type="float" office:value="0.0000531550102539688" calcext:value-type="float">
            <text:p>5.3155010253968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1:58.32422733306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666666666667" calcext:value-type="float">
            <text:p>48.6666666666667</text:p>
          </table:table-cell>
          <table:table-cell office:value-type="string" calcext:value-type="string">
            <text:p>(1, 3)</text:p>
          </table:table-cell>
          <table:table-cell office:value-type="float" office:value="0.0000801006136164463" calcext:value-type="float">
            <text:p>8.0100613616446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15.3518846035003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6666666666667" calcext:value-type="float">
            <text:p>51.6666666666667</text:p>
          </table:table-cell>
          <table:table-cell office:value-type="string" calcext:value-type="string">
            <text:p>(1, 3)</text:p>
          </table:table-cell>
          <table:table-cell office:value-type="float" office:value="0.000090829603837308" calcext:value-type="float">
            <text:p>9.082960383730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40.85726928710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1, 3)</text:p>
          </table:table-cell>
          <table:table-cell office:value-type="float" office:value="0.0000897492428163028" calcext:value-type="float">
            <text:p>8.9749242816302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306666666666667" calcext:value-type="float">
            <text:p>0.306666666666667</text:p>
          </table:table-cell>
          <table:table-cell office:value-type="string" calcext:value-type="string">
            <text:p>00:01:36.853881835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1, 3)</text:p>
          </table:table-cell>
          <table:table-cell office:value-type="float" office:value="0.0000612281959947526" calcext:value-type="float">
            <text:p>6.1228195994752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73333333333333" calcext:value-type="float">
            <text:p>0.27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0:02:8.9708898067474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string" calcext:value-type="string">
            <text:p>(1, 3)</text:p>
          </table:table-cell>
          <table:table-cell office:value-type="float" office:value="0.0000728932484605603" calcext:value-type="float">
            <text:p>7.2893248460560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2:7.7538502216339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666666666667" calcext:value-type="float">
            <text:p>48.2666666666667</text:p>
          </table:table-cell>
          <table:table-cell office:value-type="string" calcext:value-type="string">
            <text:p>(1, 3)</text:p>
          </table:table-cell>
          <table:table-cell office:value-type="float" office:value="0.000080125285171069" calcext:value-type="float">
            <text:p>8.012528517106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00:01:51.9835271835327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1333333333333" calcext:value-type="float">
            <text:p>47.1333333333333</text:p>
          </table:table-cell>
          <table:table-cell office:value-type="string" calcext:value-type="string">
            <text:p>(1, 3)</text:p>
          </table:table-cell>
          <table:table-cell office:value-type="float" office:value="0.0000682911688297932" calcext:value-type="float">
            <text:p>6.8291168829793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2" calcext:value-type="float">
            <text:p>0.82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10.6491606235504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666666666667" calcext:value-type="float">
            <text:p>48.2666666666667</text:p>
          </table:table-cell>
          <table:table-cell office:value-type="string" calcext:value-type="string">
            <text:p>(1, 3)</text:p>
          </table:table-cell>
          <table:table-cell office:value-type="float" office:value="0.0000694734855398858" calcext:value-type="float">
            <text:p>6.9473485539885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506666666666667" calcext:value-type="float">
            <text:p>0.506666666666667</text:p>
          </table:table-cell>
          <table:table-cell office:value-type="string" calcext:value-type="string">
            <text:p>00:01:55.855241060256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8" calcext:value-type="float">
            <text:p>53.8</text:p>
          </table:table-cell>
          <table:table-cell office:value-type="string" calcext:value-type="string">
            <text:p>(1, 3)</text:p>
          </table:table-cell>
          <table:table-cell office:value-type="float" office:value="0.000105765425110893" calcext:value-type="float">
            <text:p>0.00010576542511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2:2.6171877384185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1, 3)</text:p>
          </table:table-cell>
          <table:table-cell office:value-type="float" office:value="0.000101843854101032" calcext:value-type="float">
            <text:p>0.00010184385410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1:22.0414841175079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0666666666667" calcext:value-type="float">
            <text:p>48.0666666666667</text:p>
          </table:table-cell>
          <table:table-cell office:value-type="string" calcext:value-type="string">
            <text:p>(1, 3)</text:p>
          </table:table-cell>
          <table:table-cell office:value-type="float" office:value="0.0000589312847151771" calcext:value-type="float">
            <text:p>5.8931284715177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00:02:6.2173688411712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(1, 3)</text:p>
          </table:table-cell>
          <table:table-cell office:value-type="float" office:value="0.0000682984417868455" calcext:value-type="float">
            <text:p>6.8298441786845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51.256450891494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1, 3)</text:p>
          </table:table-cell>
          <table:table-cell office:value-type="float" office:value="0.0000572927684729753" calcext:value-type="float">
            <text:p>5.7292768472975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39.7622723579406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5.8" calcext:value-type="float">
            <text:p>45.8</text:p>
          </table:table-cell>
          <table:table-cell office:value-type="string" calcext:value-type="string">
            <text:p>(1, 3)</text:p>
          </table:table-cell>
          <table:table-cell office:value-type="float" office:value="0.000100052594863353" calcext:value-type="float">
            <text:p>0.00010005259486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2:8.5402729511260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3333333333333" calcext:value-type="float">
            <text:p>51.3333333333333</text:p>
          </table:table-cell>
          <table:table-cell office:value-type="string" calcext:value-type="string">
            <text:p>(1, 3)</text:p>
          </table:table-cell>
          <table:table-cell office:value-type="float" office:value="0.000105140683237729" calcext:value-type="float">
            <text:p>0.00010514068323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6666666666666" calcext:value-type="float">
            <text:p>0.926666666666666</text:p>
          </table:table-cell>
          <table:table-cell office:value-type="float" office:value="0.426666666666667" calcext:value-type="float">
            <text:p>0.426666666666667</text:p>
          </table:table-cell>
          <table:table-cell office:value-type="string" calcext:value-type="string">
            <text:p>00:00:58.664212703704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8" calcext:value-type="float">
            <text:p>47.8</text:p>
          </table:table-cell>
          <table:table-cell office:value-type="string" calcext:value-type="string">
            <text:p>(1, 3)</text:p>
          </table:table-cell>
          <table:table-cell office:value-type="float" office:value="0.0000712853173080647" calcext:value-type="float">
            <text:p>7.1285317308064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46.394558191299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0666666666667" calcext:value-type="float">
            <text:p>47.0666666666667</text:p>
          </table:table-cell>
          <table:table-cell office:value-type="string" calcext:value-type="string">
            <text:p>(1, 3)</text:p>
          </table:table-cell>
          <table:table-cell office:value-type="float" office:value="0.0000821480697037054" calcext:value-type="float">
            <text:p>8.2148069703705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86666666666667" calcext:value-type="float">
            <text:p>0.286666666666667</text:p>
          </table:table-cell>
          <table:table-cell office:value-type="float" office:value="0.66" calcext:value-type="float">
            <text:p>0.66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2:3.73133349418640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1, 3)</text:p>
          </table:table-cell>
          <table:table-cell office:value-type="float" office:value="0.000097749503221421" calcext:value-type="float">
            <text:p>9.774950322142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18.212878704071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666666666667" calcext:value-type="float">
            <text:p>48.2666666666667</text:p>
          </table:table-cell>
          <table:table-cell office:value-type="string" calcext:value-type="string">
            <text:p>(1, 3)</text:p>
          </table:table-cell>
          <table:table-cell office:value-type="float" office:value="0.0000677819779890983" calcext:value-type="float">
            <text:p>6.7781977989098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2:0.44250798225402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(1, 3)</text:p>
          </table:table-cell>
          <table:table-cell office:value-type="float" office:value="0.0000840231119169725" calcext:value-type="float">
            <text:p>8.4023111916972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2:14.825740575790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2666666666667" calcext:value-type="float">
            <text:p>47.2666666666667</text:p>
          </table:table-cell>
          <table:table-cell office:value-type="string" calcext:value-type="string">
            <text:p>(1, 3)</text:p>
          </table:table-cell>
          <table:table-cell office:value-type="float" office:value="0.0000908932713140557" calcext:value-type="float">
            <text:p>9.0893271314055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48.070960760116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1, 3)</text:p>
          </table:table-cell>
          <table:table-cell office:value-type="float" office:value="0.000075145872324887" calcext:value-type="float">
            <text:p>7.514587232488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42.42777967453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1, 3)</text:p>
          </table:table-cell>
          <table:table-cell office:value-type="float" office:value="0.0000744031286629297" calcext:value-type="float">
            <text:p>7.4403128662929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17.887745618820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9333333333333" calcext:value-type="float">
            <text:p>53.9333333333333</text:p>
          </table:table-cell>
          <table:table-cell office:value-type="string" calcext:value-type="string">
            <text:p>(1, 3)</text:p>
          </table:table-cell>
          <table:table-cell office:value-type="float" office:value="0.0000701424904459312" calcext:value-type="float">
            <text:p>7.0142490445931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1:29.9292302131652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666666666667" calcext:value-type="float">
            <text:p>50.8666666666667</text:p>
          </table:table-cell>
          <table:table-cell office:value-type="string" calcext:value-type="string">
            <text:p>(1, 3)</text:p>
          </table:table-cell>
          <table:table-cell office:value-type="float" office:value="0.0000624607854078933" calcext:value-type="float">
            <text:p>6.2460785407893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2.4523742198944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1, 3)</text:p>
          </table:table-cell>
          <table:table-cell office:value-type="float" office:value="0.000076477239074475" calcext:value-type="float">
            <text:p>7.647723907447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2:5.8991851806640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3333333333333" calcext:value-type="float">
            <text:p>51.3333333333333</text:p>
          </table:table-cell>
          <table:table-cell office:value-type="string" calcext:value-type="string">
            <text:p>(1, 3)</text:p>
          </table:table-cell>
          <table:table-cell office:value-type="float" office:value="0.0000886859549043957" calcext:value-type="float">
            <text:p>8.8685954904395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98" calcext:value-type="float">
            <text:p>0.9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9.2354423999786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1333333333333" calcext:value-type="float">
            <text:p>51.1333333333333</text:p>
          </table:table-cell>
          <table:table-cell office:value-type="string" calcext:value-type="string">
            <text:p>(1, 3)</text:p>
          </table:table-cell>
          <table:table-cell office:value-type="float" office:value="0.0000741451191246818" calcext:value-type="float">
            <text:p>7.4145119124681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13333333333333" calcext:value-type="float">
            <text:p>0.11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846666666666667" calcext:value-type="float">
            <text:p>0.846666666666667</text:p>
          </table:table-cell>
          <table:table-cell office:value-type="string" calcext:value-type="string">
            <text:p>00:01:40.493530035018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5333333333333" calcext:value-type="float">
            <text:p>52.5333333333333</text:p>
          </table:table-cell>
          <table:table-cell office:value-type="string" calcext:value-type="string">
            <text:p>(1, 3)</text:p>
          </table:table-cell>
          <table:table-cell office:value-type="float" office:value="0.0000848717558630722" calcext:value-type="float">
            <text:p>8.4871755863072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9.400637149810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string" calcext:value-type="string">
            <text:p>(1, 3)</text:p>
          </table:table-cell>
          <table:table-cell office:value-type="float" office:value="0.0000956026335794507" calcext:value-type="float">
            <text:p>9.5602633579450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0466666666666666" calcext:value-type="float">
            <text:p>0.046666666666667</text:p>
          </table:table-cell>
          <table:table-cell office:value-type="string" calcext:value-type="string">
            <text:p>00:01:59.648436307907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0666666666667" calcext:value-type="float">
            <text:p>49.0666666666667</text:p>
          </table:table-cell>
          <table:table-cell office:value-type="string" calcext:value-type="string">
            <text:p>(1, 3)</text:p>
          </table:table-cell>
          <table:table-cell office:value-type="float" office:value="0.0000866464349352294" calcext:value-type="float">
            <text:p>8.66464349352294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2:1.2651400566101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9333333333333" calcext:value-type="float">
            <text:p>51.9333333333333</text:p>
          </table:table-cell>
          <table:table-cell office:value-type="string" calcext:value-type="string">
            <text:p>(1, 3)</text:p>
          </table:table-cell>
          <table:table-cell office:value-type="float" office:value="0.0000850657421692116" calcext:value-type="float">
            <text:p>8.5065742169211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0466666666666666" calcext:value-type="float">
            <text:p>0.046666666666667</text:p>
          </table:table-cell>
          <table:table-cell office:value-type="string" calcext:value-type="string">
            <text:p>00:01:48.205080032348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9333333333333" calcext:value-type="float">
            <text:p>51.9333333333333</text:p>
          </table:table-cell>
          <table:table-cell office:value-type="string" calcext:value-type="string">
            <text:p>(1, 3)</text:p>
          </table:table-cell>
          <table:table-cell office:value-type="float" office:value="0.0000642072573159395" calcext:value-type="float">
            <text:p>6.4207257315939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0:02:2.0313909053802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666666666667" calcext:value-type="float">
            <text:p>49.2666666666667</text:p>
          </table:table-cell>
          <table:table-cell office:value-type="string" calcext:value-type="string">
            <text:p>(1, 3)</text:p>
          </table:table-cell>
          <table:table-cell office:value-type="float" office:value="0.0000752291706546887" calcext:value-type="float">
            <text:p>7.5229170654688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-0.0466666666666667" calcext:value-type="float">
            <text:p>-0.046666666666667</text:p>
          </table:table-cell>
          <table:table-cell office:value-type="string" calcext:value-type="string">
            <text:p>00:02:0.290166139602661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string" calcext:value-type="string">
            <text:p>(1, 3)</text:p>
          </table:table-cell>
          <table:table-cell office:value-type="float" office:value="0.000106721221769664" calcext:value-type="float">
            <text:p>0.0001067212217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0133333333333333" calcext:value-type="float">
            <text:p>0.013333333333333</text:p>
          </table:table-cell>
          <table:table-cell office:value-type="string" calcext:value-type="string">
            <text:p>00:01:46.533476352691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1, 3)</text:p>
          </table:table-cell>
          <table:table-cell office:value-type="float" office:value="0.000069737803338642" calcext:value-type="float">
            <text:p>6.973780333864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00:01:55.461694240570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2666666666667" calcext:value-type="float">
            <text:p>52.2666666666667</text:p>
          </table:table-cell>
          <table:table-cell office:value-type="string" calcext:value-type="string">
            <text:p>(1, 3)</text:p>
          </table:table-cell>
          <table:table-cell office:value-type="float" office:value="0.0000713831362426952" calcext:value-type="float">
            <text:p>7.13831362426952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1:52.9712746143341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1, 3)</text:p>
          </table:table-cell>
          <table:table-cell office:value-type="float" office:value="0.0000653285262557487" calcext:value-type="float">
            <text:p>6.5328526255748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-0.0266666666666667" calcext:value-type="float">
            <text:p>-0.026666666666667</text:p>
          </table:table-cell>
          <table:table-cell office:value-type="string" calcext:value-type="string">
            <text:p>00:02:1.1923394203186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666666666667" calcext:value-type="float">
            <text:p>48.6666666666667</text:p>
          </table:table-cell>
          <table:table-cell office:value-type="string" calcext:value-type="string">
            <text:p>(1, 3)</text:p>
          </table:table-cell>
          <table:table-cell office:value-type="float" office:value="0.000068354700395241" calcext:value-type="float">
            <text:p>6.835470039524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00:01:53.736946105957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string" calcext:value-type="string">
            <text:p>(1, 3)</text:p>
          </table:table-cell>
          <table:table-cell office:value-type="float" office:value="0.0000894592190261565" calcext:value-type="float">
            <text:p>8.9459219026156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2:3.569375753402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6666666666667" calcext:value-type="float">
            <text:p>51.6666666666667</text:p>
          </table:table-cell>
          <table:table-cell office:value-type="string" calcext:value-type="string">
            <text:p>(1, 3)</text:p>
          </table:table-cell>
          <table:table-cell office:value-type="float" office:value="0.0000902964524223505" calcext:value-type="float">
            <text:p>9.0296452422350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0199999999999999" calcext:value-type="float">
            <text:p>0.02</text:p>
          </table:table-cell>
          <table:table-cell office:value-type="string" calcext:value-type="string">
            <text:p>00:02:8.003944158554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1333333333333" calcext:value-type="float">
            <text:p>50.1333333333333</text:p>
          </table:table-cell>
          <table:table-cell office:value-type="string" calcext:value-type="string">
            <text:p>(1, 3)</text:p>
          </table:table-cell>
          <table:table-cell office:value-type="float" office:value="0.0000822047839594185" calcext:value-type="float">
            <text:p>8.2204783959418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1:53.805733919143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666666666667" calcext:value-type="float">
            <text:p>50.8666666666667</text:p>
          </table:table-cell>
          <table:table-cell office:value-type="string" calcext:value-type="string">
            <text:p>(1, 3)</text:p>
          </table:table-cell>
          <table:table-cell office:value-type="float" office:value="0.0000447363209811609" calcext:value-type="float">
            <text:p>4.4736320981160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54.82492494583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string" calcext:value-type="string">
            <text:p>(1, 3)</text:p>
          </table:table-cell>
          <table:table-cell office:value-type="float" office:value="0.0000897989954827045" calcext:value-type="float">
            <text:p>8.97989954827045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1:45.009038686752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1, 3)</text:p>
          </table:table-cell>
          <table:table-cell office:value-type="float" office:value="0.0000758598967532928" calcext:value-type="float">
            <text:p>7.58598967532928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1:55.771710634231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1, 3)</text:p>
          </table:table-cell>
          <table:table-cell office:value-type="float" office:value="0.0000924985851556209" calcext:value-type="float">
            <text:p>9.2498585155620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733333333333334" calcext:value-type="float">
            <text:p>0.073333333333333</text:p>
          </table:table-cell>
          <table:table-cell office:value-type="string" calcext:value-type="string">
            <text:p>00:02:5.5573496818542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1, 3)</text:p>
          </table:table-cell>
          <table:table-cell office:value-type="float" office:value="0.000108583172503749" calcext:value-type="float">
            <text:p>0.00010858317250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2:1.16058349609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666666666667" calcext:value-type="float">
            <text:p>47.6666666666667</text:p>
          </table:table-cell>
          <table:table-cell office:value-type="string" calcext:value-type="string">
            <text:p>(1, 3)</text:p>
          </table:table-cell>
          <table:table-cell office:value-type="float" office:value="0.0000901412743503346" calcext:value-type="float">
            <text:p>9.0141274350334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1:59.7840108871459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5333333333333" calcext:value-type="float">
            <text:p>49.5333333333333</text:p>
          </table:table-cell>
          <table:table-cell office:value-type="string" calcext:value-type="string">
            <text:p>(1, 3)</text:p>
          </table:table-cell>
          <table:table-cell office:value-type="float" office:value="0.000109820488500642" calcext:value-type="float">
            <text:p>0.00010982048850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0466666666666666" calcext:value-type="float">
            <text:p>0.046666666666667</text:p>
          </table:table-cell>
          <table:table-cell office:value-type="string" calcext:value-type="string">
            <text:p>00:02:8.1516730785369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string" calcext:value-type="string">
            <text:p>(1, 3)</text:p>
          </table:table-cell>
          <table:table-cell office:value-type="float" office:value="0.0000774940441248257" calcext:value-type="float">
            <text:p>7.74940441248257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00:01:50.764513015747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string" calcext:value-type="string">
            <text:p>(1, 3)</text:p>
          </table:table-cell>
          <table:table-cell office:value-type="float" office:value="0.0000956393979715666" calcext:value-type="float">
            <text:p>9.5639397971566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2:7.8368043899536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1, 3)</text:p>
          </table:table-cell>
          <table:table-cell office:value-type="float" office:value="0.000104370692309853" calcext:value-type="float">
            <text:p>0.0001043706923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2.524460554122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3333333333333" calcext:value-type="float">
            <text:p>48.3333333333333</text:p>
          </table:table-cell>
          <table:table-cell office:value-type="string" calcext:value-type="string">
            <text:p>(1, 3)</text:p>
          </table:table-cell>
          <table:table-cell office:value-type="float" office:value="0.000101610783238196" calcext:value-type="float">
            <text:p>0.00010161078323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-0.0333333333333333" calcext:value-type="float">
            <text:p>-0.033333333333333</text:p>
          </table:table-cell>
          <table:table-cell office:value-type="string" calcext:value-type="string">
            <text:p>00:01:56.653113603591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string" calcext:value-type="string">
            <text:p>(1, 3)</text:p>
          </table:table-cell>
          <table:table-cell office:value-type="float" office:value="0.0000544250724185583" calcext:value-type="float">
            <text:p>5.44250724185583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-0.0933333333333333" calcext:value-type="float">
            <text:p>-0.093333333333333</text:p>
          </table:table-cell>
          <table:table-cell office:value-type="string" calcext:value-type="string">
            <text:p>00:02:1.11551642417907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9333333333333" calcext:value-type="float">
            <text:p>51.9333333333333</text:p>
          </table:table-cell>
          <table:table-cell office:value-type="string" calcext:value-type="string">
            <text:p>(1, 3)</text:p>
          </table:table-cell>
          <table:table-cell office:value-type="float" office:value="0.0000830442308374541" calcext:value-type="float">
            <text:p>8.30442308374541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26666666666667" calcext:value-type="float">
            <text:p>0.226666666666667</text:p>
          </table:table-cell>
          <table:table-cell office:value-type="string" calcext:value-type="string">
            <text:p>00:01:46.92914533615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666666666667" calcext:value-type="float">
            <text:p>49.8666666666667</text:p>
          </table:table-cell>
          <table:table-cell office:value-type="string" calcext:value-type="string">
            <text:p>(1, 3)</text:p>
          </table:table-cell>
          <table:table-cell office:value-type="float" office:value="0.0000719689755298756" calcext:value-type="float">
            <text:p>7.19689755298756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2:2.43159699440002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3333333333333" calcext:value-type="float">
            <text:p>46.3333333333333</text:p>
          </table:table-cell>
          <table:table-cell office:value-type="string" calcext:value-type="string">
            <text:p>(1, 3)</text:p>
          </table:table-cell>
          <table:table-cell office:value-type="float" office:value="0.000104144324028688" calcext:value-type="float">
            <text:p>0.00010414432402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1:51.4758343696594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1, 3)</text:p>
          </table:table-cell>
          <table:table-cell office:value-type="float" office:value="0.000105633695185951" calcext:value-type="float">
            <text:p>0.00010563369518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733333333333334" calcext:value-type="float">
            <text:p>0.073333333333333</text:p>
          </table:table-cell>
          <table:table-cell office:value-type="string" calcext:value-type="string">
            <text:p>00:01:47.171272039413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string" calcext:value-type="string">
            <text:p>(1, 3)</text:p>
          </table:table-cell>
          <table:table-cell office:value-type="float" office:value="0.00006952861898489" calcext:value-type="float">
            <text:p>6.952861898489E-0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1:38.150840282440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0666666666667" calcext:value-type="float">
            <text:p>48.0666666666667</text:p>
          </table:table-cell>
          <table:table-cell office:value-type="string" calcext:value-type="string">
            <text:p>(5, 7)</text:p>
          </table:table-cell>
          <table:table-cell office:value-type="float" office:value="0.000167176699925999" calcext:value-type="float">
            <text:p>0.00016717669992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10.4593963623046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7333333333333" calcext:value-type="float">
            <text:p>48.7333333333333</text:p>
          </table:table-cell>
          <table:table-cell office:value-type="string" calcext:value-type="string">
            <text:p>(5, 7)</text:p>
          </table:table-cell>
          <table:table-cell office:value-type="float" office:value="0.000214591997884344" calcext:value-type="float">
            <text:p>0.00021459199788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8.179567337036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666666666667" calcext:value-type="float">
            <text:p>48.6666666666667</text:p>
          </table:table-cell>
          <table:table-cell office:value-type="string" calcext:value-type="string">
            <text:p>(5, 7)</text:p>
          </table:table-cell>
          <table:table-cell office:value-type="float" office:value="0.000142608610430965" calcext:value-type="float">
            <text:p>0.00014260861043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7.275301456451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7333333333333" calcext:value-type="float">
            <text:p>49.7333333333333</text:p>
          </table:table-cell>
          <table:table-cell office:value-type="string" calcext:value-type="string">
            <text:p>(5, 7)</text:p>
          </table:table-cell>
          <table:table-cell office:value-type="float" office:value="0.000121172112265317" calcext:value-type="float">
            <text:p>0.00012117211226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0.63673543930053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5, 7)</text:p>
          </table:table-cell>
          <table:table-cell office:value-type="float" office:value="0.000231676196707678" calcext:value-type="float">
            <text:p>0.00023167619670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0.566666666666667" calcext:value-type="float">
            <text:p>0.566666666666667</text:p>
          </table:table-cell>
          <table:table-cell office:value-type="string" calcext:value-type="string">
            <text:p>00:01:7.8812673091888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6" calcext:value-type="float">
            <text:p>49.6</text:p>
          </table:table-cell>
          <table:table-cell office:value-type="string" calcext:value-type="string">
            <text:p>(5, 7)</text:p>
          </table:table-cell>
          <table:table-cell office:value-type="float" office:value="0.000184609539576629" calcext:value-type="float">
            <text:p>0.0001846095395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.7191960811614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8666666666667" calcext:value-type="float">
            <text:p>53.8666666666667</text:p>
          </table:table-cell>
          <table:table-cell office:value-type="string" calcext:value-type="string">
            <text:p>(5, 7)</text:p>
          </table:table-cell>
          <table:table-cell office:value-type="float" office:value="0.000183380615747424" calcext:value-type="float">
            <text:p>0.00018338061574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2.601866960525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5, 7)</text:p>
          </table:table-cell>
          <table:table-cell office:value-type="float" office:value="0.000157443103964756" calcext:value-type="float">
            <text:p>0.00015744310396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8.2353155612945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4666666666667" calcext:value-type="float">
            <text:p>47.4666666666667</text:p>
          </table:table-cell>
          <table:table-cell office:value-type="string" calcext:value-type="string">
            <text:p>(5, 7)</text:p>
          </table:table-cell>
          <table:table-cell office:value-type="float" office:value="0.000221990055750014" calcext:value-type="float">
            <text:p>0.0002219900557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15.9647836685180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5, 7)</text:p>
          </table:table-cell>
          <table:table-cell office:value-type="float" office:value="0.000180596138417442" calcext:value-type="float">
            <text:p>0.00018059613841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586666666666667" calcext:value-type="float">
            <text:p>0.586666666666667</text:p>
          </table:table-cell>
          <table:table-cell office:value-type="string" calcext:value-type="string">
            <text:p>00:02:2.3299396038055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6666666666667" calcext:value-type="float">
            <text:p>49.6666666666667</text:p>
          </table:table-cell>
          <table:table-cell office:value-type="string" calcext:value-type="string">
            <text:p>(5, 7)</text:p>
          </table:table-cell>
          <table:table-cell office:value-type="float" office:value="0.000150016309175191" calcext:value-type="float">
            <text:p>0.00015001630917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43.985850811004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string" calcext:value-type="string">
            <text:p>(5, 7)</text:p>
          </table:table-cell>
          <table:table-cell office:value-type="float" office:value="0.000202050873996698" calcext:value-type="float">
            <text:p>0.00020205087399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34.070734977722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5, 7)</text:p>
          </table:table-cell>
          <table:table-cell office:value-type="float" office:value="0.000151893450845362" calcext:value-type="float">
            <text:p>0.0001518934508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3.800855875015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8" calcext:value-type="float">
            <text:p>47.8</text:p>
          </table:table-cell>
          <table:table-cell office:value-type="string" calcext:value-type="string">
            <text:p>(5, 7)</text:p>
          </table:table-cell>
          <table:table-cell office:value-type="float" office:value="0.000163737046749689" calcext:value-type="float">
            <text:p>0.0001637370467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36.708454847335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6" calcext:value-type="float">
            <text:p>51.6</text:p>
          </table:table-cell>
          <table:table-cell office:value-type="string" calcext:value-type="string">
            <text:p>(5, 7)</text:p>
          </table:table-cell>
          <table:table-cell office:value-type="float" office:value="0.000149675311711004" calcext:value-type="float">
            <text:p>0.0001496753117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6.317674398422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5333333333333" calcext:value-type="float">
            <text:p>46.5333333333333</text:p>
          </table:table-cell>
          <table:table-cell office:value-type="string" calcext:value-type="string">
            <text:p>(5, 7)</text:p>
          </table:table-cell>
          <table:table-cell office:value-type="float" office:value="0.000183685834948454" calcext:value-type="float">
            <text:p>0.00018368583494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string" calcext:value-type="string">
            <text:p>00:01:24.1020741462707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" calcext:value-type="float">
            <text:p>48.4</text:p>
          </table:table-cell>
          <table:table-cell office:value-type="string" calcext:value-type="string">
            <text:p>(5, 7)</text:p>
          </table:table-cell>
          <table:table-cell office:value-type="float" office:value="0.000209050497381402" calcext:value-type="float">
            <text:p>0.00020905049738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4.0920736789703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" calcext:value-type="float">
            <text:p>51.8</text:p>
          </table:table-cell>
          <table:table-cell office:value-type="string" calcext:value-type="string">
            <text:p>(5, 7)</text:p>
          </table:table-cell>
          <table:table-cell office:value-type="float" office:value="0.00014713992514669" calcext:value-type="float">
            <text:p>0.00014713992514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36.4840209484100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1333333333333" calcext:value-type="float">
            <text:p>51.1333333333333</text:p>
          </table:table-cell>
          <table:table-cell office:value-type="string" calcext:value-type="string">
            <text:p>(5, 7)</text:p>
          </table:table-cell>
          <table:table-cell office:value-type="float" office:value="0.000218465271297419" calcext:value-type="float">
            <text:p>0.00021846527129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346666666666667" calcext:value-type="float">
            <text:p>0.346666666666667</text:p>
          </table:table-cell>
          <table:table-cell office:value-type="string" calcext:value-type="string">
            <text:p>00:02:16.6727702617645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666666666667" calcext:value-type="float">
            <text:p>49.4666666666667</text:p>
          </table:table-cell>
          <table:table-cell office:value-type="string" calcext:value-type="string">
            <text:p>(5, 7)</text:p>
          </table:table-cell>
          <table:table-cell office:value-type="float" office:value="0.000214504598756738" calcext:value-type="float">
            <text:p>0.00021450459875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9.8172199726104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5, 7)</text:p>
          </table:table-cell>
          <table:table-cell office:value-type="float" office:value="0.000218354184108249" calcext:value-type="float">
            <text:p>0.00021835418410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string" calcext:value-type="string">
            <text:p>00:00:50.856527566909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5, 7)</text:p>
          </table:table-cell>
          <table:table-cell office:value-type="float" office:value="0.0001681627869682" calcext:value-type="float">
            <text:p>0.0001681627869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9.7368583679199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string" calcext:value-type="string">
            <text:p>(5, 7)</text:p>
          </table:table-cell>
          <table:table-cell office:value-type="float" office:value="0.000243764059446776" calcext:value-type="float">
            <text:p>0.00024376405944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9.90797972679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5, 7)</text:p>
          </table:table-cell>
          <table:table-cell office:value-type="float" office:value="0.00018375216850763" calcext:value-type="float">
            <text:p>0.00018375216850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41.1931991577148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5, 7)</text:p>
          </table:table-cell>
          <table:table-cell office:value-type="float" office:value="0.000164800031474272" calcext:value-type="float">
            <text:p>0.00016480003147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46666666666667" calcext:value-type="float">
            <text:p>0.84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0:53.838577747344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666666666667" calcext:value-type="float">
            <text:p>50.2666666666667</text:p>
          </table:table-cell>
          <table:table-cell office:value-type="string" calcext:value-type="string">
            <text:p>(5, 7)</text:p>
          </table:table-cell>
          <table:table-cell office:value-type="float" office:value="0.000180587804826798" calcext:value-type="float">
            <text:p>0.00018058780482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8.40576243400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8" calcext:value-type="float">
            <text:p>52.8</text:p>
          </table:table-cell>
          <table:table-cell office:value-type="string" calcext:value-type="string">
            <text:p>(5, 7)</text:p>
          </table:table-cell>
          <table:table-cell office:value-type="float" office:value="0.000267838867053543" calcext:value-type="float">
            <text:p>0.00026783886705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8.915450334548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5, 7)</text:p>
          </table:table-cell>
          <table:table-cell office:value-type="float" office:value="0.000218717900942408" calcext:value-type="float">
            <text:p>0.00021871790094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34.6189589500427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5, 7)</text:p>
          </table:table-cell>
          <table:table-cell office:value-type="float" office:value="0.000175304918700591" calcext:value-type="float">
            <text:p>0.00017530491870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9.346026897430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" calcext:value-type="float">
            <text:p>48.4</text:p>
          </table:table-cell>
          <table:table-cell office:value-type="string" calcext:value-type="string">
            <text:p>(5, 7)</text:p>
          </table:table-cell>
          <table:table-cell office:value-type="float" office:value="0.000235760896394256" calcext:value-type="float">
            <text:p>0.00023576089639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3.384217739105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1, 3)</text:p>
          </table:table-cell>
          <table:table-cell office:value-type="float" office:value="0.0000561266921996589" calcext:value-type="float">
            <text:p>5.6126692199658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59.653834581375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string" calcext:value-type="string">
            <text:p>(1, 3)</text:p>
          </table:table-cell>
          <table:table-cell office:value-type="float" office:value="0.000105957820094242" calcext:value-type="float">
            <text:p>0.00010595782009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19.808400154113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1, 3)</text:p>
          </table:table-cell>
          <table:table-cell office:value-type="float" office:value="0.0000733888061859998" calcext:value-type="float">
            <text:p>7.3388806185999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2:23.8386352062225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666666666667" calcext:value-type="float">
            <text:p>48.2666666666667</text:p>
          </table:table-cell>
          <table:table-cell office:value-type="string" calcext:value-type="string">
            <text:p>(1, 3)</text:p>
          </table:table-cell>
          <table:table-cell office:value-type="float" office:value="0.000125777120872536" calcext:value-type="float">
            <text:p>0.00012577712087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2:17.3929057121276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1, 3)</text:p>
          </table:table-cell>
          <table:table-cell office:value-type="float" office:value="0.000104201191290669" calcext:value-type="float">
            <text:p>0.00010420119129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2:21.2174305915832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666666666667" calcext:value-type="float">
            <text:p>47.6666666666667</text:p>
          </table:table-cell>
          <table:table-cell office:value-type="string" calcext:value-type="string">
            <text:p>(1, 3)</text:p>
          </table:table-cell>
          <table:table-cell office:value-type="float" office:value="0.0000783507233705294" calcext:value-type="float">
            <text:p>7.8350723370529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5.32845926284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9333333333333" calcext:value-type="float">
            <text:p>50.9333333333333</text:p>
          </table:table-cell>
          <table:table-cell office:value-type="string" calcext:value-type="string">
            <text:p>(1, 3)</text:p>
          </table:table-cell>
          <table:table-cell office:value-type="float" office:value="0.0000795549466514964" calcext:value-type="float">
            <text:p>7.9554946651496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2:16.274400949478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1, 3)</text:p>
          </table:table-cell>
          <table:table-cell office:value-type="float" office:value="0.0000710907682159593" calcext:value-type="float">
            <text:p>7.1090768215959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246666666666667" calcext:value-type="float">
            <text:p>0.246666666666667</text:p>
          </table:table-cell>
          <table:table-cell office:value-type="string" calcext:value-type="string">
            <text:p>00:02:14.0652356147766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1, 3)</text:p>
          </table:table-cell>
          <table:table-cell office:value-type="float" office:value="0.000104543106088273" calcext:value-type="float">
            <text:p>0.00010454310608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7.5727241039276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666666666667" calcext:value-type="float">
            <text:p>50.4666666666667</text:p>
          </table:table-cell>
          <table:table-cell office:value-type="string" calcext:value-type="string">
            <text:p>(1, 3)</text:p>
          </table:table-cell>
          <table:table-cell office:value-type="float" office:value="0.000058926050924495" calcext:value-type="float">
            <text:p>5.892605092449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0:01:42.828032493591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1, 3)</text:p>
          </table:table-cell>
          <table:table-cell office:value-type="float" office:value="0.000058713225158336" calcext:value-type="float">
            <text:p>5.871322515833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0600000000000001" calcext:value-type="float">
            <text:p>0.06</text:p>
          </table:table-cell>
          <table:table-cell office:value-type="string" calcext:value-type="string">
            <text:p>00:01:57.040970325469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1, 3)</text:p>
          </table:table-cell>
          <table:table-cell office:value-type="float" office:value="0.00011883652173991" calcext:value-type="float">
            <text:p>0.0001188365217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2:20.816048383712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5.0666666666667" calcext:value-type="float">
            <text:p>55.0666666666667</text:p>
          </table:table-cell>
          <table:table-cell office:value-type="string" calcext:value-type="string">
            <text:p>(1, 3)</text:p>
          </table:table-cell>
          <table:table-cell office:value-type="float" office:value="0.000108424146070476" calcext:value-type="float">
            <text:p>0.0001084241460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53333333333333" calcext:value-type="float">
            <text:p>0.553333333333333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1:46.622327089309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1, 3)</text:p>
          </table:table-cell>
          <table:table-cell office:value-type="float" office:value="0.000084454844783736" calcext:value-type="float">
            <text:p>8.445484478373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273333333333333" calcext:value-type="float">
            <text:p>0.273333333333333</text:p>
          </table:table-cell>
          <table:table-cell office:value-type="string" calcext:value-type="string">
            <text:p>00:02:8.5631945133209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1, 3)</text:p>
          </table:table-cell>
          <table:table-cell office:value-type="float" office:value="0.0000917426806160745" calcext:value-type="float">
            <text:p>9.1742680616074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10.2183802127838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4.6" calcext:value-type="float">
            <text:p>54.6</text:p>
          </table:table-cell>
          <table:table-cell office:value-type="string" calcext:value-type="string">
            <text:p>(1, 3)</text:p>
          </table:table-cell>
          <table:table-cell office:value-type="float" office:value="0.000103669011174246" calcext:value-type="float">
            <text:p>0.00010366901117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44.124658823013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" calcext:value-type="float">
            <text:p>48.8</text:p>
          </table:table-cell>
          <table:table-cell office:value-type="string" calcext:value-type="string">
            <text:p>(1, 3)</text:p>
          </table:table-cell>
          <table:table-cell office:value-type="float" office:value="0.0000865016313705766" calcext:value-type="float">
            <text:p>8.6501631370576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2:24.521163225173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string" calcext:value-type="string">
            <text:p>(1, 3)</text:p>
          </table:table-cell>
          <table:table-cell office:value-type="float" office:value="0.0000625260358966109" calcext:value-type="float">
            <text:p>6.2526035896610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2:9.31837534904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" calcext:value-type="float">
            <text:p>51.8</text:p>
          </table:table-cell>
          <table:table-cell office:value-type="string" calcext:value-type="string">
            <text:p>(1, 3)</text:p>
          </table:table-cell>
          <table:table-cell office:value-type="float" office:value="0.0000886161682218343" calcext:value-type="float">
            <text:p>8.8616168221834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43.0239799022674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666666666667" calcext:value-type="float">
            <text:p>51.4666666666667</text:p>
          </table:table-cell>
          <table:table-cell office:value-type="string" calcext:value-type="string">
            <text:p>(1, 3)</text:p>
          </table:table-cell>
          <table:table-cell office:value-type="float" office:value="0.0000708919171855779" calcext:value-type="float">
            <text:p>7.0891917185577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00666666666666671" calcext:value-type="float">
            <text:p>0.006666666666667</text:p>
          </table:table-cell>
          <table:table-cell office:value-type="string" calcext:value-type="string">
            <text:p>00:02:17.436786413192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666666666667" calcext:value-type="float">
            <text:p>50.4666666666667</text:p>
          </table:table-cell>
          <table:table-cell office:value-type="string" calcext:value-type="string">
            <text:p>(1, 3)</text:p>
          </table:table-cell>
          <table:table-cell office:value-type="float" office:value="0.0000950259511294724" calcext:value-type="float">
            <text:p>9.5025951129472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1.32889199256896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4666666666667" calcext:value-type="float">
            <text:p>47.4666666666667</text:p>
          </table:table-cell>
          <table:table-cell office:value-type="string" calcext:value-type="string">
            <text:p>(1, 3)</text:p>
          </table:table-cell>
          <table:table-cell office:value-type="float" office:value="0.000101337626039391" calcext:value-type="float">
            <text:p>0.00010133762603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1:21.2337872982025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(1, 3)</text:p>
          </table:table-cell>
          <table:table-cell office:value-type="float" office:value="0.0000818025663189681" calcext:value-type="float">
            <text:p>8.1802566318968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3.57471680641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(1, 3)</text:p>
          </table:table-cell>
          <table:table-cell office:value-type="float" office:value="0.0000889265176956863" calcext:value-type="float">
            <text:p>8.8926517695686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" calcext:value-type="float">
            <text:p>0.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0:02:29.2030847072601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string" calcext:value-type="string">
            <text:p>(1, 3)</text:p>
          </table:table-cell>
          <table:table-cell office:value-type="float" office:value="0.0000931797823726668" calcext:value-type="float">
            <text:p>9.3179782372666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38.9767267704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1, 3)</text:p>
          </table:table-cell>
          <table:table-cell office:value-type="float" office:value="0.0000725265214149415" calcext:value-type="float">
            <text:p>7.2526521414941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28.66890597343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1, 3)</text:p>
          </table:table-cell>
          <table:table-cell office:value-type="float" office:value="0.0000816515597711899" calcext:value-type="float">
            <text:p>8.1651559771189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54.056998014450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9333333333333" calcext:value-type="float">
            <text:p>50.9333333333333</text:p>
          </table:table-cell>
          <table:table-cell office:value-type="string" calcext:value-type="string">
            <text:p>(1, 3)</text:p>
          </table:table-cell>
          <table:table-cell office:value-type="float" office:value="0.0000823130992506011" calcext:value-type="float">
            <text:p>8.2313099250601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0:02:3.05621027946472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1, 3)</text:p>
          </table:table-cell>
          <table:table-cell office:value-type="float" office:value="0.0000767212057129898" calcext:value-type="float">
            <text:p>7.6721205712989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8.6253728866577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666666666667" calcext:value-type="float">
            <text:p>51.4666666666667</text:p>
          </table:table-cell>
          <table:table-cell office:value-type="string" calcext:value-type="string">
            <text:p>(1, 3)</text:p>
          </table:table-cell>
          <table:table-cell office:value-type="float" office:value="0.0000963285434039945" calcext:value-type="float">
            <text:p>9.6328543403994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2:14.8900139331817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1, 3)</text:p>
          </table:table-cell>
          <table:table-cell office:value-type="float" office:value="0.0000548317557875045" calcext:value-type="float">
            <text:p>5.4831755787504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2:6.6144685745239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1, 3)</text:p>
          </table:table-cell>
          <table:table-cell office:value-type="float" office:value="0.000107742838470405" calcext:value-type="float">
            <text:p>0.0001077428384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2:0.1744232177734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5333333333333" calcext:value-type="float">
            <text:p>50.5333333333333</text:p>
          </table:table-cell>
          <table:table-cell office:value-type="string" calcext:value-type="string">
            <text:p>(1, 3)</text:p>
          </table:table-cell>
          <table:table-cell office:value-type="float" office:value="0.0000597815463205385" calcext:value-type="float">
            <text:p>5.9781546320538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0133333333333333" calcext:value-type="float">
            <text:p>0.013333333333333</text:p>
          </table:table-cell>
          <table:table-cell office:value-type="string" calcext:value-type="string">
            <text:p>00:01:57.900340795516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1, 3)</text:p>
          </table:table-cell>
          <table:table-cell office:value-type="float" office:value="0.0000847350675624045" calcext:value-type="float">
            <text:p>8.4735067562404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2:8.507692337036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7333333333333" calcext:value-type="float">
            <text:p>49.7333333333333</text:p>
          </table:table-cell>
          <table:table-cell office:value-type="string" calcext:value-type="string">
            <text:p>(1, 3)</text:p>
          </table:table-cell>
          <table:table-cell office:value-type="float" office:value="0.000100437294240641" calcext:value-type="float">
            <text:p>0.00010043729424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113333333333333" calcext:value-type="float">
            <text:p>0.113333333333333</text:p>
          </table:table-cell>
          <table:table-cell office:value-type="string" calcext:value-type="string">
            <text:p>00:01:41.7419230937957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2" calcext:value-type="float">
            <text:p>46.2</text:p>
          </table:table-cell>
          <table:table-cell office:value-type="string" calcext:value-type="string">
            <text:p>(1, 3)</text:p>
          </table:table-cell>
          <table:table-cell office:value-type="float" office:value="0.0000850914993062297" calcext:value-type="float">
            <text:p>8.5091499306229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2:7.7368063926696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1, 3)</text:p>
          </table:table-cell>
          <table:table-cell office:value-type="float" office:value="0.000117485870372882" calcext:value-type="float">
            <text:p>0.00011748587037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1:39.260299682617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string" calcext:value-type="string">
            <text:p>(1, 3)</text:p>
          </table:table-cell>
          <table:table-cell office:value-type="float" office:value="0.0000786814557789631" calcext:value-type="float">
            <text:p>7.868145577896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866666666666667" calcext:value-type="float">
            <text:p>0.086666666666667</text:p>
          </table:table-cell>
          <table:table-cell office:value-type="string" calcext:value-type="string">
            <text:p>00:02:8.088655233383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1, 3)</text:p>
          </table:table-cell>
          <table:table-cell office:value-type="float" office:value="0.0000885622564007106" calcext:value-type="float">
            <text:p>8.8562256400710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193333333333333" calcext:value-type="float">
            <text:p>0.193333333333333</text:p>
          </table:table-cell>
          <table:table-cell office:value-type="string" calcext:value-type="string">
            <text:p>00:02:14.3696506023406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5333333333333" calcext:value-type="float">
            <text:p>46.5333333333333</text:p>
          </table:table-cell>
          <table:table-cell office:value-type="string" calcext:value-type="string">
            <text:p>(1, 3)</text:p>
          </table:table-cell>
          <table:table-cell office:value-type="float" office:value="0.0000828122936430666" calcext:value-type="float">
            <text:p>8.2812293643066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-0.0133333333333333" calcext:value-type="float">
            <text:p>-0.013333333333333</text:p>
          </table:table-cell>
          <table:table-cell office:value-type="string" calcext:value-type="string">
            <text:p>00:02:10.4495992660522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4.2666666666667" calcext:value-type="float">
            <text:p>54.2666666666667</text:p>
          </table:table-cell>
          <table:table-cell office:value-type="string" calcext:value-type="string">
            <text:p>(1, 3)</text:p>
          </table:table-cell>
          <table:table-cell office:value-type="float" office:value="0.000123324371607426" calcext:value-type="float">
            <text:p>0.00012332437160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3333333333333" calcext:value-type="float">
            <text:p>0.713333333333333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56.209303379058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1, 3)</text:p>
          </table:table-cell>
          <table:table-cell office:value-type="float" office:value="0.0000919900217213532" calcext:value-type="float">
            <text:p>9.1990021721353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00:02:8.7844302654266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1, 3)</text:p>
          </table:table-cell>
          <table:table-cell office:value-type="float" office:value="0.0000867431606540746" calcext:value-type="float">
            <text:p>8.6743160654074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00666666666666671" calcext:value-type="float">
            <text:p>0.006666666666667</text:p>
          </table:table-cell>
          <table:table-cell office:value-type="string" calcext:value-type="string">
            <text:p>00:01:58.703173637390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3333333333333" calcext:value-type="float">
            <text:p>48.3333333333333</text:p>
          </table:table-cell>
          <table:table-cell office:value-type="string" calcext:value-type="string">
            <text:p>(1, 3)</text:p>
          </table:table-cell>
          <table:table-cell office:value-type="float" office:value="0.0000576601702460561" calcext:value-type="float">
            <text:p>5.7660170246056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-0.0666666666666667" calcext:value-type="float">
            <text:p>-0.066666666666667</text:p>
          </table:table-cell>
          <table:table-cell office:value-type="string" calcext:value-type="string">
            <text:p>00:02:1.62620019912719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8666666666667" calcext:value-type="float">
            <text:p>53.8666666666667</text:p>
          </table:table-cell>
          <table:table-cell office:value-type="string" calcext:value-type="string">
            <text:p>(1, 3)</text:p>
          </table:table-cell>
          <table:table-cell office:value-type="float" office:value="0.0000828699629144415" calcext:value-type="float">
            <text:p>8.2869962914441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00:02:5.2706964015960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string" calcext:value-type="string">
            <text:p>(1, 3)</text:p>
          </table:table-cell>
          <table:table-cell office:value-type="float" office:value="0.0000787986461891331" calcext:value-type="float">
            <text:p>7.8798646189133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0:02:12.829571723937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string" calcext:value-type="string">
            <text:p>(1, 3)</text:p>
          </table:table-cell>
          <table:table-cell office:value-type="float" office:value="0.0000791578092471913" calcext:value-type="float">
            <text:p>7.91578092471913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2:8.6769645214080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(1, 3)</text:p>
          </table:table-cell>
          <table:table-cell office:value-type="float" office:value="0.0000724861178671971" calcext:value-type="float">
            <text:p>7.24861178671971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2:3.13142824172973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string" calcext:value-type="string">
            <text:p>(1, 3)</text:p>
          </table:table-cell>
          <table:table-cell office:value-type="float" office:value="0.0000442499118780354" calcext:value-type="float">
            <text:p>4.4249911878035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0:01:53.6256566047668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666666666667" calcext:value-type="float">
            <text:p>51.8666666666667</text:p>
          </table:table-cell>
          <table:table-cell office:value-type="string" calcext:value-type="string">
            <text:p>(1, 3)</text:p>
          </table:table-cell>
          <table:table-cell office:value-type="float" office:value="0.000063893952538899" calcext:value-type="float">
            <text:p>6.389395253889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00:02:6.4126517772674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2" calcext:value-type="float">
            <text:p>52.2</text:p>
          </table:table-cell>
          <table:table-cell office:value-type="string" calcext:value-type="string">
            <text:p>(1, 3)</text:p>
          </table:table-cell>
          <table:table-cell office:value-type="float" office:value="0.00011240145881625" calcext:value-type="float">
            <text:p>0.000112401458816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-0.0333333333333333" calcext:value-type="float">
            <text:p>-0.033333333333333</text:p>
          </table:table-cell>
          <table:table-cell office:value-type="string" calcext:value-type="string">
            <text:p>00:02:14.7136299610137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string" calcext:value-type="string">
            <text:p>(1, 3)</text:p>
          </table:table-cell>
          <table:table-cell office:value-type="float" office:value="0.0000587663926143026" calcext:value-type="float">
            <text:p>5.8766392614302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1:28.3572878837585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9333333333333" calcext:value-type="float">
            <text:p>51.9333333333333</text:p>
          </table:table-cell>
          <table:table-cell office:value-type="string" calcext:value-type="string">
            <text:p>(1, 3)</text:p>
          </table:table-cell>
          <table:table-cell office:value-type="float" office:value="0.000098857167846194" calcext:value-type="float">
            <text:p>9.885716784619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2:5.0326099395751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1, 3)</text:p>
          </table:table-cell>
          <table:table-cell office:value-type="float" office:value="0.0000890083044774344" calcext:value-type="float">
            <text:p>8.90083044774344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00666666666666671" calcext:value-type="float">
            <text:p>0.006666666666667</text:p>
          </table:table-cell>
          <table:table-cell office:value-type="string" calcext:value-type="string">
            <text:p>00:02:9.2162861824035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5333333333333" calcext:value-type="float">
            <text:p>47.5333333333333</text:p>
          </table:table-cell>
          <table:table-cell office:value-type="string" calcext:value-type="string">
            <text:p>(1, 3)</text:p>
          </table:table-cell>
          <table:table-cell office:value-type="float" office:value="0.000071633490977195" calcext:value-type="float">
            <text:p>7.1633490977195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0:02:12.1973245143890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5333333333333" calcext:value-type="float">
            <text:p>53.5333333333333</text:p>
          </table:table-cell>
          <table:table-cell office:value-type="string" calcext:value-type="string">
            <text:p>(1, 3)</text:p>
          </table:table-cell>
          <table:table-cell office:value-type="float" office:value="0.0000707744528866977" calcext:value-type="float">
            <text:p>7.07744528866977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2:4.2006349563598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" calcext:value-type="float">
            <text:p>49.4</text:p>
          </table:table-cell>
          <table:table-cell office:value-type="string" calcext:value-type="string">
            <text:p>(1, 3)</text:p>
          </table:table-cell>
          <table:table-cell office:value-type="float" office:value="0.0000976396502593096" calcext:value-type="float">
            <text:p>9.76396502593096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0:02:11.5357036590576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1, 3)</text:p>
          </table:table-cell>
          <table:table-cell office:value-type="float" office:value="0.0000642332555819299" calcext:value-type="float">
            <text:p>6.4233255581929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1:58.42164659500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" calcext:value-type="float">
            <text:p>51.4</text:p>
          </table:table-cell>
          <table:table-cell office:value-type="string" calcext:value-type="string">
            <text:p>(1, 3)</text:p>
          </table:table-cell>
          <table:table-cell office:value-type="float" office:value="0.0000964863533963582" calcext:value-type="float">
            <text:p>9.64863533963582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-0.0266666666666667" calcext:value-type="float">
            <text:p>-0.026666666666667</text:p>
          </table:table-cell>
          <table:table-cell office:value-type="string" calcext:value-type="string">
            <text:p>00:02:7.8116035461425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2666666666667" calcext:value-type="float">
            <text:p>47.2666666666667</text:p>
          </table:table-cell>
          <table:table-cell office:value-type="string" calcext:value-type="string">
            <text:p>(1, 3)</text:p>
          </table:table-cell>
          <table:table-cell office:value-type="float" office:value="0.000051221058459999" calcext:value-type="float">
            <text:p>5.1221058459999E-0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-0.0266666666666667" calcext:value-type="float">
            <text:p>-0.026666666666667</text:p>
          </table:table-cell>
          <table:table-cell office:value-type="string" calcext:value-type="string">
            <text:p>00:02:1.481170654296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string" calcext:value-type="string">
            <text:p>(7, 9)</text:p>
          </table:table-cell>
          <table:table-cell office:value-type="float" office:value="0.000183215675444724" calcext:value-type="float">
            <text:p>0.00018321567544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4.1315751075744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9333333333333" calcext:value-type="float">
            <text:p>49.9333333333333</text:p>
          </table:table-cell>
          <table:table-cell office:value-type="string" calcext:value-type="string">
            <text:p>(7, 9)</text:p>
          </table:table-cell>
          <table:table-cell office:value-type="float" office:value="0.000217440485993784" calcext:value-type="float">
            <text:p>0.00021744048599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4.4889745712280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666666666667" calcext:value-type="float">
            <text:p>51.4666666666667</text:p>
          </table:table-cell>
          <table:table-cell office:value-type="string" calcext:value-type="string">
            <text:p>(7, 9)</text:p>
          </table:table-cell>
          <table:table-cell office:value-type="float" office:value="0.00026229538998035" calcext:value-type="float">
            <text:p>0.0002622953899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7.4257481098175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5333333333333" calcext:value-type="float">
            <text:p>49.5333333333333</text:p>
          </table:table-cell>
          <table:table-cell office:value-type="string" calcext:value-type="string">
            <text:p>(7, 9)</text:p>
          </table:table-cell>
          <table:table-cell office:value-type="float" office:value="0.000209776939188506" calcext:value-type="float">
            <text:p>0.00020977693918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5.694272279739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4666666666667" calcext:value-type="float">
            <text:p>47.4666666666667</text:p>
          </table:table-cell>
          <table:table-cell office:value-type="string" calcext:value-type="string">
            <text:p>(7, 9)</text:p>
          </table:table-cell>
          <table:table-cell office:value-type="float" office:value="0.000218634873553838" calcext:value-type="float">
            <text:p>0.00021863487355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513333333333333" calcext:value-type="float">
            <text:p>0.513333333333333</text:p>
          </table:table-cell>
          <table:table-cell office:value-type="string" calcext:value-type="string">
            <text:p>00:01:16.1071970462799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7, 9)</text:p>
          </table:table-cell>
          <table:table-cell office:value-type="float" office:value="0.000156206812628675" calcext:value-type="float">
            <text:p>0.00015620681262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40.907413959503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7333333333333" calcext:value-type="float">
            <text:p>48.7333333333333</text:p>
          </table:table-cell>
          <table:table-cell office:value-type="string" calcext:value-type="string">
            <text:p>(7, 9)</text:p>
          </table:table-cell>
          <table:table-cell office:value-type="float" office:value="0.000237277141241565" calcext:value-type="float">
            <text:p>0.00023727714124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0:57.219955205917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7, 9)</text:p>
          </table:table-cell>
          <table:table-cell office:value-type="float" office:value="0.000251349736377349" calcext:value-type="float">
            <text:p>0.0002513497363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3.13095450401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0666666666667" calcext:value-type="float">
            <text:p>51.0666666666667</text:p>
          </table:table-cell>
          <table:table-cell office:value-type="string" calcext:value-type="string">
            <text:p>(7, 9)</text:p>
          </table:table-cell>
          <table:table-cell office:value-type="float" office:value="0.000184963312403966" calcext:value-type="float">
            <text:p>0.00018496331240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7.448761940002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7, 9)</text:p>
          </table:table-cell>
          <table:table-cell office:value-type="float" office:value="0.000230946021844123" calcext:value-type="float">
            <text:p>0.00023094602184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2.216472387313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4.4" calcext:value-type="float">
            <text:p>44.4</text:p>
          </table:table-cell>
          <table:table-cell office:value-type="string" calcext:value-type="string">
            <text:p>(7, 9)</text:p>
          </table:table-cell>
          <table:table-cell office:value-type="float" office:value="0.00017312127361117" calcext:value-type="float">
            <text:p>0.00017312127361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8.363822460174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0666666666667" calcext:value-type="float">
            <text:p>48.0666666666667</text:p>
          </table:table-cell>
          <table:table-cell office:value-type="string" calcext:value-type="string">
            <text:p>(7, 9)</text:p>
          </table:table-cell>
          <table:table-cell office:value-type="float" office:value="0.000305288880367889" calcext:value-type="float">
            <text:p>0.00030528888036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42.16176486015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3333333333333" calcext:value-type="float">
            <text:p>49.3333333333333</text:p>
          </table:table-cell>
          <table:table-cell office:value-type="string" calcext:value-type="string">
            <text:p>(7, 9)</text:p>
          </table:table-cell>
          <table:table-cell office:value-type="float" office:value="0.000215751071229642" calcext:value-type="float">
            <text:p>0.0002157510712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46.5912649631500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5333333333333" calcext:value-type="float">
            <text:p>47.5333333333333</text:p>
          </table:table-cell>
          <table:table-cell office:value-type="string" calcext:value-type="string">
            <text:p>(7, 9)</text:p>
          </table:table-cell>
          <table:table-cell office:value-type="float" office:value="0.000193591167397728" calcext:value-type="float">
            <text:p>0.00019359116739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7.5585939884185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" calcext:value-type="float">
            <text:p>51.8</text:p>
          </table:table-cell>
          <table:table-cell office:value-type="string" calcext:value-type="string">
            <text:p>(7, 9)</text:p>
          </table:table-cell>
          <table:table-cell office:value-type="float" office:value="0.000242705074471999" calcext:value-type="float">
            <text:p>0.00024270507447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0.9665083885192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666666666667" calcext:value-type="float">
            <text:p>47.6666666666667</text:p>
          </table:table-cell>
          <table:table-cell office:value-type="string" calcext:value-type="string">
            <text:p>(7, 9)</text:p>
          </table:table-cell>
          <table:table-cell office:value-type="float" office:value="0.000178992636993033" calcext:value-type="float">
            <text:p>0.00017899263699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36.24920368194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7, 9)</text:p>
          </table:table-cell>
          <table:table-cell office:value-type="float" office:value="0.000188554946282262" calcext:value-type="float">
            <text:p>0.00018855494628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0133333333333333" calcext:value-type="float">
            <text:p>0.013333333333333</text:p>
          </table:table-cell>
          <table:table-cell office:value-type="string" calcext:value-type="string">
            <text:p>00:02:27.024141788482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4666666666667" calcext:value-type="float">
            <text:p>47.4666666666667</text:p>
          </table:table-cell>
          <table:table-cell office:value-type="string" calcext:value-type="string">
            <text:p>(7, 9)</text:p>
          </table:table-cell>
          <table:table-cell office:value-type="float" office:value="0.000195267415588298" calcext:value-type="float">
            <text:p>0.00019526741558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0.570012331008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666666666667" calcext:value-type="float">
            <text:p>47.6666666666667</text:p>
          </table:table-cell>
          <table:table-cell office:value-type="string" calcext:value-type="string">
            <text:p>(7, 9)</text:p>
          </table:table-cell>
          <table:table-cell office:value-type="float" office:value="0.000243895357638546" calcext:value-type="float">
            <text:p>0.00024389535763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1.3959686756134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7333333333333" calcext:value-type="float">
            <text:p>49.7333333333333</text:p>
          </table:table-cell>
          <table:table-cell office:value-type="string" calcext:value-type="string">
            <text:p>(7, 9)</text:p>
          </table:table-cell>
          <table:table-cell office:value-type="float" office:value="0.000239445528969624" calcext:value-type="float">
            <text:p>0.0002394455289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6.0739085674285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string" calcext:value-type="string">
            <text:p>(7, 9)</text:p>
          </table:table-cell>
          <table:table-cell office:value-type="float" office:value="0.000236665129771533" calcext:value-type="float">
            <text:p>0.00023666512977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0133333333333333" calcext:value-type="float">
            <text:p>0.013333333333333</text:p>
          </table:table-cell>
          <table:table-cell office:value-type="string" calcext:value-type="string">
            <text:p>00:01:11.1445960998535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4.2666666666667" calcext:value-type="float">
            <text:p>54.2666666666667</text:p>
          </table:table-cell>
          <table:table-cell office:value-type="string" calcext:value-type="string">
            <text:p>(7, 9)</text:p>
          </table:table-cell>
          <table:table-cell office:value-type="float" office:value="0.000275477833587214" calcext:value-type="float">
            <text:p>0.00027547783358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43.938702344894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7, 9)</text:p>
          </table:table-cell>
          <table:table-cell office:value-type="float" office:value="0.000240150595609663" calcext:value-type="float">
            <text:p>0.0002401505956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7.7218651771545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" calcext:value-type="float">
            <text:p>47.6</text:p>
          </table:table-cell>
          <table:table-cell office:value-type="string" calcext:value-type="string">
            <text:p>(7, 9)</text:p>
          </table:table-cell>
          <table:table-cell office:value-type="float" office:value="0.000219001884414063" calcext:value-type="float">
            <text:p>0.00021900188441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00:01:14.3409805297851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7, 9)</text:p>
          </table:table-cell>
          <table:table-cell office:value-type="float" office:value="0.000184877604972333" calcext:value-type="float">
            <text:p>0.00018487760497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20.5911965370178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5333333333333" calcext:value-type="float">
            <text:p>46.5333333333333</text:p>
          </table:table-cell>
          <table:table-cell office:value-type="string" calcext:value-type="string">
            <text:p>(7, 9)</text:p>
          </table:table-cell>
          <table:table-cell office:value-type="float" office:value="0.000163213942958436" calcext:value-type="float">
            <text:p>0.00016321394295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9.572000026702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(7, 9)</text:p>
          </table:table-cell>
          <table:table-cell office:value-type="float" office:value="0.000212803477276944" calcext:value-type="float">
            <text:p>0.00021280347727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4.8409492969512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string" calcext:value-type="string">
            <text:p>(7, 9)</text:p>
          </table:table-cell>
          <table:table-cell office:value-type="float" office:value="0.00024629414064795" calcext:value-type="float">
            <text:p>0.000246294140648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0.193600416183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0666666666667" calcext:value-type="float">
            <text:p>51.0666666666667</text:p>
          </table:table-cell>
          <table:table-cell office:value-type="string" calcext:value-type="string">
            <text:p>(7, 9)</text:p>
          </table:table-cell>
          <table:table-cell office:value-type="float" office:value="0.000222145259819126" calcext:value-type="float">
            <text:p>0.000222145259819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6.5824539661407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4666666666667" calcext:value-type="float">
            <text:p>52.4666666666667</text:p>
          </table:table-cell>
          <table:table-cell office:value-type="string" calcext:value-type="string">
            <text:p>(7, 9)</text:p>
          </table:table-cell>
          <table:table-cell office:value-type="float" office:value="0.000240604301326782" calcext:value-type="float">
            <text:p>0.000240604301327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7.4808421134948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7333333333333" calcext:value-type="float">
            <text:p>48.7333333333333</text:p>
          </table:table-cell>
          <table:table-cell office:value-type="string" calcext:value-type="string">
            <text:p>(7, 9)</text:p>
          </table:table-cell>
          <table:table-cell office:value-type="float" office:value="0.000274255252039374" calcext:value-type="float">
            <text:p>0.00027425525203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2.613581657409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7, 9)</text:p>
          </table:table-cell>
          <table:table-cell office:value-type="float" office:value="0.000212916589866177" calcext:value-type="float">
            <text:p>0.00021291658986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00:01:7.4958472251892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7, 9)</text:p>
          </table:table-cell>
          <table:table-cell office:value-type="float" office:value="0.000238979679657539" calcext:value-type="float">
            <text:p>0.00023897967965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5.8673417568206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7, 9)</text:p>
          </table:table-cell>
          <table:table-cell office:value-type="float" office:value="0.000158232089335279" calcext:value-type="float">
            <text:p>0.00015823208933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5.5188186168670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666666666667" calcext:value-type="float">
            <text:p>49.4666666666667</text:p>
          </table:table-cell>
          <table:table-cell office:value-type="string" calcext:value-type="string">
            <text:p>(7, 9)</text:p>
          </table:table-cell>
          <table:table-cell office:value-type="float" office:value="0.000204567658107546" calcext:value-type="float">
            <text:p>0.00020456765810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4.0789124965667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" calcext:value-type="float">
            <text:p>49.4</text:p>
          </table:table-cell>
          <table:table-cell office:value-type="string" calcext:value-type="string">
            <text:p>(7, 9)</text:p>
          </table:table-cell>
          <table:table-cell office:value-type="float" office:value="0.00025329561859051" calcext:value-type="float">
            <text:p>0.00025329561859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0:01:48.048945426940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7, 9)</text:p>
          </table:table-cell>
          <table:table-cell office:value-type="float" office:value="0.000233930263541985" calcext:value-type="float">
            <text:p>0.00023393026354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30.0297515392303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5333333333333" calcext:value-type="float">
            <text:p>50.5333333333333</text:p>
          </table:table-cell>
          <table:table-cell office:value-type="string" calcext:value-type="string">
            <text:p>(7, 9)</text:p>
          </table:table-cell>
          <table:table-cell office:value-type="float" office:value="0.000284019944280909" calcext:value-type="float">
            <text:p>0.00028401994428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2" calcext:value-type="float">
            <text:p>0.92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31.48009228706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1333333333333" calcext:value-type="float">
            <text:p>50.1333333333333</text:p>
          </table:table-cell>
          <table:table-cell office:value-type="string" calcext:value-type="string">
            <text:p>(7, 9)</text:p>
          </table:table-cell>
          <table:table-cell office:value-type="float" office:value="0.000192399051119502" calcext:value-type="float">
            <text:p>0.0001923990511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5.281571149826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(7, 9)</text:p>
          </table:table-cell>
          <table:table-cell office:value-type="float" office:value="0.000194344513012418" calcext:value-type="float">
            <text:p>0.00019434451301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22.034887552261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string" calcext:value-type="string">
            <text:p>(7, 9)</text:p>
          </table:table-cell>
          <table:table-cell office:value-type="float" office:value="0.000225018820003693" calcext:value-type="float">
            <text:p>0.00022501882000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6.256796121597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4.5333333333333" calcext:value-type="float">
            <text:p>54.5333333333333</text:p>
          </table:table-cell>
          <table:table-cell office:value-type="string" calcext:value-type="string">
            <text:p>(7, 9)</text:p>
          </table:table-cell>
          <table:table-cell office:value-type="float" office:value="0.000269536405397819" calcext:value-type="float">
            <text:p>0.00026953640539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1.568868875503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8666666666667" calcext:value-type="float">
            <text:p>46.8666666666667</text:p>
          </table:table-cell>
          <table:table-cell office:value-type="string" calcext:value-type="string">
            <text:p>(7, 9)</text:p>
          </table:table-cell>
          <table:table-cell office:value-type="float" office:value="0.000215323162011182" calcext:value-type="float">
            <text:p>0.00021532316201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17.326660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" calcext:value-type="float">
            <text:p>49.4</text:p>
          </table:table-cell>
          <table:table-cell office:value-type="string" calcext:value-type="string">
            <text:p>(7, 9)</text:p>
          </table:table-cell>
          <table:table-cell office:value-type="float" office:value="0.000178148437974169" calcext:value-type="float">
            <text:p>0.00017814843797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3.2910087108612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666666666667" calcext:value-type="float">
            <text:p>49.8666666666667</text:p>
          </table:table-cell>
          <table:table-cell office:value-type="string" calcext:value-type="string">
            <text:p>(7, 9)</text:p>
          </table:table-cell>
          <table:table-cell office:value-type="float" office:value="0.00021152880733387" calcext:value-type="float">
            <text:p>0.00021152880733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.6693084239959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string" calcext:value-type="string">
            <text:p>(7, 9)</text:p>
          </table:table-cell>
          <table:table-cell office:value-type="float" office:value="0.000263265859064699" calcext:value-type="float">
            <text:p>0.00026326585906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21.9220936298370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" calcext:value-type="float">
            <text:p>51.4</text:p>
          </table:table-cell>
          <table:table-cell office:value-type="string" calcext:value-type="string">
            <text:p>(7, 9)</text:p>
          </table:table-cell>
          <table:table-cell office:value-type="float" office:value="0.000200182806133398" calcext:value-type="float">
            <text:p>0.00020018280613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3.227351903915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1333333333333" calcext:value-type="float">
            <text:p>51.1333333333333</text:p>
          </table:table-cell>
          <table:table-cell office:value-type="string" calcext:value-type="string">
            <text:p>(7, 9)</text:p>
          </table:table-cell>
          <table:table-cell office:value-type="float" office:value="0.000206906319370397" calcext:value-type="float">
            <text:p>0.0002069063193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0.4546151161193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7, 9)</text:p>
          </table:table-cell>
          <table:table-cell office:value-type="float" office:value="0.00021195914527652" calcext:value-type="float">
            <text:p>0.00021195914527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13.2990069389343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7, 9)</text:p>
          </table:table-cell>
          <table:table-cell office:value-type="float" office:value="0.000208211483676187" calcext:value-type="float">
            <text:p>0.00020821148367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8.450386524200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7333333333333" calcext:value-type="float">
            <text:p>50.7333333333333</text:p>
          </table:table-cell>
          <table:table-cell office:value-type="string" calcext:value-type="string">
            <text:p>(7, 9)</text:p>
          </table:table-cell>
          <table:table-cell office:value-type="float" office:value="0.000182852646937058" calcext:value-type="float">
            <text:p>0.00018285264693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3.5950729846954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7, 9)</text:p>
          </table:table-cell>
          <table:table-cell office:value-type="float" office:value="0.000258545390345177" calcext:value-type="float">
            <text:p>0.00025854539034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2:4.214931488037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" calcext:value-type="float">
            <text:p>48.4</text:p>
          </table:table-cell>
          <table:table-cell office:value-type="string" calcext:value-type="string">
            <text:p>(7, 9)</text:p>
          </table:table-cell>
          <table:table-cell office:value-type="float" office:value="0.000251138780501667" calcext:value-type="float">
            <text:p>0.00025113878050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8.896543979644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666666666667" calcext:value-type="float">
            <text:p>49.2666666666667</text:p>
          </table:table-cell>
          <table:table-cell office:value-type="string" calcext:value-type="string">
            <text:p>(7, 9)</text:p>
          </table:table-cell>
          <table:table-cell office:value-type="float" office:value="0.000235426425446996" calcext:value-type="float">
            <text:p>0.00023542642544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4.3303692340850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7, 9)</text:p>
          </table:table-cell>
          <table:table-cell office:value-type="float" office:value="0.000210059950587094" calcext:value-type="float">
            <text:p>0.00021005995058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1:27.356600284576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666666666667" calcext:value-type="float">
            <text:p>50.8666666666667</text:p>
          </table:table-cell>
          <table:table-cell office:value-type="string" calcext:value-type="string">
            <text:p>(7, 9)</text:p>
          </table:table-cell>
          <table:table-cell office:value-type="float" office:value="0.000177085628766045" calcext:value-type="float">
            <text:p>0.00017708562876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9.3112180233001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(7, 9)</text:p>
          </table:table-cell>
          <table:table-cell office:value-type="float" office:value="0.000210244573094392" calcext:value-type="float">
            <text:p>0.00021024457309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2:31.50478243827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666666666667" calcext:value-type="float">
            <text:p>48.6666666666667</text:p>
          </table:table-cell>
          <table:table-cell office:value-type="string" calcext:value-type="string">
            <text:p>(7, 9)</text:p>
          </table:table-cell>
          <table:table-cell office:value-type="float" office:value="0.000275948654571314" calcext:value-type="float">
            <text:p>0.00027594865457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.5024614334106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7333333333333" calcext:value-type="float">
            <text:p>53.7333333333333</text:p>
          </table:table-cell>
          <table:table-cell office:value-type="string" calcext:value-type="string">
            <text:p>(7, 9)</text:p>
          </table:table-cell>
          <table:table-cell office:value-type="float" office:value="0.000251108581079357" calcext:value-type="float">
            <text:p>0.00025110858107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1.7183742523193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7, 9)</text:p>
          </table:table-cell>
          <table:table-cell office:value-type="float" office:value="0.000219984000316965" calcext:value-type="float">
            <text:p>0.00021998400031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2:10.3808801174163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666666666667" calcext:value-type="float">
            <text:p>47.6666666666667</text:p>
          </table:table-cell>
          <table:table-cell office:value-type="string" calcext:value-type="string">
            <text:p>(5, 7)</text:p>
          </table:table-cell>
          <table:table-cell office:value-type="float" office:value="0.000147204434400069" calcext:value-type="float">
            <text:p>0.00014720443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6.81484556198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5, 7)</text:p>
          </table:table-cell>
          <table:table-cell office:value-type="float" office:value="0.00016325382933585" calcext:value-type="float">
            <text:p>0.00016325382933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9.136463880538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2666666666667" calcext:value-type="float">
            <text:p>47.2666666666667</text:p>
          </table:table-cell>
          <table:table-cell office:value-type="string" calcext:value-type="string">
            <text:p>(5, 7)</text:p>
          </table:table-cell>
          <table:table-cell office:value-type="float" office:value="0.000135768547182468" calcext:value-type="float">
            <text:p>0.00013576854718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45.019780397415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3333333333333" calcext:value-type="float">
            <text:p>46.3333333333333</text:p>
          </table:table-cell>
          <table:table-cell office:value-type="string" calcext:value-type="string">
            <text:p>(5, 7)</text:p>
          </table:table-cell>
          <table:table-cell office:value-type="float" office:value="0.000155248866817327" calcext:value-type="float">
            <text:p>0.00015524886681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1.162789106369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5, 7)</text:p>
          </table:table-cell>
          <table:table-cell office:value-type="float" office:value="0.000176824682438618" calcext:value-type="float">
            <text:p>0.00017682468243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53333333333333" calcext:value-type="float">
            <text:p>0.65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0:52.5129919052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string" calcext:value-type="string">
            <text:p>(5, 7)</text:p>
          </table:table-cell>
          <table:table-cell office:value-type="float" office:value="0.000193965511482334" calcext:value-type="float">
            <text:p>0.00019396551148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2:10.3642222881317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1333333333333" calcext:value-type="float">
            <text:p>51.1333333333333</text:p>
          </table:table-cell>
          <table:table-cell office:value-type="string" calcext:value-type="string">
            <text:p>(5, 7)</text:p>
          </table:table-cell>
          <table:table-cell office:value-type="float" office:value="0.000175499563417226" calcext:value-type="float">
            <text:p>0.00017549956341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11.4279303550720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1333333333333" calcext:value-type="float">
            <text:p>53.1333333333333</text:p>
          </table:table-cell>
          <table:table-cell office:value-type="string" calcext:value-type="string">
            <text:p>(5, 7)</text:p>
          </table:table-cell>
          <table:table-cell office:value-type="float" office:value="0.000184709022263628" calcext:value-type="float">
            <text:p>0.00018470902226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7.18141222000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" calcext:value-type="float">
            <text:p>51.2</text:p>
          </table:table-cell>
          <table:table-cell office:value-type="string" calcext:value-type="string">
            <text:p>(5, 7)</text:p>
          </table:table-cell>
          <table:table-cell office:value-type="float" office:value="0.000161591645086704" calcext:value-type="float">
            <text:p>0.00016159164508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string" calcext:value-type="string">
            <text:p>00:01:14.021492242813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1333333333333" calcext:value-type="float">
            <text:p>50.1333333333333</text:p>
          </table:table-cell>
          <table:table-cell office:value-type="string" calcext:value-type="string">
            <text:p>(5, 7)</text:p>
          </table:table-cell>
          <table:table-cell office:value-type="float" office:value="0.000184362379053952" calcext:value-type="float">
            <text:p>0.00018436237905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7.8577015399932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0666666666667" calcext:value-type="float">
            <text:p>46.0666666666667</text:p>
          </table:table-cell>
          <table:table-cell office:value-type="string" calcext:value-type="string">
            <text:p>(5, 7)</text:p>
          </table:table-cell>
          <table:table-cell office:value-type="float" office:value="0.000182289951700814" calcext:value-type="float">
            <text:p>0.00018228995170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9.8016972541809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0666666666667" calcext:value-type="float">
            <text:p>49.0666666666667</text:p>
          </table:table-cell>
          <table:table-cell office:value-type="string" calcext:value-type="string">
            <text:p>(5, 7)</text:p>
          </table:table-cell>
          <table:table-cell office:value-type="float" office:value="0.000175631990561638" calcext:value-type="float">
            <text:p>0.00017563199056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6.655042886734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5, 7)</text:p>
          </table:table-cell>
          <table:table-cell office:value-type="float" office:value="0.000184063573992023" calcext:value-type="float">
            <text:p>0.00018406357399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10.074711561203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6666666666667" calcext:value-type="float">
            <text:p>53.6666666666667</text:p>
          </table:table-cell>
          <table:table-cell office:value-type="string" calcext:value-type="string">
            <text:p>(5, 7)</text:p>
          </table:table-cell>
          <table:table-cell office:value-type="float" office:value="0.000192379913636728" calcext:value-type="float">
            <text:p>0.00019237991363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4.171533823013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5, 7)</text:p>
          </table:table-cell>
          <table:table-cell office:value-type="float" office:value="0.000197189752341371" calcext:value-type="float">
            <text:p>0.00019718975234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2.59569239616394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5, 7)</text:p>
          </table:table-cell>
          <table:table-cell office:value-type="float" office:value="0.000179799138768989" calcext:value-type="float">
            <text:p>0.00017979913876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6.051211595535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666666666667" calcext:value-type="float">
            <text:p>49.4666666666667</text:p>
          </table:table-cell>
          <table:table-cell office:value-type="string" calcext:value-type="string">
            <text:p>(5, 7)</text:p>
          </table:table-cell>
          <table:table-cell office:value-type="float" office:value="0.000164502934306139" calcext:value-type="float">
            <text:p>0.00016450293430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33333333333333" calcext:value-type="float">
            <text:p>0.433333333333333</text:p>
          </table:table-cell>
          <table:table-cell office:value-type="string" calcext:value-type="string">
            <text:p>00:01:9.079791545867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9333333333333" calcext:value-type="float">
            <text:p>52.9333333333333</text:p>
          </table:table-cell>
          <table:table-cell office:value-type="string" calcext:value-type="string">
            <text:p>(5, 7)</text:p>
          </table:table-cell>
          <table:table-cell office:value-type="float" office:value="0.000172340567217445" calcext:value-type="float">
            <text:p>0.00017234056721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8.157699108123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5, 7)</text:p>
          </table:table-cell>
          <table:table-cell office:value-type="float" office:value="0.000176141840746808" calcext:value-type="float">
            <text:p>0.00017614184074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0:56.22195005416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4666666666667" calcext:value-type="float">
            <text:p>53.4666666666667</text:p>
          </table:table-cell>
          <table:table-cell office:value-type="string" calcext:value-type="string">
            <text:p>(5, 7)</text:p>
          </table:table-cell>
          <table:table-cell office:value-type="float" office:value="0.000197757271357732" calcext:value-type="float">
            <text:p>0.00019775727135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22.8247077465057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5, 7)</text:p>
          </table:table-cell>
          <table:table-cell office:value-type="float" office:value="0.00019013861219371" calcext:value-type="float">
            <text:p>0.00019013861219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54.273594379425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666666666667" calcext:value-type="float">
            <text:p>50.8666666666667</text:p>
          </table:table-cell>
          <table:table-cell office:value-type="string" calcext:value-type="string">
            <text:p>(5, 7)</text:p>
          </table:table-cell>
          <table:table-cell office:value-type="float" office:value="0.00023933892495523" calcext:value-type="float">
            <text:p>0.00023933892495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6.039483308792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1333333333333" calcext:value-type="float">
            <text:p>52.1333333333333</text:p>
          </table:table-cell>
          <table:table-cell office:value-type="string" calcext:value-type="string">
            <text:p>(5, 7)</text:p>
          </table:table-cell>
          <table:table-cell office:value-type="float" office:value="0.000139266691666152" calcext:value-type="float">
            <text:p>0.00013926669166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30.0213985443115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5, 7)</text:p>
          </table:table-cell>
          <table:table-cell office:value-type="float" office:value="0.000214923529454417" calcext:value-type="float">
            <text:p>0.00021492352945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9.082150220870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5, 7)</text:p>
          </table:table-cell>
          <table:table-cell office:value-type="float" office:value="0.000194538594176062" calcext:value-type="float">
            <text:p>0.00019453859417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23.7641913890838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4" calcext:value-type="float">
            <text:p>52.4</text:p>
          </table:table-cell>
          <table:table-cell office:value-type="string" calcext:value-type="string">
            <text:p>(5, 7)</text:p>
          </table:table-cell>
          <table:table-cell office:value-type="float" office:value="0.000171751680027153" calcext:value-type="float">
            <text:p>0.00017175168002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14.8671896457672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2666666666667" calcext:value-type="float">
            <text:p>48.2666666666667</text:p>
          </table:table-cell>
          <table:table-cell office:value-type="string" calcext:value-type="string">
            <text:p>(5, 7)</text:p>
          </table:table-cell>
          <table:table-cell office:value-type="float" office:value="0.000216277592832321" calcext:value-type="float">
            <text:p>0.00021627759283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4.3336777687072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" calcext:value-type="float">
            <text:p>48.8</text:p>
          </table:table-cell>
          <table:table-cell office:value-type="string" calcext:value-type="string">
            <text:p>(5, 7)</text:p>
          </table:table-cell>
          <table:table-cell office:value-type="float" office:value="0.00018102699162131" calcext:value-type="float">
            <text:p>0.00018102699162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16.926025152206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5, 7)</text:p>
          </table:table-cell>
          <table:table-cell office:value-type="float" office:value="0.000168669834031363" calcext:value-type="float">
            <text:p>0.00016866983403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6666666666667" calcext:value-type="float">
            <text:p>0.38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213333333333333" calcext:value-type="float">
            <text:p>0.213333333333333</text:p>
          </table:table-cell>
          <table:table-cell office:value-type="string" calcext:value-type="string">
            <text:p>00:01:15.6031446456909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1333333333333" calcext:value-type="float">
            <text:p>53.1333333333333</text:p>
          </table:table-cell>
          <table:table-cell office:value-type="string" calcext:value-type="string">
            <text:p>(5, 7)</text:p>
          </table:table-cell>
          <table:table-cell office:value-type="float" office:value="0.000171979223688324" calcext:value-type="float">
            <text:p>0.00017197922368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0.3111524581909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2666666666667" calcext:value-type="float">
            <text:p>46.2666666666667</text:p>
          </table:table-cell>
          <table:table-cell office:value-type="string" calcext:value-type="string">
            <text:p>(5, 7)</text:p>
          </table:table-cell>
          <table:table-cell office:value-type="float" office:value="0.000159641378100216" calcext:value-type="float">
            <text:p>0.000159641378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0:01:59.150914907455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5, 7)</text:p>
          </table:table-cell>
          <table:table-cell office:value-type="float" office:value="0.000213333910213609" calcext:value-type="float">
            <text:p>0.00021333391021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6666666666667" calcext:value-type="float">
            <text:p>0.38666666666666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506666666666667" calcext:value-type="float">
            <text:p>0.506666666666667</text:p>
          </table:table-cell>
          <table:table-cell office:value-type="string" calcext:value-type="string">
            <text:p>00:01:16.9853181838989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5333333333333" calcext:value-type="float">
            <text:p>51.5333333333333</text:p>
          </table:table-cell>
          <table:table-cell office:value-type="string" calcext:value-type="string">
            <text:p>(5, 7)</text:p>
          </table:table-cell>
          <table:table-cell office:value-type="float" office:value="0.000214494874317616" calcext:value-type="float">
            <text:p>0.00021449487431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4" calcext:value-type="float">
            <text:p>0.9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24.17192292213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string" calcext:value-type="string">
            <text:p>(5, 7)</text:p>
          </table:table-cell>
          <table:table-cell office:value-type="float" office:value="0.000168142087874622" calcext:value-type="float">
            <text:p>0.00016814208787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0:51.08219671249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0666666666667" calcext:value-type="float">
            <text:p>48.0666666666667</text:p>
          </table:table-cell>
          <table:table-cell office:value-type="string" calcext:value-type="string">
            <text:p>(5, 7)</text:p>
          </table:table-cell>
          <table:table-cell office:value-type="float" office:value="0.000172436822449251" calcext:value-type="float">
            <text:p>0.00017243682244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1:13.9820523262023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2666666666667" calcext:value-type="float">
            <text:p>47.2666666666667</text:p>
          </table:table-cell>
          <table:table-cell office:value-type="string" calcext:value-type="string">
            <text:p>(5, 7)</text:p>
          </table:table-cell>
          <table:table-cell office:value-type="float" office:value="0.000172466697563711" calcext:value-type="float">
            <text:p>0.00017246669756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19.3868424892425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666666666667" calcext:value-type="float">
            <text:p>50.2666666666667</text:p>
          </table:table-cell>
          <table:table-cell office:value-type="string" calcext:value-type="string">
            <text:p>(5, 7)</text:p>
          </table:table-cell>
          <table:table-cell office:value-type="float" office:value="0.000206070891529551" calcext:value-type="float">
            <text:p>0.0002060708915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6666666666667" calcext:value-type="float">
            <text:p>0.52666666666666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406666666666667" calcext:value-type="float">
            <text:p>0.406666666666667</text:p>
          </table:table-cell>
          <table:table-cell office:value-type="string" calcext:value-type="string">
            <text:p>00:01:5.3868339061737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7333333333333" calcext:value-type="float">
            <text:p>48.7333333333333</text:p>
          </table:table-cell>
          <table:table-cell office:value-type="string" calcext:value-type="string">
            <text:p>(5, 7)</text:p>
          </table:table-cell>
          <table:table-cell office:value-type="float" office:value="0.000175540693149428" calcext:value-type="float">
            <text:p>0.00017554069314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2.777683496475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1333333333333" calcext:value-type="float">
            <text:p>52.1333333333333</text:p>
          </table:table-cell>
          <table:table-cell office:value-type="string" calcext:value-type="string">
            <text:p>(5, 7)</text:p>
          </table:table-cell>
          <table:table-cell office:value-type="float" office:value="0.000209943696471461" calcext:value-type="float">
            <text:p>0.00020994369647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96" calcext:value-type="float">
            <text:p>0.96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0:49.45936203002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string" calcext:value-type="string">
            <text:p>(5, 7)</text:p>
          </table:table-cell>
          <table:table-cell office:value-type="float" office:value="0.000178050905545371" calcext:value-type="float">
            <text:p>0.0001780509055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17.797408819198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" calcext:value-type="float">
            <text:p>50.4</text:p>
          </table:table-cell>
          <table:table-cell office:value-type="string" calcext:value-type="string">
            <text:p>(5, 7)</text:p>
          </table:table-cell>
          <table:table-cell office:value-type="float" office:value="0.000190679377181859" calcext:value-type="float">
            <text:p>0.00019067937718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26.0815386772155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string" calcext:value-type="string">
            <text:p>(5, 7)</text:p>
          </table:table-cell>
          <table:table-cell office:value-type="float" office:value="0.000241259937790257" calcext:value-type="float">
            <text:p>0.0002412599377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553333333333333" calcext:value-type="float">
            <text:p>0.553333333333333</text:p>
          </table:table-cell>
          <table:table-cell office:value-type="string" calcext:value-type="string">
            <text:p>00:01:15.220614671707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666666666667" calcext:value-type="float">
            <text:p>49.4666666666667</text:p>
          </table:table-cell>
          <table:table-cell office:value-type="string" calcext:value-type="string">
            <text:p>(5, 7)</text:p>
          </table:table-cell>
          <table:table-cell office:value-type="float" office:value="0.000123704761648848" calcext:value-type="float">
            <text:p>0.00012370476164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0:01:14.4872925281524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5, 7)</text:p>
          </table:table-cell>
          <table:table-cell office:value-type="float" office:value="0.000165452906226687" calcext:value-type="float">
            <text:p>0.00016545290622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0:01:45.1075637340545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string" calcext:value-type="string">
            <text:p>(5, 7)</text:p>
          </table:table-cell>
          <table:table-cell office:value-type="float" office:value="0.000176409747628158" calcext:value-type="float">
            <text:p>0.00017640974762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0:02:0.6925275325775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4" calcext:value-type="float">
            <text:p>53.4</text:p>
          </table:table-cell>
          <table:table-cell office:value-type="string" calcext:value-type="string">
            <text:p>(5, 7)</text:p>
          </table:table-cell>
          <table:table-cell office:value-type="float" office:value="0.000195369825819346" calcext:value-type="float">
            <text:p>0.00019536982581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2:0.25603890419006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5, 7)</text:p>
          </table:table-cell>
          <table:table-cell office:value-type="float" office:value="0.000147680657690835" calcext:value-type="float">
            <text:p>0.00014768065769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86666666666667" calcext:value-type="float">
            <text:p>0.386666666666667</text:p>
          </table:table-cell>
          <table:table-cell office:value-type="float" office:value="0.68" calcext:value-type="float">
            <text:p>0.68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2:16.2381558418273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5, 7)</text:p>
          </table:table-cell>
          <table:table-cell office:value-type="float" office:value="0.000224864467406954" calcext:value-type="float">
            <text:p>0.00022486446740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9.6217701435089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0666666666667" calcext:value-type="float">
            <text:p>52.0666666666667</text:p>
          </table:table-cell>
          <table:table-cell office:value-type="string" calcext:value-type="string">
            <text:p>(5, 7)</text:p>
          </table:table-cell>
          <table:table-cell office:value-type="float" office:value="0.000217033032417258" calcext:value-type="float">
            <text:p>0.00021703303241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24.6733672618865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string" calcext:value-type="string">
            <text:p>(5, 7)</text:p>
          </table:table-cell>
          <table:table-cell office:value-type="float" office:value="0.000160514389997497" calcext:value-type="float">
            <text:p>0.00016051438999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26666666666667" calcext:value-type="float">
            <text:p>0.826666666666667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31.4998772144317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5, 7)</text:p>
          </table:table-cell>
          <table:table-cell office:value-type="float" office:value="0.000177031006545167" calcext:value-type="float">
            <text:p>0.00017703100654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0:54.64991259574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5, 7)</text:p>
          </table:table-cell>
          <table:table-cell office:value-type="float" office:value="0.000195920113219827" calcext:value-type="float">
            <text:p>0.0001959201132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0:53.110632896423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0666666666667" calcext:value-type="float">
            <text:p>49.0666666666667</text:p>
          </table:table-cell>
          <table:table-cell office:value-type="string" calcext:value-type="string">
            <text:p>(5, 7)</text:p>
          </table:table-cell>
          <table:table-cell office:value-type="float" office:value="0.000145335745766607" calcext:value-type="float">
            <text:p>0.00014533574576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0:02:9.6712770462036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4666666666667" calcext:value-type="float">
            <text:p>50.4666666666667</text:p>
          </table:table-cell>
          <table:table-cell office:value-type="string" calcext:value-type="string">
            <text:p>(5, 7)</text:p>
          </table:table-cell>
          <table:table-cell office:value-type="float" office:value="0.000134936783788016" calcext:value-type="float">
            <text:p>0.00013493678378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74" calcext:value-type="float">
            <text:p>0.74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1:44.885628938674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5, 7)</text:p>
          </table:table-cell>
          <table:table-cell office:value-type="float" office:value="0.000267896120284926" calcext:value-type="float">
            <text:p>0.000267896120285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0:01:23.464780330657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string" calcext:value-type="string">
            <text:p>(5, 7)</text:p>
          </table:table-cell>
          <table:table-cell office:value-type="float" office:value="0.000158595928762056" calcext:value-type="float">
            <text:p>0.00015859592876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47.804604768753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666666666667" calcext:value-type="float">
            <text:p>49.2666666666667</text:p>
          </table:table-cell>
          <table:table-cell office:value-type="string" calcext:value-type="string">
            <text:p>(5, 7)</text:p>
          </table:table-cell>
          <table:table-cell office:value-type="float" office:value="0.00017478057209284" calcext:value-type="float">
            <text:p>0.000174780572093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293333333333333" calcext:value-type="float">
            <text:p>0.293333333333333</text:p>
          </table:table-cell>
          <table:table-cell office:value-type="string" calcext:value-type="string">
            <text:p>00:00:56.839055299758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" calcext:value-type="float">
            <text:p>48.4</text:p>
          </table:table-cell>
          <table:table-cell office:value-type="string" calcext:value-type="string">
            <text:p>(5, 7)</text:p>
          </table:table-cell>
          <table:table-cell office:value-type="float" office:value="0.000203908639140479" calcext:value-type="float">
            <text:p>0.0002039086391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393333333333333" calcext:value-type="float">
            <text:p>0.393333333333333</text:p>
          </table:table-cell>
          <table:table-cell office:value-type="string" calcext:value-type="string">
            <text:p>00:01:44.386131763458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(5, 7)</text:p>
          </table:table-cell>
          <table:table-cell office:value-type="float" office:value="0.000216531089725674" calcext:value-type="float">
            <text:p>0.00021653108972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5.5910851955413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" calcext:value-type="float">
            <text:p>49.8</text:p>
          </table:table-cell>
          <table:table-cell office:value-type="string" calcext:value-type="string">
            <text:p>(5, 7)</text:p>
          </table:table-cell>
          <table:table-cell office:value-type="float" office:value="0.000180181303048111" calcext:value-type="float">
            <text:p>0.000180181303048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0.326666666666667" calcext:value-type="float">
            <text:p>0.326666666666667</text:p>
          </table:table-cell>
          <table:table-cell office:value-type="string" calcext:value-type="string">
            <text:p>00:01:47.352462291717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5.8" calcext:value-type="float">
            <text:p>45.8</text:p>
          </table:table-cell>
          <table:table-cell office:value-type="string" calcext:value-type="string">
            <text:p>(1, 3)</text:p>
          </table:table-cell>
          <table:table-cell office:value-type="float" office:value="0.0000613880559274802" calcext:value-type="float">
            <text:p>6.1388055927480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0600000000000001" calcext:value-type="float">
            <text:p>0.06</text:p>
          </table:table-cell>
          <table:table-cell office:value-type="string" calcext:value-type="string">
            <text:p>00:02:8.458003759384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9333333333333" calcext:value-type="float">
            <text:p>51.9333333333333</text:p>
          </table:table-cell>
          <table:table-cell office:value-type="string" calcext:value-type="string">
            <text:p>(1, 3)</text:p>
          </table:table-cell>
          <table:table-cell office:value-type="float" office:value="0.000075297712153566" calcext:value-type="float">
            <text:p>7.529771215356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0:01:53.507356405258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1, 3)</text:p>
          </table:table-cell>
          <table:table-cell office:value-type="float" office:value="0.0000736139638072604" calcext:value-type="float">
            <text:p>7.3613963807260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8.1256079673767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5333333333333" calcext:value-type="float">
            <text:p>49.5333333333333</text:p>
          </table:table-cell>
          <table:table-cell office:value-type="string" calcext:value-type="string">
            <text:p>(1, 3)</text:p>
          </table:table-cell>
          <table:table-cell office:value-type="float" office:value="0.000102601776443508" calcext:value-type="float">
            <text:p>0.0001026017764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206666666666667" calcext:value-type="float">
            <text:p>0.206666666666667</text:p>
          </table:table-cell>
          <table:table-cell office:value-type="string" calcext:value-type="string">
            <text:p>00:02:18.4891924858093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2" calcext:value-type="float">
            <text:p>47.2</text:p>
          </table:table-cell>
          <table:table-cell office:value-type="string" calcext:value-type="string">
            <text:p>(1, 3)</text:p>
          </table:table-cell>
          <table:table-cell office:value-type="float" office:value="0.0000674119053024072" calcext:value-type="float">
            <text:p>6.7411905302407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00:02:10.4383974075317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1, 3)</text:p>
          </table:table-cell>
          <table:table-cell office:value-type="float" office:value="0.0000671092488140892" calcext:value-type="float">
            <text:p>6.7109248814089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2:6.6586427688598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666666666667" calcext:value-type="float">
            <text:p>48.4666666666667</text:p>
          </table:table-cell>
          <table:table-cell office:value-type="string" calcext:value-type="string">
            <text:p>(1, 3)</text:p>
          </table:table-cell>
          <table:table-cell office:value-type="float" office:value="0.000071641800774242" calcext:value-type="float">
            <text:p>7.164180077424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0:02:1.9559609889984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string" calcext:value-type="string">
            <text:p>(1, 3)</text:p>
          </table:table-cell>
          <table:table-cell office:value-type="float" office:value="0.0000820378585690918" calcext:value-type="float">
            <text:p>8.20378585690918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0:02:13.647830724716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4.3333333333333" calcext:value-type="float">
            <text:p>54.3333333333333</text:p>
          </table:table-cell>
          <table:table-cell office:value-type="string" calcext:value-type="string">
            <text:p>(1, 3)</text:p>
          </table:table-cell>
          <table:table-cell office:value-type="float" office:value="0.0000729927152261939" calcext:value-type="float">
            <text:p>7.2992715226193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1:51.374084711074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7333333333333" calcext:value-type="float">
            <text:p>51.7333333333333</text:p>
          </table:table-cell>
          <table:table-cell office:value-type="string" calcext:value-type="string">
            <text:p>(1, 3)</text:p>
          </table:table-cell>
          <table:table-cell office:value-type="float" office:value="0.000126473099598297" calcext:value-type="float">
            <text:p>0.00012647309959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68" calcext:value-type="float">
            <text:p>0.68</text:p>
          </table:table-cell>
          <table:table-cell office:value-type="float" office:value="0.173333333333333" calcext:value-type="float">
            <text:p>0.173333333333333</text:p>
          </table:table-cell>
          <table:table-cell office:value-type="string" calcext:value-type="string">
            <text:p>00:02:8.5804369449615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4666666666667" calcext:value-type="float">
            <text:p>47.4666666666667</text:p>
          </table:table-cell>
          <table:table-cell office:value-type="string" calcext:value-type="string">
            <text:p>(1, 3)</text:p>
          </table:table-cell>
          <table:table-cell office:value-type="float" office:value="0.0000905182455986231" calcext:value-type="float">
            <text:p>9.0518245598623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1:48.78766155242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1, 3)</text:p>
          </table:table-cell>
          <table:table-cell office:value-type="float" office:value="0.0000787742572309007" calcext:value-type="float">
            <text:p>7.8774257230900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56" calcext:value-type="float">
            <text:p>0.56</text:p>
          </table:table-cell>
          <table:table-cell office:value-type="float" office:value="0.0533333333333334" calcext:value-type="float">
            <text:p>0.053333333333333</text:p>
          </table:table-cell>
          <table:table-cell office:value-type="string" calcext:value-type="string">
            <text:p>00:02:10.7536969184875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6" calcext:value-type="float">
            <text:p>53.6</text:p>
          </table:table-cell>
          <table:table-cell office:value-type="string" calcext:value-type="string">
            <text:p>(1, 3)</text:p>
          </table:table-cell>
          <table:table-cell office:value-type="float" office:value="0.0000735001669960573" calcext:value-type="float">
            <text:p>7.3500166996057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-0.00666666666666665" calcext:value-type="float">
            <text:p>-0.006666666666667</text:p>
          </table:table-cell>
          <table:table-cell office:value-type="string" calcext:value-type="string">
            <text:p>00:02:6.3166744709014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2" calcext:value-type="float">
            <text:p>50.2</text:p>
          </table:table-cell>
          <table:table-cell office:value-type="string" calcext:value-type="string">
            <text:p>(1, 3)</text:p>
          </table:table-cell>
          <table:table-cell office:value-type="float" office:value="0.000079271522855323" calcext:value-type="float">
            <text:p>7.927152285532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0:02:17.8259961605072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6.8666666666667" calcext:value-type="float">
            <text:p>46.8666666666667</text:p>
          </table:table-cell>
          <table:table-cell office:value-type="string" calcext:value-type="string">
            <text:p>(1, 3)</text:p>
          </table:table-cell>
          <table:table-cell office:value-type="float" office:value="0.0000803429167280399" calcext:value-type="float">
            <text:p>8.0342916728039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00:01:59.875889539718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1, 3)</text:p>
          </table:table-cell>
          <table:table-cell office:value-type="float" office:value="0.0000853085791734042" calcext:value-type="float">
            <text:p>8.53085791734042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00:02:9.893221378326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1, 3)</text:p>
          </table:table-cell>
          <table:table-cell office:value-type="float" office:value="0.000110223674130557" calcext:value-type="float">
            <text:p>0.00011022367413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2:8.9273250102996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3333333333333" calcext:value-type="float">
            <text:p>52.3333333333333</text:p>
          </table:table-cell>
          <table:table-cell office:value-type="string" calcext:value-type="string">
            <text:p>(1, 3)</text:p>
          </table:table-cell>
          <table:table-cell office:value-type="float" office:value="0.0000735821447738905" calcext:value-type="float">
            <text:p>7.3582144773890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0:02:14.1262786388397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" calcext:value-type="float">
            <text:p>51.4</text:p>
          </table:table-cell>
          <table:table-cell office:value-type="string" calcext:value-type="string">
            <text:p>(1, 3)</text:p>
          </table:table-cell>
          <table:table-cell office:value-type="float" office:value="0.000115353679224811" calcext:value-type="float">
            <text:p>0.00011535367922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13333333333333" calcext:value-type="float">
            <text:p>0.513333333333333</text:p>
          </table:table-cell>
          <table:table-cell office:value-type="float" office:value="0.62" calcext:value-type="float">
            <text:p>0.62</text:p>
          </table:table-cell>
          <table:table-cell office:value-type="float" office:value="0.106666666666667" calcext:value-type="float">
            <text:p>0.106666666666667</text:p>
          </table:table-cell>
          <table:table-cell office:value-type="string" calcext:value-type="string">
            <text:p>00:02:9.266862630844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1333333333333" calcext:value-type="float">
            <text:p>50.1333333333333</text:p>
          </table:table-cell>
          <table:table-cell office:value-type="string" calcext:value-type="string">
            <text:p>(1, 3)</text:p>
          </table:table-cell>
          <table:table-cell office:value-type="float" office:value="0.0000730880875824199" calcext:value-type="float">
            <text:p>7.30880875824199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186666666666667" calcext:value-type="float">
            <text:p>0.186666666666667</text:p>
          </table:table-cell>
          <table:table-cell office:value-type="string" calcext:value-type="string">
            <text:p>00:01:51.395465850830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(1, 3)</text:p>
          </table:table-cell>
          <table:table-cell office:value-type="float" office:value="0.0000868221799899105" calcext:value-type="float">
            <text:p>8.6822179989910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2:21.8512909412384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3333333333333" calcext:value-type="float">
            <text:p>50.3333333333333</text:p>
          </table:table-cell>
          <table:table-cell office:value-type="string" calcext:value-type="string">
            <text:p>(1, 3)</text:p>
          </table:table-cell>
          <table:table-cell office:value-type="float" office:value="0.0000931911945615406" calcext:value-type="float">
            <text:p>9.3191194561540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46666666666667" calcext:value-type="float">
            <text:p>0.346666666666667</text:p>
          </table:table-cell>
          <table:table-cell office:value-type="float" office:value="0.413333333333333" calcext:value-type="float">
            <text:p>0.413333333333333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1:59.2708010673522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(1, 3)</text:p>
          </table:table-cell>
          <table:table-cell office:value-type="float" office:value="0.000124250828655264" calcext:value-type="float">
            <text:p>0.00012425082865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0:02:3.58879041671752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1, 3)</text:p>
          </table:table-cell>
          <table:table-cell office:value-type="float" office:value="0.0000793530611949406" calcext:value-type="float">
            <text:p>7.9353061194940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106666666666667" calcext:value-type="float">
            <text:p>0.106666666666667</text:p>
          </table:table-cell>
          <table:table-cell office:value-type="string" calcext:value-type="string">
            <text:p>00:02:6.0051028728485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4666666666667" calcext:value-type="float">
            <text:p>48.4666666666667</text:p>
          </table:table-cell>
          <table:table-cell office:value-type="string" calcext:value-type="string">
            <text:p>(1, 3)</text:p>
          </table:table-cell>
          <table:table-cell office:value-type="float" office:value="0.0000776460738269906" calcext:value-type="float">
            <text:p>7.76460738269906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3333333333333" calcext:value-type="float">
            <text:p>0.453333333333333</text:p>
          </table:table-cell>
          <table:table-cell office:value-type="float" office:value="-0.0266666666666667" calcext:value-type="float">
            <text:p>-0.026666666666667</text:p>
          </table:table-cell>
          <table:table-cell office:value-type="string" calcext:value-type="string">
            <text:p>00:02:18.204438924789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7333333333333" calcext:value-type="float">
            <text:p>48.7333333333333</text:p>
          </table:table-cell>
          <table:table-cell office:value-type="string" calcext:value-type="string">
            <text:p>(1, 3)</text:p>
          </table:table-cell>
          <table:table-cell office:value-type="float" office:value="0.0000822527529167324" calcext:value-type="float">
            <text:p>8.22527529167324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00:02:21.95575976371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1, 3)</text:p>
          </table:table-cell>
          <table:table-cell office:value-type="float" office:value="0.0000958440633724253" calcext:value-type="float">
            <text:p>9.58440633724253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486666666666667" calcext:value-type="float">
            <text:p>0.48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00:02:18.5940330028533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5333333333333" calcext:value-type="float">
            <text:p>48.5333333333333</text:p>
          </table:table-cell>
          <table:table-cell office:value-type="string" calcext:value-type="string">
            <text:p>(1, 3)</text:p>
          </table:table-cell>
          <table:table-cell office:value-type="float" office:value="0.0000489954849496135" calcext:value-type="float">
            <text:p>4.89954849496135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0600000000000001" calcext:value-type="float">
            <text:p>0.06</text:p>
          </table:table-cell>
          <table:table-cell office:value-type="string" calcext:value-type="string">
            <text:p>00:01:43.283375978469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666666666667" calcext:value-type="float">
            <text:p>50.6666666666667</text:p>
          </table:table-cell>
          <table:table-cell office:value-type="string" calcext:value-type="string">
            <text:p>(1, 3)</text:p>
          </table:table-cell>
          <table:table-cell office:value-type="float" office:value="0.0000704587540450637" calcext:value-type="float">
            <text:p>7.0458754045063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0733333333333334" calcext:value-type="float">
            <text:p>0.073333333333333</text:p>
          </table:table-cell>
          <table:table-cell office:value-type="string" calcext:value-type="string">
            <text:p>00:01:30.5666677951812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7333333333333" calcext:value-type="float">
            <text:p>48.7333333333333</text:p>
          </table:table-cell>
          <table:table-cell office:value-type="string" calcext:value-type="string">
            <text:p>(1, 3)</text:p>
          </table:table-cell>
          <table:table-cell office:value-type="float" office:value="0.0000714347266546137" calcext:value-type="float">
            <text:p>7.14347266546137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0466666666666666" calcext:value-type="float">
            <text:p>0.046666666666667</text:p>
          </table:table-cell>
          <table:table-cell office:value-type="string" calcext:value-type="string">
            <text:p>00:02:5.6612226963043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8666666666667" calcext:value-type="float">
            <text:p>51.8666666666667</text:p>
          </table:table-cell>
          <table:table-cell office:value-type="string" calcext:value-type="string">
            <text:p>(3, 5)</text:p>
          </table:table-cell>
          <table:table-cell office:value-type="float" office:value="0.000155163397633118" calcext:value-type="float">
            <text:p>0.00015516339763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0:01:42.098528385162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string" calcext:value-type="string">
            <text:p>(3, 5)</text:p>
          </table:table-cell>
          <table:table-cell office:value-type="float" office:value="0.000134827027071914" calcext:value-type="float">
            <text:p>0.00013482702707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413333333333333" calcext:value-type="float">
            <text:p>0.413333333333333</text:p>
          </table:table-cell>
          <table:table-cell office:value-type="string" calcext:value-type="string">
            <text:p>00:02:5.8136870861053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6666666666667" calcext:value-type="float">
            <text:p>48.6666666666667</text:p>
          </table:table-cell>
          <table:table-cell office:value-type="string" calcext:value-type="string">
            <text:p>(3, 5)</text:p>
          </table:table-cell>
          <table:table-cell office:value-type="float" office:value="0.000105425323241927" calcext:value-type="float">
            <text:p>0.00010542532324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373333333333333" calcext:value-type="float">
            <text:p>0.373333333333333</text:p>
          </table:table-cell>
          <table:table-cell office:value-type="string" calcext:value-type="string">
            <text:p>00:01:36.133397579193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5.8" calcext:value-type="float">
            <text:p>45.8</text:p>
          </table:table-cell>
          <table:table-cell office:value-type="string" calcext:value-type="string">
            <text:p>(3, 5)</text:p>
          </table:table-cell>
          <table:table-cell office:value-type="float" office:value="0.00015996496173278" calcext:value-type="float">
            <text:p>0.00015996496173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453333333333333" calcext:value-type="float">
            <text:p>0.453333333333333</text:p>
          </table:table-cell>
          <table:table-cell office:value-type="string" calcext:value-type="string">
            <text:p>00:01:10.398934841156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3, 5)</text:p>
          </table:table-cell>
          <table:table-cell office:value-type="float" office:value="0.000128295211629836" calcext:value-type="float">
            <text:p>0.0001282952116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0:02:35.868743419647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4666666666667" calcext:value-type="float">
            <text:p>53.4666666666667</text:p>
          </table:table-cell>
          <table:table-cell office:value-type="string" calcext:value-type="string">
            <text:p>(3, 5)</text:p>
          </table:table-cell>
          <table:table-cell office:value-type="float" office:value="0.000189329764708538" calcext:value-type="float">
            <text:p>0.0001893297647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26666666666667" calcext:value-type="float">
            <text:p>0.42666666666666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0:01:56.375403642654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string" calcext:value-type="string">
            <text:p>(3, 5)</text:p>
          </table:table-cell>
          <table:table-cell office:value-type="float" office:value="0.000149331764343631" calcext:value-type="float">
            <text:p>0.0001493317643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4.223823785781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3333333333333" calcext:value-type="float">
            <text:p>48.3333333333333</text:p>
          </table:table-cell>
          <table:table-cell office:value-type="string" calcext:value-type="string">
            <text:p>(3, 5)</text:p>
          </table:table-cell>
          <table:table-cell office:value-type="float" office:value="0.000134034254523698" calcext:value-type="float">
            <text:p>0.00013403425452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51.8827502727508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7333333333333" calcext:value-type="float">
            <text:p>50.7333333333333</text:p>
          </table:table-cell>
          <table:table-cell office:value-type="string" calcext:value-type="string">
            <text:p>(3, 5)</text:p>
          </table:table-cell>
          <table:table-cell office:value-type="float" office:value="0.000144552833530683" calcext:value-type="float">
            <text:p>0.00014455283353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31.435785531997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string" calcext:value-type="string">
            <text:p>(3, 5)</text:p>
          </table:table-cell>
          <table:table-cell office:value-type="float" office:value="0.000153947753428205" calcext:value-type="float">
            <text:p>0.00015394775342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23.0574729442596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666666666667" calcext:value-type="float">
            <text:p>51.4666666666667</text:p>
          </table:table-cell>
          <table:table-cell office:value-type="string" calcext:value-type="string">
            <text:p>(3, 5)</text:p>
          </table:table-cell>
          <table:table-cell office:value-type="float" office:value="0.000191300102234967" calcext:value-type="float">
            <text:p>0.00019130010223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2:10.374316215515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6" calcext:value-type="float">
            <text:p>50.6</text:p>
          </table:table-cell>
          <table:table-cell office:value-type="string" calcext:value-type="string">
            <text:p>(3, 5)</text:p>
          </table:table-cell>
          <table:table-cell office:value-type="float" office:value="0.0000926370448292231" calcext:value-type="float">
            <text:p>9.26370448292231E-0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1:54.271880388259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(3, 5)</text:p>
          </table:table-cell>
          <table:table-cell office:value-type="float" office:value="0.000115459725492343" calcext:value-type="float">
            <text:p>0.00011545972549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2:9.7359828948974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4666666666667" calcext:value-type="float">
            <text:p>49.4666666666667</text:p>
          </table:table-cell>
          <table:table-cell office:value-type="string" calcext:value-type="string">
            <text:p>(3, 5)</text:p>
          </table:table-cell>
          <table:table-cell office:value-type="float" office:value="0.000146144057608147" calcext:value-type="float">
            <text:p>0.00014614405760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47.296781301498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string" calcext:value-type="string">
            <text:p>(3, 5)</text:p>
          </table:table-cell>
          <table:table-cell office:value-type="float" office:value="0.000123969223278778" calcext:value-type="float">
            <text:p>0.00012396922327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12.43697452545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(3, 5)</text:p>
          </table:table-cell>
          <table:table-cell office:value-type="float" office:value="0.000133399241053818" calcext:value-type="float">
            <text:p>0.00013339924105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1:17.427503824234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8666666666667" calcext:value-type="float">
            <text:p>49.8666666666667</text:p>
          </table:table-cell>
          <table:table-cell office:value-type="string" calcext:value-type="string">
            <text:p>(3, 5)</text:p>
          </table:table-cell>
          <table:table-cell office:value-type="float" office:value="0.000189340444568524" calcext:value-type="float">
            <text:p>0.00018934044456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1:36.6638464927673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2666666666667" calcext:value-type="float">
            <text:p>51.2666666666667</text:p>
          </table:table-cell>
          <table:table-cell office:value-type="string" calcext:value-type="string">
            <text:p>(3, 5)</text:p>
          </table:table-cell>
          <table:table-cell office:value-type="float" office:value="0.000101005776575732" calcext:value-type="float">
            <text:p>0.00010100577657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96" calcext:value-type="float">
            <text:p>0.96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00:02:13.0791690349578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9333333333333" calcext:value-type="float">
            <text:p>52.9333333333333</text:p>
          </table:table-cell>
          <table:table-cell office:value-type="string" calcext:value-type="string">
            <text:p>(3, 5)</text:p>
          </table:table-cell>
          <table:table-cell office:value-type="float" office:value="0.000152001867388877" calcext:value-type="float">
            <text:p>0.00015200186738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44.6209042072296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6666666666667" calcext:value-type="float">
            <text:p>49.6666666666667</text:p>
          </table:table-cell>
          <table:table-cell office:value-type="string" calcext:value-type="string">
            <text:p>(3, 5)</text:p>
          </table:table-cell>
          <table:table-cell office:value-type="float" office:value="0.000158433243632518" calcext:value-type="float">
            <text:p>0.00015843324363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0:01:53.27992320060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9333333333333" calcext:value-type="float">
            <text:p>48.9333333333333</text:p>
          </table:table-cell>
          <table:table-cell office:value-type="string" calcext:value-type="string">
            <text:p>(3, 5)</text:p>
          </table:table-cell>
          <table:table-cell office:value-type="float" office:value="0.000150228547198466" calcext:value-type="float">
            <text:p>0.00015022854719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446666666666667" calcext:value-type="float">
            <text:p>0.446666666666667</text:p>
          </table:table-cell>
          <table:table-cell office:value-type="string" calcext:value-type="string">
            <text:p>00:01:28.604612350463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2.0666666666667" calcext:value-type="float">
            <text:p>52.0666666666667</text:p>
          </table:table-cell>
          <table:table-cell office:value-type="string" calcext:value-type="string">
            <text:p>(3, 5)</text:p>
          </table:table-cell>
          <table:table-cell office:value-type="float" office:value="0.000118852831712421" calcext:value-type="float">
            <text:p>0.000118852831712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1.642676353454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(3, 5)</text:p>
          </table:table-cell>
          <table:table-cell office:value-type="float" office:value="0.000123881893626615" calcext:value-type="float">
            <text:p>0.00012388189362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473333333333333" calcext:value-type="float">
            <text:p>0.473333333333333</text:p>
          </table:table-cell>
          <table:table-cell office:value-type="string" calcext:value-type="string">
            <text:p>00:02:1.488424539566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8.8666666666667" calcext:value-type="float">
            <text:p>48.8666666666667</text:p>
          </table:table-cell>
          <table:table-cell office:value-type="string" calcext:value-type="string">
            <text:p>(3, 5)</text:p>
          </table:table-cell>
          <table:table-cell office:value-type="float" office:value="0.000120053812500226" calcext:value-type="float">
            <text:p>0.000120053812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0:02:0.5037946701049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1.4" calcext:value-type="float">
            <text:p>51.4</text:p>
          </table:table-cell>
          <table:table-cell office:value-type="string" calcext:value-type="string">
            <text:p>(3, 5)</text:p>
          </table:table-cell>
          <table:table-cell office:value-type="float" office:value="0.000171391509033324" calcext:value-type="float">
            <text:p>0.000171391509033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25.4479882717132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9.1333333333333" calcext:value-type="float">
            <text:p>49.1333333333333</text:p>
          </table:table-cell>
          <table:table-cell office:value-type="string" calcext:value-type="string">
            <text:p>(3, 5)</text:p>
          </table:table-cell>
          <table:table-cell office:value-type="float" office:value="0.000120836640134901" calcext:value-type="float">
            <text:p>0.00012083664013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486666666666667" calcext:value-type="float">
            <text:p>0.486666666666667</text:p>
          </table:table-cell>
          <table:table-cell office:value-type="string" calcext:value-type="string">
            <text:p>00:01:43.271713495254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7333333333333" calcext:value-type="float">
            <text:p>50.7333333333333</text:p>
          </table:table-cell>
          <table:table-cell office:value-type="string" calcext:value-type="string">
            <text:p>(3, 5)</text:p>
          </table:table-cell>
          <table:table-cell office:value-type="float" office:value="0.000155723856585233" calcext:value-type="float">
            <text:p>0.000155723856585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146666666666667" calcext:value-type="float">
            <text:p>0.146666666666667</text:p>
          </table:table-cell>
          <table:table-cell office:value-type="string" calcext:value-type="string">
            <text:p>00:01:24.0251951217651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3.3333333333333" calcext:value-type="float">
            <text:p>53.3333333333333</text:p>
          </table:table-cell>
          <table:table-cell office:value-type="string" calcext:value-type="string">
            <text:p>(3, 5)</text:p>
          </table:table-cell>
          <table:table-cell office:value-type="float" office:value="0.000159219146244079" calcext:value-type="float">
            <text:p>0.00015921914624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93333333333333" calcext:value-type="float">
            <text:p>0.9933333333333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string" calcext:value-type="string">
            <text:p>00:01:28.095108509063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50.0666666666667" calcext:value-type="float">
            <text:p>50.0666666666667</text:p>
          </table:table-cell>
          <table:table-cell office:value-type="string" calcext:value-type="string">
            <text:p>(3, 5)</text:p>
          </table:table-cell>
          <table:table-cell office:value-type="float" office:value="0.000148602625500621" calcext:value-type="float">
            <text:p>0.00014860262550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06666666666667" calcext:value-type="float">
            <text:p>0.50666666666666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126666666666667" calcext:value-type="float">
            <text:p>0.126666666666667</text:p>
          </table:table-cell>
          <table:table-cell office:value-type="string" calcext:value-type="string">
            <text:p>00:01:51.935400009155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05" calcext:value-type="float">
            <text:p>5E-05</text:p>
          </table:table-cell>
          <table:table-cell table:number-columns-repeated="2" office:value-type="float" office:value="47.6" calcext:value-type="float">
            <text:p>47.6</text:p>
          </table:table-cell>
          <table:table-cell office:value-type="string" calcext:value-type="string">
            <text:p>(3, 5)</text:p>
          </table:table-cell>
          <table:table-cell office:value-type="float" office:value="0.000133940094897205" calcext:value-type="float">
            <text:p>0.000133940094897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553333333333333" calcext:value-type="float">
            <text:p>0.553333333333333</text:p>
          </table:table-cell>
          <table:table-cell office:value-type="string" calcext:value-type="string">
            <text:p>00:01:41.57954525947571</text:p>
          </table:table-cell>
        </table:table-row>
      </table:table>
      <table:table table:name="Pivot Table_exp_results_1" table:style-name="ta1">
        <office:forms form:automatic-focus="false" form:apply-design-mode="false"/>
        <table:table-column table:style-name="co14" table:default-cell-style-name="ce47"/>
        <table:table-column table:style-name="co14" table:default-cell-style-name="ce51"/>
        <table:table-column table:style-name="co15" table:default-cell-style-name="ce51"/>
        <table:table-column table:style-name="co14" table:number-columns-repeated="12" table:default-cell-style-name="Default"/>
        <table:table-column table:style-name="co14" table:default-cell-style-name="ce76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2"/>
          <table:table-cell table:number-columns-repeated="12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12"/>
          <table:table-cell table:style-name="Default"/>
        </table:table-row>
        <table:table-row table:style-name="ro1">
          <table:table-cell table:style-name="ce43"/>
          <table:table-cell table:style-name="ce49"/>
          <table:table-cell table:style-name="ce55"/>
          <table:table-cell table:style-name="ce57" office:value-type="string" calcext:value-type="string">
            <text:p>orig_difference</text:p>
          </table:table-cell>
          <table:table-cell table:style-name="ce57" office:value-type="string" calcext:value-type="string">
            <text:p>release_duration</text:p>
          </table:table-cell>
          <table:table-cell table:style-name="ce57" office:value-type="string" calcext:value-type="string">
            <text:p>release_probability</text:p>
          </table:table-cell>
          <table:table-cell table:style-name="ce49" table:number-columns-repeated="9"/>
          <table:table-cell table:style-name="ce72"/>
        </table:table-row>
        <table:table-row table:style-name="ro1">
          <table:table-cell table:style-name="ce44"/>
          <table:table-cell table:style-name="Pivot_20_Table_20_Corner"/>
          <table:table-cell table:style-name="ce56"/>
          <table:table-cell table:style-name="ce58" office:value-type="string" calcext:value-type="string">
            <text:p>(1, 3)</text:p>
          </table:table-cell>
          <table:table-cell table:style-name="ce68"/>
          <table:table-cell table:style-name="ce71"/>
          <table:table-cell table:style-name="ce58" office:value-type="string" calcext:value-type="string">
            <text:p>(3, 5)</text:p>
          </table:table-cell>
          <table:table-cell table:style-name="ce68"/>
          <table:table-cell table:style-name="ce71"/>
          <table:table-cell table:style-name="ce58" office:value-type="string" calcext:value-type="string">
            <text:p>(5, 7)</text:p>
          </table:table-cell>
          <table:table-cell table:style-name="ce68"/>
          <table:table-cell table:style-name="ce71"/>
          <table:table-cell table:style-name="ce58" office:value-type="string" calcext:value-type="string">
            <text:p>(7, 9)</text:p>
          </table:table-cell>
          <table:table-cell table:style-name="ce68"/>
          <table:table-cell table:style-name="ce71"/>
          <table:table-cell table:style-name="ce73" office:value-type="string" calcext:value-type="string">
            <text:p>Total Result</text:p>
          </table:table-cell>
        </table:table-row>
        <table:table-row table:style-name="ro1">
          <table:table-cell table:style-name="ce44"/>
          <table:table-cell table:style-name="Pivot_20_Table_20_Corner"/>
          <table:table-cell table:style-name="ce56"/>
          <table:table-cell table:style-name="ce59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9" calcext:value-type="float">
            <text:p>9</text:p>
          </table:table-cell>
          <table:table-cell table:style-name="ce74"/>
        </table:table-row>
        <table:table-row table:style-name="ro1">
          <table:table-cell table:style-name="ce45" office:value-type="string" calcext:value-type="string">
            <text:p>number_of_neurons</text:p>
          </table:table-cell>
          <table:table-cell table:style-name="ce50" office:value-type="string" calcext:value-type="string">
            <text:p>frequency</text:p>
          </table:table-cell>
          <table:table-cell table:style-name="ce50" office:value-type="string" calcext:value-type="string">
            <text:p>Dat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70" office:value-type="float" office:value="1" calcext:value-type="float">
            <text:p>1</text:p>
          </table:table-cell>
          <table:table-cell table:style-name="ce75"/>
        </table:table-row>
        <table:table-row table:style-name="ro1">
          <table:table-cell table:style-name="ce46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verage - post</text:p>
          </table:table-cell>
          <table:table-cell table:style-name="ce61" office:value-type="float" office:value="0.727555555555556" calcext:value-type="float">
            <text:p>0.727555555555556</text:p>
          </table:table-cell>
          <table:table-cell table:style-name="ce64" office:value-type="float" office:value="0.774871794871795" calcext:value-type="float">
            <text:p>0.774871794871795</text:p>
          </table:table-cell>
          <table:table-cell table:style-name="ce61" office:value-type="float" office:value="0.73625" calcext:value-type="float">
            <text:p>0.73625</text:p>
          </table:table-cell>
          <table:table-cell table:style-name="ce64" office:value-type="float" office:value="0.789230769230769" calcext:value-type="float">
            <text:p>0.789230769230769</text:p>
          </table:table-cell>
          <table:table-cell table:style-name="ce61" office:value-type="float" office:value="0.91" calcext:value-type="float">
            <text:p>0.91</text:p>
          </table:table-cell>
          <table:table-cell table:style-name="ce64" office:value-type="float" office:value="0.900444444444444" calcext:value-type="float">
            <text:p>0.900444444444444</text:p>
          </table:table-cell>
          <table:table-cell table:style-name="ce61" office:value-type="float" office:value="0.784285714285714" calcext:value-type="float">
            <text:p>0.784285714285714</text:p>
          </table:table-cell>
          <table:table-cell table:style-name="ce64" office:value-type="float" office:value="0.875714285714286" calcext:value-type="float">
            <text:p>0.875714285714286</text:p>
          </table:table-cell>
          <table:table-cell table:style-name="ce61" office:value-type="float" office:value="0.886666666666667" calcext:value-type="float">
            <text:p>0.886666666666667</text:p>
          </table:table-cell>
          <table:table-cell table:style-name="ce64" office:value-type="float" office:value="0.820555555555555" calcext:value-type="float">
            <text:p>0.820555555555555</text:p>
          </table:table-cell>
          <table:table-cell table:style-name="ce61" office:value-type="float" office:value="0.877222222222222" calcext:value-type="float">
            <text:p>0.877222222222222</text:p>
          </table:table-cell>
          <table:table-cell table:style-name="ce64" office:value-type="float" office:value="0.867619047619048" calcext:value-type="float">
            <text:p>0.867619047619048</text:p>
          </table:table-cell>
          <table:table-cell office:value-type="float" office:value="0.822119205298013" calcext:value-type="float">
            <text:p>0.822119205298013</text:p>
          </table:table-cell>
        </table:table-row>
        <table:table-row table:style-name="ro1">
          <table:table-cell/>
          <table:table-cell table:style-name="ce52"/>
          <table:table-cell table:style-name="ce52" office:value-type="string" calcext:value-type="string">
            <text:p>Average - diff</text:p>
          </table:table-cell>
          <table:table-cell table:style-name="ce62" office:value-type="float" office:value="0.232" calcext:value-type="float">
            <text:p>0.232</text:p>
          </table:table-cell>
          <table:table-cell table:style-name="ce65" office:value-type="float" office:value="0.272820512820513" calcext:value-type="float">
            <text:p>0.272820512820513</text:p>
          </table:table-cell>
          <table:table-cell table:style-name="ce62" office:value-type="float" office:value="0.235416666666667" calcext:value-type="float">
            <text:p>0.235416666666667</text:p>
          </table:table-cell>
          <table:table-cell table:style-name="ce65" office:value-type="float" office:value="0.287692307692308" calcext:value-type="float">
            <text:p>0.287692307692308</text:p>
          </table:table-cell>
          <table:table-cell table:style-name="ce62" office:value-type="float" office:value="0.406666666666667" calcext:value-type="float">
            <text:p>0.406666666666667</text:p>
          </table:table-cell>
          <table:table-cell table:style-name="ce65" office:value-type="float" office:value="0.396888888888889" calcext:value-type="float">
            <text:p>0.396888888888889</text:p>
          </table:table-cell>
          <table:table-cell table:style-name="ce62" office:value-type="float" office:value="0.287619047619048" calcext:value-type="float">
            <text:p>0.287619047619048</text:p>
          </table:table-cell>
          <table:table-cell table:style-name="ce65" office:value-type="float" office:value="0.374761904761905" calcext:value-type="float">
            <text:p>0.374761904761905</text:p>
          </table:table-cell>
          <table:table-cell table:style-name="ce62" office:value-type="float" office:value="0.389444444444444" calcext:value-type="float">
            <text:p>0.389444444444444</text:p>
          </table:table-cell>
          <table:table-cell table:style-name="ce65" office:value-type="float" office:value="0.323888888888889" calcext:value-type="float">
            <text:p>0.323888888888889</text:p>
          </table:table-cell>
          <table:table-cell table:style-name="ce62" office:value-type="float" office:value="0.379444444444444" calcext:value-type="float">
            <text:p>0.379444444444444</text:p>
          </table:table-cell>
          <table:table-cell table:style-name="ce65" office:value-type="float" office:value="0.361904761904762" calcext:value-type="float">
            <text:p>0.361904761904762</text:p>
          </table:table-cell>
          <table:table-cell table:style-name="ce77" office:value-type="float" office:value="0.322251655629139" calcext:value-type="float">
            <text:p>0.322251655629139</text:p>
          </table:table-cell>
        </table:table-row>
        <table:table-row table:style-name="ro1">
          <table:table-cell/>
          <table:table-cell table:style-name="ce53"/>
          <table:table-cell table:style-name="ce53" office:value-type="string" calcext:value-type="string">
            <text:p>StDev - diff</text:p>
          </table:table-cell>
          <table:table-cell table:style-name="ce63" office:value-type="float" office:value="0.106553511409295" calcext:value-type="float">
            <text:p>0.106553511409295</text:p>
          </table:table-cell>
          <table:table-cell table:style-name="ce65" office:value-type="float" office:value="0.0923544515946295" calcext:value-type="float">
            <text:p>0.09235445159463</text:p>
          </table:table-cell>
          <table:table-cell table:style-name="ce63" office:value-type="float" office:value="0.145382636896952" calcext:value-type="float">
            <text:p>0.145382636896952</text:p>
          </table:table-cell>
          <table:table-cell table:style-name="ce65" office:value-type="float" office:value="0.0736280016100033" calcext:value-type="float">
            <text:p>0.073628001610003</text:p>
          </table:table-cell>
          <table:table-cell table:style-name="ce63" office:value-type="float" office:value="0.0740656079818041" calcext:value-type="float">
            <text:p>0.074065607981804</text:p>
          </table:table-cell>
          <table:table-cell table:style-name="ce65" office:value-type="float" office:value="0.0760478824378459" calcext:value-type="float">
            <text:p>0.076047882437846</text:p>
          </table:table-cell>
          <table:table-cell table:style-name="ce63" office:value-type="float" office:value="0.0961429542060551" calcext:value-type="float">
            <text:p>0.096142954206055</text:p>
          </table:table-cell>
          <table:table-cell table:style-name="ce65" office:value-type="float" office:value="0.102554669895916" calcext:value-type="float">
            <text:p>0.102554669895916</text:p>
          </table:table-cell>
          <table:table-cell table:style-name="ce63" office:value-type="float" office:value="0.0944717726356175" calcext:value-type="float">
            <text:p>0.094471772635618</text:p>
          </table:table-cell>
          <table:table-cell table:style-name="ce65" office:value-type="float" office:value="0.131608796897759" calcext:value-type="float">
            <text:p>0.131608796897759</text:p>
          </table:table-cell>
          <table:table-cell table:style-name="ce63" office:value-type="float" office:value="0.0874074787421951" calcext:value-type="float">
            <text:p>0.087407478742195</text:p>
          </table:table-cell>
          <table:table-cell table:style-name="ce65" office:value-type="float" office:value="0.129826909595147" calcext:value-type="float">
            <text:p>0.129826909595147</text:p>
          </table:table-cell>
          <table:table-cell table:style-name="ce78" office:value-type="float" office:value="0.117872215598943" calcext:value-type="float">
            <text:p>0.11787221559894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verage - post</text:p>
          </table:table-cell>
          <table:table-cell table:style-name="ce64" office:value-type="float" office:value="0.826274509803922" calcext:value-type="float">
            <text:p>0.826274509803922</text:p>
          </table:table-cell>
          <table:table-cell table:style-name="ce61" office:value-type="float" office:value="0.808974358974359" calcext:value-type="float">
            <text:p>0.808974358974359</text:p>
          </table:table-cell>
          <table:table-cell table:style-name="ce64" office:value-type="float" office:value="0.805238095238095" calcext:value-type="float">
            <text:p>0.805238095238095</text:p>
          </table:table-cell>
          <table:table-cell table:style-name="ce61" office:value-type="float" office:value="0.907555555555556" calcext:value-type="float">
            <text:p>0.907555555555556</text:p>
          </table:table-cell>
          <table:table-cell table:style-name="ce64" office:value-type="float" office:value="0.954358974358974" calcext:value-type="float">
            <text:p>0.954358974358974</text:p>
          </table:table-cell>
          <table:table-cell table:style-name="ce61" office:value-type="float" office:value="0.955555555555556" calcext:value-type="float">
            <text:p>0.955555555555556</text:p>
          </table:table-cell>
          <table:table-cell table:style-name="ce64" office:value-type="float" office:value="0.907719298245614" calcext:value-type="float">
            <text:p>0.907719298245614</text:p>
          </table:table-cell>
          <table:table-cell table:style-name="ce61" office:value-type="float" office:value="0.971466666666667" calcext:value-type="float">
            <text:p>0.971466666666667</text:p>
          </table:table-cell>
          <table:table-cell table:style-name="ce64" office:value-type="float" office:value="0.980238095238095" calcext:value-type="float">
            <text:p>0.980238095238095</text:p>
          </table:table-cell>
          <table:table-cell table:style-name="ce61" office:value-type="float" office:value="0.860909090909091" calcext:value-type="float">
            <text:p>0.860909090909091</text:p>
          </table:table-cell>
          <table:table-cell table:style-name="ce64" office:value-type="float" office:value="0.945128205128205" calcext:value-type="float">
            <text:p>0.945128205128205</text:p>
          </table:table-cell>
          <table:table-cell table:style-name="ce61" office:value-type="float" office:value="0.955238095238095" calcext:value-type="float">
            <text:p>0.955238095238095</text:p>
          </table:table-cell>
          <table:table-cell office:value-type="float" office:value="0.909732868757259" calcext:value-type="float">
            <text:p>0.909732868757259</text:p>
          </table:table-cell>
        </table:table-row>
        <table:table-row table:style-name="ro1">
          <table:table-cell/>
          <table:table-cell table:style-name="ce52"/>
          <table:table-cell table:style-name="ce52" office:value-type="string" calcext:value-type="string">
            <text:p>Average - diff</text:p>
          </table:table-cell>
          <table:table-cell table:style-name="ce65" office:value-type="float" office:value="0.329019607843137" calcext:value-type="float">
            <text:p>0.329019607843137</text:p>
          </table:table-cell>
          <table:table-cell table:style-name="ce62" office:value-type="float" office:value="0.309230769230769" calcext:value-type="float">
            <text:p>0.309230769230769</text:p>
          </table:table-cell>
          <table:table-cell table:style-name="ce65" office:value-type="float" office:value="0.304523809523809" calcext:value-type="float">
            <text:p>0.304523809523809</text:p>
          </table:table-cell>
          <table:table-cell table:style-name="ce62" office:value-type="float" office:value="0.405777777777778" calcext:value-type="float">
            <text:p>0.405777777777778</text:p>
          </table:table-cell>
          <table:table-cell table:style-name="ce65" office:value-type="float" office:value="0.453589743589744" calcext:value-type="float">
            <text:p>0.453589743589744</text:p>
          </table:table-cell>
          <table:table-cell table:style-name="ce62" office:value-type="float" office:value="0.455308641975309" calcext:value-type="float">
            <text:p>0.455308641975309</text:p>
          </table:table-cell>
          <table:table-cell table:style-name="ce65" office:value-type="float" office:value="0.407719298245614" calcext:value-type="float">
            <text:p>0.407719298245614</text:p>
          </table:table-cell>
          <table:table-cell table:style-name="ce62" office:value-type="float" office:value="0.4704" calcext:value-type="float">
            <text:p>0.4704</text:p>
          </table:table-cell>
          <table:table-cell table:style-name="ce65" office:value-type="float" office:value="0.480952380952381" calcext:value-type="float">
            <text:p>0.480952380952381</text:p>
          </table:table-cell>
          <table:table-cell table:style-name="ce62" office:value-type="float" office:value="0.36030303030303" calcext:value-type="float">
            <text:p>0.36030303030303</text:p>
          </table:table-cell>
          <table:table-cell table:style-name="ce65" office:value-type="float" office:value="0.444358974358974" calcext:value-type="float">
            <text:p>0.444358974358974</text:p>
          </table:table-cell>
          <table:table-cell table:style-name="ce62" office:value-type="float" office:value="0.454761904761905" calcext:value-type="float">
            <text:p>0.454761904761905</text:p>
          </table:table-cell>
          <table:table-cell table:style-name="ce77" office:value-type="float" office:value="0.409477351916376" calcext:value-type="float">
            <text:p>0.409477351916376</text:p>
          </table:table-cell>
        </table:table-row>
        <table:table-row table:style-name="ro1">
          <table:table-cell/>
          <table:table-cell table:style-name="ce53"/>
          <table:table-cell table:style-name="ce53" office:value-type="string" calcext:value-type="string">
            <text:p>StDev - diff</text:p>
          </table:table-cell>
          <table:table-cell table:style-name="ce66" office:value-type="float" office:value="0.131570453802233" calcext:value-type="float">
            <text:p>0.131570453802233</text:p>
          </table:table-cell>
          <table:table-cell table:style-name="ce63" office:value-type="float" office:value="0.137289014506892" calcext:value-type="float">
            <text:p>0.137289014506892</text:p>
          </table:table-cell>
          <table:table-cell table:style-name="ce66" office:value-type="float" office:value="0.167322694772028" calcext:value-type="float">
            <text:p>0.167322694772028</text:p>
          </table:table-cell>
          <table:table-cell table:style-name="ce63" office:value-type="float" office:value="0.0780259080565061" calcext:value-type="float">
            <text:p>0.078025908056506</text:p>
          </table:table-cell>
          <table:table-cell table:style-name="ce66" office:value-type="float" office:value="0.0677375528667514" calcext:value-type="float">
            <text:p>0.067737552866752</text:p>
          </table:table-cell>
          <table:table-cell table:style-name="ce63" office:value-type="float" office:value="0.0725085274045438" calcext:value-type="float">
            <text:p>0.072508527404544</text:p>
          </table:table-cell>
          <table:table-cell table:style-name="ce66" office:value-type="float" office:value="0.0749077838970626" calcext:value-type="float">
            <text:p>0.074907783897063</text:p>
          </table:table-cell>
          <table:table-cell table:style-name="ce63" office:value-type="float" office:value="0.0347520316485772" calcext:value-type="float">
            <text:p>0.034752031648577</text:p>
          </table:table-cell>
          <table:table-cell table:style-name="ce66" office:value-type="float" office:value="0.0209812211325163" calcext:value-type="float">
            <text:p>0.020981221132516</text:p>
          </table:table-cell>
          <table:table-cell table:style-name="ce63" office:value-type="float" office:value="0.113873173166903" calcext:value-type="float">
            <text:p>0.113873173166903</text:p>
          </table:table-cell>
          <table:table-cell table:style-name="ce66" office:value-type="float" office:value="0.129009109861863" calcext:value-type="float">
            <text:p>0.129009109861863</text:p>
          </table:table-cell>
          <table:table-cell table:style-name="ce63" office:value-type="float" office:value="0.0897065566942183" calcext:value-type="float">
            <text:p>0.089706556694218</text:p>
          </table:table-cell>
          <table:table-cell table:style-name="ce78" office:value-type="float" office:value="0.119053497251789" calcext:value-type="float">
            <text:p>0.11905349725178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verage - post</text:p>
          </table:table-cell>
          <table:table-cell table:style-name="ce61" office:value-type="float" office:value="0.914666666666667" calcext:value-type="float">
            <text:p>0.914666666666667</text:p>
          </table:table-cell>
          <table:table-cell table:style-name="ce61" office:value-type="float" office:value="0.863076923076923" calcext:value-type="float">
            <text:p>0.863076923076923</text:p>
          </table:table-cell>
          <table:table-cell table:style-name="ce61" office:value-type="float" office:value="0.83358024691358" calcext:value-type="float">
            <text:p>0.83358024691358</text:p>
          </table:table-cell>
          <table:table-cell table:style-name="ce61" office:value-type="float" office:value="0.915733333333333" calcext:value-type="float">
            <text:p>0.915733333333333</text:p>
          </table:table-cell>
          <table:table-cell table:style-name="ce61" office:value-type="float" office:value="0.951724137931034" calcext:value-type="float">
            <text:p>0.951724137931034</text:p>
          </table:table-cell>
          <table:table-cell table:style-name="ce61" office:value-type="float" office:value="0.942" calcext:value-type="float">
            <text:p>0.942</text:p>
          </table:table-cell>
          <table:table-cell table:style-name="ce61" office:value-type="float" office:value="0.927948717948718" calcext:value-type="float">
            <text:p>0.927948717948718</text:p>
          </table:table-cell>
          <table:table-cell table:style-name="ce61" office:value-type="float" office:value="0.954133333333333" calcext:value-type="float">
            <text:p>0.954133333333333</text:p>
          </table:table-cell>
          <table:table-cell table:style-name="ce61" office:value-type="float" office:value="0.971954022988506" calcext:value-type="float">
            <text:p>0.971954022988506</text:p>
          </table:table-cell>
          <table:table-cell table:style-name="ce61" office:value-type="float" office:value="0.919" calcext:value-type="float">
            <text:p>0.919</text:p>
          </table:table-cell>
          <table:table-cell table:style-name="ce61" office:value-type="float" office:value="0.954133333333333" calcext:value-type="float">
            <text:p>0.954133333333333</text:p>
          </table:table-cell>
          <table:table-cell table:style-name="ce61" office:value-type="float" office:value="0.972142857142857" calcext:value-type="float">
            <text:p>0.972142857142857</text:p>
          </table:table-cell>
          <table:table-cell office:value-type="float" office:value="0.927576719576721" calcext:value-type="float">
            <text:p>0.927576719576721</text:p>
          </table:table-cell>
        </table:table-row>
        <table:table-row table:style-name="ro1">
          <table:table-cell/>
          <table:table-cell table:style-name="ce52"/>
          <table:table-cell table:style-name="ce52" office:value-type="string" calcext:value-type="string">
            <text:p>Average - diff</text:p>
          </table:table-cell>
          <table:table-cell table:style-name="ce62" office:value-type="float" office:value="0.4152" calcext:value-type="float">
            <text:p>0.4152</text:p>
          </table:table-cell>
          <table:table-cell table:style-name="ce62" office:value-type="float" office:value="0.362820512820513" calcext:value-type="float">
            <text:p>0.362820512820513</text:p>
          </table:table-cell>
          <table:table-cell table:style-name="ce62" office:value-type="float" office:value="0.33358024691358" calcext:value-type="float">
            <text:p>0.33358024691358</text:p>
          </table:table-cell>
          <table:table-cell table:style-name="ce62" office:value-type="float" office:value="0.415466666666667" calcext:value-type="float">
            <text:p>0.415466666666667</text:p>
          </table:table-cell>
          <table:table-cell table:style-name="ce62" office:value-type="float" office:value="0.451494252873563" calcext:value-type="float">
            <text:p>0.451494252873563</text:p>
          </table:table-cell>
          <table:table-cell table:style-name="ce62" office:value-type="float" office:value="0.442" calcext:value-type="float">
            <text:p>0.442</text:p>
          </table:table-cell>
          <table:table-cell table:style-name="ce62" office:value-type="float" office:value="0.427948717948718" calcext:value-type="float">
            <text:p>0.427948717948718</text:p>
          </table:table-cell>
          <table:table-cell table:style-name="ce62" office:value-type="float" office:value="0.453866666666667" calcext:value-type="float">
            <text:p>0.453866666666667</text:p>
          </table:table-cell>
          <table:table-cell table:style-name="ce62" office:value-type="float" office:value="0.471954022988506" calcext:value-type="float">
            <text:p>0.471954022988506</text:p>
          </table:table-cell>
          <table:table-cell table:style-name="ce62" office:value-type="float" office:value="0.418666666666667" calcext:value-type="float">
            <text:p>0.418666666666667</text:p>
          </table:table-cell>
          <table:table-cell table:style-name="ce62" office:value-type="float" office:value="0.454666666666667" calcext:value-type="float">
            <text:p>0.454666666666667</text:p>
          </table:table-cell>
          <table:table-cell table:style-name="ce62" office:value-type="float" office:value="0.472380952380952" calcext:value-type="float">
            <text:p>0.472380952380952</text:p>
          </table:table-cell>
          <table:table-cell table:style-name="ce77" office:value-type="float" office:value="0.42757671957672" calcext:value-type="float">
            <text:p>0.42757671957672</text:p>
          </table:table-cell>
        </table:table-row>
        <table:table-row table:style-name="ro1">
          <table:table-cell table:style-name="ce48"/>
          <table:table-cell table:style-name="ce54"/>
          <table:table-cell table:style-name="ce54" office:value-type="string" calcext:value-type="string">
            <text:p>StDev - diff</text:p>
          </table:table-cell>
          <table:table-cell table:style-name="ce67" office:value-type="float" office:value="0.103109434852275" calcext:value-type="float">
            <text:p>0.103109434852275</text:p>
          </table:table-cell>
          <table:table-cell table:style-name="ce67" office:value-type="float" office:value="0.171499769504716" calcext:value-type="float">
            <text:p>0.171499769504716</text:p>
          </table:table-cell>
          <table:table-cell table:style-name="ce67" office:value-type="float" office:value="0.167408415900954" calcext:value-type="float">
            <text:p>0.167408415900954</text:p>
          </table:table-cell>
          <table:table-cell table:style-name="ce67" office:value-type="float" office:value="0.0997166355600077" calcext:value-type="float">
            <text:p>0.099716635560008</text:p>
          </table:table-cell>
          <table:table-cell table:style-name="ce67" office:value-type="float" office:value="0.0929225065723887" calcext:value-type="float">
            <text:p>0.092922506572389</text:p>
          </table:table-cell>
          <table:table-cell table:style-name="ce67" office:value-type="float" office:value="0.113179747183027" calcext:value-type="float">
            <text:p>0.113179747183027</text:p>
          </table:table-cell>
          <table:table-cell table:style-name="ce67" office:value-type="float" office:value="0.130571655672115" calcext:value-type="float">
            <text:p>0.130571655672115</text:p>
          </table:table-cell>
          <table:table-cell table:style-name="ce67" office:value-type="float" office:value="0.100828420449645" calcext:value-type="float">
            <text:p>0.100828420449645</text:p>
          </table:table-cell>
          <table:table-cell table:style-name="ce67" office:value-type="float" office:value="0.0920382824137112" calcext:value-type="float">
            <text:p>0.092038282413711</text:p>
          </table:table-cell>
          <table:table-cell table:style-name="ce67" office:value-type="float" office:value="0.110577431789007" calcext:value-type="float">
            <text:p>0.110577431789007</text:p>
          </table:table-cell>
          <table:table-cell table:style-name="ce67" office:value-type="float" office:value="0.114681523585326" calcext:value-type="float">
            <text:p>0.114681523585326</text:p>
          </table:table-cell>
          <table:table-cell table:style-name="ce67" office:value-type="float" office:value="0.0387336280864376" calcext:value-type="float">
            <text:p>0.038733628086438</text:p>
          </table:table-cell>
          <table:table-cell table:style-name="ce79" office:value-type="float" office:value="0.120974534328271" calcext:value-type="float">
            <text:p>0.120974534328271</text:p>
          </table:table-cell>
        </table:table-row>
      </table:table>
      <table:named-expressions/>
      <table:database-ranges>
        <table:database-range table:name="__Anonymous_Sheet_DB__1" table:target-range-address="'Pivot Table_exp_results_1'.A3:'Pivot Table_exp_results_1'.P15" table:contains-header="false"/>
      </table:database-ranges>
      <table:data-pilot-tables>
        <table:data-pilot-table table:name="DataPilot1" table:application-data="" table:target-range-address="'Pivot Table_exp_results_1'.A1:'Pivot Table_exp_results_1'.P15" table:buttons="'Pivot Table_exp_results_1'.A1 'Pivot Table_exp_results_1'.A6 'Pivot Table_exp_results_1'.B6 'Pivot Table_exp_results_1'.C6 'Pivot Table_exp_results_1'.D3 'Pivot Table_exp_results_1'.E3 'Pivot Table_exp_results_1'.F3" table:grand-total="column" table:identify-categories="true" table:drill-down-on-double-click="false">
          <table:source-cell-range table:cell-range-address="exp_results.A1:exp_results.Q1231">
            <table:filter>
              <table:filter-and>
                <table:filter-condition table:field-number="13" table:value="0.475" table:operator="&gt;="/>
                <table:filter-condition table:field-number="13" table:value="0.525" table:operator="&lt;="/>
                <table:filter-condition table:field-number="12" table:value="1" table:operator="match"/>
              </table:filter-and>
            </table:filter>
          </table:source-cell-range>
          <table:data-pilot-field table:source-field-name="orig_difference" table:orientation="column" table:used-hierarchy="0" table:function="auto">
            <table:data-pilot-level table:show-empty="false" calcext:repeat-item-labels="false">
              <table:data-pilot-members>
                <table:data-pilot-member table:name="(1, 3)" table:display="true" table:show-details="true"/>
                <table:data-pilot-member table:name="(3, 5)" table:display="true" table:show-details="true"/>
                <table:data-pilot-member table:name="(5, 7)" table:display="true" table:show-details="true"/>
                <table:data-pilot-member table:name="(7, 9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_duration" table:orientation="column" table:used-hierarchy="0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6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_probability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_of_neurons" table:orientation="row" table:used-hierarchy="0" table:function="auto">
            <table:data-pilot-level table:show-empty="false" calcext:repeat-item-labels="false">
              <table:data-pilot-members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" table:orientation="row" table:used-hierarchy="0" table:function="auto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5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st" table:orientation="data" table:used-hierarchy="0" table:function="average">
            <table:data-pilot-level table:show-empty="false" calcext:repeat-item-labels="false">
              <table:data-pilot-members>
                <table:data-pilot-member table:name="0.393333333333333" table:display="true" table:show-details="true"/>
                <table:data-pilot-member table:name="0.466666666666667" table:display="true" table:show-details="true"/>
                <table:data-pilot-member table:name="0.5" table:display="true" table:show-details="true"/>
                <table:data-pilot-member table:name="0.506666666666667" table:display="true" table:show-details="true"/>
                <table:data-pilot-member table:name="0.513333333333333" table:display="true" table:show-details="true"/>
                <table:data-pilot-member table:name="0.52" table:display="true" table:show-details="true"/>
                <table:data-pilot-member table:name="0.526666666666667" table:display="true" table:show-details="true"/>
                <table:data-pilot-member table:name="0.533333333333333" table:display="true" table:show-details="true"/>
                <table:data-pilot-member table:name="0.54" table:display="true" table:show-details="true"/>
                <table:data-pilot-member table:name="0.546666666666667" table:display="true" table:show-details="true"/>
                <table:data-pilot-member table:name="0.553333333333333" table:display="true" table:show-details="true"/>
                <table:data-pilot-member table:name="0.56" table:display="true" table:show-details="true"/>
                <table:data-pilot-member table:name="0.573333333333333" table:display="true" table:show-details="true"/>
                <table:data-pilot-member table:name="0.586666666666667" table:display="true" table:show-details="true"/>
                <table:data-pilot-member table:name="0.593333333333333" table:display="true" table:show-details="true"/>
                <table:data-pilot-member table:name="0.6" table:display="true" table:show-details="true"/>
                <table:data-pilot-member table:name="0.606666666666667" table:display="true" table:show-details="true"/>
                <table:data-pilot-member table:name="0.613333333333333" table:display="true" table:show-details="true"/>
                <table:data-pilot-member table:name="0.62" table:display="true" table:show-details="true"/>
                <table:data-pilot-member table:name="0.626666666666667" table:display="true" table:show-details="true"/>
                <table:data-pilot-member table:name="0.633333333333333" table:display="true" table:show-details="true"/>
                <table:data-pilot-member table:name="0.64" table:display="true" table:show-details="true"/>
                <table:data-pilot-member table:name="0.646666666666667" table:display="true" table:show-details="true"/>
                <table:data-pilot-member table:name="0.653333333333333" table:display="true" table:show-details="true"/>
                <table:data-pilot-member table:name="0.66" table:display="true" table:show-details="true"/>
                <table:data-pilot-member table:name="0.666666666666667" table:display="true" table:show-details="true"/>
                <table:data-pilot-member table:name="0.673333333333333" table:display="true" table:show-details="true"/>
                <table:data-pilot-member table:name="0.68" table:display="true" table:show-details="true"/>
                <table:data-pilot-member table:name="0.686666666666667" table:display="true" table:show-details="true"/>
                <table:data-pilot-member table:name="0.693333333333333" table:display="true" table:show-details="true"/>
                <table:data-pilot-member table:name="0.7" table:display="true" table:show-details="true"/>
                <table:data-pilot-member table:name="0.706666666666667" table:display="true" table:show-details="true"/>
                <table:data-pilot-member table:name="0.713333333333333" table:display="true" table:show-details="true"/>
                <table:data-pilot-member table:name="0.72" table:display="true" table:show-details="true"/>
                <table:data-pilot-member table:name="0.726666666666667" table:display="true" table:show-details="true"/>
                <table:data-pilot-member table:name="0.733333333333333" table:display="true" table:show-details="true"/>
                <table:data-pilot-member table:name="0.74" table:display="true" table:show-details="true"/>
                <table:data-pilot-member table:name="0.746666666666667" table:display="true" table:show-details="true"/>
                <table:data-pilot-member table:name="0.753333333333333" table:display="true" table:show-details="true"/>
                <table:data-pilot-member table:name="0.76" table:display="true" table:show-details="true"/>
                <table:data-pilot-member table:name="0.766666666666667" table:display="true" table:show-details="true"/>
                <table:data-pilot-member table:name="0.773333333333333" table:display="true" table:show-details="true"/>
                <table:data-pilot-member table:name="0.78" table:display="true" table:show-details="true"/>
                <table:data-pilot-member table:name="0.786666666666667" table:display="true" table:show-details="true"/>
                <table:data-pilot-member table:name="0.793333333333333" table:display="true" table:show-details="true"/>
                <table:data-pilot-member table:name="0.8" table:display="true" table:show-details="true"/>
                <table:data-pilot-member table:name="0.806666666666666" table:display="true" table:show-details="true"/>
                <table:data-pilot-member table:name="0.813333333333333" table:display="true" table:show-details="true"/>
                <table:data-pilot-member table:name="0.82" table:display="true" table:show-details="true"/>
                <table:data-pilot-member table:name="0.826666666666667" table:display="true" table:show-details="true"/>
                <table:data-pilot-member table:name="0.833333333333333" table:display="true" table:show-details="true"/>
                <table:data-pilot-member table:name="0.84" table:display="true" table:show-details="true"/>
                <table:data-pilot-member table:name="0.846666666666667" table:display="true" table:show-details="true"/>
                <table:data-pilot-member table:name="0.853333333333333" table:display="true" table:show-details="true"/>
                <table:data-pilot-member table:name="0.86" table:display="true" table:show-details="true"/>
                <table:data-pilot-member table:name="0.866666666666667" table:display="true" table:show-details="true"/>
                <table:data-pilot-member table:name="0.873333333333333" table:display="true" table:show-details="true"/>
                <table:data-pilot-member table:name="0.88" table:display="true" table:show-details="true"/>
                <table:data-pilot-member table:name="0.886666666666667" table:display="true" table:show-details="true"/>
                <table:data-pilot-member table:name="0.893333333333333" table:display="true" table:show-details="true"/>
                <table:data-pilot-member table:name="0.9" table:display="true" table:show-details="true"/>
                <table:data-pilot-member table:name="0.906666666666667" table:display="true" table:show-details="true"/>
                <table:data-pilot-member table:name="0.913333333333333" table:display="true" table:show-details="true"/>
                <table:data-pilot-member table:name="0.92" table:display="true" table:show-details="true"/>
                <table:data-pilot-member table:name="0.926666666666666" table:display="true" table:show-details="true"/>
                <table:data-pilot-member table:name="0.933333333333333" table:display="true" table:show-details="true"/>
                <table:data-pilot-member table:name="0.94" table:display="true" table:show-details="true"/>
                <table:data-pilot-member table:name="0.946666666666667" table:display="true" table:show-details="true"/>
                <table:data-pilot-member table:name="0.953333333333333" table:display="true" table:show-details="true"/>
                <table:data-pilot-member table:name="0.96" table:display="true" table:show-details="true"/>
                <table:data-pilot-member table:name="0.966666666666667" table:display="true" table:show-details="true"/>
                <table:data-pilot-member table:name="0.973333333333333" table:display="true" table:show-details="true"/>
                <table:data-pilot-member table:name="0.98" table:display="true" table:show-details="true"/>
                <table:data-pilot-member table:name="0.986666666666667" table:display="true" table:show-details="true"/>
                <table:data-pilot-member table:name="0.99333333333333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" table:orientation="data" table:used-hierarchy="0" table:function="average">
            <table:data-pilot-level table:show-empty="false" calcext:repeat-item-labels="false">
              <table:data-pilot-members>
                <table:data-pilot-member table:name="-0.1" table:display="true" table:show-details="true"/>
                <table:data-pilot-member table:name="-0.033333333333333" table:display="true" table:show-details="true"/>
                <table:data-pilot-member table:name="0" table:display="true" table:show-details="true"/>
                <table:data-pilot-member table:name="0.006666666666667" table:display="true" table:show-details="true"/>
                <table:data-pilot-member table:name="0.013333333333333" table:display="true" table:show-details="true"/>
                <table:data-pilot-member table:name="0.02" table:display="true" table:show-details="true"/>
                <table:data-pilot-member table:name="0.026666666666667" table:display="true" table:show-details="true"/>
                <table:data-pilot-member table:name="0.033333333333333" table:display="true" table:show-details="true"/>
                <table:data-pilot-member table:name="0.04" table:display="true" table:show-details="true"/>
                <table:data-pilot-member table:name="0.053333333333333" table:display="true" table:show-details="true"/>
                <table:data-pilot-member table:name="0.06" table:display="true" table:show-details="true"/>
                <table:data-pilot-member table:name="0.073333333333333" table:display="true" table:show-details="true"/>
                <table:data-pilot-member table:name="0.086666666666667" table:display="true" table:show-details="true"/>
                <table:data-pilot-member table:name="0.093333333333333" table:display="true" table:show-details="true"/>
                <table:data-pilot-member table:name="0.1" table:display="true" table:show-details="true"/>
                <table:data-pilot-member table:name="0.106666666666667" table:display="true" table:show-details="true"/>
                <table:data-pilot-member table:name="0.113333333333333" table:display="true" table:show-details="true"/>
                <table:data-pilot-member table:name="0.12" table:display="true" table:show-details="true"/>
                <table:data-pilot-member table:name="0.126666666666667" table:display="true" table:show-details="true"/>
                <table:data-pilot-member table:name="0.133333333333333" table:display="true" table:show-details="true"/>
                <table:data-pilot-member table:name="0.14" table:display="true" table:show-details="true"/>
                <table:data-pilot-member table:name="0.146666666666667" table:display="true" table:show-details="true"/>
                <table:data-pilot-member table:name="0.153333333333333" table:display="true" table:show-details="true"/>
                <table:data-pilot-member table:name="0.16" table:display="true" table:show-details="true"/>
                <table:data-pilot-member table:name="0.166666666666667" table:display="true" table:show-details="true"/>
                <table:data-pilot-member table:name="0.173333333333333" table:display="true" table:show-details="true"/>
                <table:data-pilot-member table:name="0.186666666666667" table:display="true" table:show-details="true"/>
                <table:data-pilot-member table:name="0.193333333333333" table:display="true" table:show-details="true"/>
                <table:data-pilot-member table:name="0.2" table:display="true" table:show-details="true"/>
                <table:data-pilot-member table:name="0.206666666666667" table:display="true" table:show-details="true"/>
                <table:data-pilot-member table:name="0.213333333333333" table:display="true" table:show-details="true"/>
                <table:data-pilot-member table:name="0.22" table:display="true" table:show-details="true"/>
                <table:data-pilot-member table:name="0.226666666666667" table:display="true" table:show-details="true"/>
                <table:data-pilot-member table:name="0.233333333333333" table:display="true" table:show-details="true"/>
                <table:data-pilot-member table:name="0.24" table:display="true" table:show-details="true"/>
                <table:data-pilot-member table:name="0.246666666666667" table:display="true" table:show-details="true"/>
                <table:data-pilot-member table:name="0.253333333333333" table:display="true" table:show-details="true"/>
                <table:data-pilot-member table:name="0.26" table:display="true" table:show-details="true"/>
                <table:data-pilot-member table:name="0.266666666666667" table:display="true" table:show-details="true"/>
                <table:data-pilot-member table:name="0.273333333333333" table:display="true" table:show-details="true"/>
                <table:data-pilot-member table:name="0.28" table:display="true" table:show-details="true"/>
                <table:data-pilot-member table:name="0.286666666666667" table:display="true" table:show-details="true"/>
                <table:data-pilot-member table:name="0.293333333333333" table:display="true" table:show-details="true"/>
                <table:data-pilot-member table:name="0.3" table:display="true" table:show-details="true"/>
                <table:data-pilot-member table:name="0.306666666666667" table:display="true" table:show-details="true"/>
                <table:data-pilot-member table:name="0.313333333333333" table:display="true" table:show-details="true"/>
                <table:data-pilot-member table:name="0.32" table:display="true" table:show-details="true"/>
                <table:data-pilot-member table:name="0.326666666666667" table:display="true" table:show-details="true"/>
                <table:data-pilot-member table:name="0.333333333333333" table:display="true" table:show-details="true"/>
                <table:data-pilot-member table:name="0.34" table:display="true" table:show-details="true"/>
                <table:data-pilot-member table:name="0.346666666666667" table:display="true" table:show-details="true"/>
                <table:data-pilot-member table:name="0.353333333333333" table:display="true" table:show-details="true"/>
                <table:data-pilot-member table:name="0.36" table:display="true" table:show-details="true"/>
                <table:data-pilot-member table:name="0.366666666666667" table:display="true" table:show-details="true"/>
                <table:data-pilot-member table:name="0.373333333333333" table:display="true" table:show-details="true"/>
                <table:data-pilot-member table:name="0.38" table:display="true" table:show-details="true"/>
                <table:data-pilot-member table:name="0.386666666666667" table:display="true" table:show-details="true"/>
                <table:data-pilot-member table:name="0.393333333333333" table:display="true" table:show-details="true"/>
                <table:data-pilot-member table:name="0.4" table:display="true" table:show-details="true"/>
                <table:data-pilot-member table:name="0.406666666666667" table:display="true" table:show-details="true"/>
                <table:data-pilot-member table:name="0.413333333333333" table:display="true" table:show-details="true"/>
                <table:data-pilot-member table:name="0.42" table:display="true" table:show-details="true"/>
                <table:data-pilot-member table:name="0.426666666666667" table:display="true" table:show-details="true"/>
                <table:data-pilot-member table:name="0.433333333333333" table:display="true" table:show-details="true"/>
                <table:data-pilot-member table:name="0.44" table:display="true" table:show-details="true"/>
                <table:data-pilot-member table:name="0.446666666666667" table:display="true" table:show-details="true"/>
                <table:data-pilot-member table:name="0.453333333333333" table:display="true" table:show-details="true"/>
                <table:data-pilot-member table:name="0.46" table:display="true" table:show-details="true"/>
                <table:data-pilot-member table:name="0.466666666666667" table:display="true" table:show-details="true"/>
                <table:data-pilot-member table:name="0.473333333333333" table:display="true" table:show-details="true"/>
                <table:data-pilot-member table:name="0.48" table:display="true" table:show-details="true"/>
                <table:data-pilot-member table:name="0.486666666666667" table:display="true" table:show-details="true"/>
                <table:data-pilot-member table:name="0.493333333333333" table:display="true" table:show-details="true"/>
                <table:data-pilot-member table:name="0.5" table:display="true" table:show-details="true"/>
                <table:data-pilot-member table:name="0.506666666666667" table:display="true" table:show-details="true"/>
                <table:data-pilot-member table:name="0.5133333333333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ff" table:orientation="data" table:used-hierarchy="0" table:function="stdev">
            <table:data-pilot-level table:show-empty="false" calcext:repeat-item-labels="false">
              <table:data-pilot-members>
                <table:data-pilot-member table:name="-0.1" table:display="true" table:show-details="true"/>
                <table:data-pilot-member table:name="-0.093333333333333" table:display="true" table:show-details="true"/>
                <table:data-pilot-member table:name="-0.086666666666667" table:display="true" table:show-details="true"/>
                <table:data-pilot-member table:name="-0.066666666666667" table:display="true" table:show-details="true"/>
                <table:data-pilot-member table:name="-0.06" table:display="true" table:show-details="true"/>
                <table:data-pilot-member table:name="-0.053333333333333" table:display="true" table:show-details="true"/>
                <table:data-pilot-member table:name="-0.046666666666667" table:display="true" table:show-details="true"/>
                <table:data-pilot-member table:name="-0.04" table:display="true" table:show-details="true"/>
                <table:data-pilot-member table:name="-0.033333333333333" table:display="true" table:show-details="true"/>
                <table:data-pilot-member table:name="-0.026666666666667" table:display="true" table:show-details="true"/>
                <table:data-pilot-member table:name="-0.02" table:display="true" table:show-details="true"/>
                <table:data-pilot-member table:name="-0.013333333333333" table:display="true" table:show-details="true"/>
                <table:data-pilot-member table:name="-0.006666666666667" table:display="true" table:show-details="true"/>
                <table:data-pilot-member table:name="0" table:display="true" table:show-details="true"/>
                <table:data-pilot-member table:name="0.006666666666667" table:display="true" table:show-details="true"/>
                <table:data-pilot-member table:name="0.013333333333333" table:display="true" table:show-details="true"/>
                <table:data-pilot-member table:name="0.02" table:display="true" table:show-details="true"/>
                <table:data-pilot-member table:name="0.026666666666667" table:display="true" table:show-details="true"/>
                <table:data-pilot-member table:name="0.033333333333333" table:display="true" table:show-details="true"/>
                <table:data-pilot-member table:name="0.04" table:display="true" table:show-details="true"/>
                <table:data-pilot-member table:name="0.046666666666667" table:display="true" table:show-details="true"/>
                <table:data-pilot-member table:name="0.053333333333333" table:display="true" table:show-details="true"/>
                <table:data-pilot-member table:name="0.06" table:display="true" table:show-details="true"/>
                <table:data-pilot-member table:name="0.066666666666667" table:display="true" table:show-details="true"/>
                <table:data-pilot-member table:name="0.073333333333333" table:display="true" table:show-details="true"/>
                <table:data-pilot-member table:name="0.08" table:display="true" table:show-details="true"/>
                <table:data-pilot-member table:name="0.086666666666667" table:display="true" table:show-details="true"/>
                <table:data-pilot-member table:name="0.093333333333333" table:display="true" table:show-details="true"/>
                <table:data-pilot-member table:name="0.1" table:display="true" table:show-details="true"/>
                <table:data-pilot-member table:name="0.106666666666667" table:display="true" table:show-details="true"/>
                <table:data-pilot-member table:name="0.113333333333333" table:display="true" table:show-details="true"/>
                <table:data-pilot-member table:name="0.12" table:display="true" table:show-details="true"/>
                <table:data-pilot-member table:name="0.126666666666667" table:display="true" table:show-details="true"/>
                <table:data-pilot-member table:name="0.133333333333333" table:display="true" table:show-details="true"/>
                <table:data-pilot-member table:name="0.14" table:display="true" table:show-details="true"/>
                <table:data-pilot-member table:name="0.146666666666667" table:display="true" table:show-details="true"/>
                <table:data-pilot-member table:name="0.153333333333333" table:display="true" table:show-details="true"/>
                <table:data-pilot-member table:name="0.16" table:display="true" table:show-details="true"/>
                <table:data-pilot-member table:name="0.166666666666667" table:display="true" table:show-details="true"/>
                <table:data-pilot-member table:name="0.173333333333333" table:display="true" table:show-details="true"/>
                <table:data-pilot-member table:name="0.18" table:display="true" table:show-details="true"/>
                <table:data-pilot-member table:name="0.186666666666667" table:display="true" table:show-details="true"/>
                <table:data-pilot-member table:name="0.193333333333333" table:display="true" table:show-details="true"/>
                <table:data-pilot-member table:name="0.2" table:display="true" table:show-details="true"/>
                <table:data-pilot-member table:name="0.206666666666667" table:display="true" table:show-details="true"/>
                <table:data-pilot-member table:name="0.213333333333333" table:display="true" table:show-details="true"/>
                <table:data-pilot-member table:name="0.22" table:display="true" table:show-details="true"/>
                <table:data-pilot-member table:name="0.226666666666667" table:display="true" table:show-details="true"/>
                <table:data-pilot-member table:name="0.233333333333333" table:display="true" table:show-details="true"/>
                <table:data-pilot-member table:name="0.24" table:display="true" table:show-details="true"/>
                <table:data-pilot-member table:name="0.246666666666667" table:display="true" table:show-details="true"/>
                <table:data-pilot-member table:name="0.253333333333333" table:display="true" table:show-details="true"/>
                <table:data-pilot-member table:name="0.26" table:display="true" table:show-details="true"/>
                <table:data-pilot-member table:name="0.266666666666667" table:display="true" table:show-details="true"/>
                <table:data-pilot-member table:name="0.273333333333333" table:display="true" table:show-details="true"/>
                <table:data-pilot-member table:name="0.28" table:display="true" table:show-details="true"/>
                <table:data-pilot-member table:name="0.286666666666667" table:display="true" table:show-details="true"/>
                <table:data-pilot-member table:name="0.293333333333333" table:display="true" table:show-details="true"/>
                <table:data-pilot-member table:name="0.3" table:display="true" table:show-details="true"/>
                <table:data-pilot-member table:name="0.306666666666667" table:display="true" table:show-details="true"/>
                <table:data-pilot-member table:name="0.313333333333333" table:display="true" table:show-details="true"/>
                <table:data-pilot-member table:name="0.32" table:display="true" table:show-details="true"/>
                <table:data-pilot-member table:name="0.326666666666667" table:display="true" table:show-details="true"/>
                <table:data-pilot-member table:name="0.333333333333333" table:display="true" table:show-details="true"/>
                <table:data-pilot-member table:name="0.34" table:display="true" table:show-details="true"/>
                <table:data-pilot-member table:name="0.346666666666667" table:display="true" table:show-details="true"/>
                <table:data-pilot-member table:name="0.353333333333333" table:display="true" table:show-details="true"/>
                <table:data-pilot-member table:name="0.36" table:display="true" table:show-details="true"/>
                <table:data-pilot-member table:name="0.366666666666667" table:display="true" table:show-details="true"/>
                <table:data-pilot-member table:name="0.373333333333333" table:display="true" table:show-details="true"/>
                <table:data-pilot-member table:name="0.38" table:display="true" table:show-details="true"/>
                <table:data-pilot-member table:name="0.386666666666667" table:display="true" table:show-details="true"/>
                <table:data-pilot-member table:name="0.393333333333333" table:display="true" table:show-details="true"/>
                <table:data-pilot-member table:name="0.4" table:display="true" table:show-details="true"/>
                <table:data-pilot-member table:name="0.406666666666667" table:display="true" table:show-details="true"/>
                <table:data-pilot-member table:name="0.413333333333333" table:display="true" table:show-details="true"/>
                <table:data-pilot-member table:name="0.42" table:display="true" table:show-details="true"/>
                <table:data-pilot-member table:name="0.426666666666667" table:display="true" table:show-details="true"/>
                <table:data-pilot-member table:name="0.433333333333333" table:display="true" table:show-details="true"/>
                <table:data-pilot-member table:name="0.44" table:display="true" table:show-details="true"/>
                <table:data-pilot-member table:name="0.446666666666667" table:display="true" table:show-details="true"/>
                <table:data-pilot-member table:name="0.453333333333333" table:display="true" table:show-details="true"/>
                <table:data-pilot-member table:name="0.46" table:display="true" table:show-details="true"/>
                <table:data-pilot-member table:name="0.466666666666667" table:display="true" table:show-details="true"/>
                <table:data-pilot-member table:name="0.473333333333333" table:display="true" table:show-details="true"/>
                <table:data-pilot-member table:name="0.48" table:display="true" table:show-details="true"/>
                <table:data-pilot-member table:name="0.486666666666667" table:display="true" table:show-details="true"/>
                <table:data-pilot-member table:name="0.493333333333333" table:display="true" table:show-details="true"/>
                <table:data-pilot-member table:name="0.5" table:display="true" table:show-details="true"/>
                <table:data-pilot-member table:name="0.506666666666667" table:display="true" table:show-details="true"/>
                <table:data-pilot-member table:name="0.5133333333333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5" loext:min-decimal-places="5" number:min-integer-digits="1" number:grouping="true"/>
    </number:number-style>
    <number:number-style style:name="N137">
      <number:number number:decimal-places="6" loext:min-decimal-places="6" number:min-integer-digits="1" number:grouping="true"/>
    </number:number-style>
    <number:number-style style:name="N138">
      <number:number number:decimal-places="7" loext:min-decimal-places="7" number:min-integer-digits="1" number:grouping="true"/>
    </number:number-style>
    <number:number-style style:name="N139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1:11:24.521610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11:17:19.164998825</dc:date>
    <meta:editing-duration>PT2H54M16S</meta:editing-duration>
    <meta:editing-cycles>10</meta:editing-cycles>
    <meta:generator>LibreOffice/6.1.2.1$Linux_X86_64 LibreOffice_project/10$Build-1</meta:generator>
    <meta:document-statistic meta:table-count="2" meta:cell-count="21093" meta:object-count="0"/>
  </office:meta>
</office:document-meta>
</file>